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IF([.A2]&gt;0;[.B1]+[.A2];0)" office:value-type="float" office:value="5229" calcext:value-type="float">
            <text:p>5229</text:p>
          </table:table-cell>
          <table:table-cell table:formula="of:=IF([.B3]=0; [.B2]; &quot;&quot;)">
            <text:p/>
          </table:table-cell>
          <table:table-cell office:value-type="float" office:value="5130" calcext:value-type="float">
            <text:p>5130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IF([.A3]&gt;0;[.B2]+[.A3];0)" office:value-type="float" office:value="6250" calcext:value-type="float">
            <text:p>6250</text:p>
          </table:table-cell>
          <table:table-cell table:formula="of:=IF([.B4]=0; [.B3]; &quot;&quot;)">
            <text:p/>
          </table:table-cell>
          <table:table-cell office:value-type="float" office:value="13973" calcext:value-type="float">
            <text:p>13973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IF([.A4]&gt;0;[.B3]+[.A4];0)" office:value-type="float" office:value="8301" calcext:value-type="float">
            <text:p>8301</text:p>
          </table:table-cell>
          <table:table-cell table:formula="of:=IF([.B5]=0; [.B4]; &quot;&quot;)">
            <text:p/>
          </table:table-cell>
          <table:table-cell office:value-type="float" office:value="13986" calcext:value-type="float">
            <text:p>13986</text:p>
          </table:table-cell>
          <table:table-cell/>
        </table:table-row>
        <table:table-row table:style-name="ro1">
          <table:table-cell office:value-type="float" office:value="4766" calcext:value-type="float">
            <text:p>4766</text:p>
          </table:table-cell>
          <table:table-cell table:formula="of:=IF([.A5]&gt;0;[.B4]+[.A5];0)" office:value-type="float" office:value="13067" calcext:value-type="float">
            <text:p>13067</text:p>
          </table:table-cell>
          <table:table-cell table:formula="of:=IF([.B6]=0; [.B5]; &quot;&quot;)">
            <text:p/>
          </table:table-cell>
          <table:table-cell office:value-type="float" office:value="14739" calcext:value-type="float">
            <text:p>14739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IF([.A6]&gt;0;[.B5]+[.A6];0)" office:value-type="float" office:value="15339" calcext:value-type="float">
            <text:p>15339</text:p>
          </table:table-cell>
          <table:table-cell table:formula="of:=IF([.B7]=0; [.B6]; &quot;&quot;)">
            <text:p/>
          </table:table-cell>
          <table:table-cell office:value-type="float" office:value="16144" calcext:value-type="float">
            <text:p>16144</text:p>
          </table:table-cell>
          <table:table-cell/>
        </table:table-row>
        <table:table-row table:style-name="ro1">
          <table:table-cell office:value-type="float" office:value="5810" calcext:value-type="float">
            <text:p>5810</text:p>
          </table:table-cell>
          <table:table-cell table:formula="of:=IF([.A7]&gt;0;[.B6]+[.A7];0)" office:value-type="float" office:value="21149" calcext:value-type="float">
            <text:p>21149</text:p>
          </table:table-cell>
          <table:table-cell table:formula="of:=IF([.B8]=0; [.B7]; &quot;&quot;)">
            <text:p/>
          </table:table-cell>
          <table:table-cell office:value-type="float" office:value="19295" calcext:value-type="float">
            <text:p>19295</text:p>
          </table:table-cell>
          <table:table-cell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IF([.A8]&gt;0;[.B7]+[.A8];0)" office:value-type="float" office:value="25837" calcext:value-type="float">
            <text:p>25837</text:p>
          </table:table-cell>
          <table:table-cell table:formula="of:=IF([.B9]=0; [.B8]; &quot;&quot;)">
            <text:p/>
          </table:table-cell>
          <table:table-cell office:value-type="float" office:value="19348" calcext:value-type="float">
            <text:p>19348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IF([.A9]&gt;0;[.B8]+[.A9];0)" office:value-type="float" office:value="28161" calcext:value-type="float">
            <text:p>28161</text:p>
          </table:table-cell>
          <table:table-cell table:formula="of:=IF([.B10]=0; [.B9]; &quot;&quot;)">
            <text:p/>
          </table:table-cell>
          <table:table-cell office:value-type="float" office:value="20400" calcext:value-type="float">
            <text:p>20400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IF([.A10]&gt;0;[.B9]+[.A10];0)" office:value-type="float" office:value="30269" calcext:value-type="float">
            <text:p>30269</text:p>
          </table:table-cell>
          <table:table-cell table:formula="of:=IF([.B11]=0; [.B10]; &quot;&quot;)">
            <text:p/>
          </table:table-cell>
          <table:table-cell office:value-type="float" office:value="20486" calcext:value-type="float">
            <text:p>2048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IF([.A11]&gt;0;[.B10]+[.A11];0)" office:value-type="float" office:value="31824" calcext:value-type="float">
            <text:p>31824</text:p>
          </table:table-cell>
          <table:table-cell table:formula="of:=IF([.B12]=0; [.B11]; &quot;&quot;)">
            <text:p/>
          </table:table-cell>
          <table:table-cell office:value-type="float" office:value="22458" calcext:value-type="float">
            <text:p>22458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IF([.A12]&gt;0;[.B11]+[.A12];0)" office:value-type="float" office:value="33045" calcext:value-type="float">
            <text:p>33045</text:p>
          </table:table-cell>
          <table:table-cell table:formula="of:=IF([.B13]=0; [.B12]; &quot;&quot;)">
            <text:p/>
          </table:table-cell>
          <table:table-cell office:value-type="float" office:value="22883" calcext:value-type="float">
            <text:p>22883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table:formula="of:=IF([.A13]&gt;0;[.B12]+[.A13];0)" office:value-type="float" office:value="37191" calcext:value-type="float">
            <text:p>37191</text:p>
          </table:table-cell>
          <table:table-cell table:formula="of:=IF([.B14]=0; [.B13]; &quot;&quot;)">
            <text:p/>
          </table:table-cell>
          <table:table-cell office:value-type="float" office:value="23829" calcext:value-type="float">
            <text:p>23829</text:p>
          </table:table-cell>
          <table:table-cell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IF([.A14]&gt;0;[.B13]+[.A14];0)" office:value-type="float" office:value="42235" calcext:value-type="float">
            <text:p>42235</text:p>
          </table:table-cell>
          <table:table-cell table:formula="of:=IF([.B15]=0; [.B14]; &quot;&quot;)">
            <text:p/>
          </table:table-cell>
          <table:table-cell office:value-type="float" office:value="24831" calcext:value-type="float">
            <text:p>24831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IF([.A15]&gt;0;[.B14]+[.A15];0)" office:value-type="float" office:value="44473" calcext:value-type="float">
            <text:p>44473</text:p>
          </table:table-cell>
          <table:table-cell table:formula="of:=IF([.B16]=0; [.B15]; &quot;&quot;)">
            <text:p/>
          </table:table-cell>
          <table:table-cell office:value-type="float" office:value="24888" calcext:value-type="float">
            <text:p>24888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table:formula="of:=IF([.A16]&gt;0;[.B15]+[.A16];0)" office:value-type="float" office:value="48977" calcext:value-type="float">
            <text:p>48977</text:p>
          </table:table-cell>
          <table:table-cell table:formula="of:=IF([.B17]=0; [.B16]; &quot;&quot;)" office:value-type="float" office:value="48977" calcext:value-type="float">
            <text:p>48977</text:p>
          </table:table-cell>
          <table:table-cell office:value-type="float" office:value="26047" calcext:value-type="float">
            <text:p>26047</text:p>
          </table:table-cell>
          <table:table-cell/>
        </table:table-row>
        <table:table-row table:style-name="ro1">
          <table:table-cell/>
          <table:table-cell table:formula="of:=IF([.A17]&gt;0;[.B16]+[.A17];0)" office:value-type="float" office:value="0" calcext:value-type="float">
            <text:p>0</text:p>
          </table:table-cell>
          <table:table-cell table:formula="of:=IF([.B18]=0; [.B17]; &quot;&quot;)">
            <text:p/>
          </table:table-cell>
          <table:table-cell office:value-type="float" office:value="27704" calcext:value-type="float">
            <text:p>27704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IF([.A18]&gt;0;[.B17]+[.A18];0)" office:value-type="float" office:value="4800" calcext:value-type="float">
            <text:p>4800</text:p>
          </table:table-cell>
          <table:table-cell table:formula="of:=IF([.B19]=0; [.B18]; &quot;&quot;)">
            <text:p/>
          </table:table-cell>
          <table:table-cell office:value-type="float" office:value="27912" calcext:value-type="float">
            <text:p>27912</text:p>
          </table:table-cell>
          <table:table-cell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IF([.A19]&gt;0;[.B18]+[.A19];0)" office:value-type="float" office:value="8133" calcext:value-type="float">
            <text:p>8133</text:p>
          </table:table-cell>
          <table:table-cell table:formula="of:=IF([.B20]=0; [.B19]; &quot;&quot;)">
            <text:p/>
          </table:table-cell>
          <table:table-cell office:value-type="float" office:value="28253" calcext:value-type="float">
            <text:p>2825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20]&gt;0;[.B19]+[.A20];0)" office:value-type="float" office:value="9304" calcext:value-type="float">
            <text:p>9304</text:p>
          </table:table-cell>
          <table:table-cell table:formula="of:=IF([.B21]=0; [.B20]; &quot;&quot;)">
            <text:p/>
          </table:table-cell>
          <table:table-cell office:value-type="float" office:value="29158" calcext:value-type="float">
            <text:p>29158</text:p>
          </table:table-cell>
          <table:table-cell/>
        </table:table-row>
        <table:table-row table:style-name="ro1">
          <table:table-cell office:value-type="float" office:value="5362" calcext:value-type="float">
            <text:p>5362</text:p>
          </table:table-cell>
          <table:table-cell table:formula="of:=IF([.A21]&gt;0;[.B20]+[.A21];0)" office:value-type="float" office:value="14666" calcext:value-type="float">
            <text:p>14666</text:p>
          </table:table-cell>
          <table:table-cell table:formula="of:=IF([.B22]=0; [.B21]; &quot;&quot;)">
            <text:p/>
          </table:table-cell>
          <table:table-cell office:value-type="float" office:value="29176" calcext:value-type="float">
            <text:p>29176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table:formula="of:=IF([.A22]&gt;0;[.B21]+[.A22];0)" office:value-type="float" office:value="20879" calcext:value-type="float">
            <text:p>20879</text:p>
          </table:table-cell>
          <table:table-cell table:formula="of:=IF([.B23]=0; [.B22]; &quot;&quot;)">
            <text:p/>
          </table:table-cell>
          <table:table-cell office:value-type="float" office:value="32180" calcext:value-type="float">
            <text:p>32180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IF([.A23]&gt;0;[.B22]+[.A23];0)" office:value-type="float" office:value="24079" calcext:value-type="float">
            <text:p>24079</text:p>
          </table:table-cell>
          <table:table-cell table:formula="of:=IF([.B24]=0; [.B23]; &quot;&quot;)">
            <text:p/>
          </table:table-cell>
          <table:table-cell office:value-type="float" office:value="32511" calcext:value-type="float">
            <text:p>32511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IF([.A24]&gt;0;[.B23]+[.A24];0)" office:value-type="float" office:value="25264" calcext:value-type="float">
            <text:p>25264</text:p>
          </table:table-cell>
          <table:table-cell table:formula="of:=IF([.B25]=0; [.B24]; &quot;&quot;)">
            <text:p/>
          </table:table-cell>
          <table:table-cell office:value-type="float" office:value="32578" calcext:value-type="float">
            <text:p>32578</text:p>
          </table:table-cell>
          <table:table-cell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IF([.A25]&gt;0;[.B24]+[.A25];0)" office:value-type="float" office:value="31103" calcext:value-type="float">
            <text:p>31103</text:p>
          </table:table-cell>
          <table:table-cell table:formula="of:=IF([.B26]=0; [.B25]; &quot;&quot;)">
            <text:p/>
          </table:table-cell>
          <table:table-cell office:value-type="float" office:value="32818" calcext:value-type="float">
            <text:p>32818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IF([.A26]&gt;0;[.B25]+[.A26];0)" office:value-type="float" office:value="35178" calcext:value-type="float">
            <text:p>35178</text:p>
          </table:table-cell>
          <table:table-cell table:formula="of:=IF([.B27]=0; [.B26]; &quot;&quot;)">
            <text:p/>
          </table:table-cell>
          <table:table-cell office:value-type="float" office:value="33467" calcext:value-type="float">
            <text:p>33467</text:p>
          </table:table-cell>
          <table:table-cell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IF([.A27]&gt;0;[.B26]+[.A27];0)" office:value-type="float" office:value="39134" calcext:value-type="float">
            <text:p>39134</text:p>
          </table:table-cell>
          <table:table-cell table:formula="of:=IF([.B28]=0; [.B27]; &quot;&quot;)">
            <text:p/>
          </table:table-cell>
          <table:table-cell office:value-type="float" office:value="33552" calcext:value-type="float">
            <text:p>33552</text:p>
          </table:table-cell>
          <table:table-cell/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IF([.A28]&gt;0;[.B27]+[.A28];0)" office:value-type="float" office:value="45822" calcext:value-type="float">
            <text:p>45822</text:p>
          </table:table-cell>
          <table:table-cell table:formula="of:=IF([.B29]=0; [.B28]; &quot;&quot;)">
            <text:p/>
          </table:table-cell>
          <table:table-cell office:value-type="float" office:value="33656" calcext:value-type="float">
            <text:p>33656</text:p>
          </table:table-cell>
          <table:table-cell/>
        </table:table-row>
        <table:table-row table:style-name="ro1">
          <table:table-cell office:value-type="float" office:value="4293" calcext:value-type="float">
            <text:p>4293</text:p>
          </table:table-cell>
          <table:table-cell table:formula="of:=IF([.A29]&gt;0;[.B28]+[.A29];0)" office:value-type="float" office:value="50115" calcext:value-type="float">
            <text:p>50115</text:p>
          </table:table-cell>
          <table:table-cell table:formula="of:=IF([.B30]=0; [.B29]; &quot;&quot;)">
            <text:p/>
          </table:table-cell>
          <table:table-cell office:value-type="float" office:value="33800" calcext:value-type="float">
            <text:p>33800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IF([.A30]&gt;0;[.B29]+[.A30];0)" office:value-type="float" office:value="52359" calcext:value-type="float">
            <text:p>52359</text:p>
          </table:table-cell>
          <table:table-cell table:formula="of:=IF([.B31]=0; [.B30]; &quot;&quot;)" office:value-type="float" office:value="52359" calcext:value-type="float">
            <text:p>52359</text:p>
          </table:table-cell>
          <table:table-cell office:value-type="float" office:value="33830" calcext:value-type="float">
            <text:p>33830</text:p>
          </table:table-cell>
          <table:table-cell/>
        </table:table-row>
        <table:table-row table:style-name="ro1">
          <table:table-cell/>
          <table:table-cell table:formula="of:=IF([.A31]&gt;0;[.B30]+[.A31];0)" office:value-type="float" office:value="0" calcext:value-type="float">
            <text:p>0</text:p>
          </table:table-cell>
          <table:table-cell table:formula="of:=IF([.B32]=0; [.B31]; &quot;&quot;)">
            <text:p/>
          </table:table-cell>
          <table:table-cell office:value-type="float" office:value="33872" calcext:value-type="float">
            <text:p>33872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IF([.A32]&gt;0;[.B31]+[.A32];0)" office:value-type="float" office:value="6719" calcext:value-type="float">
            <text:p>6719</text:p>
          </table:table-cell>
          <table:table-cell table:formula="of:=IF([.B33]=0; [.B32]; &quot;&quot;)">
            <text:p/>
          </table:table-cell>
          <table:table-cell office:value-type="float" office:value="34600" calcext:value-type="float">
            <text:p>34600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IF([.A33]&gt;0;[.B32]+[.A33];0)" office:value-type="float" office:value="9315" calcext:value-type="float">
            <text:p>9315</text:p>
          </table:table-cell>
          <table:table-cell table:formula="of:=IF([.B34]=0; [.B33]; &quot;&quot;)">
            <text:p/>
          </table:table-cell>
          <table:table-cell office:value-type="float" office:value="35251" calcext:value-type="float">
            <text:p>35251</text:p>
          </table:table-cell>
          <table:table-cell/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IF([.A34]&gt;0;[.B33]+[.A34];0)" office:value-type="float" office:value="14548" calcext:value-type="float">
            <text:p>14548</text:p>
          </table:table-cell>
          <table:table-cell table:formula="of:=IF([.B35]=0; [.B34]; &quot;&quot;)">
            <text:p/>
          </table:table-cell>
          <table:table-cell office:value-type="float" office:value="35308" calcext:value-type="float">
            <text:p>35308</text:p>
          </table:table-cell>
          <table:table-cell/>
        </table:table-row>
        <table:table-row table:style-name="ro1">
          <table:table-cell office:value-type="float" office:value="5371" calcext:value-type="float">
            <text:p>5371</text:p>
          </table:table-cell>
          <table:table-cell table:formula="of:=IF([.A35]&gt;0;[.B34]+[.A35];0)" office:value-type="float" office:value="19919" calcext:value-type="float">
            <text:p>19919</text:p>
          </table:table-cell>
          <table:table-cell table:formula="of:=IF([.B36]=0; [.B35]; &quot;&quot;)">
            <text:p/>
          </table:table-cell>
          <table:table-cell office:value-type="float" office:value="35309" calcext:value-type="float">
            <text:p>35309</text:p>
          </table:table-cell>
          <table:table-cell/>
        </table:table-row>
        <table:table-row table:style-name="ro1">
          <table:table-cell office:value-type="float" office:value="4802" calcext:value-type="float">
            <text:p>4802</text:p>
          </table:table-cell>
          <table:table-cell table:formula="of:=IF([.A36]&gt;0;[.B35]+[.A36];0)" office:value-type="float" office:value="24721" calcext:value-type="float">
            <text:p>24721</text:p>
          </table:table-cell>
          <table:table-cell table:formula="of:=IF([.B37]=0; [.B36]; &quot;&quot;)">
            <text:p/>
          </table:table-cell>
          <table:table-cell office:value-type="float" office:value="35876" calcext:value-type="float">
            <text:p>35876</text:p>
          </table:table-cell>
          <table:table-cell/>
        </table:table-row>
        <table:table-row table:style-name="ro1">
          <table:table-cell office:value-type="float" office:value="5901" calcext:value-type="float">
            <text:p>5901</text:p>
          </table:table-cell>
          <table:table-cell table:formula="of:=IF([.A37]&gt;0;[.B36]+[.A37];0)" office:value-type="float" office:value="30622" calcext:value-type="float">
            <text:p>30622</text:p>
          </table:table-cell>
          <table:table-cell table:formula="of:=IF([.B38]=0; [.B37]; &quot;&quot;)">
            <text:p/>
          </table:table-cell>
          <table:table-cell office:value-type="float" office:value="36093" calcext:value-type="float">
            <text:p>36093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[.A38]&gt;0;[.B37]+[.A38];0)" office:value-type="float" office:value="36715" calcext:value-type="float">
            <text:p>36715</text:p>
          </table:table-cell>
          <table:table-cell table:formula="of:=IF([.B39]=0; [.B38]; &quot;&quot;)">
            <text:p/>
          </table:table-cell>
          <table:table-cell office:value-type="float" office:value="36765" calcext:value-type="float">
            <text:p>36765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39]&gt;0;[.B38]+[.A39];0)" office:value-type="float" office:value="39135" calcext:value-type="float">
            <text:p>39135</text:p>
          </table:table-cell>
          <table:table-cell table:formula="of:=IF([.B40]=0; [.B39]; &quot;&quot;)">
            <text:p/>
          </table:table-cell>
          <table:table-cell office:value-type="float" office:value="36919" calcext:value-type="float">
            <text:p>36919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IF([.A40]&gt;0;[.B39]+[.A40];0)" office:value-type="float" office:value="41728" calcext:value-type="float">
            <text:p>41728</text:p>
          </table:table-cell>
          <table:table-cell table:formula="of:=IF([.B41]=0; [.B40]; &quot;&quot;)">
            <text:p/>
          </table:table-cell>
          <table:table-cell office:value-type="float" office:value="37080" calcext:value-type="float">
            <text:p>37080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IF([.A41]&gt;0;[.B40]+[.A41];0)" office:value-type="float" office:value="45821" calcext:value-type="float">
            <text:p>45821</text:p>
          </table:table-cell>
          <table:table-cell table:formula="of:=IF([.B42]=0; [.B41]; &quot;&quot;)">
            <text:p/>
          </table:table-cell>
          <table:table-cell office:value-type="float" office:value="37560" calcext:value-type="float">
            <text:p>37560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IF([.A42]&gt;0;[.B41]+[.A42];0)" office:value-type="float" office:value="47730" calcext:value-type="float">
            <text:p>47730</text:p>
          </table:table-cell>
          <table:table-cell table:formula="of:=IF([.B43]=0; [.B42]; &quot;&quot;)">
            <text:p/>
          </table:table-cell>
          <table:table-cell office:value-type="float" office:value="37851" calcext:value-type="float">
            <text:p>37851</text:p>
          </table:table-cell>
          <table:table-cell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[.A43]&gt;0;[.B42]+[.A43];0)" office:value-type="float" office:value="51581" calcext:value-type="float">
            <text:p>51581</text:p>
          </table:table-cell>
          <table:table-cell table:formula="of:=IF([.B44]=0; [.B43]; &quot;&quot;)">
            <text:p/>
          </table:table-cell>
          <table:table-cell office:value-type="float" office:value="37952" calcext:value-type="float">
            <text:p>37952</text:p>
          </table:table-cell>
          <table:table-cell/>
        </table:table-row>
        <table:table-row table:style-name="ro1">
          <table:table-cell office:value-type="float" office:value="4143" calcext:value-type="float">
            <text:p>4143</text:p>
          </table:table-cell>
          <table:table-cell table:formula="of:=IF([.A44]&gt;0;[.B43]+[.A44];0)" office:value-type="float" office:value="55724" calcext:value-type="float">
            <text:p>55724</text:p>
          </table:table-cell>
          <table:table-cell table:formula="of:=IF([.B45]=0; [.B44]; &quot;&quot;)" office:value-type="float" office:value="55724" calcext:value-type="float">
            <text:p>55724</text:p>
          </table:table-cell>
          <table:table-cell office:value-type="float" office:value="38261" calcext:value-type="float">
            <text:p>38261</text:p>
          </table:table-cell>
          <table:table-cell/>
        </table:table-row>
        <table:table-row table:style-name="ro1">
          <table:table-cell/>
          <table:table-cell table:formula="of:=IF([.A45]&gt;0;[.B44]+[.A45];0)" office:value-type="float" office:value="0" calcext:value-type="float">
            <text:p>0</text:p>
          </table:table-cell>
          <table:table-cell table:formula="of:=IF([.B46]=0; [.B45]; &quot;&quot;)">
            <text:p/>
          </table:table-cell>
          <table:table-cell office:value-type="float" office:value="38622" calcext:value-type="float">
            <text:p>38622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table:formula="of:=IF([.A46]&gt;0;[.B45]+[.A46];0)" office:value-type="float" office:value="4353" calcext:value-type="float">
            <text:p>4353</text:p>
          </table:table-cell>
          <table:table-cell table:formula="of:=IF([.B47]=0; [.B46]; &quot;&quot;)">
            <text:p/>
          </table:table-cell>
          <table:table-cell office:value-type="float" office:value="38644" calcext:value-type="float">
            <text:p>38644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IF([.A47]&gt;0;[.B46]+[.A47];0)" office:value-type="float" office:value="10778" calcext:value-type="float">
            <text:p>10778</text:p>
          </table:table-cell>
          <table:table-cell table:formula="of:=IF([.B48]=0; [.B47]; &quot;&quot;)">
            <text:p/>
          </table:table-cell>
          <table:table-cell office:value-type="float" office:value="38762" calcext:value-type="float">
            <text:p>38762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IF([.A48]&gt;0;[.B47]+[.A48];0)" office:value-type="float" office:value="13324" calcext:value-type="float">
            <text:p>13324</text:p>
          </table:table-cell>
          <table:table-cell table:formula="of:=IF([.B49]=0; [.B48]; &quot;&quot;)">
            <text:p/>
          </table:table-cell>
          <table:table-cell office:value-type="float" office:value="39369" calcext:value-type="float">
            <text:p>39369</text:p>
          </table:table-cell>
          <table:table-cell/>
        </table:table-row>
        <table:table-row table:style-name="ro1">
          <table:table-cell office:value-type="float" office:value="6368" calcext:value-type="float">
            <text:p>6368</text:p>
          </table:table-cell>
          <table:table-cell table:formula="of:=IF([.A49]&gt;0;[.B48]+[.A49];0)" office:value-type="float" office:value="19692" calcext:value-type="float">
            <text:p>19692</text:p>
          </table:table-cell>
          <table:table-cell table:formula="of:=IF([.B50]=0; [.B49]; &quot;&quot;)">
            <text:p/>
          </table:table-cell>
          <table:table-cell office:value-type="float" office:value="39567" calcext:value-type="float">
            <text:p>39567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50]&gt;0;[.B49]+[.A50];0)" office:value-type="float" office:value="21631" calcext:value-type="float">
            <text:p>21631</text:p>
          </table:table-cell>
          <table:table-cell table:formula="of:=IF([.B51]=0; [.B50]; &quot;&quot;)">
            <text:p/>
          </table:table-cell>
          <table:table-cell office:value-type="float" office:value="39953" calcext:value-type="float">
            <text:p>39953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table:formula="of:=IF([.A51]&gt;0;[.B50]+[.A51];0)" office:value-type="float" office:value="30181" calcext:value-type="float">
            <text:p>30181</text:p>
          </table:table-cell>
          <table:table-cell table:formula="of:=IF([.B52]=0; [.B51]; &quot;&quot;)">
            <text:p/>
          </table:table-cell>
          <table:table-cell office:value-type="float" office:value="40270" calcext:value-type="float">
            <text:p>40270</text:p>
          </table:table-cell>
          <table:table-cell/>
        </table:table-row>
        <table:table-row table:style-name="ro1">
          <table:table-cell office:value-type="float" office:value="10505" calcext:value-type="float">
            <text:p>10505</text:p>
          </table:table-cell>
          <table:table-cell table:formula="of:=IF([.A52]&gt;0;[.B51]+[.A52];0)" office:value-type="float" office:value="40686" calcext:value-type="float">
            <text:p>40686</text:p>
          </table:table-cell>
          <table:table-cell table:formula="of:=IF([.B53]=0; [.B52]; &quot;&quot;)">
            <text:p/>
          </table:table-cell>
          <table:table-cell office:value-type="float" office:value="40280" calcext:value-type="float">
            <text:p>40280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table:formula="of:=IF([.A53]&gt;0;[.B52]+[.A53];0)" office:value-type="float" office:value="45404" calcext:value-type="float">
            <text:p>45404</text:p>
          </table:table-cell>
          <table:table-cell table:formula="of:=IF([.B54]=0; [.B53]; &quot;&quot;)" office:value-type="float" office:value="45404" calcext:value-type="float">
            <text:p>45404</text:p>
          </table:table-cell>
          <table:table-cell office:value-type="float" office:value="40315" calcext:value-type="float">
            <text:p>40315</text:p>
          </table:table-cell>
          <table:table-cell/>
        </table:table-row>
        <table:table-row table:style-name="ro1">
          <table:table-cell/>
          <table:table-cell table:formula="of:=IF([.A54]&gt;0;[.B53]+[.A54];0)" office:value-type="float" office:value="0" calcext:value-type="float">
            <text:p>0</text:p>
          </table:table-cell>
          <table:table-cell table:formula="of:=IF([.B55]=0; [.B54]; &quot;&quot;)">
            <text:p/>
          </table:table-cell>
          <table:table-cell office:value-type="float" office:value="40468" calcext:value-type="float">
            <text:p>40468</text:p>
          </table:table-cell>
          <table:table-cell/>
        </table:table-row>
        <table:table-row table:style-name="ro1">
          <table:table-cell office:value-type="float" office:value="16579" calcext:value-type="float">
            <text:p>16579</text:p>
          </table:table-cell>
          <table:table-cell table:formula="of:=IF([.A55]&gt;0;[.B54]+[.A55];0)" office:value-type="float" office:value="16579" calcext:value-type="float">
            <text:p>16579</text:p>
          </table:table-cell>
          <table:table-cell table:formula="of:=IF([.B56]=0; [.B55]; &quot;&quot;)">
            <text:p/>
          </table:table-cell>
          <table:table-cell office:value-type="float" office:value="40478" calcext:value-type="float">
            <text:p>40478</text:p>
          </table:table-cell>
          <table:table-cell/>
        </table:table-row>
        <table:table-row table:style-name="ro1">
          <table:table-cell office:value-type="float" office:value="11333" calcext:value-type="float">
            <text:p>11333</text:p>
          </table:table-cell>
          <table:table-cell table:formula="of:=IF([.A56]&gt;0;[.B55]+[.A56];0)" office:value-type="float" office:value="27912" calcext:value-type="float">
            <text:p>27912</text:p>
          </table:table-cell>
          <table:table-cell table:formula="of:=IF([.B57]=0; [.B56]; &quot;&quot;)" office:value-type="float" office:value="27912" calcext:value-type="float">
            <text:p>27912</text:p>
          </table:table-cell>
          <table:table-cell office:value-type="float" office:value="40530" calcext:value-type="float">
            <text:p>40530</text:p>
          </table:table-cell>
          <table:table-cell/>
        </table:table-row>
        <table:table-row table:style-name="ro1">
          <table:table-cell/>
          <table:table-cell table:formula="of:=IF([.A57]&gt;0;[.B56]+[.A57];0)" office:value-type="float" office:value="0" calcext:value-type="float">
            <text:p>0</text:p>
          </table:table-cell>
          <table:table-cell table:formula="of:=IF([.B58]=0; [.B57]; &quot;&quot;)">
            <text:p/>
          </table:table-cell>
          <table:table-cell office:value-type="float" office:value="40830" calcext:value-type="float">
            <text:p>40830</text:p>
          </table:table-cell>
          <table:table-cell/>
        </table:table-row>
        <table:table-row table:style-name="ro1">
          <table:table-cell office:value-type="float" office:value="15453" calcext:value-type="float">
            <text:p>15453</text:p>
          </table:table-cell>
          <table:table-cell table:formula="of:=IF([.A58]&gt;0;[.B57]+[.A58];0)" office:value-type="float" office:value="15453" calcext:value-type="float">
            <text:p>15453</text:p>
          </table:table-cell>
          <table:table-cell table:formula="of:=IF([.B59]=0; [.B58]; &quot;&quot;)">
            <text:p/>
          </table:table-cell>
          <table:table-cell office:value-type="float" office:value="40873" calcext:value-type="float">
            <text:p>40873</text:p>
          </table:table-cell>
          <table:table-cell/>
        </table:table-row>
        <table:table-row table:style-name="ro1">
          <table:table-cell office:value-type="float" office:value="15172" calcext:value-type="float">
            <text:p>15172</text:p>
          </table:table-cell>
          <table:table-cell table:formula="of:=IF([.A59]&gt;0;[.B58]+[.A59];0)" office:value-type="float" office:value="30625" calcext:value-type="float">
            <text:p>30625</text:p>
          </table:table-cell>
          <table:table-cell table:formula="of:=IF([.B60]=0; [.B59]; &quot;&quot;)">
            <text:p/>
          </table:table-cell>
          <table:table-cell office:value-type="float" office:value="41059" calcext:value-type="float">
            <text:p>41059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60]&gt;0;[.B59]+[.A60];0)" office:value-type="float" office:value="33303" calcext:value-type="float">
            <text:p>33303</text:p>
          </table:table-cell>
          <table:table-cell table:formula="of:=IF([.B61]=0; [.B60]; &quot;&quot;)">
            <text:p/>
          </table:table-cell>
          <table:table-cell office:value-type="float" office:value="41632" calcext:value-type="float">
            <text:p>41632</text:p>
          </table:table-cell>
          <table:table-cell/>
        </table:table-row>
        <table:table-row table:style-name="ro1">
          <table:table-cell office:value-type="float" office:value="9202" calcext:value-type="float">
            <text:p>9202</text:p>
          </table:table-cell>
          <table:table-cell table:formula="of:=IF([.A61]&gt;0;[.B60]+[.A61];0)" office:value-type="float" office:value="42505" calcext:value-type="float">
            <text:p>42505</text:p>
          </table:table-cell>
          <table:table-cell table:formula="of:=IF([.B62]=0; [.B61]; &quot;&quot;)">
            <text:p/>
          </table:table-cell>
          <table:table-cell office:value-type="float" office:value="41653" calcext:value-type="float">
            <text:p>41653</text:p>
          </table:table-cell>
          <table:table-cell/>
        </table:table-row>
        <table:table-row table:style-name="ro1">
          <table:table-cell office:value-type="float" office:value="12549" calcext:value-type="float">
            <text:p>12549</text:p>
          </table:table-cell>
          <table:table-cell table:formula="of:=IF([.A62]&gt;0;[.B61]+[.A62];0)" office:value-type="float" office:value="55054" calcext:value-type="float">
            <text:p>55054</text:p>
          </table:table-cell>
          <table:table-cell table:formula="of:=IF([.B63]=0; [.B62]; &quot;&quot;)" office:value-type="float" office:value="55054" calcext:value-type="float">
            <text:p>55054</text:p>
          </table:table-cell>
          <table:table-cell office:value-type="float" office:value="41810" calcext:value-type="float">
            <text:p>41810</text:p>
          </table:table-cell>
          <table:table-cell/>
        </table:table-row>
        <table:table-row table:style-name="ro1">
          <table:table-cell/>
          <table:table-cell table:formula="of:=IF([.A63]&gt;0;[.B62]+[.A63];0)" office:value-type="float" office:value="0" calcext:value-type="float">
            <text:p>0</text:p>
          </table:table-cell>
          <table:table-cell table:formula="of:=IF([.B64]=0; [.B63]; &quot;&quot;)">
            <text:p/>
          </table:table-cell>
          <table:table-cell office:value-type="float" office:value="41844" calcext:value-type="float">
            <text:p>41844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IF([.A64]&gt;0;[.B63]+[.A64];0)" office:value-type="float" office:value="2133" calcext:value-type="float">
            <text:p>2133</text:p>
          </table:table-cell>
          <table:table-cell table:formula="of:=IF([.B65]=0; [.B64]; &quot;&quot;)">
            <text:p/>
          </table:table-cell>
          <table:table-cell office:value-type="float" office:value="41886" calcext:value-type="float">
            <text:p>41886</text:p>
          </table:table-cell>
          <table:table-cell/>
        </table:table-row>
        <table:table-row table:style-name="ro1">
          <table:table-cell office:value-type="float" office:value="16769" calcext:value-type="float">
            <text:p>16769</text:p>
          </table:table-cell>
          <table:table-cell table:formula="of:=IF([.A65]&gt;0;[.B64]+[.A65];0)" office:value-type="float" office:value="18902" calcext:value-type="float">
            <text:p>18902</text:p>
          </table:table-cell>
          <table:table-cell table:formula="of:=IF([.B66]=0; [.B65]; &quot;&quot;)">
            <text:p/>
          </table:table-cell>
          <table:table-cell office:value-type="float" office:value="42320" calcext:value-type="float">
            <text:p>42320</text:p>
          </table:table-cell>
          <table:table-cell/>
        </table:table-row>
        <table:table-row table:style-name="ro1">
          <table:table-cell office:value-type="float" office:value="6807" calcext:value-type="float">
            <text:p>6807</text:p>
          </table:table-cell>
          <table:table-cell table:formula="of:=IF([.A66]&gt;0;[.B65]+[.A66];0)" office:value-type="float" office:value="25709" calcext:value-type="float">
            <text:p>25709</text:p>
          </table:table-cell>
          <table:table-cell table:formula="of:=IF([.B67]=0; [.B66]; &quot;&quot;)">
            <text:p/>
          </table:table-cell>
          <table:table-cell office:value-type="float" office:value="42328" calcext:value-type="float">
            <text:p>42328</text:p>
          </table:table-cell>
          <table:table-cell/>
        </table:table-row>
        <table:table-row table:style-name="ro1">
          <table:table-cell office:value-type="float" office:value="10384" calcext:value-type="float">
            <text:p>10384</text:p>
          </table:table-cell>
          <table:table-cell table:formula="of:=IF([.A67]&gt;0;[.B66]+[.A67];0)" office:value-type="float" office:value="36093" calcext:value-type="float">
            <text:p>36093</text:p>
          </table:table-cell>
          <table:table-cell table:formula="of:=IF([.B68]=0; [.B67]; &quot;&quot;)" office:value-type="float" office:value="36093" calcext:value-type="float">
            <text:p>36093</text:p>
          </table:table-cell>
          <table:table-cell office:value-type="float" office:value="42334" calcext:value-type="float">
            <text:p>42334</text:p>
          </table:table-cell>
          <table:table-cell/>
        </table:table-row>
        <table:table-row table:style-name="ro1">
          <table:table-cell/>
          <table:table-cell table:formula="of:=IF([.A68]&gt;0;[.B67]+[.A68];0)" office:value-type="float" office:value="0" calcext:value-type="float">
            <text:p>0</text:p>
          </table:table-cell>
          <table:table-cell table:formula="of:=IF([.B69]=0; [.B68]; &quot;&quot;)">
            <text:p/>
          </table:table-cell>
          <table:table-cell office:value-type="float" office:value="42518" calcext:value-type="float">
            <text:p>42518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IF([.A69]&gt;0;[.B68]+[.A69];0)" office:value-type="float" office:value="5130" calcext:value-type="float">
            <text:p>5130</text:p>
          </table:table-cell>
          <table:table-cell table:formula="of:=IF([.B70]=0; [.B69]; &quot;&quot;)" office:value-type="float" office:value="5130" calcext:value-type="float">
            <text:p>5130</text:p>
          </table:table-cell>
          <table:table-cell office:value-type="float" office:value="42522" calcext:value-type="float">
            <text:p>42522</text:p>
          </table:table-cell>
          <table:table-cell/>
        </table:table-row>
        <table:table-row table:style-name="ro1">
          <table:table-cell/>
          <table:table-cell table:formula="of:=IF([.A70]&gt;0;[.B69]+[.A70];0)" office:value-type="float" office:value="0" calcext:value-type="float">
            <text:p>0</text:p>
          </table:table-cell>
          <table:table-cell table:formula="of:=IF([.B71]=0; [.B70]; &quot;&quot;)">
            <text:p/>
          </table:table-cell>
          <table:table-cell office:value-type="float" office:value="42761" calcext:value-type="float">
            <text:p>42761</text:p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IF([.A71]&gt;0;[.B70]+[.A71];0)" office:value-type="float" office:value="5492" calcext:value-type="float">
            <text:p>5492</text:p>
          </table:table-cell>
          <table:table-cell table:formula="of:=IF([.B72]=0; [.B71]; &quot;&quot;)">
            <text:p/>
          </table:table-cell>
          <table:table-cell office:value-type="float" office:value="43192" calcext:value-type="float">
            <text:p>43192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IF([.A72]&gt;0;[.B71]+[.A72];0)" office:value-type="float" office:value="7580" calcext:value-type="float">
            <text:p>7580</text:p>
          </table:table-cell>
          <table:table-cell table:formula="of:=IF([.B73]=0; [.B72]; &quot;&quot;)">
            <text:p/>
          </table:table-cell>
          <table:table-cell office:value-type="float" office:value="43669" calcext:value-type="float">
            <text:p>43669</text:p>
          </table:table-cell>
          <table:table-cell/>
        </table:table-row>
        <table:table-row table:style-name="ro1">
          <table:table-cell office:value-type="float" office:value="4364" calcext:value-type="float">
            <text:p>4364</text:p>
          </table:table-cell>
          <table:table-cell table:formula="of:=IF([.A73]&gt;0;[.B72]+[.A73];0)" office:value-type="float" office:value="11944" calcext:value-type="float">
            <text:p>11944</text:p>
          </table:table-cell>
          <table:table-cell table:formula="of:=IF([.B74]=0; [.B73]; &quot;&quot;)">
            <text:p/>
          </table:table-cell>
          <table:table-cell office:value-type="float" office:value="43724" calcext:value-type="float">
            <text:p>43724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IF([.A74]&gt;0;[.B73]+[.A74];0)" office:value-type="float" office:value="13982" calcext:value-type="float">
            <text:p>13982</text:p>
          </table:table-cell>
          <table:table-cell table:formula="of:=IF([.B75]=0; [.B74]; &quot;&quot;)">
            <text:p/>
          </table:table-cell>
          <table:table-cell office:value-type="float" office:value="43837" calcext:value-type="float">
            <text:p>43837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IF([.A75]&gt;0;[.B74]+[.A75];0)" office:value-type="float" office:value="18401" calcext:value-type="float">
            <text:p>18401</text:p>
          </table:table-cell>
          <table:table-cell table:formula="of:=IF([.B76]=0; [.B75]; &quot;&quot;)">
            <text:p/>
          </table:table-cell>
          <table:table-cell office:value-type="float" office:value="43868" calcext:value-type="float">
            <text:p>43868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table:formula="of:=IF([.A76]&gt;0;[.B75]+[.A76];0)" office:value-type="float" office:value="25851" calcext:value-type="float">
            <text:p>25851</text:p>
          </table:table-cell>
          <table:table-cell table:formula="of:=IF([.B77]=0; [.B76]; &quot;&quot;)">
            <text:p/>
          </table:table-cell>
          <table:table-cell office:value-type="float" office:value="43905" calcext:value-type="float">
            <text:p>43905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IF([.A77]&gt;0;[.B76]+[.A77];0)" office:value-type="float" office:value="29210" calcext:value-type="float">
            <text:p>29210</text:p>
          </table:table-cell>
          <table:table-cell table:formula="of:=IF([.B78]=0; [.B77]; &quot;&quot;)">
            <text:p/>
          </table:table-cell>
          <table:table-cell office:value-type="float" office:value="43956" calcext:value-type="float">
            <text:p>43956</text:p>
          </table:table-cell>
          <table:table-cell/>
        </table:table-row>
        <table:table-row table:style-name="ro1">
          <table:table-cell office:value-type="float" office:value="6575" calcext:value-type="float">
            <text:p>6575</text:p>
          </table:table-cell>
          <table:table-cell table:formula="of:=IF([.A78]&gt;0;[.B77]+[.A78];0)" office:value-type="float" office:value="35785" calcext:value-type="float">
            <text:p>35785</text:p>
          </table:table-cell>
          <table:table-cell table:formula="of:=IF([.B79]=0; [.B78]; &quot;&quot;)">
            <text:p/>
          </table:table-cell>
          <table:table-cell office:value-type="float" office:value="44078" calcext:value-type="float">
            <text:p>44078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IF([.A79]&gt;0;[.B78]+[.A79];0)" office:value-type="float" office:value="37596" calcext:value-type="float">
            <text:p>37596</text:p>
          </table:table-cell>
          <table:table-cell table:formula="of:=IF([.B80]=0; [.B79]; &quot;&quot;)">
            <text:p/>
          </table:table-cell>
          <table:table-cell office:value-type="float" office:value="44083" calcext:value-type="float">
            <text:p>44083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IF([.A80]&gt;0;[.B79]+[.A80];0)" office:value-type="float" office:value="38661" calcext:value-type="float">
            <text:p>38661</text:p>
          </table:table-cell>
          <table:table-cell table:formula="of:=IF([.B81]=0; [.B80]; &quot;&quot;)">
            <text:p/>
          </table:table-cell>
          <table:table-cell office:value-type="float" office:value="44200" calcext:value-type="float">
            <text:p>44200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IF([.A81]&gt;0;[.B80]+[.A81];0)" office:value-type="float" office:value="42104" calcext:value-type="float">
            <text:p>42104</text:p>
          </table:table-cell>
          <table:table-cell table:formula="of:=IF([.B82]=0; [.B81]; &quot;&quot;)">
            <text:p/>
          </table:table-cell>
          <table:table-cell office:value-type="float" office:value="44359" calcext:value-type="float">
            <text:p>44359</text:p>
          </table:table-cell>
          <table:table-cell/>
        </table:table-row>
        <table:table-row table:style-name="ro1">
          <table:table-cell office:value-type="float" office:value="6769" calcext:value-type="float">
            <text:p>6769</text:p>
          </table:table-cell>
          <table:table-cell table:formula="of:=IF([.A82]&gt;0;[.B81]+[.A82];0)" office:value-type="float" office:value="48873" calcext:value-type="float">
            <text:p>48873</text:p>
          </table:table-cell>
          <table:table-cell table:formula="of:=IF([.B83]=0; [.B82]; &quot;&quot;)" office:value-type="float" office:value="48873" calcext:value-type="float">
            <text:p>48873</text:p>
          </table:table-cell>
          <table:table-cell office:value-type="float" office:value="44378" calcext:value-type="float">
            <text:p>44378</text:p>
          </table:table-cell>
          <table:table-cell/>
        </table:table-row>
        <table:table-row table:style-name="ro1">
          <table:table-cell/>
          <table:table-cell table:formula="of:=IF([.A83]&gt;0;[.B82]+[.A83];0)" office:value-type="float" office:value="0" calcext:value-type="float">
            <text:p>0</text:p>
          </table:table-cell>
          <table:table-cell table:formula="of:=IF([.B84]=0; [.B83]; &quot;&quot;)">
            <text:p/>
          </table:table-cell>
          <table:table-cell office:value-type="float" office:value="44404" calcext:value-type="float">
            <text:p>44404</text:p>
          </table:table-cell>
          <table:table-cell/>
        </table:table-row>
        <table:table-row table:style-name="ro1">
          <table:table-cell office:value-type="float" office:value="8085" calcext:value-type="float">
            <text:p>8085</text:p>
          </table:table-cell>
          <table:table-cell table:formula="of:=IF([.A84]&gt;0;[.B83]+[.A84];0)" office:value-type="float" office:value="8085" calcext:value-type="float">
            <text:p>8085</text:p>
          </table:table-cell>
          <table:table-cell table:formula="of:=IF([.B85]=0; [.B84]; &quot;&quot;)">
            <text:p/>
          </table:table-cell>
          <table:table-cell office:value-type="float" office:value="44435" calcext:value-type="float">
            <text:p>44435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table:formula="of:=IF([.A85]&gt;0;[.B84]+[.A85];0)" office:value-type="float" office:value="10993" calcext:value-type="float">
            <text:p>10993</text:p>
          </table:table-cell>
          <table:table-cell table:formula="of:=IF([.B86]=0; [.B85]; &quot;&quot;)">
            <text:p/>
          </table:table-cell>
          <table:table-cell office:value-type="float" office:value="44445" calcext:value-type="float">
            <text:p>44445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IF([.A86]&gt;0;[.B85]+[.A86];0)" office:value-type="float" office:value="13185" calcext:value-type="float">
            <text:p>13185</text:p>
          </table:table-cell>
          <table:table-cell table:formula="of:=IF([.B87]=0; [.B86]; &quot;&quot;)">
            <text:p/>
          </table:table-cell>
          <table:table-cell office:value-type="float" office:value="44829" calcext:value-type="float">
            <text:p>44829</text:p>
          </table:table-cell>
          <table:table-cell/>
        </table:table-row>
        <table:table-row table:style-name="ro1">
          <table:table-cell office:value-type="float" office:value="9586" calcext:value-type="float">
            <text:p>9586</text:p>
          </table:table-cell>
          <table:table-cell table:formula="of:=IF([.A87]&gt;0;[.B86]+[.A87];0)" office:value-type="float" office:value="22771" calcext:value-type="float">
            <text:p>22771</text:p>
          </table:table-cell>
          <table:table-cell table:formula="of:=IF([.B88]=0; [.B87]; &quot;&quot;)">
            <text:p/>
          </table:table-cell>
          <table:table-cell office:value-type="float" office:value="44834" calcext:value-type="float">
            <text:p>44834</text:p>
          </table:table-cell>
          <table:table-cell/>
        </table:table-row>
        <table:table-row table:style-name="ro1">
          <table:table-cell office:value-type="float" office:value="8144" calcext:value-type="float">
            <text:p>8144</text:p>
          </table:table-cell>
          <table:table-cell table:formula="of:=IF([.A88]&gt;0;[.B87]+[.A88];0)" office:value-type="float" office:value="30915" calcext:value-type="float">
            <text:p>30915</text:p>
          </table:table-cell>
          <table:table-cell table:formula="of:=IF([.B89]=0; [.B88]; &quot;&quot;)">
            <text:p/>
          </table:table-cell>
          <table:table-cell office:value-type="float" office:value="44889" calcext:value-type="float">
            <text:p>44889</text:p>
          </table:table-cell>
          <table:table-cell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89]&gt;0;[.B88]+[.A89];0)" office:value-type="float" office:value="34540" calcext:value-type="float">
            <text:p>34540</text:p>
          </table:table-cell>
          <table:table-cell table:formula="of:=IF([.B90]=0; [.B89]; &quot;&quot;)">
            <text:p/>
          </table:table-cell>
          <table:table-cell office:value-type="float" office:value="44929" calcext:value-type="float">
            <text:p>44929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IF([.A90]&gt;0;[.B89]+[.A90];0)" office:value-type="float" office:value="35653" calcext:value-type="float">
            <text:p>35653</text:p>
          </table:table-cell>
          <table:table-cell table:formula="of:=IF([.B91]=0; [.B90]; &quot;&quot;)">
            <text:p/>
          </table:table-cell>
          <table:table-cell office:value-type="float" office:value="45218" calcext:value-type="float">
            <text:p>45218</text:p>
          </table:table-cell>
          <table:table-cell/>
        </table:table-row>
        <table:table-row table:style-name="ro1">
          <table:table-cell office:value-type="float" office:value="9057" calcext:value-type="float">
            <text:p>9057</text:p>
          </table:table-cell>
          <table:table-cell table:formula="of:=IF([.A91]&gt;0;[.B90]+[.A91];0)" office:value-type="float" office:value="44710" calcext:value-type="float">
            <text:p>44710</text:p>
          </table:table-cell>
          <table:table-cell table:formula="of:=IF([.B92]=0; [.B91]; &quot;&quot;)">
            <text:p/>
          </table:table-cell>
          <table:table-cell office:value-type="float" office:value="45404" calcext:value-type="float">
            <text:p>45404</text:p>
          </table:table-cell>
          <table:table-cell/>
        </table:table-row>
        <table:table-row table:style-name="ro1">
          <table:table-cell office:value-type="float" office:value="6255" calcext:value-type="float">
            <text:p>6255</text:p>
          </table:table-cell>
          <table:table-cell table:formula="of:=IF([.A92]&gt;0;[.B91]+[.A92];0)" office:value-type="float" office:value="50965" calcext:value-type="float">
            <text:p>50965</text:p>
          </table:table-cell>
          <table:table-cell table:formula="of:=IF([.B93]=0; [.B92]; &quot;&quot;)" office:value-type="float" office:value="50965" calcext:value-type="float">
            <text:p>50965</text:p>
          </table:table-cell>
          <table:table-cell office:value-type="float" office:value="45557" calcext:value-type="float">
            <text:p>45557</text:p>
          </table:table-cell>
          <table:table-cell/>
        </table:table-row>
        <table:table-row table:style-name="ro1">
          <table:table-cell/>
          <table:table-cell table:formula="of:=IF([.A93]&gt;0;[.B92]+[.A93];0)" office:value-type="float" office:value="0" calcext:value-type="float">
            <text:p>0</text:p>
          </table:table-cell>
          <table:table-cell table:formula="of:=IF([.B94]=0; [.B93]; &quot;&quot;)">
            <text:p/>
          </table:table-cell>
          <table:table-cell office:value-type="float" office:value="45958" calcext:value-type="float">
            <text:p>45958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IF([.A94]&gt;0;[.B93]+[.A94];0)" office:value-type="float" office:value="1004" calcext:value-type="float">
            <text:p>1004</text:p>
          </table:table-cell>
          <table:table-cell table:formula="of:=IF([.B95]=0; [.B94]; &quot;&quot;)">
            <text:p/>
          </table:table-cell>
          <table:table-cell office:value-type="float" office:value="46009" calcext:value-type="float">
            <text:p>46009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IF([.A95]&gt;0;[.B94]+[.A95];0)" office:value-type="float" office:value="4792" calcext:value-type="float">
            <text:p>4792</text:p>
          </table:table-cell>
          <table:table-cell table:formula="of:=IF([.B96]=0; [.B95]; &quot;&quot;)">
            <text:p/>
          </table:table-cell>
          <table:table-cell office:value-type="float" office:value="46151" calcext:value-type="float">
            <text:p>46151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IF([.A96]&gt;0;[.B95]+[.A96];0)" office:value-type="float" office:value="6394" calcext:value-type="float">
            <text:p>6394</text:p>
          </table:table-cell>
          <table:table-cell table:formula="of:=IF([.B97]=0; [.B96]; &quot;&quot;)">
            <text:p/>
          </table:table-cell>
          <table:table-cell office:value-type="float" office:value="46184" calcext:value-type="float">
            <text:p>46184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IF([.A97]&gt;0;[.B96]+[.A97];0)" office:value-type="float" office:value="7791" calcext:value-type="float">
            <text:p>7791</text:p>
          </table:table-cell>
          <table:table-cell table:formula="of:=IF([.B98]=0; [.B97]; &quot;&quot;)">
            <text:p/>
          </table:table-cell>
          <table:table-cell office:value-type="float" office:value="46190" calcext:value-type="float">
            <text:p>46190</text:p>
          </table:table-cell>
          <table:table-cell/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IF([.A98]&gt;0;[.B97]+[.A98];0)" office:value-type="float" office:value="14908" calcext:value-type="float">
            <text:p>14908</text:p>
          </table:table-cell>
          <table:table-cell table:formula="of:=IF([.B99]=0; [.B98]; &quot;&quot;)">
            <text:p/>
          </table:table-cell>
          <table:table-cell office:value-type="float" office:value="46499" calcext:value-type="float">
            <text:p>46499</text:p>
          </table:table-cell>
          <table:table-cell/>
        </table:table-row>
        <table:table-row table:style-name="ro1">
          <table:table-cell office:value-type="float" office:value="5793" calcext:value-type="float">
            <text:p>5793</text:p>
          </table:table-cell>
          <table:table-cell table:formula="of:=IF([.A99]&gt;0;[.B98]+[.A99];0)" office:value-type="float" office:value="20701" calcext:value-type="float">
            <text:p>20701</text:p>
          </table:table-cell>
          <table:table-cell table:formula="of:=IF([.B100]=0; [.B99]; &quot;&quot;)">
            <text:p/>
          </table:table-cell>
          <table:table-cell office:value-type="float" office:value="46609" calcext:value-type="float">
            <text:p>46609</text:p>
          </table:table-cell>
          <table:table-cell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[.A100]&gt;0;[.B99]+[.A100];0)" office:value-type="float" office:value="25040" calcext:value-type="float">
            <text:p>25040</text:p>
          </table:table-cell>
          <table:table-cell table:formula="of:=IF([.B101]=0; [.B100]; &quot;&quot;)">
            <text:p/>
          </table:table-cell>
          <table:table-cell office:value-type="float" office:value="46638" calcext:value-type="float">
            <text:p>46638</text:p>
          </table:table-cell>
          <table:table-cell/>
        </table:table-row>
        <table:table-row table:style-name="ro1">
          <table:table-cell office:value-type="float" office:value="7354" calcext:value-type="float">
            <text:p>7354</text:p>
          </table:table-cell>
          <table:table-cell table:formula="of:=IF([.A101]&gt;0;[.B100]+[.A101];0)" office:value-type="float" office:value="32394" calcext:value-type="float">
            <text:p>32394</text:p>
          </table:table-cell>
          <table:table-cell table:formula="of:=IF([.B102]=0; [.B101]; &quot;&quot;)">
            <text:p/>
          </table:table-cell>
          <table:table-cell office:value-type="float" office:value="46730" calcext:value-type="float">
            <text:p>46730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IF([.A102]&gt;0;[.B101]+[.A102];0)" office:value-type="float" office:value="38197" calcext:value-type="float">
            <text:p>38197</text:p>
          </table:table-cell>
          <table:table-cell table:formula="of:=IF([.B103]=0; [.B102]; &quot;&quot;)">
            <text:p/>
          </table:table-cell>
          <table:table-cell office:value-type="float" office:value="46732" calcext:value-type="float">
            <text:p>46732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IF([.A103]&gt;0;[.B102]+[.A103];0)" office:value-type="float" office:value="40557" calcext:value-type="float">
            <text:p>40557</text:p>
          </table:table-cell>
          <table:table-cell table:formula="of:=IF([.B104]=0; [.B103]; &quot;&quot;)">
            <text:p/>
          </table:table-cell>
          <table:table-cell office:value-type="float" office:value="46764" calcext:value-type="float">
            <text:p>46764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[.A104]&gt;0;[.B103]+[.A104];0)" office:value-type="float" office:value="47418" calcext:value-type="float">
            <text:p>47418</text:p>
          </table:table-cell>
          <table:table-cell table:formula="of:=IF([.B105]=0; [.B104]; &quot;&quot;)">
            <text:p/>
          </table:table-cell>
          <table:table-cell office:value-type="float" office:value="46833" calcext:value-type="float">
            <text:p>46833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IF([.A105]&gt;0;[.B104]+[.A105];0)" office:value-type="float" office:value="48940" calcext:value-type="float">
            <text:p>48940</text:p>
          </table:table-cell>
          <table:table-cell table:formula="of:=IF([.B106]=0; [.B105]; &quot;&quot;)" office:value-type="float" office:value="48940" calcext:value-type="float">
            <text:p>48940</text:p>
          </table:table-cell>
          <table:table-cell office:value-type="float" office:value="46848" calcext:value-type="float">
            <text:p>46848</text:p>
          </table:table-cell>
          <table:table-cell/>
        </table:table-row>
        <table:table-row table:style-name="ro1">
          <table:table-cell/>
          <table:table-cell table:formula="of:=IF([.A106]&gt;0;[.B105]+[.A106];0)" office:value-type="float" office:value="0" calcext:value-type="float">
            <text:p>0</text:p>
          </table:table-cell>
          <table:table-cell table:formula="of:=IF([.B107]=0; [.B106]; &quot;&quot;)">
            <text:p/>
          </table:table-cell>
          <table:table-cell office:value-type="float" office:value="46858" calcext:value-type="float">
            <text:p>46858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107]&gt;0;[.B106]+[.A107];0)" office:value-type="float" office:value="5499" calcext:value-type="float">
            <text:p>5499</text:p>
          </table:table-cell>
          <table:table-cell table:formula="of:=IF([.B108]=0; [.B107]; &quot;&quot;)">
            <text:p/>
          </table:table-cell>
          <table:table-cell office:value-type="float" office:value="46882" calcext:value-type="float">
            <text:p>46882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table:formula="of:=IF([.A108]&gt;0;[.B107]+[.A108];0)" office:value-type="float" office:value="8193" calcext:value-type="float">
            <text:p>8193</text:p>
          </table:table-cell>
          <table:table-cell table:formula="of:=IF([.B109]=0; [.B108]; &quot;&quot;)">
            <text:p/>
          </table:table-cell>
          <table:table-cell office:value-type="float" office:value="46929" calcext:value-type="float">
            <text:p>46929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table:formula="of:=IF([.A109]&gt;0;[.B108]+[.A109];0)" office:value-type="float" office:value="16641" calcext:value-type="float">
            <text:p>16641</text:p>
          </table:table-cell>
          <table:table-cell table:formula="of:=IF([.B110]=0; [.B109]; &quot;&quot;)">
            <text:p/>
          </table:table-cell>
          <table:table-cell office:value-type="float" office:value="47078" calcext:value-type="float">
            <text:p>47078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IF([.A110]&gt;0;[.B109]+[.A110];0)" office:value-type="float" office:value="21610" calcext:value-type="float">
            <text:p>21610</text:p>
          </table:table-cell>
          <table:table-cell table:formula="of:=IF([.B111]=0; [.B110]; &quot;&quot;)">
            <text:p/>
          </table:table-cell>
          <table:table-cell office:value-type="float" office:value="47235" calcext:value-type="float">
            <text:p>47235</text:p>
          </table:table-cell>
          <table:table-cell/>
        </table:table-row>
        <table:table-row table:style-name="ro1">
          <table:table-cell office:value-type="float" office:value="11138" calcext:value-type="float">
            <text:p>11138</text:p>
          </table:table-cell>
          <table:table-cell table:formula="of:=IF([.A111]&gt;0;[.B110]+[.A111];0)" office:value-type="float" office:value="32748" calcext:value-type="float">
            <text:p>32748</text:p>
          </table:table-cell>
          <table:table-cell table:formula="of:=IF([.B112]=0; [.B111]; &quot;&quot;)">
            <text:p/>
          </table:table-cell>
          <table:table-cell office:value-type="float" office:value="47263" calcext:value-type="float">
            <text:p>47263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formula="of:=IF([.A112]&gt;0;[.B111]+[.A112];0)" office:value-type="float" office:value="42975" calcext:value-type="float">
            <text:p>42975</text:p>
          </table:table-cell>
          <table:table-cell table:formula="of:=IF([.B113]=0; [.B112]; &quot;&quot;)">
            <text:p/>
          </table:table-cell>
          <table:table-cell office:value-type="float" office:value="47310" calcext:value-type="float">
            <text:p>47310</text:p>
          </table:table-cell>
          <table:table-cell/>
        </table:table-row>
        <table:table-row table:style-name="ro1">
          <table:table-cell office:value-type="float" office:value="10473" calcext:value-type="float">
            <text:p>10473</text:p>
          </table:table-cell>
          <table:table-cell table:formula="of:=IF([.A113]&gt;0;[.B112]+[.A113];0)" office:value-type="float" office:value="53448" calcext:value-type="float">
            <text:p>53448</text:p>
          </table:table-cell>
          <table:table-cell table:formula="of:=IF([.B114]=0; [.B113]; &quot;&quot;)" office:value-type="float" office:value="53448" calcext:value-type="float">
            <text:p>53448</text:p>
          </table:table-cell>
          <table:table-cell office:value-type="float" office:value="47358" calcext:value-type="float">
            <text:p>47358</text:p>
          </table:table-cell>
          <table:table-cell/>
        </table:table-row>
        <table:table-row table:style-name="ro1">
          <table:table-cell/>
          <table:table-cell table:formula="of:=IF([.A114]&gt;0;[.B113]+[.A114];0)" office:value-type="float" office:value="0" calcext:value-type="float">
            <text:p>0</text:p>
          </table:table-cell>
          <table:table-cell table:formula="of:=IF([.B115]=0; [.B114]; &quot;&quot;)">
            <text:p/>
          </table:table-cell>
          <table:table-cell office:value-type="float" office:value="47450" calcext:value-type="float">
            <text:p>47450</text:p>
          </table:table-cell>
          <table:table-cell/>
        </table:table-row>
        <table:table-row table:style-name="ro1">
          <table:table-cell office:value-type="float" office:value="4744" calcext:value-type="float">
            <text:p>4744</text:p>
          </table:table-cell>
          <table:table-cell table:formula="of:=IF([.A115]&gt;0;[.B114]+[.A115];0)" office:value-type="float" office:value="4744" calcext:value-type="float">
            <text:p>4744</text:p>
          </table:table-cell>
          <table:table-cell table:formula="of:=IF([.B116]=0; [.B115]; &quot;&quot;)">
            <text:p/>
          </table:table-cell>
          <table:table-cell office:value-type="float" office:value="47453" calcext:value-type="float">
            <text:p>47453</text:p>
          </table:table-cell>
          <table:table-cell/>
        </table:table-row>
        <table:table-row table:style-name="ro1">
          <table:table-cell office:value-type="float" office:value="8173" calcext:value-type="float">
            <text:p>8173</text:p>
          </table:table-cell>
          <table:table-cell table:formula="of:=IF([.A116]&gt;0;[.B115]+[.A116];0)" office:value-type="float" office:value="12917" calcext:value-type="float">
            <text:p>12917</text:p>
          </table:table-cell>
          <table:table-cell table:formula="of:=IF([.B117]=0; [.B116]; &quot;&quot;)">
            <text:p/>
          </table:table-cell>
          <table:table-cell office:value-type="float" office:value="47546" calcext:value-type="float">
            <text:p>47546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table:formula="of:=IF([.A117]&gt;0;[.B116]+[.A117];0)" office:value-type="float" office:value="20957" calcext:value-type="float">
            <text:p>20957</text:p>
          </table:table-cell>
          <table:table-cell table:formula="of:=IF([.B118]=0; [.B117]; &quot;&quot;)">
            <text:p/>
          </table:table-cell>
          <table:table-cell office:value-type="float" office:value="47566" calcext:value-type="float">
            <text:p>47566</text:p>
          </table:table-cell>
          <table:table-cell/>
        </table:table-row>
        <table:table-row table:style-name="ro1">
          <table:table-cell office:value-type="float" office:value="3327" calcext:value-type="float">
            <text:p>3327</text:p>
          </table:table-cell>
          <table:table-cell table:formula="of:=IF([.A118]&gt;0;[.B117]+[.A118];0)" office:value-type="float" office:value="24284" calcext:value-type="float">
            <text:p>24284</text:p>
          </table:table-cell>
          <table:table-cell table:formula="of:=IF([.B119]=0; [.B118]; &quot;&quot;)">
            <text:p/>
          </table:table-cell>
          <table:table-cell office:value-type="float" office:value="48188" calcext:value-type="float">
            <text:p>48188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119]&gt;0;[.B118]+[.A119];0)" office:value-type="float" office:value="26763" calcext:value-type="float">
            <text:p>26763</text:p>
          </table:table-cell>
          <table:table-cell table:formula="of:=IF([.B120]=0; [.B119]; &quot;&quot;)">
            <text:p/>
          </table:table-cell>
          <table:table-cell office:value-type="float" office:value="48257" calcext:value-type="float">
            <text:p>48257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IF([.A120]&gt;0;[.B119]+[.A120];0)" office:value-type="float" office:value="28072" calcext:value-type="float">
            <text:p>28072</text:p>
          </table:table-cell>
          <table:table-cell table:formula="of:=IF([.B121]=0; [.B120]; &quot;&quot;)">
            <text:p/>
          </table:table-cell>
          <table:table-cell office:value-type="float" office:value="48586" calcext:value-type="float">
            <text:p>48586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IF([.A121]&gt;0;[.B120]+[.A121];0)" office:value-type="float" office:value="33508" calcext:value-type="float">
            <text:p>33508</text:p>
          </table:table-cell>
          <table:table-cell table:formula="of:=IF([.B122]=0; [.B121]; &quot;&quot;)">
            <text:p/>
          </table:table-cell>
          <table:table-cell office:value-type="float" office:value="48597" calcext:value-type="float">
            <text:p>48597</text:p>
          </table:table-cell>
          <table:table-cell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IF([.A122]&gt;0;[.B121]+[.A122];0)" office:value-type="float" office:value="39529" calcext:value-type="float">
            <text:p>39529</text:p>
          </table:table-cell>
          <table:table-cell table:formula="of:=IF([.B123]=0; [.B122]; &quot;&quot;)">
            <text:p/>
          </table:table-cell>
          <table:table-cell office:value-type="float" office:value="48664" calcext:value-type="float">
            <text:p>48664</text:p>
          </table:table-cell>
          <table:table-cell/>
        </table:table-row>
        <table:table-row table:style-name="ro1">
          <table:table-cell office:value-type="float" office:value="4698" calcext:value-type="float">
            <text:p>4698</text:p>
          </table:table-cell>
          <table:table-cell table:formula="of:=IF([.A123]&gt;0;[.B122]+[.A123];0)" office:value-type="float" office:value="44227" calcext:value-type="float">
            <text:p>44227</text:p>
          </table:table-cell>
          <table:table-cell table:formula="of:=IF([.B124]=0; [.B123]; &quot;&quot;)">
            <text:p/>
          </table:table-cell>
          <table:table-cell office:value-type="float" office:value="48681" calcext:value-type="float">
            <text:p>48681</text:p>
          </table:table-cell>
          <table:table-cell/>
        </table:table-row>
        <table:table-row table:style-name="ro1">
          <table:table-cell office:value-type="float" office:value="7111" calcext:value-type="float">
            <text:p>7111</text:p>
          </table:table-cell>
          <table:table-cell table:formula="of:=IF([.A124]&gt;0;[.B123]+[.A124];0)" office:value-type="float" office:value="51338" calcext:value-type="float">
            <text:p>51338</text:p>
          </table:table-cell>
          <table:table-cell table:formula="of:=IF([.B125]=0; [.B124]; &quot;&quot;)" office:value-type="float" office:value="51338" calcext:value-type="float">
            <text:p>51338</text:p>
          </table:table-cell>
          <table:table-cell office:value-type="float" office:value="48873" calcext:value-type="float">
            <text:p>48873</text:p>
          </table:table-cell>
          <table:table-cell/>
        </table:table-row>
        <table:table-row table:style-name="ro1">
          <table:table-cell/>
          <table:table-cell table:formula="of:=IF([.A125]&gt;0;[.B124]+[.A125];0)" office:value-type="float" office:value="0" calcext:value-type="float">
            <text:p>0</text:p>
          </table:table-cell>
          <table:table-cell table:formula="of:=IF([.B126]=0; [.B125]; &quot;&quot;)">
            <text:p/>
          </table:table-cell>
          <table:table-cell office:value-type="float" office:value="48879" calcext:value-type="float">
            <text:p>48879</text:p>
          </table:table-cell>
          <table:table-cell/>
        </table:table-row>
        <table:table-row table:style-name="ro1">
          <table:table-cell office:value-type="float" office:value="13459" calcext:value-type="float">
            <text:p>13459</text:p>
          </table:table-cell>
          <table:table-cell table:formula="of:=IF([.A126]&gt;0;[.B125]+[.A126];0)" office:value-type="float" office:value="13459" calcext:value-type="float">
            <text:p>13459</text:p>
          </table:table-cell>
          <table:table-cell table:formula="of:=IF([.B127]=0; [.B126]; &quot;&quot;)">
            <text:p/>
          </table:table-cell>
          <table:table-cell office:value-type="float" office:value="48907" calcext:value-type="float">
            <text:p>48907</text:p>
          </table:table-cell>
          <table:table-cell/>
        </table:table-row>
        <table:table-row table:style-name="ro1">
          <table:table-cell office:value-type="float" office:value="12831" calcext:value-type="float">
            <text:p>12831</text:p>
          </table:table-cell>
          <table:table-cell table:formula="of:=IF([.A127]&gt;0;[.B126]+[.A127];0)" office:value-type="float" office:value="26290" calcext:value-type="float">
            <text:p>26290</text:p>
          </table:table-cell>
          <table:table-cell table:formula="of:=IF([.B128]=0; [.B127]; &quot;&quot;)">
            <text:p/>
          </table:table-cell>
          <table:table-cell office:value-type="float" office:value="48940" calcext:value-type="float">
            <text:p>48940</text:p>
          </table:table-cell>
          <table:table-cell/>
        </table:table-row>
        <table:table-row table:style-name="ro1">
          <table:table-cell office:value-type="float" office:value="7358" calcext:value-type="float">
            <text:p>7358</text:p>
          </table:table-cell>
          <table:table-cell table:formula="of:=IF([.A128]&gt;0;[.B127]+[.A128];0)" office:value-type="float" office:value="33648" calcext:value-type="float">
            <text:p>33648</text:p>
          </table:table-cell>
          <table:table-cell table:formula="of:=IF([.B129]=0; [.B128]; &quot;&quot;)">
            <text:p/>
          </table:table-cell>
          <table:table-cell office:value-type="float" office:value="48962" calcext:value-type="float">
            <text:p>48962</text:p>
          </table:table-cell>
          <table:table-cell/>
        </table:table-row>
        <table:table-row table:style-name="ro1">
          <table:table-cell office:value-type="float" office:value="15243" calcext:value-type="float">
            <text:p>15243</text:p>
          </table:table-cell>
          <table:table-cell table:formula="of:=IF([.A129]&gt;0;[.B128]+[.A129];0)" office:value-type="float" office:value="48891" calcext:value-type="float">
            <text:p>48891</text:p>
          </table:table-cell>
          <table:table-cell table:formula="of:=IF([.B130]=0; [.B129]; &quot;&quot;)">
            <text:p/>
          </table:table-cell>
          <table:table-cell office:value-type="float" office:value="48977" calcext:value-type="float">
            <text:p>48977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IF([.A130]&gt;0;[.B129]+[.A130];0)" office:value-type="float" office:value="52201" calcext:value-type="float">
            <text:p>52201</text:p>
          </table:table-cell>
          <table:table-cell table:formula="of:=IF([.B131]=0; [.B130]; &quot;&quot;)" office:value-type="float" office:value="52201" calcext:value-type="float">
            <text:p>52201</text:p>
          </table:table-cell>
          <table:table-cell office:value-type="float" office:value="48994" calcext:value-type="float">
            <text:p>48994</text:p>
          </table:table-cell>
          <table:table-cell/>
        </table:table-row>
        <table:table-row table:style-name="ro1">
          <table:table-cell/>
          <table:table-cell table:formula="of:=IF([.A131]&gt;0;[.B130]+[.A131];0)" office:value-type="float" office:value="0" calcext:value-type="float">
            <text:p>0</text:p>
          </table:table-cell>
          <table:table-cell table:formula="of:=IF([.B132]=0; [.B131]; &quot;&quot;)">
            <text:p/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float" office:value="7088" calcext:value-type="float">
            <text:p>7088</text:p>
          </table:table-cell>
          <table:table-cell table:formula="of:=IF([.A132]&gt;0;[.B131]+[.A132];0)" office:value-type="float" office:value="7088" calcext:value-type="float">
            <text:p>7088</text:p>
          </table:table-cell>
          <table:table-cell table:formula="of:=IF([.B133]=0; [.B132]; &quot;&quot;)">
            <text:p/>
          </table:table-cell>
          <table:table-cell office:value-type="float" office:value="49272" calcext:value-type="float">
            <text:p>49272</text:p>
          </table:table-cell>
          <table:table-cell/>
        </table:table-row>
        <table:table-row table:style-name="ro1">
          <table:table-cell office:value-type="float" office:value="4279" calcext:value-type="float">
            <text:p>4279</text:p>
          </table:table-cell>
          <table:table-cell table:formula="of:=IF([.A133]&gt;0;[.B132]+[.A133];0)" office:value-type="float" office:value="11367" calcext:value-type="float">
            <text:p>11367</text:p>
          </table:table-cell>
          <table:table-cell table:formula="of:=IF([.B134]=0; [.B133]; &quot;&quot;)">
            <text:p/>
          </table:table-cell>
          <table:table-cell office:value-type="float" office:value="49371" calcext:value-type="float">
            <text:p>49371</text:p>
          </table:table-cell>
          <table:table-cell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IF([.A134]&gt;0;[.B133]+[.A134];0)" office:value-type="float" office:value="18432" calcext:value-type="float">
            <text:p>18432</text:p>
          </table:table-cell>
          <table:table-cell table:formula="of:=IF([.B135]=0; [.B134]; &quot;&quot;)">
            <text:p/>
          </table:table-cell>
          <table:table-cell office:value-type="float" office:value="49478" calcext:value-type="float">
            <text:p>49478</text:p>
          </table:table-cell>
          <table:table-cell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IF([.A135]&gt;0;[.B134]+[.A135];0)" office:value-type="float" office:value="25319" calcext:value-type="float">
            <text:p>25319</text:p>
          </table:table-cell>
          <table:table-cell table:formula="of:=IF([.B136]=0; [.B135]; &quot;&quot;)">
            <text:p/>
          </table:table-cell>
          <table:table-cell office:value-type="float" office:value="49548" calcext:value-type="float">
            <text:p>49548</text:p>
          </table:table-cell>
          <table:table-cell/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IF([.A136]&gt;0;[.B135]+[.A136];0)" office:value-type="float" office:value="28940" calcext:value-type="float">
            <text:p>28940</text:p>
          </table:table-cell>
          <table:table-cell table:formula="of:=IF([.B137]=0; [.B136]; &quot;&quot;)">
            <text:p/>
          </table:table-cell>
          <table:table-cell office:value-type="float" office:value="49627" calcext:value-type="float">
            <text:p>49627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IF([.A137]&gt;0;[.B136]+[.A137];0)" office:value-type="float" office:value="33642" calcext:value-type="float">
            <text:p>33642</text:p>
          </table:table-cell>
          <table:table-cell table:formula="of:=IF([.B138]=0; [.B137]; &quot;&quot;)">
            <text:p/>
          </table:table-cell>
          <table:table-cell office:value-type="float" office:value="49728" calcext:value-type="float">
            <text:p>49728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IF([.A138]&gt;0;[.B137]+[.A138];0)" office:value-type="float" office:value="35126" calcext:value-type="float">
            <text:p>35126</text:p>
          </table:table-cell>
          <table:table-cell table:formula="of:=IF([.B139]=0; [.B138]; &quot;&quot;)">
            <text:p/>
          </table:table-cell>
          <table:table-cell office:value-type="float" office:value="49749" calcext:value-type="float">
            <text:p>49749</text:p>
          </table:table-cell>
          <table:table-cell/>
        </table:table-row>
        <table:table-row table:style-name="ro1">
          <table:table-cell office:value-type="float" office:value="4701" calcext:value-type="float">
            <text:p>4701</text:p>
          </table:table-cell>
          <table:table-cell table:formula="of:=IF([.A139]&gt;0;[.B138]+[.A139];0)" office:value-type="float" office:value="39827" calcext:value-type="float">
            <text:p>39827</text:p>
          </table:table-cell>
          <table:table-cell table:formula="of:=IF([.B140]=0; [.B139]; &quot;&quot;)">
            <text:p/>
          </table:table-cell>
          <table:table-cell office:value-type="float" office:value="49893" calcext:value-type="float">
            <text:p>49893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IF([.A140]&gt;0;[.B139]+[.A140];0)" office:value-type="float" office:value="43056" calcext:value-type="float">
            <text:p>43056</text:p>
          </table:table-cell>
          <table:table-cell table:formula="of:=IF([.B141]=0; [.B140]; &quot;&quot;)">
            <text:p/>
          </table:table-cell>
          <table:table-cell office:value-type="float" office:value="49977" calcext:value-type="float">
            <text:p>49977</text:p>
          </table:table-cell>
          <table:table-cell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41]&gt;0;[.B140]+[.A141];0)" office:value-type="float" office:value="46495" calcext:value-type="float">
            <text:p>46495</text:p>
          </table:table-cell>
          <table:table-cell table:formula="of:=IF([.B142]=0; [.B141]; &quot;&quot;)">
            <text:p/>
          </table:table-cell>
          <table:table-cell office:value-type="float" office:value="49998" calcext:value-type="float">
            <text:p>49998</text:p>
          </table:table-cell>
          <table:table-cell/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IF([.A142]&gt;0;[.B141]+[.A142];0)" office:value-type="float" office:value="51928" calcext:value-type="float">
            <text:p>51928</text:p>
          </table:table-cell>
          <table:table-cell table:formula="of:=IF([.B143]=0; [.B142]; &quot;&quot;)">
            <text:p/>
          </table:table-cell>
          <table:table-cell office:value-type="float" office:value="50031" calcext:value-type="float">
            <text:p>50031</text:p>
          </table:table-cell>
          <table:table-cell/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IF([.A143]&gt;0;[.B142]+[.A143];0)" office:value-type="float" office:value="56257" calcext:value-type="float">
            <text:p>56257</text:p>
          </table:table-cell>
          <table:table-cell table:formula="of:=IF([.B144]=0; [.B143]; &quot;&quot;)" office:value-type="float" office:value="56257" calcext:value-type="float">
            <text:p>56257</text:p>
          </table:table-cell>
          <table:table-cell office:value-type="float" office:value="50081" calcext:value-type="float">
            <text:p>50081</text:p>
          </table:table-cell>
          <table:table-cell/>
        </table:table-row>
        <table:table-row table:style-name="ro1">
          <table:table-cell/>
          <table:table-cell table:formula="of:=IF([.A144]&gt;0;[.B143]+[.A144];0)" office:value-type="float" office:value="0" calcext:value-type="float">
            <text:p>0</text:p>
          </table:table-cell>
          <table:table-cell table:formula="of:=IF([.B145]=0; [.B144]; &quot;&quot;)">
            <text:p/>
          </table:table-cell>
          <table:table-cell office:value-type="float" office:value="50111" calcext:value-type="float">
            <text:p>50111</text:p>
          </table:table-cell>
          <table:table-cell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IF([.A145]&gt;0;[.B144]+[.A145];0)" office:value-type="float" office:value="7427" calcext:value-type="float">
            <text:p>7427</text:p>
          </table:table-cell>
          <table:table-cell table:formula="of:=IF([.B146]=0; [.B145]; &quot;&quot;)">
            <text:p/>
          </table:table-cell>
          <table:table-cell office:value-type="float" office:value="50124" calcext:value-type="float">
            <text:p>50124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table:formula="of:=IF([.A146]&gt;0;[.B145]+[.A146];0)" office:value-type="float" office:value="14543" calcext:value-type="float">
            <text:p>14543</text:p>
          </table:table-cell>
          <table:table-cell table:formula="of:=IF([.B147]=0; [.B146]; &quot;&quot;)">
            <text:p/>
          </table:table-cell>
          <table:table-cell office:value-type="float" office:value="50202" calcext:value-type="float">
            <text:p>50202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table:formula="of:=IF([.A147]&gt;0;[.B146]+[.A147];0)" office:value-type="float" office:value="21183" calcext:value-type="float">
            <text:p>21183</text:p>
          </table:table-cell>
          <table:table-cell table:formula="of:=IF([.B148]=0; [.B147]; &quot;&quot;)">
            <text:p/>
          </table:table-cell>
          <table:table-cell office:value-type="float" office:value="50219" calcext:value-type="float">
            <text:p>50219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IF([.A148]&gt;0;[.B147]+[.A148];0)" office:value-type="float" office:value="22808" calcext:value-type="float">
            <text:p>22808</text:p>
          </table:table-cell>
          <table:table-cell table:formula="of:=IF([.B149]=0; [.B148]; &quot;&quot;)">
            <text:p/>
          </table:table-cell>
          <table:table-cell office:value-type="float" office:value="50231" calcext:value-type="float">
            <text:p>50231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IF([.A149]&gt;0;[.B148]+[.A149];0)" office:value-type="float" office:value="24883" calcext:value-type="float">
            <text:p>24883</text:p>
          </table:table-cell>
          <table:table-cell table:formula="of:=IF([.B150]=0; [.B149]; &quot;&quot;)">
            <text:p/>
          </table:table-cell>
          <table:table-cell office:value-type="float" office:value="50271" calcext:value-type="float">
            <text:p>50271</text:p>
          </table:table-cell>
          <table:table-cell/>
        </table:table-row>
        <table:table-row table:style-name="ro1">
          <table:table-cell office:value-type="float" office:value="5473" calcext:value-type="float">
            <text:p>5473</text:p>
          </table:table-cell>
          <table:table-cell table:formula="of:=IF([.A150]&gt;0;[.B149]+[.A150];0)" office:value-type="float" office:value="30356" calcext:value-type="float">
            <text:p>30356</text:p>
          </table:table-cell>
          <table:table-cell table:formula="of:=IF([.B151]=0; [.B150]; &quot;&quot;)">
            <text:p/>
          </table:table-cell>
          <table:table-cell office:value-type="float" office:value="50276" calcext:value-type="float">
            <text:p>50276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IF([.A151]&gt;0;[.B150]+[.A151];0)" office:value-type="float" office:value="32863" calcext:value-type="float">
            <text:p>32863</text:p>
          </table:table-cell>
          <table:table-cell table:formula="of:=IF([.B152]=0; [.B151]; &quot;&quot;)">
            <text:p/>
          </table:table-cell>
          <table:table-cell office:value-type="float" office:value="50460" calcext:value-type="float">
            <text:p>50460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IF([.A152]&gt;0;[.B151]+[.A152];0)" office:value-type="float" office:value="34407" calcext:value-type="float">
            <text:p>34407</text:p>
          </table:table-cell>
          <table:table-cell table:formula="of:=IF([.B153]=0; [.B152]; &quot;&quot;)">
            <text:p/>
          </table:table-cell>
          <table:table-cell office:value-type="float" office:value="50505" calcext:value-type="float">
            <text:p>50505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table:formula="of:=IF([.A153]&gt;0;[.B152]+[.A153];0)" office:value-type="float" office:value="40768" calcext:value-type="float">
            <text:p>40768</text:p>
          </table:table-cell>
          <table:table-cell table:formula="of:=IF([.B154]=0; [.B153]; &quot;&quot;)">
            <text:p/>
          </table:table-cell>
          <table:table-cell office:value-type="float" office:value="50631" calcext:value-type="float">
            <text:p>50631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IF([.A154]&gt;0;[.B153]+[.A154];0)" office:value-type="float" office:value="42862" calcext:value-type="float">
            <text:p>42862</text:p>
          </table:table-cell>
          <table:table-cell table:formula="of:=IF([.B155]=0; [.B154]; &quot;&quot;)">
            <text:p/>
          </table:table-cell>
          <table:table-cell office:value-type="float" office:value="50825" calcext:value-type="float">
            <text:p>50825</text:p>
          </table:table-cell>
          <table:table-cell/>
        </table:table-row>
        <table:table-row table:style-name="ro1">
          <table:table-cell office:value-type="float" office:value="3899" calcext:value-type="float">
            <text:p>3899</text:p>
          </table:table-cell>
          <table:table-cell table:formula="of:=IF([.A155]&gt;0;[.B154]+[.A155];0)" office:value-type="float" office:value="46761" calcext:value-type="float">
            <text:p>46761</text:p>
          </table:table-cell>
          <table:table-cell table:formula="of:=IF([.B156]=0; [.B155]; &quot;&quot;)">
            <text:p/>
          </table:table-cell>
          <table:table-cell office:value-type="float" office:value="50849" calcext:value-type="float">
            <text:p>50849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IF([.A156]&gt;0;[.B155]+[.A156];0)" office:value-type="float" office:value="49371" calcext:value-type="float">
            <text:p>49371</text:p>
          </table:table-cell>
          <table:table-cell table:formula="of:=IF([.B157]=0; [.B156]; &quot;&quot;)" office:value-type="float" office:value="49371" calcext:value-type="float">
            <text:p>49371</text:p>
          </table:table-cell>
          <table:table-cell office:value-type="float" office:value="50869" calcext:value-type="float">
            <text:p>50869</text:p>
          </table:table-cell>
          <table:table-cell/>
        </table:table-row>
        <table:table-row table:style-name="ro1">
          <table:table-cell/>
          <table:table-cell table:formula="of:=IF([.A157]&gt;0;[.B156]+[.A157];0)" office:value-type="float" office:value="0" calcext:value-type="float">
            <text:p>0</text:p>
          </table:table-cell>
          <table:table-cell table:formula="of:=IF([.B158]=0; [.B157]; &quot;&quot;)">
            <text:p/>
          </table:table-cell>
          <table:table-cell office:value-type="float" office:value="50965" calcext:value-type="float">
            <text:p>50965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IF([.A158]&gt;0;[.B157]+[.A158];0)" office:value-type="float" office:value="6263" calcext:value-type="float">
            <text:p>6263</text:p>
          </table:table-cell>
          <table:table-cell table:formula="of:=IF([.B159]=0; [.B158]; &quot;&quot;)">
            <text:p/>
          </table:table-cell>
          <table:table-cell office:value-type="float" office:value="51050" calcext:value-type="float">
            <text:p>51050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IF([.A159]&gt;0;[.B158]+[.A159];0)" office:value-type="float" office:value="11817" calcext:value-type="float">
            <text:p>11817</text:p>
          </table:table-cell>
          <table:table-cell table:formula="of:=IF([.B160]=0; [.B159]; &quot;&quot;)">
            <text:p/>
          </table:table-cell>
          <table:table-cell office:value-type="float" office:value="51067" calcext:value-type="float">
            <text:p>51067</text:p>
          </table:table-cell>
          <table:table-cell/>
        </table:table-row>
        <table:table-row table:style-name="ro1">
          <table:table-cell office:value-type="float" office:value="6191" calcext:value-type="float">
            <text:p>6191</text:p>
          </table:table-cell>
          <table:table-cell table:formula="of:=IF([.A160]&gt;0;[.B159]+[.A160];0)" office:value-type="float" office:value="18008" calcext:value-type="float">
            <text:p>18008</text:p>
          </table:table-cell>
          <table:table-cell table:formula="of:=IF([.B161]=0; [.B160]; &quot;&quot;)">
            <text:p/>
          </table:table-cell>
          <table:table-cell office:value-type="float" office:value="51121" calcext:value-type="float">
            <text:p>51121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[.A161]&gt;0;[.B160]+[.A161];0)" office:value-type="float" office:value="24101" calcext:value-type="float">
            <text:p>24101</text:p>
          </table:table-cell>
          <table:table-cell table:formula="of:=IF([.B162]=0; [.B161]; &quot;&quot;)">
            <text:p/>
          </table:table-cell>
          <table:table-cell office:value-type="float" office:value="51338" calcext:value-type="float">
            <text:p>51338</text:p>
          </table:table-cell>
          <table:table-cell/>
        </table:table-row>
        <table:table-row table:style-name="ro1">
          <table:table-cell office:value-type="float" office:value="5987" calcext:value-type="float">
            <text:p>5987</text:p>
          </table:table-cell>
          <table:table-cell table:formula="of:=IF([.A162]&gt;0;[.B161]+[.A162];0)" office:value-type="float" office:value="30088" calcext:value-type="float">
            <text:p>30088</text:p>
          </table:table-cell>
          <table:table-cell table:formula="of:=IF([.B163]=0; [.B162]; &quot;&quot;)">
            <text:p/>
          </table:table-cell>
          <table:table-cell office:value-type="float" office:value="51340" calcext:value-type="float">
            <text:p>51340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IF([.A163]&gt;0;[.B162]+[.A163];0)" office:value-type="float" office:value="32953" calcext:value-type="float">
            <text:p>32953</text:p>
          </table:table-cell>
          <table:table-cell table:formula="of:=IF([.B164]=0; [.B163]; &quot;&quot;)">
            <text:p/>
          </table:table-cell>
          <table:table-cell office:value-type="float" office:value="51404" calcext:value-type="float">
            <text:p>51404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IF([.A164]&gt;0;[.B163]+[.A164];0)" office:value-type="float" office:value="38166" calcext:value-type="float">
            <text:p>38166</text:p>
          </table:table-cell>
          <table:table-cell table:formula="of:=IF([.B165]=0; [.B164]; &quot;&quot;)">
            <text:p/>
          </table:table-cell>
          <table:table-cell office:value-type="float" office:value="51723" calcext:value-type="float">
            <text:p>51723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IF([.A165]&gt;0;[.B164]+[.A165];0)" office:value-type="float" office:value="39521" calcext:value-type="float">
            <text:p>39521</text:p>
          </table:table-cell>
          <table:table-cell table:formula="of:=IF([.B166]=0; [.B165]; &quot;&quot;)">
            <text:p/>
          </table:table-cell>
          <table:table-cell office:value-type="float" office:value="51734" calcext:value-type="float">
            <text:p>51734</text:p>
          </table:table-cell>
          <table:table-cell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166]&gt;0;[.B165]+[.A166];0)" office:value-type="float" office:value="43865" calcext:value-type="float">
            <text:p>43865</text:p>
          </table:table-cell>
          <table:table-cell table:formula="of:=IF([.B167]=0; [.B166]; &quot;&quot;)">
            <text:p/>
          </table:table-cell>
          <table:table-cell office:value-type="float" office:value="51837" calcext:value-type="float">
            <text:p>51837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IF([.A167]&gt;0;[.B166]+[.A167];0)" office:value-type="float" office:value="49193" calcext:value-type="float">
            <text:p>49193</text:p>
          </table:table-cell>
          <table:table-cell table:formula="of:=IF([.B168]=0; [.B167]; &quot;&quot;)">
            <text:p/>
          </table:table-cell>
          <table:table-cell office:value-type="float" office:value="51930" calcext:value-type="float">
            <text:p>51930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table:formula="of:=IF([.A168]&gt;0;[.B167]+[.A168];0)" office:value-type="float" office:value="55465" calcext:value-type="float">
            <text:p>55465</text:p>
          </table:table-cell>
          <table:table-cell table:formula="of:=IF([.B169]=0; [.B168]; &quot;&quot;)">
            <text:p/>
          </table:table-cell>
          <table:table-cell office:value-type="float" office:value="51969" calcext:value-type="float">
            <text:p>51969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IF([.A169]&gt;0;[.B168]+[.A169];0)" office:value-type="float" office:value="59202" calcext:value-type="float">
            <text:p>59202</text:p>
          </table:table-cell>
          <table:table-cell table:formula="of:=IF([.B170]=0; [.B169]; &quot;&quot;)" office:value-type="float" office:value="59202" calcext:value-type="float">
            <text:p>59202</text:p>
          </table:table-cell>
          <table:table-cell office:value-type="float" office:value="52007" calcext:value-type="float">
            <text:p>52007</text:p>
          </table:table-cell>
          <table:table-cell/>
        </table:table-row>
        <table:table-row table:style-name="ro1">
          <table:table-cell/>
          <table:table-cell table:formula="of:=IF([.A170]&gt;0;[.B169]+[.A170];0)" office:value-type="float" office:value="0" calcext:value-type="float">
            <text:p>0</text:p>
          </table:table-cell>
          <table:table-cell table:formula="of:=IF([.B171]=0; [.B170]; &quot;&quot;)">
            <text:p/>
          </table:table-cell>
          <table:table-cell office:value-type="float" office:value="52201" calcext:value-type="float">
            <text:p>52201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IF([.A171]&gt;0;[.B170]+[.A171];0)" office:value-type="float" office:value="2399" calcext:value-type="float">
            <text:p>2399</text:p>
          </table:table-cell>
          <table:table-cell table:formula="of:=IF([.B172]=0; [.B171]; &quot;&quot;)">
            <text:p/>
          </table:table-cell>
          <table:table-cell office:value-type="float" office:value="52359" calcext:value-type="float">
            <text:p>52359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IF([.A172]&gt;0;[.B171]+[.A172];0)" office:value-type="float" office:value="4735" calcext:value-type="float">
            <text:p>4735</text:p>
          </table:table-cell>
          <table:table-cell table:formula="of:=IF([.B173]=0; [.B172]; &quot;&quot;)">
            <text:p/>
          </table:table-cell>
          <table:table-cell office:value-type="float" office:value="52390" calcext:value-type="float">
            <text:p>52390</text:p>
          </table:table-cell>
          <table:table-cell/>
        </table:table-row>
        <table:table-row table:style-name="ro1">
          <table:table-cell office:value-type="float" office:value="10098" calcext:value-type="float">
            <text:p>10098</text:p>
          </table:table-cell>
          <table:table-cell table:formula="of:=IF([.A173]&gt;0;[.B172]+[.A173];0)" office:value-type="float" office:value="14833" calcext:value-type="float">
            <text:p>14833</text:p>
          </table:table-cell>
          <table:table-cell table:formula="of:=IF([.B174]=0; [.B173]; &quot;&quot;)">
            <text:p/>
          </table:table-cell>
          <table:table-cell office:value-type="float" office:value="52396" calcext:value-type="float">
            <text:p>52396</text:p>
          </table:table-cell>
          <table:table-cell/>
        </table:table-row>
        <table:table-row table:style-name="ro1">
          <table:table-cell office:value-type="float" office:value="6547" calcext:value-type="float">
            <text:p>6547</text:p>
          </table:table-cell>
          <table:table-cell table:formula="of:=IF([.A174]&gt;0;[.B173]+[.A174];0)" office:value-type="float" office:value="21380" calcext:value-type="float">
            <text:p>21380</text:p>
          </table:table-cell>
          <table:table-cell table:formula="of:=IF([.B175]=0; [.B174]; &quot;&quot;)">
            <text:p/>
          </table:table-cell>
          <table:table-cell office:value-type="float" office:value="52495" calcext:value-type="float">
            <text:p>52495</text:p>
          </table:table-cell>
          <table:table-cell/>
        </table:table-row>
        <table:table-row table:style-name="ro1">
          <table:table-cell office:value-type="float" office:value="9483" calcext:value-type="float">
            <text:p>9483</text:p>
          </table:table-cell>
          <table:table-cell table:formula="of:=IF([.A175]&gt;0;[.B174]+[.A175];0)" office:value-type="float" office:value="30863" calcext:value-type="float">
            <text:p>30863</text:p>
          </table:table-cell>
          <table:table-cell table:formula="of:=IF([.B176]=0; [.B175]; &quot;&quot;)">
            <text:p/>
          </table:table-cell>
          <table:table-cell office:value-type="float" office:value="52652" calcext:value-type="float">
            <text:p>52652</text:p>
          </table:table-cell>
          <table:table-cell/>
        </table:table-row>
        <table:table-row table:style-name="ro1">
          <table:table-cell office:value-type="float" office:value="12974" calcext:value-type="float">
            <text:p>12974</text:p>
          </table:table-cell>
          <table:table-cell table:formula="of:=IF([.A176]&gt;0;[.B175]+[.A176];0)" office:value-type="float" office:value="43837" calcext:value-type="float">
            <text:p>43837</text:p>
          </table:table-cell>
          <table:table-cell table:formula="of:=IF([.B177]=0; [.B176]; &quot;&quot;)" office:value-type="float" office:value="43837" calcext:value-type="float">
            <text:p>43837</text:p>
          </table:table-cell>
          <table:table-cell office:value-type="float" office:value="52667" calcext:value-type="float">
            <text:p>52667</text:p>
          </table:table-cell>
          <table:table-cell/>
        </table:table-row>
        <table:table-row table:style-name="ro1">
          <table:table-cell/>
          <table:table-cell table:formula="of:=IF([.A177]&gt;0;[.B176]+[.A177];0)" office:value-type="float" office:value="0" calcext:value-type="float">
            <text:p>0</text:p>
          </table:table-cell>
          <table:table-cell table:formula="of:=IF([.B178]=0; [.B177]; &quot;&quot;)">
            <text:p/>
          </table:table-cell>
          <table:table-cell office:value-type="float" office:value="52683" calcext:value-type="float">
            <text:p>52683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IF([.A178]&gt;0;[.B177]+[.A178];0)" office:value-type="float" office:value="1527" calcext:value-type="float">
            <text:p>1527</text:p>
          </table:table-cell>
          <table:table-cell table:formula="of:=IF([.B179]=0; [.B178]; &quot;&quot;)">
            <text:p/>
          </table:table-cell>
          <table:table-cell office:value-type="float" office:value="52939" calcext:value-type="float">
            <text:p>52939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IF([.A179]&gt;0;[.B178]+[.A179];0)" office:value-type="float" office:value="5247" calcext:value-type="float">
            <text:p>5247</text:p>
          </table:table-cell>
          <table:table-cell table:formula="of:=IF([.B180]=0; [.B179]; &quot;&quot;)">
            <text:p/>
          </table:table-cell>
          <table:table-cell office:value-type="float" office:value="53089" calcext:value-type="float">
            <text:p>53089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IF([.A180]&gt;0;[.B179]+[.A180];0)" office:value-type="float" office:value="7543" calcext:value-type="float">
            <text:p>7543</text:p>
          </table:table-cell>
          <table:table-cell table:formula="of:=IF([.B181]=0; [.B180]; &quot;&quot;)">
            <text:p/>
          </table:table-cell>
          <table:table-cell office:value-type="float" office:value="53110" calcext:value-type="float">
            <text:p>53110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IF([.A181]&gt;0;[.B180]+[.A181];0)" office:value-type="float" office:value="9631" calcext:value-type="float">
            <text:p>9631</text:p>
          </table:table-cell>
          <table:table-cell table:formula="of:=IF([.B182]=0; [.B181]; &quot;&quot;)">
            <text:p/>
          </table:table-cell>
          <table:table-cell office:value-type="float" office:value="53155" calcext:value-type="float">
            <text:p>53155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table:formula="of:=IF([.A182]&gt;0;[.B181]+[.A182];0)" office:value-type="float" office:value="14069" calcext:value-type="float">
            <text:p>14069</text:p>
          </table:table-cell>
          <table:table-cell table:formula="of:=IF([.B183]=0; [.B182]; &quot;&quot;)">
            <text:p/>
          </table:table-cell>
          <table:table-cell office:value-type="float" office:value="53221" calcext:value-type="float">
            <text:p>53221</text:p>
          </table:table-cell>
          <table:table-cell/>
        </table:table-row>
        <table:table-row table:style-name="ro1">
          <table:table-cell office:value-type="float" office:value="6495" calcext:value-type="float">
            <text:p>6495</text:p>
          </table:table-cell>
          <table:table-cell table:formula="of:=IF([.A183]&gt;0;[.B182]+[.A183];0)" office:value-type="float" office:value="20564" calcext:value-type="float">
            <text:p>20564</text:p>
          </table:table-cell>
          <table:table-cell table:formula="of:=IF([.B184]=0; [.B183]; &quot;&quot;)">
            <text:p/>
          </table:table-cell>
          <table:table-cell office:value-type="float" office:value="53448" calcext:value-type="float">
            <text:p>53448</text:p>
          </table:table-cell>
          <table:table-cell/>
        </table:table-row>
        <table:table-row table:style-name="ro1">
          <table:table-cell office:value-type="float" office:value="6942" calcext:value-type="float">
            <text:p>6942</text:p>
          </table:table-cell>
          <table:table-cell table:formula="of:=IF([.A184]&gt;0;[.B183]+[.A184];0)" office:value-type="float" office:value="27506" calcext:value-type="float">
            <text:p>27506</text:p>
          </table:table-cell>
          <table:table-cell table:formula="of:=IF([.B185]=0; [.B184]; &quot;&quot;)">
            <text:p/>
          </table:table-cell>
          <table:table-cell office:value-type="float" office:value="53534" calcext:value-type="float">
            <text:p>53534</text:p>
          </table:table-cell>
          <table:table-cell/>
        </table:table-row>
        <table:table-row table:style-name="ro1">
          <table:table-cell office:value-type="float" office:value="4604" calcext:value-type="float">
            <text:p>4604</text:p>
          </table:table-cell>
          <table:table-cell table:formula="of:=IF([.A185]&gt;0;[.B184]+[.A185];0)" office:value-type="float" office:value="32110" calcext:value-type="float">
            <text:p>32110</text:p>
          </table:table-cell>
          <table:table-cell table:formula="of:=IF([.B186]=0; [.B185]; &quot;&quot;)">
            <text:p/>
          </table:table-cell>
          <table:table-cell office:value-type="float" office:value="53550" calcext:value-type="float">
            <text:p>53550</text:p>
          </table:table-cell>
          <table:table-cell/>
        </table:table-row>
        <table:table-row table:style-name="ro1">
          <table:table-cell office:value-type="float" office:value="4107" calcext:value-type="float">
            <text:p>4107</text:p>
          </table:table-cell>
          <table:table-cell table:formula="of:=IF([.A186]&gt;0;[.B185]+[.A186];0)" office:value-type="float" office:value="36217" calcext:value-type="float">
            <text:p>36217</text:p>
          </table:table-cell>
          <table:table-cell table:formula="of:=IF([.B187]=0; [.B186]; &quot;&quot;)">
            <text:p/>
          </table:table-cell>
          <table:table-cell office:value-type="float" office:value="53555" calcext:value-type="float">
            <text:p>53555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table:formula="of:=IF([.A187]&gt;0;[.B186]+[.A187];0)" office:value-type="float" office:value="39471" calcext:value-type="float">
            <text:p>39471</text:p>
          </table:table-cell>
          <table:table-cell table:formula="of:=IF([.B188]=0; [.B187]; &quot;&quot;)">
            <text:p/>
          </table:table-cell>
          <table:table-cell office:value-type="float" office:value="53566" calcext:value-type="float">
            <text:p>5356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188]&gt;0;[.B187]+[.A188];0)" office:value-type="float" office:value="40851" calcext:value-type="float">
            <text:p>40851</text:p>
          </table:table-cell>
          <table:table-cell table:formula="of:=IF([.B189]=0; [.B188]; &quot;&quot;)">
            <text:p/>
          </table:table-cell>
          <table:table-cell office:value-type="float" office:value="53687" calcext:value-type="float">
            <text:p>53687</text:p>
          </table:table-cell>
          <table:table-cell/>
        </table:table-row>
        <table:table-row table:style-name="ro1">
          <table:table-cell office:value-type="float" office:value="5208" calcext:value-type="float">
            <text:p>5208</text:p>
          </table:table-cell>
          <table:table-cell table:formula="of:=IF([.A189]&gt;0;[.B188]+[.A189];0)" office:value-type="float" office:value="46059" calcext:value-type="float">
            <text:p>46059</text:p>
          </table:table-cell>
          <table:table-cell table:formula="of:=IF([.B190]=0; [.B189]; &quot;&quot;)">
            <text:p/>
          </table:table-cell>
          <table:table-cell office:value-type="float" office:value="53705" calcext:value-type="float">
            <text:p>53705</text:p>
          </table:table-cell>
          <table:table-cell/>
        </table:table-row>
        <table:table-row table:style-name="ro1">
          <table:table-cell office:value-type="float" office:value="5948" calcext:value-type="float">
            <text:p>5948</text:p>
          </table:table-cell>
          <table:table-cell table:formula="of:=IF([.A190]&gt;0;[.B189]+[.A190];0)" office:value-type="float" office:value="52007" calcext:value-type="float">
            <text:p>52007</text:p>
          </table:table-cell>
          <table:table-cell table:formula="of:=IF([.B191]=0; [.B190]; &quot;&quot;)" office:value-type="float" office:value="52007" calcext:value-type="float">
            <text:p>52007</text:p>
          </table:table-cell>
          <table:table-cell office:value-type="float" office:value="53716" calcext:value-type="float">
            <text:p>53716</text:p>
          </table:table-cell>
          <table:table-cell/>
        </table:table-row>
        <table:table-row table:style-name="ro1">
          <table:table-cell/>
          <table:table-cell table:formula="of:=IF([.A191]&gt;0;[.B190]+[.A191];0)" office:value-type="float" office:value="0" calcext:value-type="float">
            <text:p>0</text:p>
          </table:table-cell>
          <table:table-cell table:formula="of:=IF([.B192]=0; [.B191]; &quot;&quot;)">
            <text:p/>
          </table:table-cell>
          <table:table-cell office:value-type="float" office:value="53787" calcext:value-type="float">
            <text:p>53787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IF([.A192]&gt;0;[.B191]+[.A192];0)" office:value-type="float" office:value="4000" calcext:value-type="float">
            <text:p>4000</text:p>
          </table:table-cell>
          <table:table-cell table:formula="of:=IF([.B193]=0; [.B192]; &quot;&quot;)">
            <text:p/>
          </table:table-cell>
          <table:table-cell office:value-type="float" office:value="53885" calcext:value-type="float">
            <text:p>53885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IF([.A193]&gt;0;[.B192]+[.A193];0)" office:value-type="float" office:value="6423" calcext:value-type="float">
            <text:p>6423</text:p>
          </table:table-cell>
          <table:table-cell table:formula="of:=IF([.B194]=0; [.B193]; &quot;&quot;)">
            <text:p/>
          </table:table-cell>
          <table:table-cell office:value-type="float" office:value="54050" calcext:value-type="float">
            <text:p>54050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194]&gt;0;[.B193]+[.A194];0)" office:value-type="float" office:value="7528" calcext:value-type="float">
            <text:p>7528</text:p>
          </table:table-cell>
          <table:table-cell table:formula="of:=IF([.B195]=0; [.B194]; &quot;&quot;)">
            <text:p/>
          </table:table-cell>
          <table:table-cell office:value-type="float" office:value="54362" calcext:value-type="float">
            <text:p>54362</text:p>
          </table:table-cell>
          <table:table-cell/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IF([.A195]&gt;0;[.B194]+[.A195];0)" office:value-type="float" office:value="15284" calcext:value-type="float">
            <text:p>15284</text:p>
          </table:table-cell>
          <table:table-cell table:formula="of:=IF([.B196]=0; [.B195]; &quot;&quot;)">
            <text:p/>
          </table:table-cell>
          <table:table-cell office:value-type="float" office:value="54516" calcext:value-type="float">
            <text:p>54516</text:p>
          </table:table-cell>
          <table:table-cell/>
        </table:table-row>
        <table:table-row table:style-name="ro1">
          <table:table-cell office:value-type="float" office:value="8917" calcext:value-type="float">
            <text:p>8917</text:p>
          </table:table-cell>
          <table:table-cell table:formula="of:=IF([.A196]&gt;0;[.B195]+[.A196];0)" office:value-type="float" office:value="24201" calcext:value-type="float">
            <text:p>24201</text:p>
          </table:table-cell>
          <table:table-cell table:formula="of:=IF([.B197]=0; [.B196]; &quot;&quot;)">
            <text:p/>
          </table:table-cell>
          <table:table-cell office:value-type="float" office:value="54893" calcext:value-type="float">
            <text:p>54893</text:p>
          </table:table-cell>
          <table:table-cell/>
        </table:table-row>
        <table:table-row table:style-name="ro1">
          <table:table-cell office:value-type="float" office:value="7394" calcext:value-type="float">
            <text:p>7394</text:p>
          </table:table-cell>
          <table:table-cell table:formula="of:=IF([.A197]&gt;0;[.B196]+[.A197];0)" office:value-type="float" office:value="31595" calcext:value-type="float">
            <text:p>31595</text:p>
          </table:table-cell>
          <table:table-cell table:formula="of:=IF([.B198]=0; [.B197]; &quot;&quot;)">
            <text:p/>
          </table:table-cell>
          <table:table-cell office:value-type="float" office:value="55054" calcext:value-type="float">
            <text:p>55054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IF([.A198]&gt;0;[.B197]+[.A198];0)" office:value-type="float" office:value="39365" calcext:value-type="float">
            <text:p>39365</text:p>
          </table:table-cell>
          <table:table-cell table:formula="of:=IF([.B199]=0; [.B198]; &quot;&quot;)">
            <text:p/>
          </table:table-cell>
          <table:table-cell office:value-type="float" office:value="55156" calcext:value-type="float">
            <text:p>55156</text:p>
          </table:table-cell>
          <table:table-cell/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IF([.A199]&gt;0;[.B198]+[.A199];0)" office:value-type="float" office:value="42787" calcext:value-type="float">
            <text:p>42787</text:p>
          </table:table-cell>
          <table:table-cell table:formula="of:=IF([.B200]=0; [.B199]; &quot;&quot;)">
            <text:p/>
          </table:table-cell>
          <table:table-cell office:value-type="float" office:value="55374" calcext:value-type="float">
            <text:p>55374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IF([.A200]&gt;0;[.B199]+[.A200];0)" office:value-type="float" office:value="44834" calcext:value-type="float">
            <text:p>44834</text:p>
          </table:table-cell>
          <table:table-cell table:formula="of:=IF([.B201]=0; [.B200]; &quot;&quot;)" office:value-type="float" office:value="44834" calcext:value-type="float">
            <text:p>44834</text:p>
          </table:table-cell>
          <table:table-cell office:value-type="float" office:value="55593" calcext:value-type="float">
            <text:p>55593</text:p>
          </table:table-cell>
          <table:table-cell/>
        </table:table-row>
        <table:table-row table:style-name="ro1">
          <table:table-cell/>
          <table:table-cell table:formula="of:=IF([.A201]&gt;0;[.B200]+[.A201];0)" office:value-type="float" office:value="0" calcext:value-type="float">
            <text:p>0</text:p>
          </table:table-cell>
          <table:table-cell table:formula="of:=IF([.B202]=0; [.B201]; &quot;&quot;)">
            <text:p/>
          </table:table-cell>
          <table:table-cell office:value-type="float" office:value="55609" calcext:value-type="float">
            <text:p>55609</text:p>
          </table:table-cell>
          <table:table-cell/>
        </table:table-row>
        <table:table-row table:style-name="ro1">
          <table:table-cell office:value-type="float" office:value="67584" calcext:value-type="float">
            <text:p>67584</text:p>
          </table:table-cell>
          <table:table-cell table:formula="of:=IF([.A202]&gt;0;[.B201]+[.A202];0)" office:value-type="float" office:value="67584" calcext:value-type="float">
            <text:p>67584</text:p>
          </table:table-cell>
          <table:table-cell table:formula="of:=IF([.B203]=0; [.B202]; &quot;&quot;)" office:value-type="float" office:value="67584" calcext:value-type="float">
            <text:p>67584</text:p>
          </table:table-cell>
          <table:table-cell office:value-type="float" office:value="55681" calcext:value-type="float">
            <text:p>55681</text:p>
          </table:table-cell>
          <table:table-cell/>
        </table:table-row>
        <table:table-row table:style-name="ro1">
          <table:table-cell/>
          <table:table-cell table:formula="of:=IF([.A203]&gt;0;[.B202]+[.A203];0)" office:value-type="float" office:value="0" calcext:value-type="float">
            <text:p>0</text:p>
          </table:table-cell>
          <table:table-cell table:formula="of:=IF([.B204]=0; [.B203]; &quot;&quot;)">
            <text:p/>
          </table:table-cell>
          <table:table-cell office:value-type="float" office:value="55724" calcext:value-type="float">
            <text:p>55724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IF([.A204]&gt;0;[.B203]+[.A204];0)" office:value-type="float" office:value="2065" calcext:value-type="float">
            <text:p>2065</text:p>
          </table:table-cell>
          <table:table-cell table:formula="of:=IF([.B205]=0; [.B204]; &quot;&quot;)">
            <text:p/>
          </table:table-cell>
          <table:table-cell office:value-type="float" office:value="55977" calcext:value-type="float">
            <text:p>55977</text:p>
          </table:table-cell>
          <table:table-cell/>
        </table:table-row>
        <table:table-row table:style-name="ro1">
          <table:table-cell office:value-type="float" office:value="7562" calcext:value-type="float">
            <text:p>7562</text:p>
          </table:table-cell>
          <table:table-cell table:formula="of:=IF([.A205]&gt;0;[.B204]+[.A205];0)" office:value-type="float" office:value="9627" calcext:value-type="float">
            <text:p>9627</text:p>
          </table:table-cell>
          <table:table-cell table:formula="of:=IF([.B206]=0; [.B205]; &quot;&quot;)">
            <text:p/>
          </table:table-cell>
          <table:table-cell office:value-type="float" office:value="56257" calcext:value-type="float">
            <text:p>56257</text:p>
          </table:table-cell>
          <table:table-cell/>
        </table:table-row>
        <table:table-row table:style-name="ro1">
          <table:table-cell office:value-type="float" office:value="10516" calcext:value-type="float">
            <text:p>10516</text:p>
          </table:table-cell>
          <table:table-cell table:formula="of:=IF([.A206]&gt;0;[.B205]+[.A206];0)" office:value-type="float" office:value="20143" calcext:value-type="float">
            <text:p>20143</text:p>
          </table:table-cell>
          <table:table-cell table:formula="of:=IF([.B207]=0; [.B206]; &quot;&quot;)">
            <text:p/>
          </table:table-cell>
          <table:table-cell office:value-type="float" office:value="56276" calcext:value-type="float">
            <text:p>56276</text:p>
          </table:table-cell>
          <table:table-cell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formula="of:=IF([.A207]&gt;0;[.B206]+[.A207];0)" office:value-type="float" office:value="30696" calcext:value-type="float">
            <text:p>30696</text:p>
          </table:table-cell>
          <table:table-cell table:formula="of:=IF([.B208]=0; [.B207]; &quot;&quot;)">
            <text:p/>
          </table:table-cell>
          <table:table-cell office:value-type="float" office:value="56814" calcext:value-type="float">
            <text:p>56814</text:p>
          </table:table-cell>
          <table:table-cell/>
        </table:table-row>
        <table:table-row table:style-name="ro1">
          <table:table-cell office:value-type="float" office:value="10862" calcext:value-type="float">
            <text:p>10862</text:p>
          </table:table-cell>
          <table:table-cell table:formula="of:=IF([.A208]&gt;0;[.B207]+[.A208];0)" office:value-type="float" office:value="41558" calcext:value-type="float">
            <text:p>41558</text:p>
          </table:table-cell>
          <table:table-cell table:formula="of:=IF([.B209]=0; [.B208]; &quot;&quot;)">
            <text:p/>
          </table:table-cell>
          <table:table-cell office:value-type="float" office:value="56972" calcext:value-type="float">
            <text:p>56972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IF([.A209]&gt;0;[.B208]+[.A209];0)" office:value-type="float" office:value="43207" calcext:value-type="float">
            <text:p>43207</text:p>
          </table:table-cell>
          <table:table-cell table:formula="of:=IF([.B210]=0; [.B209]; &quot;&quot;)">
            <text:p/>
          </table:table-cell>
          <table:table-cell office:value-type="float" office:value="56979" calcext:value-type="float">
            <text:p>56979</text:p>
          </table:table-cell>
          <table:table-cell/>
        </table:table-row>
        <table:table-row table:style-name="ro1">
          <table:table-cell office:value-type="float" office:value="6791" calcext:value-type="float">
            <text:p>6791</text:p>
          </table:table-cell>
          <table:table-cell table:formula="of:=IF([.A210]&gt;0;[.B209]+[.A210];0)" office:value-type="float" office:value="49998" calcext:value-type="float">
            <text:p>49998</text:p>
          </table:table-cell>
          <table:table-cell table:formula="of:=IF([.B211]=0; [.B210]; &quot;&quot;)" office:value-type="float" office:value="49998" calcext:value-type="float">
            <text:p>49998</text:p>
          </table:table-cell>
          <table:table-cell office:value-type="float" office:value="57434" calcext:value-type="float">
            <text:p>57434</text:p>
          </table:table-cell>
          <table:table-cell/>
        </table:table-row>
        <table:table-row table:style-name="ro1">
          <table:table-cell/>
          <table:table-cell table:formula="of:=IF([.A211]&gt;0;[.B210]+[.A211];0)" office:value-type="float" office:value="0" calcext:value-type="float">
            <text:p>0</text:p>
          </table:table-cell>
          <table:table-cell table:formula="of:=IF([.B212]=0; [.B211]; &quot;&quot;)">
            <text:p/>
          </table:table-cell>
          <table:table-cell office:value-type="float" office:value="57457" calcext:value-type="float">
            <text:p>57457</text:p>
          </table:table-cell>
          <table:table-cell/>
        </table:table-row>
        <table:table-row table:style-name="ro1">
          <table:table-cell office:value-type="float" office:value="23829" calcext:value-type="float">
            <text:p>23829</text:p>
          </table:table-cell>
          <table:table-cell table:formula="of:=IF([.A212]&gt;0;[.B211]+[.A212];0)" office:value-type="float" office:value="23829" calcext:value-type="float">
            <text:p>23829</text:p>
          </table:table-cell>
          <table:table-cell table:formula="of:=IF([.B213]=0; [.B212]; &quot;&quot;)" office:value-type="float" office:value="23829" calcext:value-type="float">
            <text:p>23829</text:p>
          </table:table-cell>
          <table:table-cell office:value-type="float" office:value="57695" calcext:value-type="float">
            <text:p>57695</text:p>
          </table:table-cell>
          <table:table-cell/>
        </table:table-row>
        <table:table-row table:style-name="ro1">
          <table:table-cell/>
          <table:table-cell table:formula="of:=IF([.A213]&gt;0;[.B212]+[.A213];0)" office:value-type="float" office:value="0" calcext:value-type="float">
            <text:p>0</text:p>
          </table:table-cell>
          <table:table-cell table:formula="of:=IF([.B214]=0; [.B213]; &quot;&quot;)">
            <text:p/>
          </table:table-cell>
          <table:table-cell office:value-type="float" office:value="58207" calcext:value-type="float">
            <text:p>58207</text:p>
          </table:table-cell>
          <table:table-cell/>
        </table:table-row>
        <table:table-row table:style-name="ro1">
          <table:table-cell office:value-type="float" office:value="15750" calcext:value-type="float">
            <text:p>15750</text:p>
          </table:table-cell>
          <table:table-cell table:formula="of:=IF([.A214]&gt;0;[.B213]+[.A214];0)" office:value-type="float" office:value="15750" calcext:value-type="float">
            <text:p>15750</text:p>
          </table:table-cell>
          <table:table-cell table:formula="of:=IF([.B215]=0; [.B214]; &quot;&quot;)">
            <text:p/>
          </table:table-cell>
          <table:table-cell office:value-type="float" office:value="58269" calcext:value-type="float">
            <text:p>58269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IF([.A215]&gt;0;[.B214]+[.A215];0)" office:value-type="float" office:value="17954" calcext:value-type="float">
            <text:p>17954</text:p>
          </table:table-cell>
          <table:table-cell table:formula="of:=IF([.B216]=0; [.B215]; &quot;&quot;)">
            <text:p/>
          </table:table-cell>
          <table:table-cell office:value-type="float" office:value="58334" calcext:value-type="float">
            <text:p>58334</text:p>
          </table:table-cell>
          <table:table-cell/>
        </table:table-row>
        <table:table-row table:style-name="ro1">
          <table:table-cell office:value-type="float" office:value="19115" calcext:value-type="float">
            <text:p>19115</text:p>
          </table:table-cell>
          <table:table-cell table:formula="of:=IF([.A216]&gt;0;[.B215]+[.A216];0)" office:value-type="float" office:value="37069" calcext:value-type="float">
            <text:p>37069</text:p>
          </table:table-cell>
          <table:table-cell table:formula="of:=IF([.B217]=0; [.B216]; &quot;&quot;)">
            <text:p/>
          </table:table-cell>
          <table:table-cell office:value-type="float" office:value="58634" calcext:value-type="float">
            <text:p>58634</text:p>
          </table:table-cell>
          <table:table-cell/>
        </table:table-row>
        <table:table-row table:style-name="ro1">
          <table:table-cell office:value-type="float" office:value="15870" calcext:value-type="float">
            <text:p>15870</text:p>
          </table:table-cell>
          <table:table-cell table:formula="of:=IF([.A217]&gt;0;[.B216]+[.A217];0)" office:value-type="float" office:value="52939" calcext:value-type="float">
            <text:p>52939</text:p>
          </table:table-cell>
          <table:table-cell table:formula="of:=IF([.B218]=0; [.B217]; &quot;&quot;)" office:value-type="float" office:value="52939" calcext:value-type="float">
            <text:p>52939</text:p>
          </table:table-cell>
          <table:table-cell office:value-type="float" office:value="58770" calcext:value-type="float">
            <text:p>58770</text:p>
          </table:table-cell>
          <table:table-cell/>
        </table:table-row>
        <table:table-row table:style-name="ro1">
          <table:table-cell/>
          <table:table-cell table:formula="of:=IF([.A218]&gt;0;[.B217]+[.A218];0)" office:value-type="float" office:value="0" calcext:value-type="float">
            <text:p>0</text:p>
          </table:table-cell>
          <table:table-cell table:formula="of:=IF([.B219]=0; [.B218]; &quot;&quot;)">
            <text:p/>
          </table:table-cell>
          <table:table-cell office:value-type="float" office:value="59099" calcext:value-type="float">
            <text:p>59099</text:p>
          </table:table-cell>
          <table:table-cell/>
        </table:table-row>
        <table:table-row table:style-name="ro1">
          <table:table-cell office:value-type="float" office:value="7268" calcext:value-type="float">
            <text:p>7268</text:p>
          </table:table-cell>
          <table:table-cell table:formula="of:=IF([.A219]&gt;0;[.B218]+[.A219];0)" office:value-type="float" office:value="7268" calcext:value-type="float">
            <text:p>7268</text:p>
          </table:table-cell>
          <table:table-cell table:formula="of:=IF([.B220]=0; [.B219]; &quot;&quot;)">
            <text:p/>
          </table:table-cell>
          <table:table-cell office:value-type="float" office:value="59202" calcext:value-type="float">
            <text:p>59202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table:formula="of:=IF([.A220]&gt;0;[.B219]+[.A220];0)" office:value-type="float" office:value="12826" calcext:value-type="float">
            <text:p>12826</text:p>
          </table:table-cell>
          <table:table-cell table:formula="of:=IF([.B221]=0; [.B220]; &quot;&quot;)">
            <text:p/>
          </table:table-cell>
          <table:table-cell office:value-type="float" office:value="59495" calcext:value-type="float">
            <text:p>59495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table:formula="of:=IF([.A221]&gt;0;[.B220]+[.A221];0)" office:value-type="float" office:value="18248" calcext:value-type="float">
            <text:p>18248</text:p>
          </table:table-cell>
          <table:table-cell table:formula="of:=IF([.B222]=0; [.B221]; &quot;&quot;)">
            <text:p/>
          </table:table-cell>
          <table:table-cell office:value-type="float" office:value="60229" calcext:value-type="float">
            <text:p>60229</text:p>
          </table:table-cell>
          <table:table-cell/>
        </table:table-row>
        <table:table-row table:style-name="ro1">
          <table:table-cell office:value-type="float" office:value="5021" calcext:value-type="float">
            <text:p>5021</text:p>
          </table:table-cell>
          <table:table-cell table:formula="of:=IF([.A222]&gt;0;[.B221]+[.A222];0)" office:value-type="float" office:value="23269" calcext:value-type="float">
            <text:p>23269</text:p>
          </table:table-cell>
          <table:table-cell table:formula="of:=IF([.B223]=0; [.B222]; &quot;&quot;)">
            <text:p/>
          </table:table-cell>
          <table:table-cell office:value-type="float" office:value="60527" calcext:value-type="float">
            <text:p>60527</text:p>
          </table:table-cell>
          <table:table-cell/>
        </table:table-row>
        <table:table-row table:style-name="ro1">
          <table:table-cell office:value-type="float" office:value="8548" calcext:value-type="float">
            <text:p>8548</text:p>
          </table:table-cell>
          <table:table-cell table:formula="of:=IF([.A223]&gt;0;[.B222]+[.A223];0)" office:value-type="float" office:value="31817" calcext:value-type="float">
            <text:p>31817</text:p>
          </table:table-cell>
          <table:table-cell table:formula="of:=IF([.B224]=0; [.B223]; &quot;&quot;)">
            <text:p/>
          </table:table-cell>
          <table:table-cell office:value-type="float" office:value="60667" calcext:value-type="float">
            <text:p>60667</text:p>
          </table:table-cell>
          <table:table-cell/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IF([.A224]&gt;0;[.B223]+[.A224];0)" office:value-type="float" office:value="36822" calcext:value-type="float">
            <text:p>36822</text:p>
          </table:table-cell>
          <table:table-cell table:formula="of:=IF([.B225]=0; [.B224]; &quot;&quot;)">
            <text:p/>
          </table:table-cell>
          <table:table-cell office:value-type="float" office:value="60687" calcext:value-type="float">
            <text:p>60687</text:p>
          </table:table-cell>
          <table:table-cell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IF([.A225]&gt;0;[.B224]+[.A225];0)" office:value-type="float" office:value="43050" calcext:value-type="float">
            <text:p>43050</text:p>
          </table:table-cell>
          <table:table-cell table:formula="of:=IF([.B226]=0; [.B225]; &quot;&quot;)">
            <text:p/>
          </table:table-cell>
          <table:table-cell office:value-type="float" office:value="61112" calcext:value-type="float">
            <text:p>61112</text:p>
          </table:table-cell>
          <table:table-cell/>
        </table:table-row>
        <table:table-row table:style-name="ro1">
          <table:table-cell office:value-type="float" office:value="7622" calcext:value-type="float">
            <text:p>7622</text:p>
          </table:table-cell>
          <table:table-cell table:formula="of:=IF([.A226]&gt;0;[.B225]+[.A226];0)" office:value-type="float" office:value="50672" calcext:value-type="float">
            <text:p>50672</text:p>
          </table:table-cell>
          <table:table-cell table:formula="of:=IF([.B227]=0; [.B226]; &quot;&quot;)">
            <text:p/>
          </table:table-cell>
          <table:table-cell office:value-type="float" office:value="61133" calcext:value-type="float">
            <text:p>61133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table:formula="of:=IF([.A227]&gt;0;[.B226]+[.A227];0)" office:value-type="float" office:value="53209" calcext:value-type="float">
            <text:p>53209</text:p>
          </table:table-cell>
          <table:table-cell table:formula="of:=IF([.B228]=0; [.B227]; &quot;&quot;)">
            <text:p/>
          </table:table-cell>
          <table:table-cell office:value-type="float" office:value="61765" calcext:value-type="float">
            <text:p>61765</text:p>
          </table:table-cell>
          <table:table-cell/>
        </table:table-row>
        <table:table-row table:style-name="ro1">
          <table:table-cell office:value-type="float" office:value="8556" calcext:value-type="float">
            <text:p>8556</text:p>
          </table:table-cell>
          <table:table-cell table:formula="of:=IF([.A228]&gt;0;[.B227]+[.A228];0)" office:value-type="float" office:value="61765" calcext:value-type="float">
            <text:p>61765</text:p>
          </table:table-cell>
          <table:table-cell table:formula="of:=IF([.B229]=0; [.B228]; &quot;&quot;)" office:value-type="float" office:value="61765" calcext:value-type="float">
            <text:p>61765</text:p>
          </table:table-cell>
          <table:table-cell office:value-type="float" office:value="61776" calcext:value-type="float">
            <text:p>61776</text:p>
          </table:table-cell>
          <table:table-cell/>
        </table:table-row>
        <table:table-row table:style-name="ro1">
          <table:table-cell/>
          <table:table-cell table:formula="of:=IF([.A229]&gt;0;[.B228]+[.A229];0)" office:value-type="float" office:value="0" calcext:value-type="float">
            <text:p>0</text:p>
          </table:table-cell>
          <table:table-cell table:formula="of:=IF([.B230]=0; [.B229]; &quot;&quot;)">
            <text:p/>
          </table:table-cell>
          <table:table-cell office:value-type="float" office:value="61832" calcext:value-type="float">
            <text:p>61832</text:p>
          </table:table-cell>
          <table:table-cell/>
        </table:table-row>
        <table:table-row table:style-name="ro1">
          <table:table-cell office:value-type="float" office:value="33525" calcext:value-type="float">
            <text:p>33525</text:p>
          </table:table-cell>
          <table:table-cell table:formula="of:=IF([.A230]&gt;0;[.B229]+[.A230];0)" office:value-type="float" office:value="33525" calcext:value-type="float">
            <text:p>33525</text:p>
          </table:table-cell>
          <table:table-cell table:formula="of:=IF([.B231]=0; [.B230]; &quot;&quot;)">
            <text:p/>
          </table:table-cell>
          <table:table-cell office:value-type="float" office:value="62286" calcext:value-type="float">
            <text:p>62286</text:p>
          </table:table-cell>
          <table:table-cell/>
        </table:table-row>
        <table:table-row table:style-name="ro1">
          <table:table-cell office:value-type="float" office:value="27002" calcext:value-type="float">
            <text:p>27002</text:p>
          </table:table-cell>
          <table:table-cell table:formula="of:=IF([.A231]&gt;0;[.B230]+[.A231];0)" office:value-type="float" office:value="60527" calcext:value-type="float">
            <text:p>60527</text:p>
          </table:table-cell>
          <table:table-cell table:formula="of:=IF([.B232]=0; [.B231]; &quot;&quot;)" office:value-type="float" office:value="60527" calcext:value-type="float">
            <text:p>60527</text:p>
          </table:table-cell>
          <table:table-cell office:value-type="float" office:value="63479" calcext:value-type="float">
            <text:p>63479</text:p>
          </table:table-cell>
          <table:table-cell/>
        </table:table-row>
        <table:table-row table:style-name="ro1">
          <table:table-cell/>
          <table:table-cell table:formula="of:=IF([.A232]&gt;0;[.B231]+[.A232];0)" office:value-type="float" office:value="0" calcext:value-type="float">
            <text:p>0</text:p>
          </table:table-cell>
          <table:table-cell table:formula="of:=IF([.B233]=0; [.B232]; &quot;&quot;)">
            <text:p/>
          </table:table-cell>
          <table:table-cell office:value-type="float" office:value="64137" calcext:value-type="float">
            <text:p>64137</text:p>
          </table:table-cell>
          <table:table-cell/>
        </table:table-row>
        <table:table-row table:style-name="ro1">
          <table:table-cell office:value-type="float" office:value="22390" calcext:value-type="float">
            <text:p>22390</text:p>
          </table:table-cell>
          <table:table-cell table:formula="of:=IF([.A233]&gt;0;[.B232]+[.A233];0)" office:value-type="float" office:value="22390" calcext:value-type="float">
            <text:p>22390</text:p>
          </table:table-cell>
          <table:table-cell table:formula="of:=IF([.B234]=0; [.B233]; &quot;&quot;)">
            <text:p/>
          </table:table-cell>
          <table:table-cell office:value-type="float" office:value="64490" calcext:value-type="float">
            <text:p>64490</text:p>
          </table:table-cell>
          <table:table-cell/>
        </table:table-row>
        <table:table-row table:style-name="ro1">
          <table:table-cell office:value-type="float" office:value="18440" calcext:value-type="float">
            <text:p>18440</text:p>
          </table:table-cell>
          <table:table-cell table:formula="of:=IF([.A234]&gt;0;[.B233]+[.A234];0)" office:value-type="float" office:value="40830" calcext:value-type="float">
            <text:p>40830</text:p>
          </table:table-cell>
          <table:table-cell table:formula="of:=IF([.B235]=0; [.B234]; &quot;&quot;)" office:value-type="float" office:value="40830" calcext:value-type="float">
            <text:p>40830</text:p>
          </table:table-cell>
          <table:table-cell office:value-type="float" office:value="64576" calcext:value-type="float">
            <text:p>64576</text:p>
          </table:table-cell>
          <table:table-cell/>
        </table:table-row>
        <table:table-row table:style-name="ro1">
          <table:table-cell/>
          <table:table-cell table:formula="of:=IF([.A235]&gt;0;[.B234]+[.A235];0)" office:value-type="float" office:value="0" calcext:value-type="float">
            <text:p>0</text:p>
          </table:table-cell>
          <table:table-cell table:formula="of:=IF([.B236]=0; [.B235]; &quot;&quot;)">
            <text:p/>
          </table:table-cell>
          <table:table-cell office:value-type="float" office:value="64841" calcext:value-type="float">
            <text:p>64841</text:p>
          </table:table-cell>
          <table:table-cell/>
        </table:table-row>
        <table:table-row table:style-name="ro1">
          <table:table-cell office:value-type="float" office:value="6424" calcext:value-type="float">
            <text:p>6424</text:p>
          </table:table-cell>
          <table:table-cell table:formula="of:=IF([.A236]&gt;0;[.B235]+[.A236];0)" office:value-type="float" office:value="6424" calcext:value-type="float">
            <text:p>6424</text:p>
          </table:table-cell>
          <table:table-cell table:formula="of:=IF([.B237]=0; [.B236]; &quot;&quot;)">
            <text:p/>
          </table:table-cell>
          <table:table-cell office:value-type="float" office:value="66183" calcext:value-type="float">
            <text:p>66183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IF([.A237]&gt;0;[.B236]+[.A237];0)" office:value-type="float" office:value="9604" calcext:value-type="float">
            <text:p>9604</text:p>
          </table:table-cell>
          <table:table-cell table:formula="of:=IF([.B238]=0; [.B237]; &quot;&quot;)">
            <text:p/>
          </table:table-cell>
          <table:table-cell office:value-type="float" office:value="66489" calcext:value-type="float">
            <text:p>66489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table:formula="of:=IF([.A238]&gt;0;[.B237]+[.A238];0)" office:value-type="float" office:value="12974" calcext:value-type="float">
            <text:p>12974</text:p>
          </table:table-cell>
          <table:table-cell table:formula="of:=IF([.B239]=0; [.B238]; &quot;&quot;)">
            <text:p/>
          </table:table-cell>
          <table:table-cell office:value-type="float" office:value="67584" calcext:value-type="float">
            <text:p>67584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IF([.A239]&gt;0;[.B238]+[.A239];0)" office:value-type="float" office:value="18884" calcext:value-type="float">
            <text:p>18884</text:p>
          </table:table-cell>
          <table:table-cell table:formula="of:=IF([.B240]=0; [.B239]; &quot;&quot;)">
            <text:p/>
          </table:table-cell>
          <table:table-cell office:value-type="float" office:value="67981" calcext:value-type="float">
            <text:p>67981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240]&gt;0;[.B239]+[.A240];0)" office:value-type="float" office:value="22484" calcext:value-type="float">
            <text:p>22484</text:p>
          </table:table-cell>
          <table:table-cell table:formula="of:=IF([.B241]=0; [.B240]; &quot;&quot;)">
            <text:p/>
          </table:table-cell>
          <table:table-cell office:value-type="float" office:value="68735" calcext:value-type="float">
            <text:p>68735</text:p>
          </table:table-cell>
          <table:table-cell/>
        </table:table-row>
        <table:table-row table:style-name="ro1">
          <table:table-cell office:value-type="float" office:value="5372" calcext:value-type="float">
            <text:p>5372</text:p>
          </table:table-cell>
          <table:table-cell table:formula="of:=IF([.A241]&gt;0;[.B240]+[.A241];0)" office:value-type="float" office:value="27856" calcext:value-type="float">
            <text:p>27856</text:p>
          </table:table-cell>
          <table:table-cell table:formula="of:=IF([.B242]=0; [.B241]; &quot;&quot;)">
            <text:p/>
          </table:table-cell>
          <table:table-cell office:value-type="float" office:value="69359" calcext:value-type="float">
            <text:p>69359</text:p>
          </table:table-cell>
          <table:table-cell table:formula="of:=SUM([.D241:.D243])" office:value-type="float" office:value="212520" calcext:value-type="float">
            <text:p>21252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IF([.A242]&gt;0;[.B241]+[.A242];0)" office:value-type="float" office:value="30046" calcext:value-type="float">
            <text:p>30046</text:p>
          </table:table-cell>
          <table:table-cell table:formula="of:=IF([.B243]=0; [.B242]; &quot;&quot;)">
            <text:p/>
          </table:table-cell>
          <table:table-cell office:value-type="float" office:value="71144" calcext:value-type="float">
            <text:p>71144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IF([.A243]&gt;0;[.B242]+[.A243];0)" office:value-type="float" office:value="34481" calcext:value-type="float">
            <text:p>34481</text:p>
          </table:table-cell>
          <table:table-cell table:formula="of:=IF([.B244]=0; [.B243]; &quot;&quot;)">
            <text:p/>
          </table:table-cell>
          <table:table-cell office:value-type="float" office:value="72017" calcext:value-type="float">
            <text:p>72017</text:p>
          </table:table-cell>
          <table:table-cell/>
        </table:table-row>
        <table:table-row table:style-name="ro1">
          <table:table-cell office:value-type="float" office:value="5612" calcext:value-type="float">
            <text:p>5612</text:p>
          </table:table-cell>
          <table:table-cell table:formula="of:=IF([.A244]&gt;0;[.B243]+[.A244];0)" office:value-type="float" office:value="40093" calcext:value-type="float">
            <text:p>40093</text:p>
          </table:table-cell>
          <table:table-cell table:formula="of:=IF([.B245]=0; [.B2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IF([.A245]&gt;0;[.B244]+[.A245];0)" office:value-type="float" office:value="41840" calcext:value-type="float">
            <text:p>41840</text:p>
          </table:table-cell>
          <table:table-cell table:formula="of:=IF([.B246]=0; [.B2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formula="of:=IF([.A246]&gt;0;[.B245]+[.A246];0)" office:value-type="float" office:value="47026" calcext:value-type="float">
            <text:p>47026</text:p>
          </table:table-cell>
          <table:table-cell table:formula="of:=IF([.B247]=0; [.B2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247]&gt;0;[.B246]+[.A247];0)" office:value-type="float" office:value="49260" calcext:value-type="float">
            <text:p>49260</text:p>
          </table:table-cell>
          <table:table-cell table:formula="of:=IF([.B248]=0; [.B2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IF([.A248]&gt;0;[.B247]+[.A248];0)" office:value-type="float" office:value="50622" calcext:value-type="float">
            <text:p>50622</text:p>
          </table:table-cell>
          <table:table-cell table:formula="of:=IF([.B249]=0; [.B2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IF([.A249]&gt;0;[.B248]+[.A249];0)" office:value-type="float" office:value="53110" calcext:value-type="float">
            <text:p>53110</text:p>
          </table:table-cell>
          <table:table-cell table:formula="of:=IF([.B250]=0; [.B249]; &quot;&quot;)" office:value-type="float" office:value="53110" calcext:value-type="float">
            <text:p>53110</text:p>
          </table:table-cell>
          <table:table-cell table:number-columns-repeated="2"/>
        </table:table-row>
        <table:table-row table:style-name="ro1">
          <table:table-cell/>
          <table:table-cell table:formula="of:=IF([.A250]&gt;0;[.B249]+[.A250];0)" office:value-type="float" office:value="0" calcext:value-type="float">
            <text:p>0</text:p>
          </table:table-cell>
          <table:table-cell table:formula="of:=IF([.B251]=0; [.B2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25" calcext:value-type="float">
            <text:p>10025</text:p>
          </table:table-cell>
          <table:table-cell table:formula="of:=IF([.A251]&gt;0;[.B250]+[.A251];0)" office:value-type="float" office:value="10025" calcext:value-type="float">
            <text:p>10025</text:p>
          </table:table-cell>
          <table:table-cell table:formula="of:=IF([.B252]=0; [.B2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IF([.A252]&gt;0;[.B251]+[.A252];0)" office:value-type="float" office:value="16185" calcext:value-type="float">
            <text:p>16185</text:p>
          </table:table-cell>
          <table:table-cell table:formula="of:=IF([.B253]=0; [.B2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865" calcext:value-type="float">
            <text:p>11865</text:p>
          </table:table-cell>
          <table:table-cell table:formula="of:=IF([.A253]&gt;0;[.B252]+[.A253];0)" office:value-type="float" office:value="28050" calcext:value-type="float">
            <text:p>28050</text:p>
          </table:table-cell>
          <table:table-cell table:formula="of:=IF([.B254]=0; [.B2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498" calcext:value-type="float">
            <text:p>10498</text:p>
          </table:table-cell>
          <table:table-cell table:formula="of:=IF([.A254]&gt;0;[.B253]+[.A254];0)" office:value-type="float" office:value="38548" calcext:value-type="float">
            <text:p>38548</text:p>
          </table:table-cell>
          <table:table-cell table:formula="of:=IF([.B255]=0; [.B2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formula="of:=IF([.A255]&gt;0;[.B254]+[.A255];0)" office:value-type="float" office:value="47502" calcext:value-type="float">
            <text:p>47502</text:p>
          </table:table-cell>
          <table:table-cell table:formula="of:=IF([.B256]=0; [.B2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66" calcext:value-type="float">
            <text:p>11766</text:p>
          </table:table-cell>
          <table:table-cell table:formula="of:=IF([.A256]&gt;0;[.B255]+[.A256];0)" office:value-type="float" office:value="59268" calcext:value-type="float">
            <text:p>59268</text:p>
          </table:table-cell>
          <table:table-cell table:formula="of:=IF([.B257]=0; [.B2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formula="of:=IF([.A257]&gt;0;[.B256]+[.A257];0)" office:value-type="float" office:value="68735" calcext:value-type="float">
            <text:p>68735</text:p>
          </table:table-cell>
          <table:table-cell table:formula="of:=IF([.B258]=0; [.B257]; &quot;&quot;)" office:value-type="float" office:value="68735" calcext:value-type="float">
            <text:p>68735</text:p>
          </table:table-cell>
          <table:table-cell table:number-columns-repeated="2"/>
        </table:table-row>
        <table:table-row table:style-name="ro1">
          <table:table-cell/>
          <table:table-cell table:formula="of:=IF([.A258]&gt;0;[.B257]+[.A258];0)" office:value-type="float" office:value="0" calcext:value-type="float">
            <text:p>0</text:p>
          </table:table-cell>
          <table:table-cell table:formula="of:=IF([.B259]=0; [.B2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formula="of:=IF([.A259]&gt;0;[.B258]+[.A259];0)" office:value-type="float" office:value="7958" calcext:value-type="float">
            <text:p>7958</text:p>
          </table:table-cell>
          <table:table-cell table:formula="of:=IF([.B260]=0; [.B2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formula="of:=IF([.A260]&gt;0;[.B259]+[.A260];0)" office:value-type="float" office:value="15389" calcext:value-type="float">
            <text:p>15389</text:p>
          </table:table-cell>
          <table:table-cell table:formula="of:=IF([.B261]=0; [.B2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formula="of:=IF([.A261]&gt;0;[.B260]+[.A261];0)" office:value-type="float" office:value="17987" calcext:value-type="float">
            <text:p>17987</text:p>
          </table:table-cell>
          <table:table-cell table:formula="of:=IF([.B262]=0; [.B2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formula="of:=IF([.A262]&gt;0;[.B261]+[.A262];0)" office:value-type="float" office:value="27230" calcext:value-type="float">
            <text:p>27230</text:p>
          </table:table-cell>
          <table:table-cell table:formula="of:=IF([.B263]=0; [.B2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IF([.A263]&gt;0;[.B262]+[.A263];0)" office:value-type="float" office:value="28253" calcext:value-type="float">
            <text:p>28253</text:p>
          </table:table-cell>
          <table:table-cell table:formula="of:=IF([.B264]=0; [.B263]; &quot;&quot;)" office:value-type="float" office:value="28253" calcext:value-type="float">
            <text:p>28253</text:p>
          </table:table-cell>
          <table:table-cell table:number-columns-repeated="2"/>
        </table:table-row>
        <table:table-row table:style-name="ro1">
          <table:table-cell/>
          <table:table-cell table:formula="of:=IF([.A264]&gt;0;[.B263]+[.A264];0)" office:value-type="float" office:value="0" calcext:value-type="float">
            <text:p>0</text:p>
          </table:table-cell>
          <table:table-cell table:formula="of:=IF([.B265]=0; [.B2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formula="of:=IF([.A265]&gt;0;[.B264]+[.A265];0)" office:value-type="float" office:value="5265" calcext:value-type="float">
            <text:p>5265</text:p>
          </table:table-cell>
          <table:table-cell table:formula="of:=IF([.B266]=0; [.B2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IF([.A266]&gt;0;[.B265]+[.A266];0)" office:value-type="float" office:value="12653" calcext:value-type="float">
            <text:p>12653</text:p>
          </table:table-cell>
          <table:table-cell table:formula="of:=IF([.B267]=0; [.B2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730" calcext:value-type="float">
            <text:p>19730</text:p>
          </table:table-cell>
          <table:table-cell table:formula="of:=IF([.A267]&gt;0;[.B266]+[.A267];0)" office:value-type="float" office:value="32383" calcext:value-type="float">
            <text:p>32383</text:p>
          </table:table-cell>
          <table:table-cell table:formula="of:=IF([.B268]=0; [.B2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381" calcext:value-type="float">
            <text:p>14381</text:p>
          </table:table-cell>
          <table:table-cell table:formula="of:=IF([.A268]&gt;0;[.B267]+[.A268];0)" office:value-type="float" office:value="46764" calcext:value-type="float">
            <text:p>46764</text:p>
          </table:table-cell>
          <table:table-cell table:formula="of:=IF([.B269]=0; [.B268]; &quot;&quot;)" office:value-type="float" office:value="46764" calcext:value-type="float">
            <text:p>46764</text:p>
          </table:table-cell>
          <table:table-cell table:number-columns-repeated="2"/>
        </table:table-row>
        <table:table-row table:style-name="ro1">
          <table:table-cell/>
          <table:table-cell table:formula="of:=IF([.A269]&gt;0;[.B268]+[.A269];0)" office:value-type="float" office:value="0" calcext:value-type="float">
            <text:p>0</text:p>
          </table:table-cell>
          <table:table-cell table:formula="of:=IF([.B270]=0; [.B2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IF([.A270]&gt;0;[.B269]+[.A270];0)" office:value-type="float" office:value="7462" calcext:value-type="float">
            <text:p>7462</text:p>
          </table:table-cell>
          <table:table-cell table:formula="of:=IF([.B271]=0; [.B2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formula="of:=IF([.A271]&gt;0;[.B270]+[.A271];0)" office:value-type="float" office:value="15393" calcext:value-type="float">
            <text:p>15393</text:p>
          </table:table-cell>
          <table:table-cell table:formula="of:=IF([.B272]=0; [.B2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405" calcext:value-type="float">
            <text:p>11405</text:p>
          </table:table-cell>
          <table:table-cell table:formula="of:=IF([.A272]&gt;0;[.B271]+[.A272];0)" office:value-type="float" office:value="26798" calcext:value-type="float">
            <text:p>26798</text:p>
          </table:table-cell>
          <table:table-cell table:formula="of:=IF([.B273]=0; [.B2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07" calcext:value-type="float">
            <text:p>15307</text:p>
          </table:table-cell>
          <table:table-cell table:formula="of:=IF([.A273]&gt;0;[.B272]+[.A273];0)" office:value-type="float" office:value="42105" calcext:value-type="float">
            <text:p>42105</text:p>
          </table:table-cell>
          <table:table-cell table:formula="of:=IF([.B274]=0; [.B2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IF([.A274]&gt;0;[.B273]+[.A274];0)" office:value-type="float" office:value="44404" calcext:value-type="float">
            <text:p>44404</text:p>
          </table:table-cell>
          <table:table-cell table:formula="of:=IF([.B275]=0; [.B274]; &quot;&quot;)" office:value-type="float" office:value="44404" calcext:value-type="float">
            <text:p>44404</text:p>
          </table:table-cell>
          <table:table-cell table:number-columns-repeated="2"/>
        </table:table-row>
        <table:table-row table:style-name="ro1">
          <table:table-cell/>
          <table:table-cell table:formula="of:=IF([.A275]&gt;0;[.B274]+[.A275];0)" office:value-type="float" office:value="0" calcext:value-type="float">
            <text:p>0</text:p>
          </table:table-cell>
          <table:table-cell table:formula="of:=IF([.B276]=0; [.B2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973" calcext:value-type="float">
            <text:p>13973</text:p>
          </table:table-cell>
          <table:table-cell table:formula="of:=IF([.A276]&gt;0;[.B275]+[.A276];0)" office:value-type="float" office:value="13973" calcext:value-type="float">
            <text:p>13973</text:p>
          </table:table-cell>
          <table:table-cell table:formula="of:=IF([.B277]=0; [.B276]; &quot;&quot;)" office:value-type="float" office:value="13973" calcext:value-type="float">
            <text:p>13973</text:p>
          </table:table-cell>
          <table:table-cell table:number-columns-repeated="2"/>
        </table:table-row>
        <table:table-row table:style-name="ro1">
          <table:table-cell/>
          <table:table-cell table:formula="of:=IF([.A277]&gt;0;[.B276]+[.A277];0)" office:value-type="float" office:value="0" calcext:value-type="float">
            <text:p>0</text:p>
          </table:table-cell>
          <table:table-cell table:formula="of:=IF([.B278]=0; [.B2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066" calcext:value-type="float">
            <text:p>20066</text:p>
          </table:table-cell>
          <table:table-cell table:formula="of:=IF([.A278]&gt;0;[.B277]+[.A278];0)" office:value-type="float" office:value="20066" calcext:value-type="float">
            <text:p>20066</text:p>
          </table:table-cell>
          <table:table-cell table:formula="of:=IF([.B279]=0; [.B2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formula="of:=IF([.A279]&gt;0;[.B278]+[.A279];0)" office:value-type="float" office:value="27997" calcext:value-type="float">
            <text:p>27997</text:p>
          </table:table-cell>
          <table:table-cell table:formula="of:=IF([.B280]=0; [.B2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formula="of:=IF([.A280]&gt;0;[.B279]+[.A280];0)" office:value-type="float" office:value="35985" calcext:value-type="float">
            <text:p>35985</text:p>
          </table:table-cell>
          <table:table-cell table:formula="of:=IF([.B281]=0; [.B2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formula="of:=IF([.A281]&gt;0;[.B280]+[.A281];0)" office:value-type="float" office:value="44200" calcext:value-type="float">
            <text:p>44200</text:p>
          </table:table-cell>
          <table:table-cell table:formula="of:=IF([.B282]=0; [.B281]; &quot;&quot;)" office:value-type="float" office:value="44200" calcext:value-type="float">
            <text:p>44200</text:p>
          </table:table-cell>
          <table:table-cell table:number-columns-repeated="2"/>
        </table:table-row>
        <table:table-row table:style-name="ro1">
          <table:table-cell/>
          <table:table-cell table:formula="of:=IF([.A282]&gt;0;[.B281]+[.A282];0)" office:value-type="float" office:value="0" calcext:value-type="float">
            <text:p>0</text:p>
          </table:table-cell>
          <table:table-cell table:formula="of:=IF([.B283]=0; [.B2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IF([.A283]&gt;0;[.B282]+[.A283];0)" office:value-type="float" office:value="3310" calcext:value-type="float">
            <text:p>3310</text:p>
          </table:table-cell>
          <table:table-cell table:formula="of:=IF([.B284]=0; [.B2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IF([.A284]&gt;0;[.B283]+[.A284];0)" office:value-type="float" office:value="7102" calcext:value-type="float">
            <text:p>7102</text:p>
          </table:table-cell>
          <table:table-cell table:formula="of:=IF([.B285]=0; [.B2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formula="of:=IF([.A285]&gt;0;[.B284]+[.A285];0)" office:value-type="float" office:value="15367" calcext:value-type="float">
            <text:p>15367</text:p>
          </table:table-cell>
          <table:table-cell table:formula="of:=IF([.B286]=0; [.B2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IF([.A286]&gt;0;[.B285]+[.A286];0)" office:value-type="float" office:value="24792" calcext:value-type="float">
            <text:p>24792</text:p>
          </table:table-cell>
          <table:table-cell table:formula="of:=IF([.B287]=0; [.B2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formula="of:=IF([.A287]&gt;0;[.B286]+[.A287];0)" office:value-type="float" office:value="33439" calcext:value-type="float">
            <text:p>33439</text:p>
          </table:table-cell>
          <table:table-cell table:formula="of:=IF([.B288]=0; [.B2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formula="of:=IF([.A288]&gt;0;[.B287]+[.A288];0)" office:value-type="float" office:value="39587" calcext:value-type="float">
            <text:p>39587</text:p>
          </table:table-cell>
          <table:table-cell table:formula="of:=IF([.B289]=0; [.B2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formula="of:=IF([.A289]&gt;0;[.B288]+[.A289];0)" office:value-type="float" office:value="47061" calcext:value-type="float">
            <text:p>47061</text:p>
          </table:table-cell>
          <table:table-cell table:formula="of:=IF([.B290]=0; [.B2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IF([.A290]&gt;0;[.B289]+[.A290];0)" office:value-type="float" office:value="48841" calcext:value-type="float">
            <text:p>48841</text:p>
          </table:table-cell>
          <table:table-cell table:formula="of:=IF([.B291]=0; [.B2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IF([.A291]&gt;0;[.B290]+[.A291];0)" office:value-type="float" office:value="51340" calcext:value-type="float">
            <text:p>51340</text:p>
          </table:table-cell>
          <table:table-cell table:formula="of:=IF([.B292]=0; [.B291]; &quot;&quot;)" office:value-type="float" office:value="51340" calcext:value-type="float">
            <text:p>51340</text:p>
          </table:table-cell>
          <table:table-cell table:number-columns-repeated="2"/>
        </table:table-row>
        <table:table-row table:style-name="ro1">
          <table:table-cell/>
          <table:table-cell table:formula="of:=IF([.A292]&gt;0;[.B291]+[.A292];0)" office:value-type="float" office:value="0" calcext:value-type="float">
            <text:p>0</text:p>
          </table:table-cell>
          <table:table-cell table:formula="of:=IF([.B293]=0; [.B2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formula="of:=IF([.A293]&gt;0;[.B292]+[.A293];0)" office:value-type="float" office:value="5298" calcext:value-type="float">
            <text:p>5298</text:p>
          </table:table-cell>
          <table:table-cell table:formula="of:=IF([.B294]=0; [.B2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922" calcext:value-type="float">
            <text:p>13922</text:p>
          </table:table-cell>
          <table:table-cell table:formula="of:=IF([.A294]&gt;0;[.B293]+[.A294];0)" office:value-type="float" office:value="19220" calcext:value-type="float">
            <text:p>19220</text:p>
          </table:table-cell>
          <table:table-cell table:formula="of:=IF([.B295]=0; [.B2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IF([.A295]&gt;0;[.B294]+[.A295];0)" office:value-type="float" office:value="23292" calcext:value-type="float">
            <text:p>23292</text:p>
          </table:table-cell>
          <table:table-cell table:formula="of:=IF([.B296]=0; [.B2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671" calcext:value-type="float">
            <text:p>10671</text:p>
          </table:table-cell>
          <table:table-cell table:formula="of:=IF([.A296]&gt;0;[.B295]+[.A296];0)" office:value-type="float" office:value="33963" calcext:value-type="float">
            <text:p>33963</text:p>
          </table:table-cell>
          <table:table-cell table:formula="of:=IF([.B297]=0; [.B2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IF([.A297]&gt;0;[.B296]+[.A297];0)" office:value-type="float" office:value="37064" calcext:value-type="float">
            <text:p>37064</text:p>
          </table:table-cell>
          <table:table-cell table:formula="of:=IF([.B298]=0; [.B2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829" calcext:value-type="float">
            <text:p>12829</text:p>
          </table:table-cell>
          <table:table-cell table:formula="of:=IF([.A298]&gt;0;[.B297]+[.A298];0)" office:value-type="float" office:value="49893" calcext:value-type="float">
            <text:p>49893</text:p>
          </table:table-cell>
          <table:table-cell table:formula="of:=IF([.B299]=0; [.B298]; &quot;&quot;)" office:value-type="float" office:value="49893" calcext:value-type="float">
            <text:p>49893</text:p>
          </table:table-cell>
          <table:table-cell table:number-columns-repeated="2"/>
        </table:table-row>
        <table:table-row table:style-name="ro1">
          <table:table-cell/>
          <table:table-cell table:formula="of:=IF([.A299]&gt;0;[.B298]+[.A299];0)" office:value-type="float" office:value="0" calcext:value-type="float">
            <text:p>0</text:p>
          </table:table-cell>
          <table:table-cell table:formula="of:=IF([.B300]=0; [.B2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641" calcext:value-type="float">
            <text:p>16641</text:p>
          </table:table-cell>
          <table:table-cell table:formula="of:=IF([.A300]&gt;0;[.B299]+[.A300];0)" office:value-type="float" office:value="16641" calcext:value-type="float">
            <text:p>16641</text:p>
          </table:table-cell>
          <table:table-cell table:formula="of:=IF([.B301]=0; [.B3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259" calcext:value-type="float">
            <text:p>22259</text:p>
          </table:table-cell>
          <table:table-cell table:formula="of:=IF([.A301]&gt;0;[.B300]+[.A301];0)" office:value-type="float" office:value="38900" calcext:value-type="float">
            <text:p>38900</text:p>
          </table:table-cell>
          <table:table-cell table:formula="of:=IF([.B302]=0; [.B3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302]&gt;0;[.B301]+[.A302];0)" office:value-type="float" office:value="40478" calcext:value-type="float">
            <text:p>40478</text:p>
          </table:table-cell>
          <table:table-cell table:formula="of:=IF([.B303]=0; [.B302]; &quot;&quot;)" office:value-type="float" office:value="40478" calcext:value-type="float">
            <text:p>40478</text:p>
          </table:table-cell>
          <table:table-cell table:number-columns-repeated="2"/>
        </table:table-row>
        <table:table-row table:style-name="ro1">
          <table:table-cell/>
          <table:table-cell table:formula="of:=IF([.A303]&gt;0;[.B302]+[.A303];0)" office:value-type="float" office:value="0" calcext:value-type="float">
            <text:p>0</text:p>
          </table:table-cell>
          <table:table-cell table:formula="of:=IF([.B304]=0; [.B3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formula="of:=IF([.A304]&gt;0;[.B303]+[.A304];0)" office:value-type="float" office:value="9335" calcext:value-type="float">
            <text:p>9335</text:p>
          </table:table-cell>
          <table:table-cell table:formula="of:=IF([.B305]=0; [.B3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formula="of:=IF([.A305]&gt;0;[.B304]+[.A305];0)" office:value-type="float" office:value="15191" calcext:value-type="float">
            <text:p>15191</text:p>
          </table:table-cell>
          <table:table-cell table:formula="of:=IF([.B306]=0; [.B3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formula="of:=IF([.A306]&gt;0;[.B305]+[.A306];0)" office:value-type="float" office:value="24863" calcext:value-type="float">
            <text:p>24863</text:p>
          </table:table-cell>
          <table:table-cell table:formula="of:=IF([.B307]=0; [.B3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formula="of:=IF([.A307]&gt;0;[.B306]+[.A307];0)" office:value-type="float" office:value="30463" calcext:value-type="float">
            <text:p>30463</text:p>
          </table:table-cell>
          <table:table-cell table:formula="of:=IF([.B308]=0; [.B3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formula="of:=IF([.A308]&gt;0;[.B307]+[.A308];0)" office:value-type="float" office:value="36906" calcext:value-type="float">
            <text:p>36906</text:p>
          </table:table-cell>
          <table:table-cell table:formula="of:=IF([.B309]=0; [.B3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formula="of:=IF([.A309]&gt;0;[.B308]+[.A309];0)" office:value-type="float" office:value="45976" calcext:value-type="float">
            <text:p>45976</text:p>
          </table:table-cell>
          <table:table-cell table:formula="of:=IF([.B310]=0; [.B3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formula="of:=IF([.A310]&gt;0;[.B309]+[.A310];0)" office:value-type="float" office:value="54971" calcext:value-type="float">
            <text:p>54971</text:p>
          </table:table-cell>
          <table:table-cell table:formula="of:=IF([.B311]=0; [.B3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formula="of:=IF([.A311]&gt;0;[.B310]+[.A311];0)" office:value-type="float" office:value="63055" calcext:value-type="float">
            <text:p>63055</text:p>
          </table:table-cell>
          <table:table-cell table:formula="of:=IF([.B312]=0; [.B3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IF([.A312]&gt;0;[.B311]+[.A312];0)" office:value-type="float" office:value="66489" calcext:value-type="float">
            <text:p>66489</text:p>
          </table:table-cell>
          <table:table-cell table:formula="of:=IF([.B313]=0; [.B312]; &quot;&quot;)" office:value-type="float" office:value="66489" calcext:value-type="float">
            <text:p>66489</text:p>
          </table:table-cell>
          <table:table-cell table:number-columns-repeated="2"/>
        </table:table-row>
        <table:table-row table:style-name="ro1">
          <table:table-cell/>
          <table:table-cell table:formula="of:=IF([.A313]&gt;0;[.B312]+[.A313];0)" office:value-type="float" office:value="0" calcext:value-type="float">
            <text:p>0</text:p>
          </table:table-cell>
          <table:table-cell table:formula="of:=IF([.B314]=0; [.B3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formula="of:=IF([.A314]&gt;0;[.B313]+[.A314];0)" office:value-type="float" office:value="4216" calcext:value-type="float">
            <text:p>4216</text:p>
          </table:table-cell>
          <table:table-cell table:formula="of:=IF([.B315]=0; [.B3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IF([.A315]&gt;0;[.B314]+[.A315];0)" office:value-type="float" office:value="9226" calcext:value-type="float">
            <text:p>9226</text:p>
          </table:table-cell>
          <table:table-cell table:formula="of:=IF([.B316]=0; [.B3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813" calcext:value-type="float">
            <text:p>11813</text:p>
          </table:table-cell>
          <table:table-cell table:formula="of:=IF([.A316]&gt;0;[.B315]+[.A316];0)" office:value-type="float" office:value="21039" calcext:value-type="float">
            <text:p>21039</text:p>
          </table:table-cell>
          <table:table-cell table:formula="of:=IF([.B317]=0; [.B3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020" calcext:value-type="float">
            <text:p>20020</text:p>
          </table:table-cell>
          <table:table-cell table:formula="of:=IF([.A317]&gt;0;[.B316]+[.A317];0)" office:value-type="float" office:value="41059" calcext:value-type="float">
            <text:p>41059</text:p>
          </table:table-cell>
          <table:table-cell table:formula="of:=IF([.B318]=0; [.B317]; &quot;&quot;)" office:value-type="float" office:value="41059" calcext:value-type="float">
            <text:p>41059</text:p>
          </table:table-cell>
          <table:table-cell table:number-columns-repeated="2"/>
        </table:table-row>
        <table:table-row table:style-name="ro1">
          <table:table-cell/>
          <table:table-cell table:formula="of:=IF([.A318]&gt;0;[.B317]+[.A318];0)" office:value-type="float" office:value="0" calcext:value-type="float">
            <text:p>0</text:p>
          </table:table-cell>
          <table:table-cell table:formula="of:=IF([.B319]=0; [.B3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IF([.A319]&gt;0;[.B318]+[.A319];0)" office:value-type="float" office:value="3295" calcext:value-type="float">
            <text:p>3295</text:p>
          </table:table-cell>
          <table:table-cell table:formula="of:=IF([.B320]=0; [.B3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IF([.A320]&gt;0;[.B319]+[.A320];0)" office:value-type="float" office:value="5985" calcext:value-type="float">
            <text:p>5985</text:p>
          </table:table-cell>
          <table:table-cell table:formula="of:=IF([.B321]=0; [.B3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formula="of:=IF([.A321]&gt;0;[.B320]+[.A321];0)" office:value-type="float" office:value="10665" calcext:value-type="float">
            <text:p>10665</text:p>
          </table:table-cell>
          <table:table-cell table:formula="of:=IF([.B322]=0; [.B3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IF([.A322]&gt;0;[.B321]+[.A322];0)" office:value-type="float" office:value="13068" calcext:value-type="float">
            <text:p>13068</text:p>
          </table:table-cell>
          <table:table-cell table:formula="of:=IF([.B323]=0; [.B3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IF([.A323]&gt;0;[.B322]+[.A323];0)" office:value-type="float" office:value="16069" calcext:value-type="float">
            <text:p>16069</text:p>
          </table:table-cell>
          <table:table-cell table:formula="of:=IF([.B324]=0; [.B3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formula="of:=IF([.A324]&gt;0;[.B323]+[.A324];0)" office:value-type="float" office:value="22777" calcext:value-type="float">
            <text:p>22777</text:p>
          </table:table-cell>
          <table:table-cell table:formula="of:=IF([.B325]=0; [.B3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formula="of:=IF([.A325]&gt;0;[.B324]+[.A325];0)" office:value-type="float" office:value="28525" calcext:value-type="float">
            <text:p>28525</text:p>
          </table:table-cell>
          <table:table-cell table:formula="of:=IF([.B326]=0; [.B3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IF([.A326]&gt;0;[.B325]+[.A326];0)" office:value-type="float" office:value="30880" calcext:value-type="float">
            <text:p>30880</text:p>
          </table:table-cell>
          <table:table-cell table:formula="of:=IF([.B327]=0; [.B3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IF([.A327]&gt;0;[.B326]+[.A327];0)" office:value-type="float" office:value="33008" calcext:value-type="float">
            <text:p>33008</text:p>
          </table:table-cell>
          <table:table-cell table:formula="of:=IF([.B328]=0; [.B3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IF([.A328]&gt;0;[.B327]+[.A328];0)" office:value-type="float" office:value="38052" calcext:value-type="float">
            <text:p>38052</text:p>
          </table:table-cell>
          <table:table-cell table:formula="of:=IF([.B329]=0; [.B3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IF([.A329]&gt;0;[.B328]+[.A329];0)" office:value-type="float" office:value="40151" calcext:value-type="float">
            <text:p>40151</text:p>
          </table:table-cell>
          <table:table-cell table:formula="of:=IF([.B330]=0; [.B3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IF([.A330]&gt;0;[.B329]+[.A330];0)" office:value-type="float" office:value="46151" calcext:value-type="float">
            <text:p>46151</text:p>
          </table:table-cell>
          <table:table-cell table:formula="of:=IF([.B331]=0; [.B330]; &quot;&quot;)" office:value-type="float" office:value="46151" calcext:value-type="float">
            <text:p>46151</text:p>
          </table:table-cell>
          <table:table-cell table:number-columns-repeated="2"/>
        </table:table-row>
        <table:table-row table:style-name="ro1">
          <table:table-cell/>
          <table:table-cell table:formula="of:=IF([.A331]&gt;0;[.B330]+[.A331];0)" office:value-type="float" office:value="0" calcext:value-type="float">
            <text:p>0</text:p>
          </table:table-cell>
          <table:table-cell table:formula="of:=IF([.B332]=0; [.B3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IF([.A332]&gt;0;[.B331]+[.A332];0)" office:value-type="float" office:value="3763" calcext:value-type="float">
            <text:p>3763</text:p>
          </table:table-cell>
          <table:table-cell table:formula="of:=IF([.B333]=0; [.B3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formula="of:=IF([.A333]&gt;0;[.B332]+[.A333];0)" office:value-type="float" office:value="10291" calcext:value-type="float">
            <text:p>10291</text:p>
          </table:table-cell>
          <table:table-cell table:formula="of:=IF([.B334]=0; [.B3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478" calcext:value-type="float">
            <text:p>10478</text:p>
          </table:table-cell>
          <table:table-cell table:formula="of:=IF([.A334]&gt;0;[.B333]+[.A334];0)" office:value-type="float" office:value="20769" calcext:value-type="float">
            <text:p>20769</text:p>
          </table:table-cell>
          <table:table-cell table:formula="of:=IF([.B335]=0; [.B3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formula="of:=IF([.A335]&gt;0;[.B334]+[.A335];0)" office:value-type="float" office:value="25320" calcext:value-type="float">
            <text:p>25320</text:p>
          </table:table-cell>
          <table:table-cell table:formula="of:=IF([.B336]=0; [.B3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formula="of:=IF([.A336]&gt;0;[.B335]+[.A336];0)" office:value-type="float" office:value="35308" calcext:value-type="float">
            <text:p>35308</text:p>
          </table:table-cell>
          <table:table-cell table:formula="of:=IF([.B337]=0; [.B336]; &quot;&quot;)" office:value-type="float" office:value="35308" calcext:value-type="float">
            <text:p>35308</text:p>
          </table:table-cell>
          <table:table-cell table:number-columns-repeated="2"/>
        </table:table-row>
        <table:table-row table:style-name="ro1">
          <table:table-cell/>
          <table:table-cell table:formula="of:=IF([.A337]&gt;0;[.B336]+[.A337];0)" office:value-type="float" office:value="0" calcext:value-type="float">
            <text:p>0</text:p>
          </table:table-cell>
          <table:table-cell table:formula="of:=IF([.B338]=0; [.B3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formula="of:=IF([.A338]&gt;0;[.B337]+[.A338];0)" office:value-type="float" office:value="8569" calcext:value-type="float">
            <text:p>8569</text:p>
          </table:table-cell>
          <table:table-cell table:formula="of:=IF([.B339]=0; [.B3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formula="of:=IF([.A339]&gt;0;[.B338]+[.A339];0)" office:value-type="float" office:value="15574" calcext:value-type="float">
            <text:p>15574</text:p>
          </table:table-cell>
          <table:table-cell table:formula="of:=IF([.B340]=0; [.B3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formula="of:=IF([.A340]&gt;0;[.B339]+[.A340];0)" office:value-type="float" office:value="20140" calcext:value-type="float">
            <text:p>20140</text:p>
          </table:table-cell>
          <table:table-cell table:formula="of:=IF([.B341]=0; [.B3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formula="of:=IF([.A341]&gt;0;[.B340]+[.A341];0)" office:value-type="float" office:value="26653" calcext:value-type="float">
            <text:p>26653</text:p>
          </table:table-cell>
          <table:table-cell table:formula="of:=IF([.B342]=0; [.B3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IF([.A342]&gt;0;[.B341]+[.A342];0)" office:value-type="float" office:value="28603" calcext:value-type="float">
            <text:p>28603</text:p>
          </table:table-cell>
          <table:table-cell table:formula="of:=IF([.B343]=0; [.B3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IF([.A343]&gt;0;[.B342]+[.A343];0)" office:value-type="float" office:value="30751" calcext:value-type="float">
            <text:p>30751</text:p>
          </table:table-cell>
          <table:table-cell table:formula="of:=IF([.B344]=0; [.B3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IF([.A344]&gt;0;[.B343]+[.A344];0)" office:value-type="float" office:value="33937" calcext:value-type="float">
            <text:p>33937</text:p>
          </table:table-cell>
          <table:table-cell table:formula="of:=IF([.B345]=0; [.B3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IF([.A345]&gt;0;[.B344]+[.A345];0)" office:value-type="float" office:value="35108" calcext:value-type="float">
            <text:p>35108</text:p>
          </table:table-cell>
          <table:table-cell table:formula="of:=IF([.B346]=0; [.B3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formula="of:=IF([.A346]&gt;0;[.B345]+[.A346];0)" office:value-type="float" office:value="40353" calcext:value-type="float">
            <text:p>40353</text:p>
          </table:table-cell>
          <table:table-cell table:formula="of:=IF([.B347]=0; [.B3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formula="of:=IF([.A347]&gt;0;[.B346]+[.A347];0)" office:value-type="float" office:value="48597" calcext:value-type="float">
            <text:p>48597</text:p>
          </table:table-cell>
          <table:table-cell table:formula="of:=IF([.B348]=0; [.B347]; &quot;&quot;)" office:value-type="float" office:value="48597" calcext:value-type="float">
            <text:p>48597</text:p>
          </table:table-cell>
          <table:table-cell table:number-columns-repeated="2"/>
        </table:table-row>
        <table:table-row table:style-name="ro1">
          <table:table-cell/>
          <table:table-cell table:formula="of:=IF([.A348]&gt;0;[.B347]+[.A348];0)" office:value-type="float" office:value="0" calcext:value-type="float">
            <text:p>0</text:p>
          </table:table-cell>
          <table:table-cell table:formula="of:=IF([.B349]=0; [.B3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IF([.A349]&gt;0;[.B348]+[.A349];0)" office:value-type="float" office:value="5606" calcext:value-type="float">
            <text:p>5606</text:p>
          </table:table-cell>
          <table:table-cell table:formula="of:=IF([.B350]=0; [.B3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formula="of:=IF([.A350]&gt;0;[.B349]+[.A350];0)" office:value-type="float" office:value="11124" calcext:value-type="float">
            <text:p>11124</text:p>
          </table:table-cell>
          <table:table-cell table:formula="of:=IF([.B351]=0; [.B3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IF([.A351]&gt;0;[.B350]+[.A351];0)" office:value-type="float" office:value="12586" calcext:value-type="float">
            <text:p>12586</text:p>
          </table:table-cell>
          <table:table-cell table:formula="of:=IF([.B352]=0; [.B3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IF([.A352]&gt;0;[.B351]+[.A352];0)" office:value-type="float" office:value="17974" calcext:value-type="float">
            <text:p>17974</text:p>
          </table:table-cell>
          <table:table-cell table:formula="of:=IF([.B353]=0; [.B3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353]&gt;0;[.B352]+[.A353];0)" office:value-type="float" office:value="23669" calcext:value-type="float">
            <text:p>23669</text:p>
          </table:table-cell>
          <table:table-cell table:formula="of:=IF([.B354]=0; [.B3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IF([.A354]&gt;0;[.B353]+[.A354];0)" office:value-type="float" office:value="29303" calcext:value-type="float">
            <text:p>29303</text:p>
          </table:table-cell>
          <table:table-cell table:formula="of:=IF([.B355]=0; [.B3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355]&gt;0;[.B354]+[.A355];0)" office:value-type="float" office:value="30303" calcext:value-type="float">
            <text:p>30303</text:p>
          </table:table-cell>
          <table:table-cell table:formula="of:=IF([.B356]=0; [.B3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IF([.A356]&gt;0;[.B355]+[.A356];0)" office:value-type="float" office:value="32401" calcext:value-type="float">
            <text:p>32401</text:p>
          </table:table-cell>
          <table:table-cell table:formula="of:=IF([.B357]=0; [.B3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formula="of:=IF([.A357]&gt;0;[.B356]+[.A357];0)" office:value-type="float" office:value="36778" calcext:value-type="float">
            <text:p>36778</text:p>
          </table:table-cell>
          <table:table-cell table:formula="of:=IF([.B358]=0; [.B3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IF([.A358]&gt;0;[.B357]+[.A358];0)" office:value-type="float" office:value="38928" calcext:value-type="float">
            <text:p>38928</text:p>
          </table:table-cell>
          <table:table-cell table:formula="of:=IF([.B359]=0; [.B3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formula="of:=IF([.A359]&gt;0;[.B358]+[.A359];0)" office:value-type="float" office:value="45186" calcext:value-type="float">
            <text:p>45186</text:p>
          </table:table-cell>
          <table:table-cell table:formula="of:=IF([.B360]=0; [.B3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IF([.A360]&gt;0;[.B359]+[.A360];0)" office:value-type="float" office:value="46719" calcext:value-type="float">
            <text:p>46719</text:p>
          </table:table-cell>
          <table:table-cell table:formula="of:=IF([.B361]=0; [.B3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formula="of:=IF([.A361]&gt;0;[.B360]+[.A361];0)" office:value-type="float" office:value="52941" calcext:value-type="float">
            <text:p>52941</text:p>
          </table:table-cell>
          <table:table-cell table:formula="of:=IF([.B362]=0; [.B3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IF([.A362]&gt;0;[.B361]+[.A362];0)" office:value-type="float" office:value="55977" calcext:value-type="float">
            <text:p>55977</text:p>
          </table:table-cell>
          <table:table-cell table:formula="of:=IF([.B363]=0; [.B362]; &quot;&quot;)" office:value-type="float" office:value="55977" calcext:value-type="float">
            <text:p>55977</text:p>
          </table:table-cell>
          <table:table-cell table:number-columns-repeated="2"/>
        </table:table-row>
        <table:table-row table:style-name="ro1">
          <table:table-cell/>
          <table:table-cell table:formula="of:=IF([.A363]&gt;0;[.B362]+[.A363];0)" office:value-type="float" office:value="0" calcext:value-type="float">
            <text:p>0</text:p>
          </table:table-cell>
          <table:table-cell table:formula="of:=IF([.B364]=0; [.B3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IF([.A364]&gt;0;[.B363]+[.A364];0)" office:value-type="float" office:value="6084" calcext:value-type="float">
            <text:p>6084</text:p>
          </table:table-cell>
          <table:table-cell table:formula="of:=IF([.B365]=0; [.B3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formula="of:=IF([.A365]&gt;0;[.B364]+[.A365];0)" office:value-type="float" office:value="12213" calcext:value-type="float">
            <text:p>12213</text:p>
          </table:table-cell>
          <table:table-cell table:formula="of:=IF([.B366]=0; [.B3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formula="of:=IF([.A366]&gt;0;[.B365]+[.A366];0)" office:value-type="float" office:value="21094" calcext:value-type="float">
            <text:p>21094</text:p>
          </table:table-cell>
          <table:table-cell table:formula="of:=IF([.B367]=0; [.B3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255" calcext:value-type="float">
            <text:p>14255</text:p>
          </table:table-cell>
          <table:table-cell table:formula="of:=IF([.A367]&gt;0;[.B366]+[.A367];0)" office:value-type="float" office:value="35349" calcext:value-type="float">
            <text:p>35349</text:p>
          </table:table-cell>
          <table:table-cell table:formula="of:=IF([.B368]=0; [.B3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formula="of:=IF([.A368]&gt;0;[.B367]+[.A368];0)" office:value-type="float" office:value="41844" calcext:value-type="float">
            <text:p>41844</text:p>
          </table:table-cell>
          <table:table-cell table:formula="of:=IF([.B369]=0; [.B368]; &quot;&quot;)" office:value-type="float" office:value="41844" calcext:value-type="float">
            <text:p>41844</text:p>
          </table:table-cell>
          <table:table-cell table:number-columns-repeated="2"/>
        </table:table-row>
        <table:table-row table:style-name="ro1">
          <table:table-cell/>
          <table:table-cell table:formula="of:=IF([.A369]&gt;0;[.B368]+[.A369];0)" office:value-type="float" office:value="0" calcext:value-type="float">
            <text:p>0</text:p>
          </table:table-cell>
          <table:table-cell table:formula="of:=IF([.B370]=0; [.B3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183" calcext:value-type="float">
            <text:p>66183</text:p>
          </table:table-cell>
          <table:table-cell table:formula="of:=IF([.A370]&gt;0;[.B369]+[.A370];0)" office:value-type="float" office:value="66183" calcext:value-type="float">
            <text:p>66183</text:p>
          </table:table-cell>
          <table:table-cell table:formula="of:=IF([.B371]=0; [.B370]; &quot;&quot;)" office:value-type="float" office:value="66183" calcext:value-type="float">
            <text:p>66183</text:p>
          </table:table-cell>
          <table:table-cell table:number-columns-repeated="2"/>
        </table:table-row>
        <table:table-row table:style-name="ro1">
          <table:table-cell/>
          <table:table-cell table:formula="of:=IF([.A371]&gt;0;[.B370]+[.A371];0)" office:value-type="float" office:value="0" calcext:value-type="float">
            <text:p>0</text:p>
          </table:table-cell>
          <table:table-cell table:formula="of:=IF([.B372]=0; [.B3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formula="of:=IF([.A372]&gt;0;[.B371]+[.A372];0)" office:value-type="float" office:value="5564" calcext:value-type="float">
            <text:p>5564</text:p>
          </table:table-cell>
          <table:table-cell table:formula="of:=IF([.B373]=0; [.B3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IF([.A373]&gt;0;[.B372]+[.A373];0)" office:value-type="float" office:value="6573" calcext:value-type="float">
            <text:p>6573</text:p>
          </table:table-cell>
          <table:table-cell table:formula="of:=IF([.B374]=0; [.B3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formula="of:=IF([.A374]&gt;0;[.B373]+[.A374];0)" office:value-type="float" office:value="10722" calcext:value-type="float">
            <text:p>10722</text:p>
          </table:table-cell>
          <table:table-cell table:formula="of:=IF([.B375]=0; [.B3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formula="of:=IF([.A375]&gt;0;[.B374]+[.A375];0)" office:value-type="float" office:value="16515" calcext:value-type="float">
            <text:p>16515</text:p>
          </table:table-cell>
          <table:table-cell table:formula="of:=IF([.B376]=0; [.B3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IF([.A376]&gt;0;[.B375]+[.A376];0)" office:value-type="float" office:value="18781" calcext:value-type="float">
            <text:p>18781</text:p>
          </table:table-cell>
          <table:table-cell table:formula="of:=IF([.B377]=0; [.B3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IF([.A377]&gt;0;[.B376]+[.A377];0)" office:value-type="float" office:value="20486" calcext:value-type="float">
            <text:p>20486</text:p>
          </table:table-cell>
          <table:table-cell table:formula="of:=IF([.B378]=0; [.B377]; &quot;&quot;)" office:value-type="float" office:value="20486" calcext:value-type="float">
            <text:p>20486</text:p>
          </table:table-cell>
          <table:table-cell table:number-columns-repeated="2"/>
        </table:table-row>
        <table:table-row table:style-name="ro1">
          <table:table-cell/>
          <table:table-cell table:formula="of:=IF([.A378]&gt;0;[.B377]+[.A378];0)" office:value-type="float" office:value="0" calcext:value-type="float">
            <text:p>0</text:p>
          </table:table-cell>
          <table:table-cell table:formula="of:=IF([.B379]=0; [.B3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IF([.A379]&gt;0;[.B378]+[.A379];0)" office:value-type="float" office:value="5977" calcext:value-type="float">
            <text:p>5977</text:p>
          </table:table-cell>
          <table:table-cell table:formula="of:=IF([.B380]=0; [.B3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302" calcext:value-type="float">
            <text:p>22302</text:p>
          </table:table-cell>
          <table:table-cell table:formula="of:=IF([.A380]&gt;0;[.B379]+[.A380];0)" office:value-type="float" office:value="28279" calcext:value-type="float">
            <text:p>28279</text:p>
          </table:table-cell>
          <table:table-cell table:formula="of:=IF([.B381]=0; [.B3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formula="of:=IF([.A381]&gt;0;[.B380]+[.A381];0)" office:value-type="float" office:value="37560" calcext:value-type="float">
            <text:p>37560</text:p>
          </table:table-cell>
          <table:table-cell table:formula="of:=IF([.B382]=0; [.B381]; &quot;&quot;)" office:value-type="float" office:value="37560" calcext:value-type="float">
            <text:p>37560</text:p>
          </table:table-cell>
          <table:table-cell table:number-columns-repeated="2"/>
        </table:table-row>
        <table:table-row table:style-name="ro1">
          <table:table-cell/>
          <table:table-cell table:formula="of:=IF([.A382]&gt;0;[.B381]+[.A382];0)" office:value-type="float" office:value="0" calcext:value-type="float">
            <text:p>0</text:p>
          </table:table-cell>
          <table:table-cell table:formula="of:=IF([.B383]=0; [.B3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IF([.A383]&gt;0;[.B382]+[.A383];0)" office:value-type="float" office:value="6193" calcext:value-type="float">
            <text:p>6193</text:p>
          </table:table-cell>
          <table:table-cell table:formula="of:=IF([.B384]=0; [.B3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formula="of:=IF([.A384]&gt;0;[.B383]+[.A384];0)" office:value-type="float" office:value="20193" calcext:value-type="float">
            <text:p>20193</text:p>
          </table:table-cell>
          <table:table-cell table:formula="of:=IF([.B385]=0; [.B3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45" calcext:value-type="float">
            <text:p>14745</text:p>
          </table:table-cell>
          <table:table-cell table:formula="of:=IF([.A385]&gt;0;[.B384]+[.A385];0)" office:value-type="float" office:value="34938" calcext:value-type="float">
            <text:p>34938</text:p>
          </table:table-cell>
          <table:table-cell table:formula="of:=IF([.B386]=0; [.B3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formula="of:=IF([.A386]&gt;0;[.B385]+[.A386];0)" office:value-type="float" office:value="37952" calcext:value-type="float">
            <text:p>37952</text:p>
          </table:table-cell>
          <table:table-cell table:formula="of:=IF([.B387]=0; [.B386]; &quot;&quot;)" office:value-type="float" office:value="37952" calcext:value-type="float">
            <text:p>37952</text:p>
          </table:table-cell>
          <table:table-cell table:number-columns-repeated="2"/>
        </table:table-row>
        <table:table-row table:style-name="ro1">
          <table:table-cell/>
          <table:table-cell table:formula="of:=IF([.A387]&gt;0;[.B386]+[.A387];0)" office:value-type="float" office:value="0" calcext:value-type="float">
            <text:p>0</text:p>
          </table:table-cell>
          <table:table-cell table:formula="of:=IF([.B388]=0; [.B3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formula="of:=IF([.A388]&gt;0;[.B387]+[.A388];0)" office:value-type="float" office:value="5902" calcext:value-type="float">
            <text:p>5902</text:p>
          </table:table-cell>
          <table:table-cell table:formula="of:=IF([.B389]=0; [.B3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074" calcext:value-type="float">
            <text:p>17074</text:p>
          </table:table-cell>
          <table:table-cell table:formula="of:=IF([.A389]&gt;0;[.B388]+[.A389];0)" office:value-type="float" office:value="22976" calcext:value-type="float">
            <text:p>22976</text:p>
          </table:table-cell>
          <table:table-cell table:formula="of:=IF([.B390]=0; [.B3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05" calcext:value-type="float">
            <text:p>11705</text:p>
          </table:table-cell>
          <table:table-cell table:formula="of:=IF([.A390]&gt;0;[.B389]+[.A390];0)" office:value-type="float" office:value="34681" calcext:value-type="float">
            <text:p>34681</text:p>
          </table:table-cell>
          <table:table-cell table:formula="of:=IF([.B391]=0; [.B3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formula="of:=IF([.A391]&gt;0;[.B390]+[.A391];0)" office:value-type="float" office:value="44078" calcext:value-type="float">
            <text:p>44078</text:p>
          </table:table-cell>
          <table:table-cell table:formula="of:=IF([.B392]=0; [.B391]; &quot;&quot;)" office:value-type="float" office:value="44078" calcext:value-type="float">
            <text:p>44078</text:p>
          </table:table-cell>
          <table:table-cell table:number-columns-repeated="2"/>
        </table:table-row>
        <table:table-row table:style-name="ro1">
          <table:table-cell/>
          <table:table-cell table:formula="of:=IF([.A392]&gt;0;[.B391]+[.A392];0)" office:value-type="float" office:value="0" calcext:value-type="float">
            <text:p>0</text:p>
          </table:table-cell>
          <table:table-cell table:formula="of:=IF([.B393]=0; [.B3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formula="of:=IF([.A393]&gt;0;[.B392]+[.A393];0)" office:value-type="float" office:value="6884" calcext:value-type="float">
            <text:p>6884</text:p>
          </table:table-cell>
          <table:table-cell table:formula="of:=IF([.B394]=0; [.B3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IF([.A394]&gt;0;[.B393]+[.A394];0)" office:value-type="float" office:value="12991" calcext:value-type="float">
            <text:p>12991</text:p>
          </table:table-cell>
          <table:table-cell table:formula="of:=IF([.B395]=0; [.B3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IF([.A395]&gt;0;[.B394]+[.A395];0)" office:value-type="float" office:value="17070" calcext:value-type="float">
            <text:p>17070</text:p>
          </table:table-cell>
          <table:table-cell table:formula="of:=IF([.B396]=0; [.B3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formula="of:=IF([.A396]&gt;0;[.B395]+[.A396];0)" office:value-type="float" office:value="21288" calcext:value-type="float">
            <text:p>21288</text:p>
          </table:table-cell>
          <table:table-cell table:formula="of:=IF([.B397]=0; [.B3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formula="of:=IF([.A397]&gt;0;[.B396]+[.A397];0)" office:value-type="float" office:value="27029" calcext:value-type="float">
            <text:p>27029</text:p>
          </table:table-cell>
          <table:table-cell table:formula="of:=IF([.B398]=0; [.B3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IF([.A398]&gt;0;[.B397]+[.A398];0)" office:value-type="float" office:value="33451" calcext:value-type="float">
            <text:p>33451</text:p>
          </table:table-cell>
          <table:table-cell table:formula="of:=IF([.B399]=0; [.B3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formula="of:=IF([.A399]&gt;0;[.B398]+[.A399];0)" office:value-type="float" office:value="39887" calcext:value-type="float">
            <text:p>39887</text:p>
          </table:table-cell>
          <table:table-cell table:formula="of:=IF([.B400]=0; [.B3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IF([.A400]&gt;0;[.B399]+[.A400];0)" office:value-type="float" office:value="43501" calcext:value-type="float">
            <text:p>43501</text:p>
          </table:table-cell>
          <table:table-cell table:formula="of:=IF([.B401]=0; [.B4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formula="of:=IF([.A401]&gt;0;[.B400]+[.A401];0)" office:value-type="float" office:value="49962" calcext:value-type="float">
            <text:p>49962</text:p>
          </table:table-cell>
          <table:table-cell table:formula="of:=IF([.B402]=0; [.B4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formula="of:=IF([.A402]&gt;0;[.B401]+[.A402];0)" office:value-type="float" office:value="55734" calcext:value-type="float">
            <text:p>55734</text:p>
          </table:table-cell>
          <table:table-cell table:formula="of:=IF([.B403]=0; [.B4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IF([.A403]&gt;0;[.B402]+[.A403];0)" office:value-type="float" office:value="58834" calcext:value-type="float">
            <text:p>58834</text:p>
          </table:table-cell>
          <table:table-cell table:formula="of:=IF([.B404]=0; [.B4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IF([.A404]&gt;0;[.B403]+[.A404];0)" office:value-type="float" office:value="61133" calcext:value-type="float">
            <text:p>61133</text:p>
          </table:table-cell>
          <table:table-cell table:formula="of:=IF([.B405]=0; [.B404]; &quot;&quot;)" office:value-type="float" office:value="61133" calcext:value-type="float">
            <text:p>61133</text:p>
          </table:table-cell>
          <table:table-cell table:number-columns-repeated="2"/>
        </table:table-row>
        <table:table-row table:style-name="ro1">
          <table:table-cell/>
          <table:table-cell table:formula="of:=IF([.A405]&gt;0;[.B404]+[.A405];0)" office:value-type="float" office:value="0" calcext:value-type="float">
            <text:p>0</text:p>
          </table:table-cell>
          <table:table-cell table:formula="of:=IF([.B406]=0; [.B4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IF([.A406]&gt;0;[.B405]+[.A406];0)" office:value-type="float" office:value="1546" calcext:value-type="float">
            <text:p>1546</text:p>
          </table:table-cell>
          <table:table-cell table:formula="of:=IF([.B407]=0; [.B4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IF([.A407]&gt;0;[.B406]+[.A407];0)" office:value-type="float" office:value="2805" calcext:value-type="float">
            <text:p>2805</text:p>
          </table:table-cell>
          <table:table-cell table:formula="of:=IF([.B408]=0; [.B4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IF([.A408]&gt;0;[.B407]+[.A408];0)" office:value-type="float" office:value="4432" calcext:value-type="float">
            <text:p>4432</text:p>
          </table:table-cell>
          <table:table-cell table:formula="of:=IF([.B409]=0; [.B4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300" calcext:value-type="float">
            <text:p>12300</text:p>
          </table:table-cell>
          <table:table-cell table:formula="of:=IF([.A409]&gt;0;[.B408]+[.A409];0)" office:value-type="float" office:value="16732" calcext:value-type="float">
            <text:p>16732</text:p>
          </table:table-cell>
          <table:table-cell table:formula="of:=IF([.B410]=0; [.B4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formula="of:=IF([.A410]&gt;0;[.B409]+[.A410];0)" office:value-type="float" office:value="20899" calcext:value-type="float">
            <text:p>20899</text:p>
          </table:table-cell>
          <table:table-cell table:formula="of:=IF([.B411]=0; [.B4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IF([.A411]&gt;0;[.B410]+[.A411];0)" office:value-type="float" office:value="24831" calcext:value-type="float">
            <text:p>24831</text:p>
          </table:table-cell>
          <table:table-cell table:formula="of:=IF([.B412]=0; [.B411]; &quot;&quot;)" office:value-type="float" office:value="24831" calcext:value-type="float">
            <text:p>24831</text:p>
          </table:table-cell>
          <table:table-cell table:number-columns-repeated="2"/>
        </table:table-row>
        <table:table-row table:style-name="ro1">
          <table:table-cell/>
          <table:table-cell table:formula="of:=IF([.A412]&gt;0;[.B411]+[.A412];0)" office:value-type="float" office:value="0" calcext:value-type="float">
            <text:p>0</text:p>
          </table:table-cell>
          <table:table-cell table:formula="of:=IF([.B413]=0; [.B4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IF([.A413]&gt;0;[.B412]+[.A413];0)" office:value-type="float" office:value="1885" calcext:value-type="float">
            <text:p>1885</text:p>
          </table:table-cell>
          <table:table-cell table:formula="of:=IF([.B414]=0; [.B4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formula="of:=IF([.A414]&gt;0;[.B413]+[.A414];0)" office:value-type="float" office:value="11067" calcext:value-type="float">
            <text:p>11067</text:p>
          </table:table-cell>
          <table:table-cell table:formula="of:=IF([.B415]=0; [.B4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IF([.A415]&gt;0;[.B414]+[.A415];0)" office:value-type="float" office:value="13019" calcext:value-type="float">
            <text:p>13019</text:p>
          </table:table-cell>
          <table:table-cell table:formula="of:=IF([.B416]=0; [.B4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58" calcext:value-type="float">
            <text:p>16058</text:p>
          </table:table-cell>
          <table:table-cell table:formula="of:=IF([.A416]&gt;0;[.B415]+[.A416];0)" office:value-type="float" office:value="29077" calcext:value-type="float">
            <text:p>29077</text:p>
          </table:table-cell>
          <table:table-cell table:formula="of:=IF([.B417]=0; [.B4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592" calcext:value-type="float">
            <text:p>14592</text:p>
          </table:table-cell>
          <table:table-cell table:formula="of:=IF([.A417]&gt;0;[.B416]+[.A417];0)" office:value-type="float" office:value="43669" calcext:value-type="float">
            <text:p>43669</text:p>
          </table:table-cell>
          <table:table-cell table:formula="of:=IF([.B418]=0; [.B417]; &quot;&quot;)" office:value-type="float" office:value="43669" calcext:value-type="float">
            <text:p>43669</text:p>
          </table:table-cell>
          <table:table-cell table:number-columns-repeated="2"/>
        </table:table-row>
        <table:table-row table:style-name="ro1">
          <table:table-cell/>
          <table:table-cell table:formula="of:=IF([.A418]&gt;0;[.B417]+[.A418];0)" office:value-type="float" office:value="0" calcext:value-type="float">
            <text:p>0</text:p>
          </table:table-cell>
          <table:table-cell table:formula="of:=IF([.B419]=0; [.B4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225" calcext:value-type="float">
            <text:p>16225</text:p>
          </table:table-cell>
          <table:table-cell table:formula="of:=IF([.A419]&gt;0;[.B418]+[.A419];0)" office:value-type="float" office:value="16225" calcext:value-type="float">
            <text:p>16225</text:p>
          </table:table-cell>
          <table:table-cell table:formula="of:=IF([.B420]=0; [.B4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113" calcext:value-type="float">
            <text:p>16113</text:p>
          </table:table-cell>
          <table:table-cell table:formula="of:=IF([.A420]&gt;0;[.B419]+[.A420];0)" office:value-type="float" office:value="32338" calcext:value-type="float">
            <text:p>32338</text:p>
          </table:table-cell>
          <table:table-cell table:formula="of:=IF([.B421]=0; [.B4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32" calcext:value-type="float">
            <text:p>10532</text:p>
          </table:table-cell>
          <table:table-cell table:formula="of:=IF([.A421]&gt;0;[.B420]+[.A421];0)" office:value-type="float" office:value="42870" calcext:value-type="float">
            <text:p>42870</text:p>
          </table:table-cell>
          <table:table-cell table:formula="of:=IF([.B422]=0; [.B4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formula="of:=IF([.A422]&gt;0;[.B421]+[.A422];0)" office:value-type="float" office:value="47120" calcext:value-type="float">
            <text:p>47120</text:p>
          </table:table-cell>
          <table:table-cell table:formula="of:=IF([.B423]=0; [.B4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214" calcext:value-type="float">
            <text:p>11214</text:p>
          </table:table-cell>
          <table:table-cell table:formula="of:=IF([.A423]&gt;0;[.B422]+[.A423];0)" office:value-type="float" office:value="58334" calcext:value-type="float">
            <text:p>58334</text:p>
          </table:table-cell>
          <table:table-cell table:formula="of:=IF([.B424]=0; [.B423]; &quot;&quot;)" office:value-type="float" office:value="58334" calcext:value-type="float">
            <text:p>58334</text:p>
          </table:table-cell>
          <table:table-cell table:number-columns-repeated="2"/>
        </table:table-row>
        <table:table-row table:style-name="ro1">
          <table:table-cell/>
          <table:table-cell table:formula="of:=IF([.A424]&gt;0;[.B423]+[.A424];0)" office:value-type="float" office:value="0" calcext:value-type="float">
            <text:p>0</text:p>
          </table:table-cell>
          <table:table-cell table:formula="of:=IF([.B425]=0; [.B4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77" calcext:value-type="float">
            <text:p>31877</text:p>
          </table:table-cell>
          <table:table-cell table:formula="of:=IF([.A425]&gt;0;[.B424]+[.A425];0)" office:value-type="float" office:value="31877" calcext:value-type="float">
            <text:p>31877</text:p>
          </table:table-cell>
          <table:table-cell table:formula="of:=IF([.B426]=0; [.B4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104" calcext:value-type="float">
            <text:p>36104</text:p>
          </table:table-cell>
          <table:table-cell table:formula="of:=IF([.A426]&gt;0;[.B425]+[.A426];0)" office:value-type="float" office:value="67981" calcext:value-type="float">
            <text:p>67981</text:p>
          </table:table-cell>
          <table:table-cell table:formula="of:=IF([.B427]=0; [.B426]; &quot;&quot;)" office:value-type="float" office:value="67981" calcext:value-type="float">
            <text:p>67981</text:p>
          </table:table-cell>
          <table:table-cell table:number-columns-repeated="2"/>
        </table:table-row>
        <table:table-row table:style-name="ro1">
          <table:table-cell/>
          <table:table-cell table:formula="of:=IF([.A427]&gt;0;[.B426]+[.A427];0)" office:value-type="float" office:value="0" calcext:value-type="float">
            <text:p>0</text:p>
          </table:table-cell>
          <table:table-cell table:formula="of:=IF([.B428]=0; [.B4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formula="of:=IF([.A428]&gt;0;[.B427]+[.A428];0)" office:value-type="float" office:value="5246" calcext:value-type="float">
            <text:p>5246</text:p>
          </table:table-cell>
          <table:table-cell table:formula="of:=IF([.B429]=0; [.B4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formula="of:=IF([.A429]&gt;0;[.B428]+[.A429];0)" office:value-type="float" office:value="10604" calcext:value-type="float">
            <text:p>10604</text:p>
          </table:table-cell>
          <table:table-cell table:formula="of:=IF([.B430]=0; [.B4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483" calcext:value-type="float">
            <text:p>11483</text:p>
          </table:table-cell>
          <table:table-cell table:formula="of:=IF([.A430]&gt;0;[.B429]+[.A430];0)" office:value-type="float" office:value="22087" calcext:value-type="float">
            <text:p>22087</text:p>
          </table:table-cell>
          <table:table-cell table:formula="of:=IF([.B431]=0; [.B4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03" calcext:value-type="float">
            <text:p>11503</text:p>
          </table:table-cell>
          <table:table-cell table:formula="of:=IF([.A431]&gt;0;[.B430]+[.A431];0)" office:value-type="float" office:value="33590" calcext:value-type="float">
            <text:p>33590</text:p>
          </table:table-cell>
          <table:table-cell table:formula="of:=IF([.B432]=0; [.B4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IF([.A432]&gt;0;[.B431]+[.A432];0)" office:value-type="float" office:value="38808" calcext:value-type="float">
            <text:p>38808</text:p>
          </table:table-cell>
          <table:table-cell table:formula="of:=IF([.B433]=0; [.B4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formula="of:=IF([.A433]&gt;0;[.B432]+[.A433];0)" office:value-type="float" office:value="48256" calcext:value-type="float">
            <text:p>48256</text:p>
          </table:table-cell>
          <table:table-cell table:formula="of:=IF([.B434]=0; [.B4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IF([.A434]&gt;0;[.B433]+[.A434];0)" office:value-type="float" office:value="55681" calcext:value-type="float">
            <text:p>55681</text:p>
          </table:table-cell>
          <table:table-cell table:formula="of:=IF([.B435]=0; [.B434]; &quot;&quot;)" office:value-type="float" office:value="55681" calcext:value-type="float">
            <text:p>55681</text:p>
          </table:table-cell>
          <table:table-cell table:number-columns-repeated="2"/>
        </table:table-row>
        <table:table-row table:style-name="ro1">
          <table:table-cell/>
          <table:table-cell table:formula="of:=IF([.A435]&gt;0;[.B434]+[.A435];0)" office:value-type="float" office:value="0" calcext:value-type="float">
            <text:p>0</text:p>
          </table:table-cell>
          <table:table-cell table:formula="of:=IF([.B436]=0; [.B4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508" calcext:value-type="float">
            <text:p>25508</text:p>
          </table:table-cell>
          <table:table-cell table:formula="of:=IF([.A436]&gt;0;[.B435]+[.A436];0)" office:value-type="float" office:value="25508" calcext:value-type="float">
            <text:p>25508</text:p>
          </table:table-cell>
          <table:table-cell table:formula="of:=IF([.B437]=0; [.B4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formula="of:=IF([.A437]&gt;0;[.B436]+[.A437];0)" office:value-type="float" office:value="34623" calcext:value-type="float">
            <text:p>34623</text:p>
          </table:table-cell>
          <table:table-cell table:formula="of:=IF([.B438]=0; [.B4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438]&gt;0;[.B437]+[.A438];0)" office:value-type="float" office:value="39567" calcext:value-type="float">
            <text:p>39567</text:p>
          </table:table-cell>
          <table:table-cell table:formula="of:=IF([.B439]=0; [.B438]; &quot;&quot;)" office:value-type="float" office:value="39567" calcext:value-type="float">
            <text:p>39567</text:p>
          </table:table-cell>
          <table:table-cell table:number-columns-repeated="2"/>
        </table:table-row>
        <table:table-row table:style-name="ro1">
          <table:table-cell/>
          <table:table-cell table:formula="of:=IF([.A439]&gt;0;[.B438]+[.A439];0)" office:value-type="float" office:value="0" calcext:value-type="float">
            <text:p>0</text:p>
          </table:table-cell>
          <table:table-cell table:formula="of:=IF([.B440]=0; [.B4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formula="of:=IF([.A440]&gt;0;[.B439]+[.A440];0)" office:value-type="float" office:value="9218" calcext:value-type="float">
            <text:p>9218</text:p>
          </table:table-cell>
          <table:table-cell table:formula="of:=IF([.B441]=0; [.B4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IF([.A441]&gt;0;[.B440]+[.A441];0)" office:value-type="float" office:value="12006" calcext:value-type="float">
            <text:p>12006</text:p>
          </table:table-cell>
          <table:table-cell table:formula="of:=IF([.B442]=0; [.B4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formula="of:=IF([.A442]&gt;0;[.B441]+[.A442];0)" office:value-type="float" office:value="18866" calcext:value-type="float">
            <text:p>18866</text:p>
          </table:table-cell>
          <table:table-cell table:formula="of:=IF([.B443]=0; [.B4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formula="of:=IF([.A443]&gt;0;[.B442]+[.A443];0)" office:value-type="float" office:value="26236" calcext:value-type="float">
            <text:p>26236</text:p>
          </table:table-cell>
          <table:table-cell table:formula="of:=IF([.B444]=0; [.B4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formula="of:=IF([.A444]&gt;0;[.B443]+[.A444];0)" office:value-type="float" office:value="33737" calcext:value-type="float">
            <text:p>33737</text:p>
          </table:table-cell>
          <table:table-cell table:formula="of:=IF([.B445]=0; [.B4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formula="of:=IF([.A445]&gt;0;[.B444]+[.A445];0)" office:value-type="float" office:value="40504" calcext:value-type="float">
            <text:p>40504</text:p>
          </table:table-cell>
          <table:table-cell table:formula="of:=IF([.B446]=0; [.B4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formula="of:=IF([.A446]&gt;0;[.B445]+[.A446];0)" office:value-type="float" office:value="48447" calcext:value-type="float">
            <text:p>48447</text:p>
          </table:table-cell>
          <table:table-cell table:formula="of:=IF([.B447]=0; [.B4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IF([.A447]&gt;0;[.B446]+[.A447];0)" office:value-type="float" office:value="51282" calcext:value-type="float">
            <text:p>51282</text:p>
          </table:table-cell>
          <table:table-cell table:formula="of:=IF([.B448]=0; [.B4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formula="of:=IF([.A448]&gt;0;[.B447]+[.A448];0)" office:value-type="float" office:value="60667" calcext:value-type="float">
            <text:p>60667</text:p>
          </table:table-cell>
          <table:table-cell table:formula="of:=IF([.B449]=0; [.B448]; &quot;&quot;)" office:value-type="float" office:value="60667" calcext:value-type="float">
            <text:p>60667</text:p>
          </table:table-cell>
          <table:table-cell table:number-columns-repeated="2"/>
        </table:table-row>
        <table:table-row table:style-name="ro1">
          <table:table-cell/>
          <table:table-cell table:formula="of:=IF([.A449]&gt;0;[.B448]+[.A449];0)" office:value-type="float" office:value="0" calcext:value-type="float">
            <text:p>0</text:p>
          </table:table-cell>
          <table:table-cell table:formula="of:=IF([.B450]=0; [.B4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446" calcext:value-type="float">
            <text:p>10446</text:p>
          </table:table-cell>
          <table:table-cell table:formula="of:=IF([.A450]&gt;0;[.B449]+[.A450];0)" office:value-type="float" office:value="10446" calcext:value-type="float">
            <text:p>10446</text:p>
          </table:table-cell>
          <table:table-cell table:formula="of:=IF([.B451]=0; [.B4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formula="of:=IF([.A451]&gt;0;[.B450]+[.A451];0)" office:value-type="float" office:value="18214" calcext:value-type="float">
            <text:p>18214</text:p>
          </table:table-cell>
          <table:table-cell table:formula="of:=IF([.B452]=0; [.B4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formula="of:=IF([.A452]&gt;0;[.B451]+[.A452];0)" office:value-type="float" office:value="27663" calcext:value-type="float">
            <text:p>27663</text:p>
          </table:table-cell>
          <table:table-cell table:formula="of:=IF([.B453]=0; [.B4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IF([.A453]&gt;0;[.B452]+[.A453];0)" office:value-type="float" office:value="31753" calcext:value-type="float">
            <text:p>31753</text:p>
          </table:table-cell>
          <table:table-cell table:formula="of:=IF([.B454]=0; [.B4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IF([.A454]&gt;0;[.B453]+[.A454];0)" office:value-type="float" office:value="35524" calcext:value-type="float">
            <text:p>35524</text:p>
          </table:table-cell>
          <table:table-cell table:formula="of:=IF([.B455]=0; [.B4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formula="of:=IF([.A455]&gt;0;[.B454]+[.A455];0)" office:value-type="float" office:value="45132" calcext:value-type="float">
            <text:p>45132</text:p>
          </table:table-cell>
          <table:table-cell table:formula="of:=IF([.B456]=0; [.B4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677" calcext:value-type="float">
            <text:p>10677</text:p>
          </table:table-cell>
          <table:table-cell table:formula="of:=IF([.A456]&gt;0;[.B455]+[.A456];0)" office:value-type="float" office:value="55809" calcext:value-type="float">
            <text:p>55809</text:p>
          </table:table-cell>
          <table:table-cell table:formula="of:=IF([.B457]=0; [.B4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IF([.A457]&gt;0;[.B456]+[.A457];0)" office:value-type="float" office:value="56814" calcext:value-type="float">
            <text:p>56814</text:p>
          </table:table-cell>
          <table:table-cell table:formula="of:=IF([.B458]=0; [.B457]; &quot;&quot;)" office:value-type="float" office:value="56814" calcext:value-type="float">
            <text:p>56814</text:p>
          </table:table-cell>
          <table:table-cell table:number-columns-repeated="2"/>
        </table:table-row>
        <table:table-row table:style-name="ro1">
          <table:table-cell/>
          <table:table-cell table:formula="of:=IF([.A458]&gt;0;[.B457]+[.A458];0)" office:value-type="float" office:value="0" calcext:value-type="float">
            <text:p>0</text:p>
          </table:table-cell>
          <table:table-cell table:formula="of:=IF([.B459]=0; [.B4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IF([.A459]&gt;0;[.B458]+[.A459];0)" office:value-type="float" office:value="2635" calcext:value-type="float">
            <text:p>2635</text:p>
          </table:table-cell>
          <table:table-cell table:formula="of:=IF([.B460]=0; [.B4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IF([.A460]&gt;0;[.B459]+[.A460];0)" office:value-type="float" office:value="4689" calcext:value-type="float">
            <text:p>4689</text:p>
          </table:table-cell>
          <table:table-cell table:formula="of:=IF([.B461]=0; [.B4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IF([.A461]&gt;0;[.B460]+[.A461];0)" office:value-type="float" office:value="6522" calcext:value-type="float">
            <text:p>6522</text:p>
          </table:table-cell>
          <table:table-cell table:formula="of:=IF([.B462]=0; [.B4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formula="of:=IF([.A462]&gt;0;[.B461]+[.A462];0)" office:value-type="float" office:value="12348" calcext:value-type="float">
            <text:p>12348</text:p>
          </table:table-cell>
          <table:table-cell table:formula="of:=IF([.B463]=0; [.B4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formula="of:=IF([.A463]&gt;0;[.B462]+[.A463];0)" office:value-type="float" office:value="18389" calcext:value-type="float">
            <text:p>18389</text:p>
          </table:table-cell>
          <table:table-cell table:formula="of:=IF([.B464]=0; [.B4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formula="of:=IF([.A464]&gt;0;[.B463]+[.A464];0)" office:value-type="float" office:value="23011" calcext:value-type="float">
            <text:p>23011</text:p>
          </table:table-cell>
          <table:table-cell table:formula="of:=IF([.B465]=0; [.B4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465]&gt;0;[.B464]+[.A465];0)" office:value-type="float" office:value="24116" calcext:value-type="float">
            <text:p>24116</text:p>
          </table:table-cell>
          <table:table-cell table:formula="of:=IF([.B466]=0; [.B4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formula="of:=IF([.A466]&gt;0;[.B465]+[.A466];0)" office:value-type="float" office:value="29527" calcext:value-type="float">
            <text:p>29527</text:p>
          </table:table-cell>
          <table:table-cell table:formula="of:=IF([.B467]=0; [.B4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467]&gt;0;[.B466]+[.A467];0)" office:value-type="float" office:value="31033" calcext:value-type="float">
            <text:p>31033</text:p>
          </table:table-cell>
          <table:table-cell table:formula="of:=IF([.B468]=0; [.B4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[.A468]&gt;0;[.B467]+[.A468];0)" office:value-type="float" office:value="32956" calcext:value-type="float">
            <text:p>32956</text:p>
          </table:table-cell>
          <table:table-cell table:formula="of:=IF([.B469]=0; [.B4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formula="of:=IF([.A469]&gt;0;[.B468]+[.A469];0)" office:value-type="float" office:value="39387" calcext:value-type="float">
            <text:p>39387</text:p>
          </table:table-cell>
          <table:table-cell table:formula="of:=IF([.B470]=0; [.B4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IF([.A470]&gt;0;[.B469]+[.A470];0)" office:value-type="float" office:value="40740" calcext:value-type="float">
            <text:p>40740</text:p>
          </table:table-cell>
          <table:table-cell table:formula="of:=IF([.B471]=0; [.B4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formula="of:=IF([.A471]&gt;0;[.B470]+[.A471];0)" office:value-type="float" office:value="46609" calcext:value-type="float">
            <text:p>46609</text:p>
          </table:table-cell>
          <table:table-cell table:formula="of:=IF([.B472]=0; [.B4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IF([.A472]&gt;0;[.B471]+[.A472];0)" office:value-type="float" office:value="48257" calcext:value-type="float">
            <text:p>48257</text:p>
          </table:table-cell>
          <table:table-cell table:formula="of:=IF([.B473]=0; [.B472]; &quot;&quot;)" office:value-type="float" office:value="48257" calcext:value-type="float">
            <text:p>48257</text:p>
          </table:table-cell>
          <table:table-cell table:number-columns-repeated="2"/>
        </table:table-row>
        <table:table-row table:style-name="ro1">
          <table:table-cell/>
          <table:table-cell table:formula="of:=IF([.A473]&gt;0;[.B472]+[.A473];0)" office:value-type="float" office:value="0" calcext:value-type="float">
            <text:p>0</text:p>
          </table:table-cell>
          <table:table-cell table:formula="of:=IF([.B474]=0; [.B4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IF([.A474]&gt;0;[.B473]+[.A474];0)" office:value-type="float" office:value="5704" calcext:value-type="float">
            <text:p>5704</text:p>
          </table:table-cell>
          <table:table-cell table:formula="of:=IF([.B475]=0; [.B4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formula="of:=IF([.A475]&gt;0;[.B474]+[.A475];0)" office:value-type="float" office:value="11951" calcext:value-type="float">
            <text:p>11951</text:p>
          </table:table-cell>
          <table:table-cell table:formula="of:=IF([.B476]=0; [.B4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formula="of:=IF([.A476]&gt;0;[.B475]+[.A476];0)" office:value-type="float" office:value="16454" calcext:value-type="float">
            <text:p>16454</text:p>
          </table:table-cell>
          <table:table-cell table:formula="of:=IF([.B477]=0; [.B4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formula="of:=IF([.A477]&gt;0;[.B476]+[.A477];0)" office:value-type="float" office:value="19537" calcext:value-type="float">
            <text:p>19537</text:p>
          </table:table-cell>
          <table:table-cell table:formula="of:=IF([.B478]=0; [.B4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formula="of:=IF([.A478]&gt;0;[.B477]+[.A478];0)" office:value-type="float" office:value="25316" calcext:value-type="float">
            <text:p>25316</text:p>
          </table:table-cell>
          <table:table-cell table:formula="of:=IF([.B479]=0; [.B4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479]&gt;0;[.B478]+[.A479];0)" office:value-type="float" office:value="28120" calcext:value-type="float">
            <text:p>28120</text:p>
          </table:table-cell>
          <table:table-cell table:formula="of:=IF([.B480]=0; [.B4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IF([.A480]&gt;0;[.B479]+[.A480];0)" office:value-type="float" office:value="29319" calcext:value-type="float">
            <text:p>29319</text:p>
          </table:table-cell>
          <table:table-cell table:formula="of:=IF([.B481]=0; [.B4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IF([.A481]&gt;0;[.B480]+[.A481];0)" office:value-type="float" office:value="32211" calcext:value-type="float">
            <text:p>32211</text:p>
          </table:table-cell>
          <table:table-cell table:formula="of:=IF([.B482]=0; [.B4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IF([.A482]&gt;0;[.B481]+[.A482];0)" office:value-type="float" office:value="34950" calcext:value-type="float">
            <text:p>34950</text:p>
          </table:table-cell>
          <table:table-cell table:formula="of:=IF([.B483]=0; [.B4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formula="of:=IF([.A483]&gt;0;[.B482]+[.A483];0)" office:value-type="float" office:value="40557" calcext:value-type="float">
            <text:p>40557</text:p>
          </table:table-cell>
          <table:table-cell table:formula="of:=IF([.B484]=0; [.B4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IF([.A484]&gt;0;[.B483]+[.A484];0)" office:value-type="float" office:value="44083" calcext:value-type="float">
            <text:p>44083</text:p>
          </table:table-cell>
          <table:table-cell table:formula="of:=IF([.B485]=0; [.B484]; &quot;&quot;)" office:value-type="float" office:value="44083" calcext:value-type="float">
            <text:p>44083</text:p>
          </table:table-cell>
          <table:table-cell table:number-columns-repeated="2"/>
        </table:table-row>
        <table:table-row table:style-name="ro1">
          <table:table-cell/>
          <table:table-cell table:formula="of:=IF([.A485]&gt;0;[.B484]+[.A485];0)" office:value-type="float" office:value="0" calcext:value-type="float">
            <text:p>0</text:p>
          </table:table-cell>
          <table:table-cell table:formula="of:=IF([.B486]=0; [.B4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486]&gt;0;[.B485]+[.A486];0)" office:value-type="float" office:value="2771" calcext:value-type="float">
            <text:p>2771</text:p>
          </table:table-cell>
          <table:table-cell table:formula="of:=IF([.B487]=0; [.B4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formula="of:=IF([.A487]&gt;0;[.B486]+[.A487];0)" office:value-type="float" office:value="7979" calcext:value-type="float">
            <text:p>7979</text:p>
          </table:table-cell>
          <table:table-cell table:formula="of:=IF([.B488]=0; [.B4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IF([.A488]&gt;0;[.B487]+[.A488];0)" office:value-type="float" office:value="11098" calcext:value-type="float">
            <text:p>11098</text:p>
          </table:table-cell>
          <table:table-cell table:formula="of:=IF([.B489]=0; [.B4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IF([.A489]&gt;0;[.B488]+[.A489];0)" office:value-type="float" office:value="12211" calcext:value-type="float">
            <text:p>12211</text:p>
          </table:table-cell>
          <table:table-cell table:formula="of:=IF([.B490]=0; [.B4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IF([.A490]&gt;0;[.B489]+[.A490];0)" office:value-type="float" office:value="15687" calcext:value-type="float">
            <text:p>15687</text:p>
          </table:table-cell>
          <table:table-cell table:formula="of:=IF([.B491]=0; [.B4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IF([.A491]&gt;0;[.B490]+[.A491];0)" office:value-type="float" office:value="19894" calcext:value-type="float">
            <text:p>19894</text:p>
          </table:table-cell>
          <table:table-cell table:formula="of:=IF([.B492]=0; [.B4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formula="of:=IF([.A492]&gt;0;[.B491]+[.A492];0)" office:value-type="float" office:value="25251" calcext:value-type="float">
            <text:p>25251</text:p>
          </table:table-cell>
          <table:table-cell table:formula="of:=IF([.B493]=0; [.B4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IF([.A493]&gt;0;[.B492]+[.A493];0)" office:value-type="float" office:value="27371" calcext:value-type="float">
            <text:p>27371</text:p>
          </table:table-cell>
          <table:table-cell table:formula="of:=IF([.B494]=0; [.B4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formula="of:=IF([.A494]&gt;0;[.B493]+[.A494];0)" office:value-type="float" office:value="30902" calcext:value-type="float">
            <text:p>30902</text:p>
          </table:table-cell>
          <table:table-cell table:formula="of:=IF([.B495]=0; [.B4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formula="of:=IF([.A495]&gt;0;[.B494]+[.A495];0)" office:value-type="float" office:value="36454" calcext:value-type="float">
            <text:p>36454</text:p>
          </table:table-cell>
          <table:table-cell table:formula="of:=IF([.B496]=0; [.B4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IF([.A496]&gt;0;[.B495]+[.A496];0)" office:value-type="float" office:value="37497" calcext:value-type="float">
            <text:p>37497</text:p>
          </table:table-cell>
          <table:table-cell table:formula="of:=IF([.B497]=0; [.B4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IF([.A497]&gt;0;[.B496]+[.A497];0)" office:value-type="float" office:value="41166" calcext:value-type="float">
            <text:p>41166</text:p>
          </table:table-cell>
          <table:table-cell table:formula="of:=IF([.B498]=0; [.B4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[.A498]&gt;0;[.B497]+[.A498];0)" office:value-type="float" office:value="43080" calcext:value-type="float">
            <text:p>43080</text:p>
          </table:table-cell>
          <table:table-cell table:formula="of:=IF([.B499]=0; [.B4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IF([.A499]&gt;0;[.B498]+[.A499];0)" office:value-type="float" office:value="46732" calcext:value-type="float">
            <text:p>46732</text:p>
          </table:table-cell>
          <table:table-cell table:formula="of:=IF([.B500]=0; [.B499]; &quot;&quot;)" office:value-type="float" office:value="46732" calcext:value-type="float">
            <text:p>46732</text:p>
          </table:table-cell>
          <table:table-cell table:number-columns-repeated="2"/>
        </table:table-row>
        <table:table-row table:style-name="ro1">
          <table:table-cell/>
          <table:table-cell table:formula="of:=IF([.A500]&gt;0;[.B499]+[.A500];0)" office:value-type="float" office:value="0" calcext:value-type="float">
            <text:p>0</text:p>
          </table:table-cell>
          <table:table-cell table:formula="of:=IF([.B501]=0; [.B5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512" calcext:value-type="float">
            <text:p>18512</text:p>
          </table:table-cell>
          <table:table-cell table:formula="of:=IF([.A501]&gt;0;[.B500]+[.A501];0)" office:value-type="float" office:value="18512" calcext:value-type="float">
            <text:p>18512</text:p>
          </table:table-cell>
          <table:table-cell table:formula="of:=IF([.B502]=0; [.B5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61" calcext:value-type="float">
            <text:p>14761</text:p>
          </table:table-cell>
          <table:table-cell table:formula="of:=IF([.A502]&gt;0;[.B501]+[.A502];0)" office:value-type="float" office:value="33273" calcext:value-type="float">
            <text:p>33273</text:p>
          </table:table-cell>
          <table:table-cell table:formula="of:=IF([.B503]=0; [.B5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199" calcext:value-type="float">
            <text:p>12199</text:p>
          </table:table-cell>
          <table:table-cell table:formula="of:=IF([.A503]&gt;0;[.B502]+[.A503];0)" office:value-type="float" office:value="45472" calcext:value-type="float">
            <text:p>45472</text:p>
          </table:table-cell>
          <table:table-cell table:formula="of:=IF([.B504]=0; [.B5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IF([.A504]&gt;0;[.B503]+[.A504];0)" office:value-type="float" office:value="46848" calcext:value-type="float">
            <text:p>46848</text:p>
          </table:table-cell>
          <table:table-cell table:formula="of:=IF([.B505]=0; [.B504]; &quot;&quot;)" office:value-type="float" office:value="46848" calcext:value-type="float">
            <text:p>46848</text:p>
          </table:table-cell>
          <table:table-cell table:number-columns-repeated="2"/>
        </table:table-row>
        <table:table-row table:style-name="ro1">
          <table:table-cell/>
          <table:table-cell table:formula="of:=IF([.A505]&gt;0;[.B504]+[.A505];0)" office:value-type="float" office:value="0" calcext:value-type="float">
            <text:p>0</text:p>
          </table:table-cell>
          <table:table-cell table:formula="of:=IF([.B506]=0; [.B5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IF([.A506]&gt;0;[.B505]+[.A506];0)" office:value-type="float" office:value="6703" calcext:value-type="float">
            <text:p>6703</text:p>
          </table:table-cell>
          <table:table-cell table:formula="of:=IF([.B507]=0; [.B5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IF([.A507]&gt;0;[.B506]+[.A507];0)" office:value-type="float" office:value="11382" calcext:value-type="float">
            <text:p>11382</text:p>
          </table:table-cell>
          <table:table-cell table:formula="of:=IF([.B508]=0; [.B5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formula="of:=IF([.A508]&gt;0;[.B507]+[.A508];0)" office:value-type="float" office:value="19172" calcext:value-type="float">
            <text:p>19172</text:p>
          </table:table-cell>
          <table:table-cell table:formula="of:=IF([.B509]=0; [.B5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formula="of:=IF([.A509]&gt;0;[.B508]+[.A509];0)" office:value-type="float" office:value="23506" calcext:value-type="float">
            <text:p>23506</text:p>
          </table:table-cell>
          <table:table-cell table:formula="of:=IF([.B510]=0; [.B5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formula="of:=IF([.A510]&gt;0;[.B509]+[.A510];0)" office:value-type="float" office:value="27809" calcext:value-type="float">
            <text:p>27809</text:p>
          </table:table-cell>
          <table:table-cell table:formula="of:=IF([.B511]=0; [.B5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IF([.A511]&gt;0;[.B510]+[.A511];0)" office:value-type="float" office:value="33428" calcext:value-type="float">
            <text:p>33428</text:p>
          </table:table-cell>
          <table:table-cell table:formula="of:=IF([.B512]=0; [.B5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IF([.A512]&gt;0;[.B511]+[.A512];0)" office:value-type="float" office:value="36017" calcext:value-type="float">
            <text:p>36017</text:p>
          </table:table-cell>
          <table:table-cell table:formula="of:=IF([.B513]=0; [.B5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formula="of:=IF([.A513]&gt;0;[.B512]+[.A513];0)" office:value-type="float" office:value="39932" calcext:value-type="float">
            <text:p>39932</text:p>
          </table:table-cell>
          <table:table-cell table:formula="of:=IF([.B514]=0; [.B5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formula="of:=IF([.A514]&gt;0;[.B513]+[.A514];0)" office:value-type="float" office:value="42929" calcext:value-type="float">
            <text:p>42929</text:p>
          </table:table-cell>
          <table:table-cell table:formula="of:=IF([.B515]=0; [.B5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IF([.A515]&gt;0;[.B514]+[.A515];0)" office:value-type="float" office:value="49203" calcext:value-type="float">
            <text:p>49203</text:p>
          </table:table-cell>
          <table:table-cell table:formula="of:=IF([.B516]=0; [.B5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IF([.A516]&gt;0;[.B515]+[.A516];0)" office:value-type="float" office:value="53687" calcext:value-type="float">
            <text:p>53687</text:p>
          </table:table-cell>
          <table:table-cell table:formula="of:=IF([.B517]=0; [.B516]; &quot;&quot;)" office:value-type="float" office:value="53687" calcext:value-type="float">
            <text:p>53687</text:p>
          </table:table-cell>
          <table:table-cell table:number-columns-repeated="2"/>
        </table:table-row>
        <table:table-row table:style-name="ro1">
          <table:table-cell/>
          <table:table-cell table:formula="of:=IF([.A517]&gt;0;[.B516]+[.A517];0)" office:value-type="float" office:value="0" calcext:value-type="float">
            <text:p>0</text:p>
          </table:table-cell>
          <table:table-cell table:formula="of:=IF([.B518]=0; [.B5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IF([.A518]&gt;0;[.B517]+[.A518];0)" office:value-type="float" office:value="5025" calcext:value-type="float">
            <text:p>5025</text:p>
          </table:table-cell>
          <table:table-cell table:formula="of:=IF([.B519]=0; [.B5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IF([.A519]&gt;0;[.B518]+[.A519];0)" office:value-type="float" office:value="7481" calcext:value-type="float">
            <text:p>7481</text:p>
          </table:table-cell>
          <table:table-cell table:formula="of:=IF([.B520]=0; [.B5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formula="of:=IF([.A520]&gt;0;[.B519]+[.A520];0)" office:value-type="float" office:value="16393" calcext:value-type="float">
            <text:p>16393</text:p>
          </table:table-cell>
          <table:table-cell table:formula="of:=IF([.B521]=0; [.B5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IF([.A521]&gt;0;[.B520]+[.A521];0)" office:value-type="float" office:value="20124" calcext:value-type="float">
            <text:p>20124</text:p>
          </table:table-cell>
          <table:table-cell table:formula="of:=IF([.B522]=0; [.B5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formula="of:=IF([.A522]&gt;0;[.B521]+[.A522];0)" office:value-type="float" office:value="29692" calcext:value-type="float">
            <text:p>29692</text:p>
          </table:table-cell>
          <table:table-cell table:formula="of:=IF([.B523]=0; [.B5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formula="of:=IF([.A523]&gt;0;[.B522]+[.A523];0)" office:value-type="float" office:value="37560" calcext:value-type="float">
            <text:p>37560</text:p>
          </table:table-cell>
          <table:table-cell table:formula="of:=IF([.B524]=0; [.B5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IF([.A524]&gt;0;[.B523]+[.A524];0)" office:value-type="float" office:value="40711" calcext:value-type="float">
            <text:p>40711</text:p>
          </table:table-cell>
          <table:table-cell table:formula="of:=IF([.B525]=0; [.B5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525]&gt;0;[.B524]+[.A525];0)" office:value-type="float" office:value="42883" calcext:value-type="float">
            <text:p>42883</text:p>
          </table:table-cell>
          <table:table-cell table:formula="of:=IF([.B526]=0; [.B5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formula="of:=IF([.A526]&gt;0;[.B525]+[.A526];0)" office:value-type="float" office:value="47235" calcext:value-type="float">
            <text:p>47235</text:p>
          </table:table-cell>
          <table:table-cell table:formula="of:=IF([.B527]=0; [.B526]; &quot;&quot;)" office:value-type="float" office:value="47235" calcext:value-type="float">
            <text:p>47235</text:p>
          </table:table-cell>
          <table:table-cell table:number-columns-repeated="2"/>
        </table:table-row>
        <table:table-row table:style-name="ro1">
          <table:table-cell/>
          <table:table-cell table:formula="of:=IF([.A527]&gt;0;[.B526]+[.A527];0)" office:value-type="float" office:value="0" calcext:value-type="float">
            <text:p>0</text:p>
          </table:table-cell>
          <table:table-cell table:formula="of:=IF([.B528]=0; [.B5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IF([.A528]&gt;0;[.B527]+[.A528];0)" office:value-type="float" office:value="2779" calcext:value-type="float">
            <text:p>2779</text:p>
          </table:table-cell>
          <table:table-cell table:formula="of:=IF([.B529]=0; [.B5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IF([.A529]&gt;0;[.B528]+[.A529];0)" office:value-type="float" office:value="10588" calcext:value-type="float">
            <text:p>10588</text:p>
          </table:table-cell>
          <table:table-cell table:formula="of:=IF([.B530]=0; [.B5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IF([.A530]&gt;0;[.B529]+[.A530];0)" office:value-type="float" office:value="13868" calcext:value-type="float">
            <text:p>13868</text:p>
          </table:table-cell>
          <table:table-cell table:formula="of:=IF([.B531]=0; [.B5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formula="of:=IF([.A531]&gt;0;[.B530]+[.A531];0)" office:value-type="float" office:value="21258" calcext:value-type="float">
            <text:p>21258</text:p>
          </table:table-cell>
          <table:table-cell table:formula="of:=IF([.B532]=0; [.B5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formula="of:=IF([.A532]&gt;0;[.B531]+[.A532];0)" office:value-type="float" office:value="25736" calcext:value-type="float">
            <text:p>25736</text:p>
          </table:table-cell>
          <table:table-cell table:formula="of:=IF([.B533]=0; [.B5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formula="of:=IF([.A533]&gt;0;[.B532]+[.A533];0)" office:value-type="float" office:value="32796" calcext:value-type="float">
            <text:p>32796</text:p>
          </table:table-cell>
          <table:table-cell table:formula="of:=IF([.B534]=0; [.B5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formula="of:=IF([.A534]&gt;0;[.B533]+[.A534];0)" office:value-type="float" office:value="36965" calcext:value-type="float">
            <text:p>36965</text:p>
          </table:table-cell>
          <table:table-cell table:formula="of:=IF([.B535]=0; [.B5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formula="of:=IF([.A535]&gt;0;[.B534]+[.A535];0)" office:value-type="float" office:value="44957" calcext:value-type="float">
            <text:p>44957</text:p>
          </table:table-cell>
          <table:table-cell table:formula="of:=IF([.B536]=0; [.B5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formula="of:=IF([.A536]&gt;0;[.B535]+[.A536];0)" office:value-type="float" office:value="53337" calcext:value-type="float">
            <text:p>53337</text:p>
          </table:table-cell>
          <table:table-cell table:formula="of:=IF([.B537]=0; [.B5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formula="of:=IF([.A537]&gt;0;[.B536]+[.A537];0)" office:value-type="float" office:value="61776" calcext:value-type="float">
            <text:p>61776</text:p>
          </table:table-cell>
          <table:table-cell table:formula="of:=IF([.B538]=0; [.B537]; &quot;&quot;)" office:value-type="float" office:value="61776" calcext:value-type="float">
            <text:p>61776</text:p>
          </table:table-cell>
          <table:table-cell table:number-columns-repeated="2"/>
        </table:table-row>
        <table:table-row table:style-name="ro1">
          <table:table-cell/>
          <table:table-cell table:formula="of:=IF([.A538]&gt;0;[.B537]+[.A538];0)" office:value-type="float" office:value="0" calcext:value-type="float">
            <text:p>0</text:p>
          </table:table-cell>
          <table:table-cell table:formula="of:=IF([.B539]=0; [.B5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IF([.A539]&gt;0;[.B538]+[.A539];0)" office:value-type="float" office:value="3143" calcext:value-type="float">
            <text:p>3143</text:p>
          </table:table-cell>
          <table:table-cell table:formula="of:=IF([.B540]=0; [.B5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formula="of:=IF([.A540]&gt;0;[.B539]+[.A540];0)" office:value-type="float" office:value="9959" calcext:value-type="float">
            <text:p>9959</text:p>
          </table:table-cell>
          <table:table-cell table:formula="of:=IF([.B541]=0; [.B5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formula="of:=IF([.A541]&gt;0;[.B540]+[.A541];0)" office:value-type="float" office:value="20081" calcext:value-type="float">
            <text:p>20081</text:p>
          </table:table-cell>
          <table:table-cell table:formula="of:=IF([.B542]=0; [.B5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IF([.A542]&gt;0;[.B541]+[.A542];0)" office:value-type="float" office:value="25766" calcext:value-type="float">
            <text:p>25766</text:p>
          </table:table-cell>
          <table:table-cell table:formula="of:=IF([.B543]=0; [.B5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formula="of:=IF([.A543]&gt;0;[.B542]+[.A543];0)" office:value-type="float" office:value="30936" calcext:value-type="float">
            <text:p>30936</text:p>
          </table:table-cell>
          <table:table-cell table:formula="of:=IF([.B544]=0; [.B5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IF([.A544]&gt;0;[.B543]+[.A544];0)" office:value-type="float" office:value="32995" calcext:value-type="float">
            <text:p>32995</text:p>
          </table:table-cell>
          <table:table-cell table:formula="of:=IF([.B545]=0; [.B5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formula="of:=IF([.A545]&gt;0;[.B544]+[.A545];0)" office:value-type="float" office:value="41288" calcext:value-type="float">
            <text:p>41288</text:p>
          </table:table-cell>
          <table:table-cell table:formula="of:=IF([.B546]=0; [.B5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formula="of:=IF([.A546]&gt;0;[.B545]+[.A546];0)" office:value-type="float" office:value="50849" calcext:value-type="float">
            <text:p>50849</text:p>
          </table:table-cell>
          <table:table-cell table:formula="of:=IF([.B547]=0; [.B546]; &quot;&quot;)" office:value-type="float" office:value="50849" calcext:value-type="float">
            <text:p>50849</text:p>
          </table:table-cell>
          <table:table-cell table:number-columns-repeated="2"/>
        </table:table-row>
        <table:table-row table:style-name="ro1">
          <table:table-cell/>
          <table:table-cell table:formula="of:=IF([.A547]&gt;0;[.B546]+[.A547];0)" office:value-type="float" office:value="0" calcext:value-type="float">
            <text:p>0</text:p>
          </table:table-cell>
          <table:table-cell table:formula="of:=IF([.B548]=0; [.B5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IF([.A548]&gt;0;[.B547]+[.A548];0)" office:value-type="float" office:value="3417" calcext:value-type="float">
            <text:p>3417</text:p>
          </table:table-cell>
          <table:table-cell table:formula="of:=IF([.B549]=0; [.B5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formula="of:=IF([.A549]&gt;0;[.B548]+[.A549];0)" office:value-type="float" office:value="7829" calcext:value-type="float">
            <text:p>7829</text:p>
          </table:table-cell>
          <table:table-cell table:formula="of:=IF([.B550]=0; [.B5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IF([.A550]&gt;0;[.B549]+[.A550];0)" office:value-type="float" office:value="9296" calcext:value-type="float">
            <text:p>9296</text:p>
          </table:table-cell>
          <table:table-cell table:formula="of:=IF([.B551]=0; [.B5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IF([.A551]&gt;0;[.B550]+[.A551];0)" office:value-type="float" office:value="10607" calcext:value-type="float">
            <text:p>10607</text:p>
          </table:table-cell>
          <table:table-cell table:formula="of:=IF([.B552]=0; [.B5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formula="of:=IF([.A552]&gt;0;[.B551]+[.A552];0)" office:value-type="float" office:value="17552" calcext:value-type="float">
            <text:p>17552</text:p>
          </table:table-cell>
          <table:table-cell table:formula="of:=IF([.B553]=0; [.B5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IF([.A553]&gt;0;[.B552]+[.A553];0)" office:value-type="float" office:value="20684" calcext:value-type="float">
            <text:p>20684</text:p>
          </table:table-cell>
          <table:table-cell table:formula="of:=IF([.B554]=0; [.B5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formula="of:=IF([.A554]&gt;0;[.B553]+[.A554];0)" office:value-type="float" office:value="26664" calcext:value-type="float">
            <text:p>26664</text:p>
          </table:table-cell>
          <table:table-cell table:formula="of:=IF([.B555]=0; [.B5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IF([.A555]&gt;0;[.B554]+[.A555];0)" office:value-type="float" office:value="33093" calcext:value-type="float">
            <text:p>33093</text:p>
          </table:table-cell>
          <table:table-cell table:formula="of:=IF([.B556]=0; [.B5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IF([.A556]&gt;0;[.B555]+[.A556];0)" office:value-type="float" office:value="36212" calcext:value-type="float">
            <text:p>36212</text:p>
          </table:table-cell>
          <table:table-cell table:formula="of:=IF([.B557]=0; [.B5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557]&gt;0;[.B556]+[.A557];0)" office:value-type="float" office:value="38531" calcext:value-type="float">
            <text:p>38531</text:p>
          </table:table-cell>
          <table:table-cell table:formula="of:=IF([.B558]=0; [.B5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formula="of:=IF([.A558]&gt;0;[.B557]+[.A558];0)" office:value-type="float" office:value="46009" calcext:value-type="float">
            <text:p>46009</text:p>
          </table:table-cell>
          <table:table-cell table:formula="of:=IF([.B559]=0; [.B558]; &quot;&quot;)" office:value-type="float" office:value="46009" calcext:value-type="float">
            <text:p>46009</text:p>
          </table:table-cell>
          <table:table-cell table:number-columns-repeated="2"/>
        </table:table-row>
        <table:table-row table:style-name="ro1">
          <table:table-cell/>
          <table:table-cell table:formula="of:=IF([.A559]&gt;0;[.B558]+[.A559];0)" office:value-type="float" office:value="0" calcext:value-type="float">
            <text:p>0</text:p>
          </table:table-cell>
          <table:table-cell table:formula="of:=IF([.B560]=0; [.B5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IF([.A560]&gt;0;[.B559]+[.A560];0)" office:value-type="float" office:value="3223" calcext:value-type="float">
            <text:p>3223</text:p>
          </table:table-cell>
          <table:table-cell table:formula="of:=IF([.B561]=0; [.B5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formula="of:=IF([.A561]&gt;0;[.B560]+[.A561];0)" office:value-type="float" office:value="8543" calcext:value-type="float">
            <text:p>8543</text:p>
          </table:table-cell>
          <table:table-cell table:formula="of:=IF([.B562]=0; [.B5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formula="of:=IF([.A562]&gt;0;[.B561]+[.A562];0)" office:value-type="float" office:value="15911" calcext:value-type="float">
            <text:p>15911</text:p>
          </table:table-cell>
          <table:table-cell table:formula="of:=IF([.B563]=0; [.B5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formula="of:=IF([.A563]&gt;0;[.B562]+[.A563];0)" office:value-type="float" office:value="24397" calcext:value-type="float">
            <text:p>24397</text:p>
          </table:table-cell>
          <table:table-cell table:formula="of:=IF([.B564]=0; [.B5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IF([.A564]&gt;0;[.B563]+[.A564];0)" office:value-type="float" office:value="27348" calcext:value-type="float">
            <text:p>27348</text:p>
          </table:table-cell>
          <table:table-cell table:formula="of:=IF([.B565]=0; [.B5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formula="of:=IF([.A565]&gt;0;[.B564]+[.A565];0)" office:value-type="float" office:value="33610" calcext:value-type="float">
            <text:p>33610</text:p>
          </table:table-cell>
          <table:table-cell table:formula="of:=IF([.B566]=0; [.B5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IF([.A566]&gt;0;[.B565]+[.A566];0)" office:value-type="float" office:value="36786" calcext:value-type="float">
            <text:p>36786</text:p>
          </table:table-cell>
          <table:table-cell table:formula="of:=IF([.B567]=0; [.B5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formula="of:=IF([.A567]&gt;0;[.B566]+[.A567];0)" office:value-type="float" office:value="40951" calcext:value-type="float">
            <text:p>40951</text:p>
          </table:table-cell>
          <table:table-cell table:formula="of:=IF([.B568]=0; [.B5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IF([.A568]&gt;0;[.B567]+[.A568];0)" office:value-type="float" office:value="44829" calcext:value-type="float">
            <text:p>44829</text:p>
          </table:table-cell>
          <table:table-cell table:formula="of:=IF([.B569]=0; [.B568]; &quot;&quot;)" office:value-type="float" office:value="44829" calcext:value-type="float">
            <text:p>44829</text:p>
          </table:table-cell>
          <table:table-cell table:number-columns-repeated="2"/>
        </table:table-row>
        <table:table-row table:style-name="ro1">
          <table:table-cell/>
          <table:table-cell table:formula="of:=IF([.A569]&gt;0;[.B568]+[.A569];0)" office:value-type="float" office:value="0" calcext:value-type="float">
            <text:p>0</text:p>
          </table:table-cell>
          <table:table-cell table:formula="of:=IF([.B570]=0; [.B5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IF([.A570]&gt;0;[.B569]+[.A570];0)" office:value-type="float" office:value="2443" calcext:value-type="float">
            <text:p>2443</text:p>
          </table:table-cell>
          <table:table-cell table:formula="of:=IF([.B571]=0; [.B5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formula="of:=IF([.A571]&gt;0;[.B570]+[.A571];0)" office:value-type="float" office:value="7150" calcext:value-type="float">
            <text:p>7150</text:p>
          </table:table-cell>
          <table:table-cell table:formula="of:=IF([.B572]=0; [.B5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IF([.A572]&gt;0;[.B571]+[.A572];0)" office:value-type="float" office:value="8205" calcext:value-type="float">
            <text:p>8205</text:p>
          </table:table-cell>
          <table:table-cell table:formula="of:=IF([.B573]=0; [.B5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IF([.A573]&gt;0;[.B572]+[.A573];0)" office:value-type="float" office:value="14369" calcext:value-type="float">
            <text:p>14369</text:p>
          </table:table-cell>
          <table:table-cell table:formula="of:=IF([.B574]=0; [.B5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IF([.A574]&gt;0;[.B573]+[.A574];0)" office:value-type="float" office:value="16302" calcext:value-type="float">
            <text:p>16302</text:p>
          </table:table-cell>
          <table:table-cell table:formula="of:=IF([.B575]=0; [.B5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formula="of:=IF([.A575]&gt;0;[.B574]+[.A575];0)" office:value-type="float" office:value="21686" calcext:value-type="float">
            <text:p>21686</text:p>
          </table:table-cell>
          <table:table-cell table:formula="of:=IF([.B576]=0; [.B5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IF([.A576]&gt;0;[.B575]+[.A576];0)" office:value-type="float" office:value="24158" calcext:value-type="float">
            <text:p>24158</text:p>
          </table:table-cell>
          <table:table-cell table:formula="of:=IF([.B577]=0; [.B5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IF([.A577]&gt;0;[.B576]+[.A577];0)" office:value-type="float" office:value="28836" calcext:value-type="float">
            <text:p>28836</text:p>
          </table:table-cell>
          <table:table-cell table:formula="of:=IF([.B578]=0; [.B5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IF([.A578]&gt;0;[.B577]+[.A578];0)" office:value-type="float" office:value="30201" calcext:value-type="float">
            <text:p>30201</text:p>
          </table:table-cell>
          <table:table-cell table:formula="of:=IF([.B579]=0; [.B5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formula="of:=IF([.A579]&gt;0;[.B578]+[.A579];0)" office:value-type="float" office:value="36259" calcext:value-type="float">
            <text:p>36259</text:p>
          </table:table-cell>
          <table:table-cell table:formula="of:=IF([.B580]=0; [.B5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IF([.A580]&gt;0;[.B579]+[.A580];0)" office:value-type="float" office:value="41304" calcext:value-type="float">
            <text:p>41304</text:p>
          </table:table-cell>
          <table:table-cell table:formula="of:=IF([.B581]=0; [.B5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formula="of:=IF([.A581]&gt;0;[.B580]+[.A581];0)" office:value-type="float" office:value="44830" calcext:value-type="float">
            <text:p>44830</text:p>
          </table:table-cell>
          <table:table-cell table:formula="of:=IF([.B582]=0; [.B5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IF([.A582]&gt;0;[.B581]+[.A582];0)" office:value-type="float" office:value="47308" calcext:value-type="float">
            <text:p>47308</text:p>
          </table:table-cell>
          <table:table-cell table:formula="of:=IF([.B583]=0; [.B5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formula="of:=IF([.A583]&gt;0;[.B582]+[.A583];0)" office:value-type="float" office:value="53550" calcext:value-type="float">
            <text:p>53550</text:p>
          </table:table-cell>
          <table:table-cell table:formula="of:=IF([.B584]=0; [.B583]; &quot;&quot;)" office:value-type="float" office:value="53550" calcext:value-type="float">
            <text:p>53550</text:p>
          </table:table-cell>
          <table:table-cell table:number-columns-repeated="2"/>
        </table:table-row>
        <table:table-row table:style-name="ro1">
          <table:table-cell/>
          <table:table-cell table:formula="of:=IF([.A584]&gt;0;[.B583]+[.A584];0)" office:value-type="float" office:value="0" calcext:value-type="float">
            <text:p>0</text:p>
          </table:table-cell>
          <table:table-cell table:formula="of:=IF([.B585]=0; [.B5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IF([.A585]&gt;0;[.B584]+[.A585];0)" office:value-type="float" office:value="1286" calcext:value-type="float">
            <text:p>1286</text:p>
          </table:table-cell>
          <table:table-cell table:formula="of:=IF([.B586]=0; [.B5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IF([.A586]&gt;0;[.B585]+[.A586];0)" office:value-type="float" office:value="6878" calcext:value-type="float">
            <text:p>6878</text:p>
          </table:table-cell>
          <table:table-cell table:formula="of:=IF([.B587]=0; [.B5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formula="of:=IF([.A587]&gt;0;[.B586]+[.A587];0)" office:value-type="float" office:value="10821" calcext:value-type="float">
            <text:p>10821</text:p>
          </table:table-cell>
          <table:table-cell table:formula="of:=IF([.B588]=0; [.B5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IF([.A588]&gt;0;[.B587]+[.A588];0)" office:value-type="float" office:value="13056" calcext:value-type="float">
            <text:p>13056</text:p>
          </table:table-cell>
          <table:table-cell table:formula="of:=IF([.B589]=0; [.B5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IF([.A589]&gt;0;[.B588]+[.A589];0)" office:value-type="float" office:value="15222" calcext:value-type="float">
            <text:p>15222</text:p>
          </table:table-cell>
          <table:table-cell table:formula="of:=IF([.B590]=0; [.B5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formula="of:=IF([.A590]&gt;0;[.B589]+[.A590];0)" office:value-type="float" office:value="19624" calcext:value-type="float">
            <text:p>19624</text:p>
          </table:table-cell>
          <table:table-cell table:formula="of:=IF([.B591]=0; [.B5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IF([.A591]&gt;0;[.B590]+[.A591];0)" office:value-type="float" office:value="23827" calcext:value-type="float">
            <text:p>23827</text:p>
          </table:table-cell>
          <table:table-cell table:formula="of:=IF([.B592]=0; [.B5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IF([.A592]&gt;0;[.B591]+[.A592];0)" office:value-type="float" office:value="26246" calcext:value-type="float">
            <text:p>26246</text:p>
          </table:table-cell>
          <table:table-cell table:formula="of:=IF([.B593]=0; [.B5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IF([.A593]&gt;0;[.B592]+[.A593];0)" office:value-type="float" office:value="27437" calcext:value-type="float">
            <text:p>27437</text:p>
          </table:table-cell>
          <table:table-cell table:formula="of:=IF([.B594]=0; [.B5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594]&gt;0;[.B593]+[.A594];0)" office:value-type="float" office:value="29422" calcext:value-type="float">
            <text:p>29422</text:p>
          </table:table-cell>
          <table:table-cell table:formula="of:=IF([.B595]=0; [.B5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formula="of:=IF([.A595]&gt;0;[.B594]+[.A595];0)" office:value-type="float" office:value="35903" calcext:value-type="float">
            <text:p>35903</text:p>
          </table:table-cell>
          <table:table-cell table:formula="of:=IF([.B596]=0; [.B5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IF([.A596]&gt;0;[.B595]+[.A596];0)" office:value-type="float" office:value="38934" calcext:value-type="float">
            <text:p>38934</text:p>
          </table:table-cell>
          <table:table-cell table:formula="of:=IF([.B597]=0; [.B5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IF([.A597]&gt;0;[.B596]+[.A597];0)" office:value-type="float" office:value="42633" calcext:value-type="float">
            <text:p>42633</text:p>
          </table:table-cell>
          <table:table-cell table:formula="of:=IF([.B598]=0; [.B5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IF([.A598]&gt;0;[.B597]+[.A598];0)" office:value-type="float" office:value="48907" calcext:value-type="float">
            <text:p>48907</text:p>
          </table:table-cell>
          <table:table-cell table:formula="of:=IF([.B599]=0; [.B598]; &quot;&quot;)" office:value-type="float" office:value="48907" calcext:value-type="float">
            <text:p>48907</text:p>
          </table:table-cell>
          <table:table-cell table:number-columns-repeated="2"/>
        </table:table-row>
        <table:table-row table:style-name="ro1">
          <table:table-cell/>
          <table:table-cell table:formula="of:=IF([.A599]&gt;0;[.B598]+[.A599];0)" office:value-type="float" office:value="0" calcext:value-type="float">
            <text:p>0</text:p>
          </table:table-cell>
          <table:table-cell table:formula="of:=IF([.B600]=0; [.B5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IF([.A600]&gt;0;[.B599]+[.A600];0)" office:value-type="float" office:value="2203" calcext:value-type="float">
            <text:p>2203</text:p>
          </table:table-cell>
          <table:table-cell table:formula="of:=IF([.B601]=0; [.B6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601]&gt;0;[.B600]+[.A601];0)" office:value-type="float" office:value="4223" calcext:value-type="float">
            <text:p>4223</text:p>
          </table:table-cell>
          <table:table-cell table:formula="of:=IF([.B602]=0; [.B6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formula="of:=IF([.A602]&gt;0;[.B601]+[.A602];0)" office:value-type="float" office:value="11707" calcext:value-type="float">
            <text:p>11707</text:p>
          </table:table-cell>
          <table:table-cell table:formula="of:=IF([.B603]=0; [.B6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formula="of:=IF([.A603]&gt;0;[.B602]+[.A603];0)" office:value-type="float" office:value="18895" calcext:value-type="float">
            <text:p>18895</text:p>
          </table:table-cell>
          <table:table-cell table:formula="of:=IF([.B604]=0; [.B6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formula="of:=IF([.A604]&gt;0;[.B603]+[.A604];0)" office:value-type="float" office:value="24994" calcext:value-type="float">
            <text:p>24994</text:p>
          </table:table-cell>
          <table:table-cell table:formula="of:=IF([.B605]=0; [.B6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IF([.A605]&gt;0;[.B604]+[.A605];0)" office:value-type="float" office:value="29558" calcext:value-type="float">
            <text:p>29558</text:p>
          </table:table-cell>
          <table:table-cell table:formula="of:=IF([.B606]=0; [.B6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formula="of:=IF([.A606]&gt;0;[.B605]+[.A606];0)" office:value-type="float" office:value="34901" calcext:value-type="float">
            <text:p>34901</text:p>
          </table:table-cell>
          <table:table-cell table:formula="of:=IF([.B607]=0; [.B6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607]&gt;0;[.B606]+[.A607];0)" office:value-type="float" office:value="37879" calcext:value-type="float">
            <text:p>37879</text:p>
          </table:table-cell>
          <table:table-cell table:formula="of:=IF([.B608]=0; [.B6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IF([.A608]&gt;0;[.B607]+[.A608];0)" office:value-type="float" office:value="39418" calcext:value-type="float">
            <text:p>39418</text:p>
          </table:table-cell>
          <table:table-cell table:formula="of:=IF([.B609]=0; [.B6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IF([.A609]&gt;0;[.B608]+[.A609];0)" office:value-type="float" office:value="42854" calcext:value-type="float">
            <text:p>42854</text:p>
          </table:table-cell>
          <table:table-cell table:formula="of:=IF([.B610]=0; [.B6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IF([.A610]&gt;0;[.B609]+[.A610];0)" office:value-type="float" office:value="44435" calcext:value-type="float">
            <text:p>44435</text:p>
          </table:table-cell>
          <table:table-cell table:formula="of:=IF([.B611]=0; [.B610]; &quot;&quot;)" office:value-type="float" office:value="44435" calcext:value-type="float">
            <text:p>44435</text:p>
          </table:table-cell>
          <table:table-cell table:number-columns-repeated="2"/>
        </table:table-row>
        <table:table-row table:style-name="ro1">
          <table:table-cell/>
          <table:table-cell table:formula="of:=IF([.A611]&gt;0;[.B610]+[.A611];0)" office:value-type="float" office:value="0" calcext:value-type="float">
            <text:p>0</text:p>
          </table:table-cell>
          <table:table-cell table:formula="of:=IF([.B612]=0; [.B6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968" calcext:value-type="float">
            <text:p>28968</text:p>
          </table:table-cell>
          <table:table-cell table:formula="of:=IF([.A612]&gt;0;[.B611]+[.A612];0)" office:value-type="float" office:value="28968" calcext:value-type="float">
            <text:p>28968</text:p>
          </table:table-cell>
          <table:table-cell table:formula="of:=IF([.B613]=0; [.B6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842" calcext:value-type="float">
            <text:p>12842</text:p>
          </table:table-cell>
          <table:table-cell table:formula="of:=IF([.A613]&gt;0;[.B612]+[.A613];0)" office:value-type="float" office:value="41810" calcext:value-type="float">
            <text:p>41810</text:p>
          </table:table-cell>
          <table:table-cell table:formula="of:=IF([.B614]=0; [.B613]; &quot;&quot;)" office:value-type="float" office:value="41810" calcext:value-type="float">
            <text:p>41810</text:p>
          </table:table-cell>
          <table:table-cell table:number-columns-repeated="2"/>
        </table:table-row>
        <table:table-row table:style-name="ro1">
          <table:table-cell/>
          <table:table-cell table:formula="of:=IF([.A614]&gt;0;[.B613]+[.A614];0)" office:value-type="float" office:value="0" calcext:value-type="float">
            <text:p>0</text:p>
          </table:table-cell>
          <table:table-cell table:formula="of:=IF([.B615]=0; [.B6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IF([.A615]&gt;0;[.B614]+[.A615];0)" office:value-type="float" office:value="4498" calcext:value-type="float">
            <text:p>4498</text:p>
          </table:table-cell>
          <table:table-cell table:formula="of:=IF([.B616]=0; [.B6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[.A616]&gt;0;[.B615]+[.A616];0)" office:value-type="float" office:value="6913" calcext:value-type="float">
            <text:p>6913</text:p>
          </table:table-cell>
          <table:table-cell table:formula="of:=IF([.B617]=0; [.B6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IF([.A617]&gt;0;[.B616]+[.A617];0)" office:value-type="float" office:value="12172" calcext:value-type="float">
            <text:p>12172</text:p>
          </table:table-cell>
          <table:table-cell table:formula="of:=IF([.B618]=0; [.B6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IF([.A618]&gt;0;[.B617]+[.A618];0)" office:value-type="float" office:value="15270" calcext:value-type="float">
            <text:p>15270</text:p>
          </table:table-cell>
          <table:table-cell table:formula="of:=IF([.B619]=0; [.B6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619]&gt;0;[.B618]+[.A619];0)" office:value-type="float" office:value="16558" calcext:value-type="float">
            <text:p>16558</text:p>
          </table:table-cell>
          <table:table-cell table:formula="of:=IF([.B620]=0; [.B6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formula="of:=IF([.A620]&gt;0;[.B619]+[.A620];0)" office:value-type="float" office:value="20766" calcext:value-type="float">
            <text:p>20766</text:p>
          </table:table-cell>
          <table:table-cell table:formula="of:=IF([.B621]=0; [.B6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IF([.A621]&gt;0;[.B620]+[.A621];0)" office:value-type="float" office:value="26121" calcext:value-type="float">
            <text:p>26121</text:p>
          </table:table-cell>
          <table:table-cell table:formula="of:=IF([.B622]=0; [.B6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IF([.A622]&gt;0;[.B621]+[.A622];0)" office:value-type="float" office:value="30718" calcext:value-type="float">
            <text:p>30718</text:p>
          </table:table-cell>
          <table:table-cell table:formula="of:=IF([.B623]=0; [.B6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formula="of:=IF([.A623]&gt;0;[.B622]+[.A623];0)" office:value-type="float" office:value="35417" calcext:value-type="float">
            <text:p>35417</text:p>
          </table:table-cell>
          <table:table-cell table:formula="of:=IF([.B624]=0; [.B6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IF([.A624]&gt;0;[.B623]+[.A624];0)" office:value-type="float" office:value="37345" calcext:value-type="float">
            <text:p>37345</text:p>
          </table:table-cell>
          <table:table-cell table:formula="of:=IF([.B625]=0; [.B6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IF([.A625]&gt;0;[.B624]+[.A625];0)" office:value-type="float" office:value="42395" calcext:value-type="float">
            <text:p>42395</text:p>
          </table:table-cell>
          <table:table-cell table:formula="of:=IF([.B626]=0; [.B6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IF([.A626]&gt;0;[.B625]+[.A626];0)" office:value-type="float" office:value="44857" calcext:value-type="float">
            <text:p>44857</text:p>
          </table:table-cell>
          <table:table-cell table:formula="of:=IF([.B627]=0; [.B6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IF([.A627]&gt;0;[.B626]+[.A627];0)" office:value-type="float" office:value="46371" calcext:value-type="float">
            <text:p>46371</text:p>
          </table:table-cell>
          <table:table-cell table:formula="of:=IF([.B628]=0; [.B6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formula="of:=IF([.A628]&gt;0;[.B627]+[.A628];0)" office:value-type="float" office:value="51486" calcext:value-type="float">
            <text:p>51486</text:p>
          </table:table-cell>
          <table:table-cell table:formula="of:=IF([.B629]=0; [.B6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IF([.A629]&gt;0;[.B628]+[.A629];0)" office:value-type="float" office:value="52683" calcext:value-type="float">
            <text:p>52683</text:p>
          </table:table-cell>
          <table:table-cell table:formula="of:=IF([.B630]=0; [.B629]; &quot;&quot;)" office:value-type="float" office:value="52683" calcext:value-type="float">
            <text:p>52683</text:p>
          </table:table-cell>
          <table:table-cell table:number-columns-repeated="2"/>
        </table:table-row>
        <table:table-row table:style-name="ro1">
          <table:table-cell/>
          <table:table-cell table:formula="of:=IF([.A630]&gt;0;[.B629]+[.A630];0)" office:value-type="float" office:value="0" calcext:value-type="float">
            <text:p>0</text:p>
          </table:table-cell>
          <table:table-cell table:formula="of:=IF([.B631]=0; [.B6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417" calcext:value-type="float">
            <text:p>15417</text:p>
          </table:table-cell>
          <table:table-cell table:formula="of:=IF([.A631]&gt;0;[.B630]+[.A631];0)" office:value-type="float" office:value="15417" calcext:value-type="float">
            <text:p>15417</text:p>
          </table:table-cell>
          <table:table-cell table:formula="of:=IF([.B632]=0; [.B6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IF([.A632]&gt;0;[.B631]+[.A632];0)" office:value-type="float" office:value="16522" calcext:value-type="float">
            <text:p>16522</text:p>
          </table:table-cell>
          <table:table-cell table:formula="of:=IF([.B633]=0; [.B6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633]&gt;0;[.B632]+[.A633];0)" office:value-type="float" office:value="17990" calcext:value-type="float">
            <text:p>17990</text:p>
          </table:table-cell>
          <table:table-cell table:formula="of:=IF([.B634]=0; [.B6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634]&gt;0;[.B633]+[.A634];0)" office:value-type="float" office:value="19348" calcext:value-type="float">
            <text:p>19348</text:p>
          </table:table-cell>
          <table:table-cell table:formula="of:=IF([.B635]=0; [.B634]; &quot;&quot;)" office:value-type="float" office:value="19348" calcext:value-type="float">
            <text:p>19348</text:p>
          </table:table-cell>
          <table:table-cell table:number-columns-repeated="2"/>
        </table:table-row>
        <table:table-row table:style-name="ro1">
          <table:table-cell/>
          <table:table-cell table:formula="of:=IF([.A635]&gt;0;[.B634]+[.A635];0)" office:value-type="float" office:value="0" calcext:value-type="float">
            <text:p>0</text:p>
          </table:table-cell>
          <table:table-cell table:formula="of:=IF([.B636]=0; [.B6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IF([.A636]&gt;0;[.B635]+[.A636];0)" office:value-type="float" office:value="1621" calcext:value-type="float">
            <text:p>1621</text:p>
          </table:table-cell>
          <table:table-cell table:formula="of:=IF([.B637]=0; [.B6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637]&gt;0;[.B636]+[.A637];0)" office:value-type="float" office:value="3634" calcext:value-type="float">
            <text:p>3634</text:p>
          </table:table-cell>
          <table:table-cell table:formula="of:=IF([.B638]=0; [.B6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formula="of:=IF([.A638]&gt;0;[.B637]+[.A638];0)" office:value-type="float" office:value="10857" calcext:value-type="float">
            <text:p>10857</text:p>
          </table:table-cell>
          <table:table-cell table:formula="of:=IF([.B639]=0; [.B6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IF([.A639]&gt;0;[.B638]+[.A639];0)" office:value-type="float" office:value="18170" calcext:value-type="float">
            <text:p>18170</text:p>
          </table:table-cell>
          <table:table-cell table:formula="of:=IF([.B640]=0; [.B6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IF([.A640]&gt;0;[.B639]+[.A640];0)" office:value-type="float" office:value="20584" calcext:value-type="float">
            <text:p>20584</text:p>
          </table:table-cell>
          <table:table-cell table:formula="of:=IF([.B641]=0; [.B6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formula="of:=IF([.A641]&gt;0;[.B640]+[.A641];0)" office:value-type="float" office:value="26996" calcext:value-type="float">
            <text:p>26996</text:p>
          </table:table-cell>
          <table:table-cell table:formula="of:=IF([.B642]=0; [.B6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IF([.A642]&gt;0;[.B641]+[.A642];0)" office:value-type="float" office:value="29361" calcext:value-type="float">
            <text:p>29361</text:p>
          </table:table-cell>
          <table:table-cell table:formula="of:=IF([.B643]=0; [.B6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formula="of:=IF([.A643]&gt;0;[.B642]+[.A643];0)" office:value-type="float" office:value="37211" calcext:value-type="float">
            <text:p>37211</text:p>
          </table:table-cell>
          <table:table-cell table:formula="of:=IF([.B644]=0; [.B6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IF([.A644]&gt;0;[.B643]+[.A644];0)" office:value-type="float" office:value="42844" calcext:value-type="float">
            <text:p>42844</text:p>
          </table:table-cell>
          <table:table-cell table:formula="of:=IF([.B645]=0; [.B6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formula="of:=IF([.A645]&gt;0;[.B644]+[.A645];0)" office:value-type="float" office:value="51050" calcext:value-type="float">
            <text:p>51050</text:p>
          </table:table-cell>
          <table:table-cell table:formula="of:=IF([.B646]=0; [.B645]; &quot;&quot;)" office:value-type="float" office:value="51050" calcext:value-type="float">
            <text:p>51050</text:p>
          </table:table-cell>
          <table:table-cell table:number-columns-repeated="2"/>
        </table:table-row>
        <table:table-row table:style-name="ro1">
          <table:table-cell/>
          <table:table-cell table:formula="of:=IF([.A646]&gt;0;[.B645]+[.A646];0)" office:value-type="float" office:value="0" calcext:value-type="float">
            <text:p>0</text:p>
          </table:table-cell>
          <table:table-cell table:formula="of:=IF([.B647]=0; [.B6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IF([.A647]&gt;0;[.B646]+[.A647];0)" office:value-type="float" office:value="3811" calcext:value-type="float">
            <text:p>3811</text:p>
          </table:table-cell>
          <table:table-cell table:formula="of:=IF([.B648]=0; [.B6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formula="of:=IF([.A648]&gt;0;[.B647]+[.A648];0)" office:value-type="float" office:value="9738" calcext:value-type="float">
            <text:p>9738</text:p>
          </table:table-cell>
          <table:table-cell table:formula="of:=IF([.B649]=0; [.B6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IF([.A649]&gt;0;[.B648]+[.A649];0)" office:value-type="float" office:value="10897" calcext:value-type="float">
            <text:p>10897</text:p>
          </table:table-cell>
          <table:table-cell table:formula="of:=IF([.B650]=0; [.B6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([.A650]&gt;0;[.B649]+[.A650];0)" office:value-type="float" office:value="11982" calcext:value-type="float">
            <text:p>11982</text:p>
          </table:table-cell>
          <table:table-cell table:formula="of:=IF([.B651]=0; [.B6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IF([.A651]&gt;0;[.B650]+[.A651];0)" office:value-type="float" office:value="15252" calcext:value-type="float">
            <text:p>15252</text:p>
          </table:table-cell>
          <table:table-cell table:formula="of:=IF([.B652]=0; [.B6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652]&gt;0;[.B651]+[.A652];0)" office:value-type="float" office:value="19719" calcext:value-type="float">
            <text:p>19719</text:p>
          </table:table-cell>
          <table:table-cell table:formula="of:=IF([.B653]=0; [.B6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IF([.A653]&gt;0;[.B652]+[.A653];0)" office:value-type="float" office:value="22938" calcext:value-type="float">
            <text:p>22938</text:p>
          </table:table-cell>
          <table:table-cell table:formula="of:=IF([.B654]=0; [.B6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IF([.A654]&gt;0;[.B653]+[.A654];0)" office:value-type="float" office:value="26108" calcext:value-type="float">
            <text:p>26108</text:p>
          </table:table-cell>
          <table:table-cell table:formula="of:=IF([.B655]=0; [.B6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formula="of:=IF([.A655]&gt;0;[.B654]+[.A655];0)" office:value-type="float" office:value="30770" calcext:value-type="float">
            <text:p>30770</text:p>
          </table:table-cell>
          <table:table-cell table:formula="of:=IF([.B656]=0; [.B6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IF([.A656]&gt;0;[.B655]+[.A656];0)" office:value-type="float" office:value="33360" calcext:value-type="float">
            <text:p>33360</text:p>
          </table:table-cell>
          <table:table-cell table:formula="of:=IF([.B657]=0; [.B6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IF([.A657]&gt;0;[.B656]+[.A657];0)" office:value-type="float" office:value="34382" calcext:value-type="float">
            <text:p>34382</text:p>
          </table:table-cell>
          <table:table-cell table:formula="of:=IF([.B658]=0; [.B6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IF([.A658]&gt;0;[.B657]+[.A658];0)" office:value-type="float" office:value="38874" calcext:value-type="float">
            <text:p>38874</text:p>
          </table:table-cell>
          <table:table-cell table:formula="of:=IF([.B659]=0; [.B6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IF([.A659]&gt;0;[.B658]+[.A659];0)" office:value-type="float" office:value="42575" calcext:value-type="float">
            <text:p>42575</text:p>
          </table:table-cell>
          <table:table-cell table:formula="of:=IF([.B660]=0; [.B6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IF([.A660]&gt;0;[.B659]+[.A660];0)" office:value-type="float" office:value="47310" calcext:value-type="float">
            <text:p>47310</text:p>
          </table:table-cell>
          <table:table-cell table:formula="of:=IF([.B661]=0; [.B660]; &quot;&quot;)" office:value-type="float" office:value="47310" calcext:value-type="float">
            <text:p>47310</text:p>
          </table:table-cell>
          <table:table-cell table:number-columns-repeated="2"/>
        </table:table-row>
        <table:table-row table:style-name="ro1">
          <table:table-cell/>
          <table:table-cell table:formula="of:=IF([.A661]&gt;0;[.B660]+[.A661];0)" office:value-type="float" office:value="0" calcext:value-type="float">
            <text:p>0</text:p>
          </table:table-cell>
          <table:table-cell table:formula="of:=IF([.B662]=0; [.B6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formula="of:=IF([.A662]&gt;0;[.B661]+[.A662];0)" office:value-type="float" office:value="6547" calcext:value-type="float">
            <text:p>6547</text:p>
          </table:table-cell>
          <table:table-cell table:formula="of:=IF([.B663]=0; [.B6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615" calcext:value-type="float">
            <text:p>15615</text:p>
          </table:table-cell>
          <table:table-cell table:formula="of:=IF([.A663]&gt;0;[.B662]+[.A663];0)" office:value-type="float" office:value="22162" calcext:value-type="float">
            <text:p>22162</text:p>
          </table:table-cell>
          <table:table-cell table:formula="of:=IF([.B664]=0; [.B6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IF([.A664]&gt;0;[.B663]+[.A664];0)" office:value-type="float" office:value="23925" calcext:value-type="float">
            <text:p>23925</text:p>
          </table:table-cell>
          <table:table-cell table:formula="of:=IF([.B665]=0; [.B6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formula="of:=IF([.A665]&gt;0;[.B664]+[.A665];0)" office:value-type="float" office:value="32511" calcext:value-type="float">
            <text:p>32511</text:p>
          </table:table-cell>
          <table:table-cell table:formula="of:=IF([.B666]=0; [.B665]; &quot;&quot;)" office:value-type="float" office:value="32511" calcext:value-type="float">
            <text:p>32511</text:p>
          </table:table-cell>
          <table:table-cell table:number-columns-repeated="2"/>
        </table:table-row>
        <table:table-row table:style-name="ro1">
          <table:table-cell/>
          <table:table-cell table:formula="of:=IF([.A666]&gt;0;[.B665]+[.A666];0)" office:value-type="float" office:value="0" calcext:value-type="float">
            <text:p>0</text:p>
          </table:table-cell>
          <table:table-cell table:formula="of:=IF([.B667]=0; [.B6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698" calcext:value-type="float">
            <text:p>23698</text:p>
          </table:table-cell>
          <table:table-cell table:formula="of:=IF([.A667]&gt;0;[.B666]+[.A667];0)" office:value-type="float" office:value="23698" calcext:value-type="float">
            <text:p>23698</text:p>
          </table:table-cell>
          <table:table-cell table:formula="of:=IF([.B668]=0; [.B6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840" calcext:value-type="float">
            <text:p>22840</text:p>
          </table:table-cell>
          <table:table-cell table:formula="of:=IF([.A668]&gt;0;[.B667]+[.A668];0)" office:value-type="float" office:value="46538" calcext:value-type="float">
            <text:p>46538</text:p>
          </table:table-cell>
          <table:table-cell table:formula="of:=IF([.B669]=0; [.B6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561" calcext:value-type="float">
            <text:p>12561</text:p>
          </table:table-cell>
          <table:table-cell table:formula="of:=IF([.A669]&gt;0;[.B668]+[.A669];0)" office:value-type="float" office:value="59099" calcext:value-type="float">
            <text:p>59099</text:p>
          </table:table-cell>
          <table:table-cell table:formula="of:=IF([.B670]=0; [.B669]; &quot;&quot;)" office:value-type="float" office:value="59099" calcext:value-type="float">
            <text:p>59099</text:p>
          </table:table-cell>
          <table:table-cell table:number-columns-repeated="2"/>
        </table:table-row>
        <table:table-row table:style-name="ro1">
          <table:table-cell/>
          <table:table-cell table:formula="of:=IF([.A670]&gt;0;[.B669]+[.A670];0)" office:value-type="float" office:value="0" calcext:value-type="float">
            <text:p>0</text:p>
          </table:table-cell>
          <table:table-cell table:formula="of:=IF([.B671]=0; [.B6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formula="of:=IF([.A671]&gt;0;[.B670]+[.A671];0)" office:value-type="float" office:value="6985" calcext:value-type="float">
            <text:p>6985</text:p>
          </table:table-cell>
          <table:table-cell table:formula="of:=IF([.B672]=0; [.B6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formula="of:=IF([.A672]&gt;0;[.B671]+[.A672];0)" office:value-type="float" office:value="11845" calcext:value-type="float">
            <text:p>11845</text:p>
          </table:table-cell>
          <table:table-cell table:formula="of:=IF([.B673]=0; [.B6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931" calcext:value-type="float">
            <text:p>12931</text:p>
          </table:table-cell>
          <table:table-cell table:formula="of:=IF([.A673]&gt;0;[.B672]+[.A673];0)" office:value-type="float" office:value="24776" calcext:value-type="float">
            <text:p>24776</text:p>
          </table:table-cell>
          <table:table-cell table:formula="of:=IF([.B674]=0; [.B6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856" calcext:value-type="float">
            <text:p>16856</text:p>
          </table:table-cell>
          <table:table-cell table:formula="of:=IF([.A674]&gt;0;[.B673]+[.A674];0)" office:value-type="float" office:value="41632" calcext:value-type="float">
            <text:p>41632</text:p>
          </table:table-cell>
          <table:table-cell table:formula="of:=IF([.B675]=0; [.B674]; &quot;&quot;)" office:value-type="float" office:value="41632" calcext:value-type="float">
            <text:p>41632</text:p>
          </table:table-cell>
          <table:table-cell table:number-columns-repeated="2"/>
        </table:table-row>
        <table:table-row table:style-name="ro1">
          <table:table-cell/>
          <table:table-cell table:formula="of:=IF([.A675]&gt;0;[.B674]+[.A675];0)" office:value-type="float" office:value="0" calcext:value-type="float">
            <text:p>0</text:p>
          </table:table-cell>
          <table:table-cell table:formula="of:=IF([.B676]=0; [.B6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IF([.A676]&gt;0;[.B675]+[.A676];0)" office:value-type="float" office:value="1083" calcext:value-type="float">
            <text:p>1083</text:p>
          </table:table-cell>
          <table:table-cell table:formula="of:=IF([.B677]=0; [.B6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formula="of:=IF([.A677]&gt;0;[.B676]+[.A677];0)" office:value-type="float" office:value="6040" calcext:value-type="float">
            <text:p>6040</text:p>
          </table:table-cell>
          <table:table-cell table:formula="of:=IF([.B678]=0; [.B6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IF([.A678]&gt;0;[.B677]+[.A678];0)" office:value-type="float" office:value="12927" calcext:value-type="float">
            <text:p>12927</text:p>
          </table:table-cell>
          <table:table-cell table:formula="of:=IF([.B679]=0; [.B6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formula="of:=IF([.A679]&gt;0;[.B678]+[.A679];0)" office:value-type="float" office:value="18082" calcext:value-type="float">
            <text:p>18082</text:p>
          </table:table-cell>
          <table:table-cell table:formula="of:=IF([.B680]=0; [.B6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formula="of:=IF([.A680]&gt;0;[.B679]+[.A680];0)" office:value-type="float" office:value="22655" calcext:value-type="float">
            <text:p>22655</text:p>
          </table:table-cell>
          <table:table-cell table:formula="of:=IF([.B681]=0; [.B6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formula="of:=IF([.A681]&gt;0;[.B680]+[.A681];0)" office:value-type="float" office:value="31323" calcext:value-type="float">
            <text:p>31323</text:p>
          </table:table-cell>
          <table:table-cell table:formula="of:=IF([.B682]=0; [.B6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682]&gt;0;[.B681]+[.A682];0)" office:value-type="float" office:value="32659" calcext:value-type="float">
            <text:p>32659</text:p>
          </table:table-cell>
          <table:table-cell table:formula="of:=IF([.B683]=0; [.B6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formula="of:=IF([.A683]&gt;0;[.B682]+[.A683];0)" office:value-type="float" office:value="40717" calcext:value-type="float">
            <text:p>40717</text:p>
          </table:table-cell>
          <table:table-cell table:formula="of:=IF([.B684]=0; [.B6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formula="of:=IF([.A684]&gt;0;[.B683]+[.A684];0)" office:value-type="float" office:value="49341" calcext:value-type="float">
            <text:p>49341</text:p>
          </table:table-cell>
          <table:table-cell table:formula="of:=IF([.B685]=0; [.B6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IF([.A685]&gt;0;[.B684]+[.A685];0)" office:value-type="float" office:value="57457" calcext:value-type="float">
            <text:p>57457</text:p>
          </table:table-cell>
          <table:table-cell table:formula="of:=IF([.B686]=0; [.B685]; &quot;&quot;)" office:value-type="float" office:value="57457" calcext:value-type="float">
            <text:p>57457</text:p>
          </table:table-cell>
          <table:table-cell table:number-columns-repeated="2"/>
        </table:table-row>
        <table:table-row table:style-name="ro1">
          <table:table-cell/>
          <table:table-cell table:formula="of:=IF([.A686]&gt;0;[.B685]+[.A686];0)" office:value-type="float" office:value="0" calcext:value-type="float">
            <text:p>0</text:p>
          </table:table-cell>
          <table:table-cell table:formula="of:=IF([.B687]=0; [.B6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formula="of:=IF([.A687]&gt;0;[.B686]+[.A687];0)" office:value-type="float" office:value="6282" calcext:value-type="float">
            <text:p>6282</text:p>
          </table:table-cell>
          <table:table-cell table:formula="of:=IF([.B688]=0; [.B6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IF([.A688]&gt;0;[.B687]+[.A688];0)" office:value-type="float" office:value="8146" calcext:value-type="float">
            <text:p>8146</text:p>
          </table:table-cell>
          <table:table-cell table:formula="of:=IF([.B689]=0; [.B6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formula="of:=IF([.A689]&gt;0;[.B688]+[.A689];0)" office:value-type="float" office:value="12771" calcext:value-type="float">
            <text:p>12771</text:p>
          </table:table-cell>
          <table:table-cell table:formula="of:=IF([.B690]=0; [.B6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[.A690]&gt;0;[.B689]+[.A690];0)" office:value-type="float" office:value="15509" calcext:value-type="float">
            <text:p>15509</text:p>
          </table:table-cell>
          <table:table-cell table:formula="of:=IF([.B691]=0; [.B6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IF([.A691]&gt;0;[.B690]+[.A691];0)" office:value-type="float" office:value="18609" calcext:value-type="float">
            <text:p>18609</text:p>
          </table:table-cell>
          <table:table-cell table:formula="of:=IF([.B692]=0; [.B6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formula="of:=IF([.A692]&gt;0;[.B691]+[.A692];0)" office:value-type="float" office:value="22461" calcext:value-type="float">
            <text:p>22461</text:p>
          </table:table-cell>
          <table:table-cell table:formula="of:=IF([.B693]=0; [.B6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IF([.A693]&gt;0;[.B692]+[.A693];0)" office:value-type="float" office:value="28685" calcext:value-type="float">
            <text:p>28685</text:p>
          </table:table-cell>
          <table:table-cell table:formula="of:=IF([.B694]=0; [.B6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IF([.A694]&gt;0;[.B693]+[.A694];0)" office:value-type="float" office:value="31611" calcext:value-type="float">
            <text:p>31611</text:p>
          </table:table-cell>
          <table:table-cell table:formula="of:=IF([.B695]=0; [.B6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IF([.A695]&gt;0;[.B694]+[.A695];0)" office:value-type="float" office:value="35079" calcext:value-type="float">
            <text:p>35079</text:p>
          </table:table-cell>
          <table:table-cell table:formula="of:=IF([.B696]=0; [.B6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formula="of:=IF([.A696]&gt;0;[.B695]+[.A696];0)" office:value-type="float" office:value="40650" calcext:value-type="float">
            <text:p>40650</text:p>
          </table:table-cell>
          <table:table-cell table:formula="of:=IF([.B697]=0; [.B6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IF([.A697]&gt;0;[.B696]+[.A697];0)" office:value-type="float" office:value="41682" calcext:value-type="float">
            <text:p>41682</text:p>
          </table:table-cell>
          <table:table-cell table:formula="of:=IF([.B698]=0; [.B6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IF([.A698]&gt;0;[.B697]+[.A698];0)" office:value-type="float" office:value="44662" calcext:value-type="float">
            <text:p>44662</text:p>
          </table:table-cell>
          <table:table-cell table:formula="of:=IF([.B699]=0; [.B6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IF([.A699]&gt;0;[.B698]+[.A699];0)" office:value-type="float" office:value="47391" calcext:value-type="float">
            <text:p>47391</text:p>
          </table:table-cell>
          <table:table-cell table:formula="of:=IF([.B700]=0; [.B6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IF([.A700]&gt;0;[.B699]+[.A700];0)" office:value-type="float" office:value="48664" calcext:value-type="float">
            <text:p>48664</text:p>
          </table:table-cell>
          <table:table-cell table:formula="of:=IF([.B701]=0; [.B700]; &quot;&quot;)" office:value-type="float" office:value="48664" calcext:value-type="float">
            <text:p>48664</text:p>
          </table:table-cell>
          <table:table-cell table:number-columns-repeated="2"/>
        </table:table-row>
        <table:table-row table:style-name="ro1">
          <table:table-cell/>
          <table:table-cell table:formula="of:=IF([.A701]&gt;0;[.B700]+[.A701];0)" office:value-type="float" office:value="0" calcext:value-type="float">
            <text:p>0</text:p>
          </table:table-cell>
          <table:table-cell table:formula="of:=IF([.B702]=0; [.B7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formula="of:=IF([.A702]&gt;0;[.B701]+[.A702];0)" office:value-type="float" office:value="4675" calcext:value-type="float">
            <text:p>4675</text:p>
          </table:table-cell>
          <table:table-cell table:formula="of:=IF([.B703]=0; [.B7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IF([.A703]&gt;0;[.B702]+[.A703];0)" office:value-type="float" office:value="9088" calcext:value-type="float">
            <text:p>9088</text:p>
          </table:table-cell>
          <table:table-cell table:formula="of:=IF([.B704]=0; [.B7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IF([.A704]&gt;0;[.B703]+[.A704];0)" office:value-type="float" office:value="11867" calcext:value-type="float">
            <text:p>11867</text:p>
          </table:table-cell>
          <table:table-cell table:formula="of:=IF([.B705]=0; [.B7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IF([.A705]&gt;0;[.B704]+[.A705];0)" office:value-type="float" office:value="13485" calcext:value-type="float">
            <text:p>13485</text:p>
          </table:table-cell>
          <table:table-cell table:formula="of:=IF([.B706]=0; [.B7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46" calcext:value-type="float">
            <text:p>10546</text:p>
          </table:table-cell>
          <table:table-cell table:formula="of:=IF([.A706]&gt;0;[.B705]+[.A706];0)" office:value-type="float" office:value="24031" calcext:value-type="float">
            <text:p>24031</text:p>
          </table:table-cell>
          <table:table-cell table:formula="of:=IF([.B707]=0; [.B7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formula="of:=IF([.A707]&gt;0;[.B706]+[.A707];0)" office:value-type="float" office:value="30756" calcext:value-type="float">
            <text:p>30756</text:p>
          </table:table-cell>
          <table:table-cell table:formula="of:=IF([.B708]=0; [.B7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formula="of:=IF([.A708]&gt;0;[.B707]+[.A708];0)" office:value-type="float" office:value="35309" calcext:value-type="float">
            <text:p>35309</text:p>
          </table:table-cell>
          <table:table-cell table:formula="of:=IF([.B709]=0; [.B708]; &quot;&quot;)" office:value-type="float" office:value="35309" calcext:value-type="float">
            <text:p>35309</text:p>
          </table:table-cell>
          <table:table-cell table:number-columns-repeated="2"/>
        </table:table-row>
        <table:table-row table:style-name="ro1">
          <table:table-cell/>
          <table:table-cell table:formula="of:=IF([.A709]&gt;0;[.B708]+[.A709];0)" office:value-type="float" office:value="0" calcext:value-type="float">
            <text:p>0</text:p>
          </table:table-cell>
          <table:table-cell table:formula="of:=IF([.B710]=0; [.B7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889" calcext:value-type="float">
            <text:p>15889</text:p>
          </table:table-cell>
          <table:table-cell table:formula="of:=IF([.A710]&gt;0;[.B709]+[.A710];0)" office:value-type="float" office:value="15889" calcext:value-type="float">
            <text:p>15889</text:p>
          </table:table-cell>
          <table:table-cell table:formula="of:=IF([.B711]=0; [.B7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338" calcext:value-type="float">
            <text:p>13338</text:p>
          </table:table-cell>
          <table:table-cell table:formula="of:=IF([.A711]&gt;0;[.B710]+[.A711];0)" office:value-type="float" office:value="29227" calcext:value-type="float">
            <text:p>29227</text:p>
          </table:table-cell>
          <table:table-cell table:formula="of:=IF([.B712]=0; [.B7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05" calcext:value-type="float">
            <text:p>16005</text:p>
          </table:table-cell>
          <table:table-cell table:formula="of:=IF([.A712]&gt;0;[.B711]+[.A712];0)" office:value-type="float" office:value="45232" calcext:value-type="float">
            <text:p>45232</text:p>
          </table:table-cell>
          <table:table-cell table:formula="of:=IF([.B713]=0; [.B7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formula="of:=IF([.A713]&gt;0;[.B712]+[.A713];0)" office:value-type="float" office:value="50081" calcext:value-type="float">
            <text:p>50081</text:p>
          </table:table-cell>
          <table:table-cell table:formula="of:=IF([.B714]=0; [.B713]; &quot;&quot;)" office:value-type="float" office:value="50081" calcext:value-type="float">
            <text:p>50081</text:p>
          </table:table-cell>
          <table:table-cell table:number-columns-repeated="2"/>
        </table:table-row>
        <table:table-row table:style-name="ro1">
          <table:table-cell/>
          <table:table-cell table:formula="of:=IF([.A714]&gt;0;[.B713]+[.A714];0)" office:value-type="float" office:value="0" calcext:value-type="float">
            <text:p>0</text:p>
          </table:table-cell>
          <table:table-cell table:formula="of:=IF([.B715]=0; [.B7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IF([.A715]&gt;0;[.B714]+[.A715];0)" office:value-type="float" office:value="4016" calcext:value-type="float">
            <text:p>4016</text:p>
          </table:table-cell>
          <table:table-cell table:formula="of:=IF([.B716]=0; [.B7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IF([.A716]&gt;0;[.B715]+[.A716];0)" office:value-type="float" office:value="7814" calcext:value-type="float">
            <text:p>7814</text:p>
          </table:table-cell>
          <table:table-cell table:formula="of:=IF([.B717]=0; [.B7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formula="of:=IF([.A717]&gt;0;[.B716]+[.A717];0)" office:value-type="float" office:value="13690" calcext:value-type="float">
            <text:p>13690</text:p>
          </table:table-cell>
          <table:table-cell table:formula="of:=IF([.B718]=0; [.B7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formula="of:=IF([.A718]&gt;0;[.B717]+[.A718];0)" office:value-type="float" office:value="16424" calcext:value-type="float">
            <text:p>16424</text:p>
          </table:table-cell>
          <table:table-cell table:formula="of:=IF([.B719]=0; [.B7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formula="of:=IF([.A719]&gt;0;[.B718]+[.A719];0)" office:value-type="float" office:value="20257" calcext:value-type="float">
            <text:p>20257</text:p>
          </table:table-cell>
          <table:table-cell table:formula="of:=IF([.B720]=0; [.B7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formula="of:=IF([.A720]&gt;0;[.B719]+[.A720];0)" office:value-type="float" office:value="24603" calcext:value-type="float">
            <text:p>24603</text:p>
          </table:table-cell>
          <table:table-cell table:formula="of:=IF([.B721]=0; [.B7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721]&gt;0;[.B720]+[.A721];0)" office:value-type="float" office:value="27239" calcext:value-type="float">
            <text:p>27239</text:p>
          </table:table-cell>
          <table:table-cell table:formula="of:=IF([.B722]=0; [.B7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IF([.A722]&gt;0;[.B721]+[.A722];0)" office:value-type="float" office:value="31576" calcext:value-type="float">
            <text:p>31576</text:p>
          </table:table-cell>
          <table:table-cell table:formula="of:=IF([.B723]=0; [.B7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IF([.A723]&gt;0;[.B722]+[.A723];0)" office:value-type="float" office:value="34766" calcext:value-type="float">
            <text:p>34766</text:p>
          </table:table-cell>
          <table:table-cell table:formula="of:=IF([.B724]=0; [.B7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formula="of:=IF([.A724]&gt;0;[.B723]+[.A724];0)" office:value-type="float" office:value="40499" calcext:value-type="float">
            <text:p>40499</text:p>
          </table:table-cell>
          <table:table-cell table:formula="of:=IF([.B725]=0; [.B7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IF([.A725]&gt;0;[.B724]+[.A725];0)" office:value-type="float" office:value="42478" calcext:value-type="float">
            <text:p>42478</text:p>
          </table:table-cell>
          <table:table-cell table:formula="of:=IF([.B726]=0; [.B7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formula="of:=IF([.A726]&gt;0;[.B725]+[.A726];0)" office:value-type="float" office:value="48174" calcext:value-type="float">
            <text:p>48174</text:p>
          </table:table-cell>
          <table:table-cell table:formula="of:=IF([.B727]=0; [.B7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formula="of:=IF([.A727]&gt;0;[.B726]+[.A727];0)" office:value-type="float" office:value="50901" calcext:value-type="float">
            <text:p>50901</text:p>
          </table:table-cell>
          <table:table-cell table:formula="of:=IF([.B728]=0; [.B7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IF([.A728]&gt;0;[.B727]+[.A728];0)" office:value-type="float" office:value="52319" calcext:value-type="float">
            <text:p>52319</text:p>
          </table:table-cell>
          <table:table-cell table:formula="of:=IF([.B729]=0; [.B7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IF([.A729]&gt;0;[.B728]+[.A729];0)" office:value-type="float" office:value="54893" calcext:value-type="float">
            <text:p>54893</text:p>
          </table:table-cell>
          <table:table-cell table:formula="of:=IF([.B730]=0; [.B729]; &quot;&quot;)" office:value-type="float" office:value="54893" calcext:value-type="float">
            <text:p>54893</text:p>
          </table:table-cell>
          <table:table-cell table:number-columns-repeated="2"/>
        </table:table-row>
        <table:table-row table:style-name="ro1">
          <table:table-cell/>
          <table:table-cell table:formula="of:=IF([.A730]&gt;0;[.B729]+[.A730];0)" office:value-type="float" office:value="0" calcext:value-type="float">
            <text:p>0</text:p>
          </table:table-cell>
          <table:table-cell table:formula="of:=IF([.B731]=0; [.B7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formula="of:=IF([.A731]&gt;0;[.B730]+[.A731];0)" office:value-type="float" office:value="8667" calcext:value-type="float">
            <text:p>8667</text:p>
          </table:table-cell>
          <table:table-cell table:formula="of:=IF([.B732]=0; [.B7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formula="of:=IF([.A732]&gt;0;[.B731]+[.A732];0)" office:value-type="float" office:value="13236" calcext:value-type="float">
            <text:p>13236</text:p>
          </table:table-cell>
          <table:table-cell table:formula="of:=IF([.B733]=0; [.B7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formula="of:=IF([.A733]&gt;0;[.B732]+[.A733];0)" office:value-type="float" office:value="20400" calcext:value-type="float">
            <text:p>20400</text:p>
          </table:table-cell>
          <table:table-cell table:formula="of:=IF([.B734]=0; [.B733]; &quot;&quot;)" office:value-type="float" office:value="20400" calcext:value-type="float">
            <text:p>20400</text:p>
          </table:table-cell>
          <table:table-cell table:number-columns-repeated="2"/>
        </table:table-row>
        <table:table-row table:style-name="ro1">
          <table:table-cell/>
          <table:table-cell table:formula="of:=IF([.A734]&gt;0;[.B733]+[.A734];0)" office:value-type="float" office:value="0" calcext:value-type="float">
            <text:p>0</text:p>
          </table:table-cell>
          <table:table-cell table:formula="of:=IF([.B735]=0; [.B7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076" calcext:value-type="float">
            <text:p>19076</text:p>
          </table:table-cell>
          <table:table-cell table:formula="of:=IF([.A735]&gt;0;[.B734]+[.A735];0)" office:value-type="float" office:value="19076" calcext:value-type="float">
            <text:p>19076</text:p>
          </table:table-cell>
          <table:table-cell table:formula="of:=IF([.B736]=0; [.B7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IF([.A736]&gt;0;[.B735]+[.A736];0)" office:value-type="float" office:value="22429" calcext:value-type="float">
            <text:p>22429</text:p>
          </table:table-cell>
          <table:table-cell table:formula="of:=IF([.B737]=0; [.B7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formula="of:=IF([.A737]&gt;0;[.B736]+[.A737];0)" office:value-type="float" office:value="27075" calcext:value-type="float">
            <text:p>27075</text:p>
          </table:table-cell>
          <table:table-cell table:formula="of:=IF([.B738]=0; [.B7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303" calcext:value-type="float">
            <text:p>17303</text:p>
          </table:table-cell>
          <table:table-cell table:formula="of:=IF([.A738]&gt;0;[.B737]+[.A738];0)" office:value-type="float" office:value="44378" calcext:value-type="float">
            <text:p>44378</text:p>
          </table:table-cell>
          <table:table-cell table:formula="of:=IF([.B739]=0; [.B738]; &quot;&quot;)" office:value-type="float" office:value="44378" calcext:value-type="float">
            <text:p>44378</text:p>
          </table:table-cell>
          <table:table-cell table:number-columns-repeated="2"/>
        </table:table-row>
        <table:table-row table:style-name="ro1">
          <table:table-cell/>
          <table:table-cell table:formula="of:=IF([.A739]&gt;0;[.B738]+[.A739];0)" office:value-type="float" office:value="0" calcext:value-type="float">
            <text:p>0</text:p>
          </table:table-cell>
          <table:table-cell table:formula="of:=IF([.B740]=0; [.B7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formula="of:=IF([.A740]&gt;0;[.B739]+[.A740];0)" office:value-type="float" office:value="7284" calcext:value-type="float">
            <text:p>7284</text:p>
          </table:table-cell>
          <table:table-cell table:formula="of:=IF([.B741]=0; [.B7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IF([.A741]&gt;0;[.B740]+[.A741];0)" office:value-type="float" office:value="10292" calcext:value-type="float">
            <text:p>10292</text:p>
          </table:table-cell>
          <table:table-cell table:formula="of:=IF([.B742]=0; [.B7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IF([.A742]&gt;0;[.B741]+[.A742];0)" office:value-type="float" office:value="13955" calcext:value-type="float">
            <text:p>13955</text:p>
          </table:table-cell>
          <table:table-cell table:formula="of:=IF([.B743]=0; [.B7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formula="of:=IF([.A743]&gt;0;[.B742]+[.A743];0)" office:value-type="float" office:value="19026" calcext:value-type="float">
            <text:p>19026</text:p>
          </table:table-cell>
          <table:table-cell table:formula="of:=IF([.B744]=0; [.B7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IF([.A744]&gt;0;[.B743]+[.A744];0)" office:value-type="float" office:value="22068" calcext:value-type="float">
            <text:p>22068</text:p>
          </table:table-cell>
          <table:table-cell table:formula="of:=IF([.B745]=0; [.B7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formula="of:=IF([.A745]&gt;0;[.B744]+[.A745];0)" office:value-type="float" office:value="26239" calcext:value-type="float">
            <text:p>26239</text:p>
          </table:table-cell>
          <table:table-cell table:formula="of:=IF([.B746]=0; [.B7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[.A746]&gt;0;[.B745]+[.A746];0)" office:value-type="float" office:value="27676" calcext:value-type="float">
            <text:p>27676</text:p>
          </table:table-cell>
          <table:table-cell table:formula="of:=IF([.B747]=0; [.B7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IF([.A747]&gt;0;[.B746]+[.A747];0)" office:value-type="float" office:value="33487" calcext:value-type="float">
            <text:p>33487</text:p>
          </table:table-cell>
          <table:table-cell table:formula="of:=IF([.B748]=0; [.B7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formula="of:=IF([.A748]&gt;0;[.B747]+[.A748];0)" office:value-type="float" office:value="39545" calcext:value-type="float">
            <text:p>39545</text:p>
          </table:table-cell>
          <table:table-cell table:formula="of:=IF([.B749]=0; [.B7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IF([.A749]&gt;0;[.B748]+[.A749];0)" office:value-type="float" office:value="44675" calcext:value-type="float">
            <text:p>44675</text:p>
          </table:table-cell>
          <table:table-cell table:formula="of:=IF([.B750]=0; [.B7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IF([.A750]&gt;0;[.B749]+[.A750];0)" office:value-type="float" office:value="48980" calcext:value-type="float">
            <text:p>48980</text:p>
          </table:table-cell>
          <table:table-cell table:formula="of:=IF([.B751]=0; [.B7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IF([.A751]&gt;0;[.B750]+[.A751];0)" office:value-type="float" office:value="50271" calcext:value-type="float">
            <text:p>50271</text:p>
          </table:table-cell>
          <table:table-cell table:formula="of:=IF([.B752]=0; [.B751]; &quot;&quot;)" office:value-type="float" office:value="50271" calcext:value-type="float">
            <text:p>50271</text:p>
          </table:table-cell>
          <table:table-cell table:number-columns-repeated="2"/>
        </table:table-row>
        <table:table-row table:style-name="ro1">
          <table:table-cell/>
          <table:table-cell table:formula="of:=IF([.A752]&gt;0;[.B751]+[.A752];0)" office:value-type="float" office:value="0" calcext:value-type="float">
            <text:p>0</text:p>
          </table:table-cell>
          <table:table-cell table:formula="of:=IF([.B753]=0; [.B7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formula="of:=IF([.A753]&gt;0;[.B752]+[.A753];0)" office:value-type="float" office:value="7413" calcext:value-type="float">
            <text:p>7413</text:p>
          </table:table-cell>
          <table:table-cell table:formula="of:=IF([.B754]=0; [.B7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formula="of:=IF([.A754]&gt;0;[.B753]+[.A754];0)" office:value-type="float" office:value="15395" calcext:value-type="float">
            <text:p>15395</text:p>
          </table:table-cell>
          <table:table-cell table:formula="of:=IF([.B755]=0; [.B7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370" calcext:value-type="float">
            <text:p>11370</text:p>
          </table:table-cell>
          <table:table-cell table:formula="of:=IF([.A755]&gt;0;[.B754]+[.A755];0)" office:value-type="float" office:value="26765" calcext:value-type="float">
            <text:p>26765</text:p>
          </table:table-cell>
          <table:table-cell table:formula="of:=IF([.B756]=0; [.B7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formula="of:=IF([.A756]&gt;0;[.B755]+[.A756];0)" office:value-type="float" office:value="31708" calcext:value-type="float">
            <text:p>31708</text:p>
          </table:table-cell>
          <table:table-cell table:formula="of:=IF([.B757]=0; [.B7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formula="of:=IF([.A757]&gt;0;[.B756]+[.A757];0)" office:value-type="float" office:value="41291" calcext:value-type="float">
            <text:p>41291</text:p>
          </table:table-cell>
          <table:table-cell table:formula="of:=IF([.B758]=0; [.B7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IF([.A758]&gt;0;[.B757]+[.A758];0)" office:value-type="float" office:value="43192" calcext:value-type="float">
            <text:p>43192</text:p>
          </table:table-cell>
          <table:table-cell table:formula="of:=IF([.B759]=0; [.B758]; &quot;&quot;)" office:value-type="float" office:value="43192" calcext:value-type="float">
            <text:p>43192</text:p>
          </table:table-cell>
          <table:table-cell table:number-columns-repeated="2"/>
        </table:table-row>
        <table:table-row table:style-name="ro1">
          <table:table-cell/>
          <table:table-cell table:formula="of:=IF([.A759]&gt;0;[.B758]+[.A759];0)" office:value-type="float" office:value="0" calcext:value-type="float">
            <text:p>0</text:p>
          </table:table-cell>
          <table:table-cell table:formula="of:=IF([.B760]=0; [.B7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IF([.A760]&gt;0;[.B759]+[.A760];0)" office:value-type="float" office:value="1642" calcext:value-type="float">
            <text:p>1642</text:p>
          </table:table-cell>
          <table:table-cell table:formula="of:=IF([.B761]=0; [.B7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formula="of:=IF([.A761]&gt;0;[.B760]+[.A761];0)" office:value-type="float" office:value="8767" calcext:value-type="float">
            <text:p>8767</text:p>
          </table:table-cell>
          <table:table-cell table:formula="of:=IF([.B762]=0; [.B7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formula="of:=IF([.A762]&gt;0;[.B761]+[.A762];0)" office:value-type="float" office:value="11757" calcext:value-type="float">
            <text:p>11757</text:p>
          </table:table-cell>
          <table:table-cell table:formula="of:=IF([.B763]=0; [.B7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formula="of:=IF([.A763]&gt;0;[.B762]+[.A763];0)" office:value-type="float" office:value="19670" calcext:value-type="float">
            <text:p>19670</text:p>
          </table:table-cell>
          <table:table-cell table:formula="of:=IF([.B764]=0; [.B7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688" calcext:value-type="float">
            <text:p>11688</text:p>
          </table:table-cell>
          <table:table-cell table:formula="of:=IF([.A764]&gt;0;[.B763]+[.A764];0)" office:value-type="float" office:value="31358" calcext:value-type="float">
            <text:p>31358</text:p>
          </table:table-cell>
          <table:table-cell table:formula="of:=IF([.B765]=0; [.B7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IF([.A765]&gt;0;[.B764]+[.A765];0)" office:value-type="float" office:value="33872" calcext:value-type="float">
            <text:p>33872</text:p>
          </table:table-cell>
          <table:table-cell table:formula="of:=IF([.B766]=0; [.B765]; &quot;&quot;)" office:value-type="float" office:value="33872" calcext:value-type="float">
            <text:p>33872</text:p>
          </table:table-cell>
          <table:table-cell table:number-columns-repeated="2"/>
        </table:table-row>
        <table:table-row table:style-name="ro1">
          <table:table-cell/>
          <table:table-cell table:formula="of:=IF([.A766]&gt;0;[.B765]+[.A766];0)" office:value-type="float" office:value="0" calcext:value-type="float">
            <text:p>0</text:p>
          </table:table-cell>
          <table:table-cell table:formula="of:=IF([.B767]=0; [.B7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IF([.A767]&gt;0;[.B766]+[.A767];0)" office:value-type="float" office:value="2868" calcext:value-type="float">
            <text:p>2868</text:p>
          </table:table-cell>
          <table:table-cell table:formula="of:=IF([.B768]=0; [.B7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143" calcext:value-type="float">
            <text:p>12143</text:p>
          </table:table-cell>
          <table:table-cell table:formula="of:=IF([.A768]&gt;0;[.B767]+[.A768];0)" office:value-type="float" office:value="15011" calcext:value-type="float">
            <text:p>15011</text:p>
          </table:table-cell>
          <table:table-cell table:formula="of:=IF([.B769]=0; [.B7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040" calcext:value-type="float">
            <text:p>12040</text:p>
          </table:table-cell>
          <table:table-cell table:formula="of:=IF([.A769]&gt;0;[.B768]+[.A769];0)" office:value-type="float" office:value="27051" calcext:value-type="float">
            <text:p>27051</text:p>
          </table:table-cell>
          <table:table-cell table:formula="of:=IF([.B770]=0; [.B7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11" calcext:value-type="float">
            <text:p>11711</text:p>
          </table:table-cell>
          <table:table-cell table:formula="of:=IF([.A770]&gt;0;[.B769]+[.A770];0)" office:value-type="float" office:value="38762" calcext:value-type="float">
            <text:p>38762</text:p>
          </table:table-cell>
          <table:table-cell table:formula="of:=IF([.B771]=0; [.B770]; &quot;&quot;)" office:value-type="float" office:value="38762" calcext:value-type="float">
            <text:p>38762</text:p>
          </table:table-cell>
          <table:table-cell table:number-columns-repeated="2"/>
        </table:table-row>
        <table:table-row table:style-name="ro1">
          <table:table-cell/>
          <table:table-cell table:formula="of:=IF([.A771]&gt;0;[.B770]+[.A771];0)" office:value-type="float" office:value="0" calcext:value-type="float">
            <text:p>0</text:p>
          </table:table-cell>
          <table:table-cell table:formula="of:=IF([.B772]=0; [.B7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formula="of:=IF([.A772]&gt;0;[.B771]+[.A772];0)" office:value-type="float" office:value="8805" calcext:value-type="float">
            <text:p>8805</text:p>
          </table:table-cell>
          <table:table-cell table:formula="of:=IF([.B773]=0; [.B7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[.A773]&gt;0;[.B772]+[.A773];0)" office:value-type="float" office:value="10408" calcext:value-type="float">
            <text:p>10408</text:p>
          </table:table-cell>
          <table:table-cell table:formula="of:=IF([.B774]=0; [.B7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IF([.A774]&gt;0;[.B773]+[.A774];0)" office:value-type="float" office:value="11587" calcext:value-type="float">
            <text:p>11587</text:p>
          </table:table-cell>
          <table:table-cell table:formula="of:=IF([.B775]=0; [.B7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785" calcext:value-type="float">
            <text:p>13785</text:p>
          </table:table-cell>
          <table:table-cell table:formula="of:=IF([.A775]&gt;0;[.B774]+[.A775];0)" office:value-type="float" office:value="25372" calcext:value-type="float">
            <text:p>25372</text:p>
          </table:table-cell>
          <table:table-cell table:formula="of:=IF([.B776]=0; [.B7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formula="of:=IF([.A776]&gt;0;[.B775]+[.A776];0)" office:value-type="float" office:value="33800" calcext:value-type="float">
            <text:p>33800</text:p>
          </table:table-cell>
          <table:table-cell table:formula="of:=IF([.B777]=0; [.B776]; &quot;&quot;)" office:value-type="float" office:value="33800" calcext:value-type="float">
            <text:p>33800</text:p>
          </table:table-cell>
          <table:table-cell table:number-columns-repeated="2"/>
        </table:table-row>
        <table:table-row table:style-name="ro1">
          <table:table-cell/>
          <table:table-cell table:formula="of:=IF([.A777]&gt;0;[.B776]+[.A777];0)" office:value-type="float" office:value="0" calcext:value-type="float">
            <text:p>0</text:p>
          </table:table-cell>
          <table:table-cell table:formula="of:=IF([.B778]=0; [.B7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IF([.A778]&gt;0;[.B777]+[.A778];0)" office:value-type="float" office:value="4162" calcext:value-type="float">
            <text:p>4162</text:p>
          </table:table-cell>
          <table:table-cell table:formula="of:=IF([.B779]=0; [.B7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formula="of:=IF([.A779]&gt;0;[.B778]+[.A779];0)" office:value-type="float" office:value="13352" calcext:value-type="float">
            <text:p>13352</text:p>
          </table:table-cell>
          <table:table-cell table:formula="of:=IF([.B780]=0; [.B7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formula="of:=IF([.A780]&gt;0;[.B779]+[.A780];0)" office:value-type="float" office:value="20052" calcext:value-type="float">
            <text:p>20052</text:p>
          </table:table-cell>
          <table:table-cell table:formula="of:=IF([.B781]=0; [.B7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781]&gt;0;[.B780]+[.A781];0)" office:value-type="float" office:value="24519" calcext:value-type="float">
            <text:p>24519</text:p>
          </table:table-cell>
          <table:table-cell table:formula="of:=IF([.B782]=0; [.B7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formula="of:=IF([.A782]&gt;0;[.B781]+[.A782];0)" office:value-type="float" office:value="29466" calcext:value-type="float">
            <text:p>29466</text:p>
          </table:table-cell>
          <table:table-cell table:formula="of:=IF([.B783]=0; [.B7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IF([.A783]&gt;0;[.B782]+[.A783];0)" office:value-type="float" office:value="32281" calcext:value-type="float">
            <text:p>32281</text:p>
          </table:table-cell>
          <table:table-cell table:formula="of:=IF([.B784]=0; [.B7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784]&gt;0;[.B783]+[.A784];0)" office:value-type="float" office:value="34600" calcext:value-type="float">
            <text:p>34600</text:p>
          </table:table-cell>
          <table:table-cell table:formula="of:=IF([.B785]=0; [.B784]; &quot;&quot;)" office:value-type="float" office:value="34600" calcext:value-type="float">
            <text:p>34600</text:p>
          </table:table-cell>
          <table:table-cell table:number-columns-repeated="2"/>
        </table:table-row>
        <table:table-row table:style-name="ro1">
          <table:table-cell/>
          <table:table-cell table:formula="of:=IF([.A785]&gt;0;[.B784]+[.A785];0)" office:value-type="float" office:value="0" calcext:value-type="float">
            <text:p>0</text:p>
          </table:table-cell>
          <table:table-cell table:formula="of:=IF([.B786]=0; [.B7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490" calcext:value-type="float">
            <text:p>64490</text:p>
          </table:table-cell>
          <table:table-cell table:formula="of:=IF([.A786]&gt;0;[.B785]+[.A786];0)" office:value-type="float" office:value="64490" calcext:value-type="float">
            <text:p>64490</text:p>
          </table:table-cell>
          <table:table-cell table:formula="of:=IF([.B787]=0; [.B786]; &quot;&quot;)" office:value-type="float" office:value="64490" calcext:value-type="float">
            <text:p>64490</text:p>
          </table:table-cell>
          <table:table-cell table:number-columns-repeated="2"/>
        </table:table-row>
        <table:table-row table:style-name="ro1">
          <table:table-cell/>
          <table:table-cell table:formula="of:=IF([.A787]&gt;0;[.B786]+[.A787];0)" office:value-type="float" office:value="0" calcext:value-type="float">
            <text:p>0</text:p>
          </table:table-cell>
          <table:table-cell table:formula="of:=IF([.B788]=0; [.B7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IF([.A788]&gt;0;[.B787]+[.A788];0)" office:value-type="float" office:value="3013" calcext:value-type="float">
            <text:p>3013</text:p>
          </table:table-cell>
          <table:table-cell table:formula="of:=IF([.B789]=0; [.B7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789]&gt;0;[.B788]+[.A789];0)" office:value-type="float" office:value="4428" calcext:value-type="float">
            <text:p>4428</text:p>
          </table:table-cell>
          <table:table-cell table:formula="of:=IF([.B790]=0; [.B7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338" calcext:value-type="float">
            <text:p>13338</text:p>
          </table:table-cell>
          <table:table-cell table:formula="of:=IF([.A790]&gt;0;[.B789]+[.A790];0)" office:value-type="float" office:value="17766" calcext:value-type="float">
            <text:p>17766</text:p>
          </table:table-cell>
          <table:table-cell table:formula="of:=IF([.B791]=0; [.B7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IF([.A791]&gt;0;[.B790]+[.A791];0)" office:value-type="float" office:value="21097" calcext:value-type="float">
            <text:p>21097</text:p>
          </table:table-cell>
          <table:table-cell table:formula="of:=IF([.B792]=0; [.B7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IF([.A792]&gt;0;[.B791]+[.A792];0)" office:value-type="float" office:value="22458" calcext:value-type="float">
            <text:p>22458</text:p>
          </table:table-cell>
          <table:table-cell table:formula="of:=IF([.B793]=0; [.B792]; &quot;&quot;)" office:value-type="float" office:value="22458" calcext:value-type="float">
            <text:p>22458</text:p>
          </table:table-cell>
          <table:table-cell table:number-columns-repeated="2"/>
        </table:table-row>
        <table:table-row table:style-name="ro1">
          <table:table-cell/>
          <table:table-cell table:formula="of:=IF([.A793]&gt;0;[.B792]+[.A793];0)" office:value-type="float" office:value="0" calcext:value-type="float">
            <text:p>0</text:p>
          </table:table-cell>
          <table:table-cell table:formula="of:=IF([.B794]=0; [.B7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047" calcext:value-type="float">
            <text:p>26047</text:p>
          </table:table-cell>
          <table:table-cell table:formula="of:=IF([.A794]&gt;0;[.B793]+[.A794];0)" office:value-type="float" office:value="26047" calcext:value-type="float">
            <text:p>26047</text:p>
          </table:table-cell>
          <table:table-cell table:formula="of:=IF([.B795]=0; [.B794]; &quot;&quot;)" office:value-type="float" office:value="26047" calcext:value-type="float">
            <text:p>26047</text:p>
          </table:table-cell>
          <table:table-cell table:number-columns-repeated="2"/>
        </table:table-row>
        <table:table-row table:style-name="ro1">
          <table:table-cell/>
          <table:table-cell table:formula="of:=IF([.A795]&gt;0;[.B794]+[.A795];0)" office:value-type="float" office:value="0" calcext:value-type="float">
            <text:p>0</text:p>
          </table:table-cell>
          <table:table-cell table:formula="of:=IF([.B796]=0; [.B7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IF([.A796]&gt;0;[.B795]+[.A796];0)" office:value-type="float" office:value="1780" calcext:value-type="float">
            <text:p>1780</text:p>
          </table:table-cell>
          <table:table-cell table:formula="of:=IF([.B797]=0; [.B7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formula="of:=IF([.A797]&gt;0;[.B796]+[.A797];0)" office:value-type="float" office:value="5884" calcext:value-type="float">
            <text:p>5884</text:p>
          </table:table-cell>
          <table:table-cell table:formula="of:=IF([.B798]=0; [.B7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formula="of:=IF([.A798]&gt;0;[.B797]+[.A798];0)" office:value-type="float" office:value="11641" calcext:value-type="float">
            <text:p>11641</text:p>
          </table:table-cell>
          <table:table-cell table:formula="of:=IF([.B799]=0; [.B7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formula="of:=IF([.A799]&gt;0;[.B798]+[.A799];0)" office:value-type="float" office:value="17459" calcext:value-type="float">
            <text:p>17459</text:p>
          </table:table-cell>
          <table:table-cell table:formula="of:=IF([.B800]=0; [.B7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IF([.A800]&gt;0;[.B799]+[.A800];0)" office:value-type="float" office:value="18710" calcext:value-type="float">
            <text:p>18710</text:p>
          </table:table-cell>
          <table:table-cell table:formula="of:=IF([.B801]=0; [.B8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IF([.A801]&gt;0;[.B800]+[.A801];0)" office:value-type="float" office:value="22069" calcext:value-type="float">
            <text:p>22069</text:p>
          </table:table-cell>
          <table:table-cell table:formula="of:=IF([.B802]=0; [.B8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formula="of:=IF([.A802]&gt;0;[.B801]+[.A802];0)" office:value-type="float" office:value="26279" calcext:value-type="float">
            <text:p>26279</text:p>
          </table:table-cell>
          <table:table-cell table:formula="of:=IF([.B803]=0; [.B8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IF([.A803]&gt;0;[.B802]+[.A803];0)" office:value-type="float" office:value="27661" calcext:value-type="float">
            <text:p>27661</text:p>
          </table:table-cell>
          <table:table-cell table:formula="of:=IF([.B804]=0; [.B8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IF([.A804]&gt;0;[.B803]+[.A804];0)" office:value-type="float" office:value="30168" calcext:value-type="float">
            <text:p>30168</text:p>
          </table:table-cell>
          <table:table-cell table:formula="of:=IF([.B805]=0; [.B8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IF([.A805]&gt;0;[.B804]+[.A805];0)" office:value-type="float" office:value="34986" calcext:value-type="float">
            <text:p>34986</text:p>
          </table:table-cell>
          <table:table-cell table:formula="of:=IF([.B806]=0; [.B8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IF([.A806]&gt;0;[.B805]+[.A806];0)" office:value-type="float" office:value="36116" calcext:value-type="float">
            <text:p>36116</text:p>
          </table:table-cell>
          <table:table-cell table:formula="of:=IF([.B807]=0; [.B8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formula="of:=IF([.A807]&gt;0;[.B806]+[.A807];0)" office:value-type="float" office:value="42473" calcext:value-type="float">
            <text:p>42473</text:p>
          </table:table-cell>
          <table:table-cell table:formula="of:=IF([.B808]=0; [.B8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formula="of:=IF([.A808]&gt;0;[.B807]+[.A808];0)" office:value-type="float" office:value="45915" calcext:value-type="float">
            <text:p>45915</text:p>
          </table:table-cell>
          <table:table-cell table:formula="of:=IF([.B809]=0; [.B8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formula="of:=IF([.A809]&gt;0;[.B808]+[.A809];0)" office:value-type="float" office:value="51734" calcext:value-type="float">
            <text:p>51734</text:p>
          </table:table-cell>
          <table:table-cell table:formula="of:=IF([.B810]=0; [.B809]; &quot;&quot;)" office:value-type="float" office:value="51734" calcext:value-type="float">
            <text:p>51734</text:p>
          </table:table-cell>
          <table:table-cell table:number-columns-repeated="2"/>
        </table:table-row>
        <table:table-row table:style-name="ro1">
          <table:table-cell/>
          <table:table-cell table:formula="of:=IF([.A810]&gt;0;[.B809]+[.A810];0)" office:value-type="float" office:value="0" calcext:value-type="float">
            <text:p>0</text:p>
          </table:table-cell>
          <table:table-cell table:formula="of:=IF([.B811]=0; [.B8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413" calcext:value-type="float">
            <text:p>10413</text:p>
          </table:table-cell>
          <table:table-cell table:formula="of:=IF([.A811]&gt;0;[.B810]+[.A811];0)" office:value-type="float" office:value="10413" calcext:value-type="float">
            <text:p>10413</text:p>
          </table:table-cell>
          <table:table-cell table:formula="of:=IF([.B812]=0; [.B8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formula="of:=IF([.A812]&gt;0;[.B811]+[.A812];0)" office:value-type="float" office:value="19316" calcext:value-type="float">
            <text:p>19316</text:p>
          </table:table-cell>
          <table:table-cell table:formula="of:=IF([.B813]=0; [.B8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formula="of:=IF([.A813]&gt;0;[.B812]+[.A813];0)" office:value-type="float" office:value="25517" calcext:value-type="float">
            <text:p>25517</text:p>
          </table:table-cell>
          <table:table-cell table:formula="of:=IF([.B814]=0; [.B8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IF([.A814]&gt;0;[.B813]+[.A814];0)" office:value-type="float" office:value="29451" calcext:value-type="float">
            <text:p>29451</text:p>
          </table:table-cell>
          <table:table-cell table:formula="of:=IF([.B815]=0; [.B8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130" calcext:value-type="float">
            <text:p>12130</text:p>
          </table:table-cell>
          <table:table-cell table:formula="of:=IF([.A815]&gt;0;[.B814]+[.A815];0)" office:value-type="float" office:value="41581" calcext:value-type="float">
            <text:p>41581</text:p>
          </table:table-cell>
          <table:table-cell table:formula="of:=IF([.B816]=0; [.B8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formula="of:=IF([.A816]&gt;0;[.B815]+[.A816];0)" office:value-type="float" office:value="50034" calcext:value-type="float">
            <text:p>50034</text:p>
          </table:table-cell>
          <table:table-cell table:formula="of:=IF([.B817]=0; [.B8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653" calcext:value-type="float">
            <text:p>10653</text:p>
          </table:table-cell>
          <table:table-cell table:formula="of:=IF([.A817]&gt;0;[.B816]+[.A817];0)" office:value-type="float" office:value="60687" calcext:value-type="float">
            <text:p>60687</text:p>
          </table:table-cell>
          <table:table-cell table:formula="of:=IF([.B818]=0; [.B817]; &quot;&quot;)" office:value-type="float" office:value="60687" calcext:value-type="float">
            <text:p>60687</text:p>
          </table:table-cell>
          <table:table-cell table:number-columns-repeated="2"/>
        </table:table-row>
        <table:table-row table:style-name="ro1">
          <table:table-cell/>
          <table:table-cell table:formula="of:=IF([.A818]&gt;0;[.B817]+[.A818];0)" office:value-type="float" office:value="0" calcext:value-type="float">
            <text:p>0</text:p>
          </table:table-cell>
          <table:table-cell table:formula="of:=IF([.B819]=0; [.B8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IF([.A819]&gt;0;[.B818]+[.A819];0)" office:value-type="float" office:value="1684" calcext:value-type="float">
            <text:p>1684</text:p>
          </table:table-cell>
          <table:table-cell table:formula="of:=IF([.B820]=0; [.B8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IF([.A820]&gt;0;[.B819]+[.A820];0)" office:value-type="float" office:value="4032" calcext:value-type="float">
            <text:p>4032</text:p>
          </table:table-cell>
          <table:table-cell table:formula="of:=IF([.B821]=0; [.B8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formula="of:=IF([.A821]&gt;0;[.B820]+[.A821];0)" office:value-type="float" office:value="9827" calcext:value-type="float">
            <text:p>9827</text:p>
          </table:table-cell>
          <table:table-cell table:formula="of:=IF([.B822]=0; [.B8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IF([.A822]&gt;0;[.B821]+[.A822];0)" office:value-type="float" office:value="11247" calcext:value-type="float">
            <text:p>11247</text:p>
          </table:table-cell>
          <table:table-cell table:formula="of:=IF([.B823]=0; [.B8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IF([.A823]&gt;0;[.B822]+[.A823];0)" office:value-type="float" office:value="12780" calcext:value-type="float">
            <text:p>12780</text:p>
          </table:table-cell>
          <table:table-cell table:formula="of:=IF([.B824]=0; [.B8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[.A824]&gt;0;[.B823]+[.A824];0)" office:value-type="float" office:value="16093" calcext:value-type="float">
            <text:p>16093</text:p>
          </table:table-cell>
          <table:table-cell table:formula="of:=IF([.B825]=0; [.B8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825]&gt;0;[.B824]+[.A825];0)" office:value-type="float" office:value="20727" calcext:value-type="float">
            <text:p>20727</text:p>
          </table:table-cell>
          <table:table-cell table:formula="of:=IF([.B826]=0; [.B8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IF([.A826]&gt;0;[.B825]+[.A826];0)" office:value-type="float" office:value="23834" calcext:value-type="float">
            <text:p>23834</text:p>
          </table:table-cell>
          <table:table-cell table:formula="of:=IF([.B827]=0; [.B8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formula="of:=IF([.A827]&gt;0;[.B826]+[.A827];0)" office:value-type="float" office:value="28460" calcext:value-type="float">
            <text:p>28460</text:p>
          </table:table-cell>
          <table:table-cell table:formula="of:=IF([.B828]=0; [.B8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formula="of:=IF([.A828]&gt;0;[.B827]+[.A828];0)" office:value-type="float" office:value="34392" calcext:value-type="float">
            <text:p>34392</text:p>
          </table:table-cell>
          <table:table-cell table:formula="of:=IF([.B829]=0; [.B8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IF([.A829]&gt;0;[.B828]+[.A829];0)" office:value-type="float" office:value="37935" calcext:value-type="float">
            <text:p>37935</text:p>
          </table:table-cell>
          <table:table-cell table:formula="of:=IF([.B830]=0; [.B8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830]&gt;0;[.B829]+[.A830];0)" office:value-type="float" office:value="40359" calcext:value-type="float">
            <text:p>40359</text:p>
          </table:table-cell>
          <table:table-cell table:formula="of:=IF([.B831]=0; [.B8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IF([.A831]&gt;0;[.B830]+[.A831];0)" office:value-type="float" office:value="42303" calcext:value-type="float">
            <text:p>42303</text:p>
          </table:table-cell>
          <table:table-cell table:formula="of:=IF([.B832]=0; [.B8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IF([.A832]&gt;0;[.B831]+[.A832];0)" office:value-type="float" office:value="45218" calcext:value-type="float">
            <text:p>45218</text:p>
          </table:table-cell>
          <table:table-cell table:formula="of:=IF([.B833]=0; [.B832]; &quot;&quot;)" office:value-type="float" office:value="45218" calcext:value-type="float">
            <text:p>45218</text:p>
          </table:table-cell>
          <table:table-cell table:number-columns-repeated="2"/>
        </table:table-row>
        <table:table-row table:style-name="ro1">
          <table:table-cell/>
          <table:table-cell table:formula="of:=IF([.A833]&gt;0;[.B832]+[.A833];0)" office:value-type="float" office:value="0" calcext:value-type="float">
            <text:p>0</text:p>
          </table:table-cell>
          <table:table-cell table:formula="of:=IF([.B834]=0; [.B8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formula="of:=IF([.A834]&gt;0;[.B833]+[.A834];0)" office:value-type="float" office:value="8046" calcext:value-type="float">
            <text:p>8046</text:p>
          </table:table-cell>
          <table:table-cell table:formula="of:=IF([.B835]=0; [.B8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formula="of:=IF([.A835]&gt;0;[.B834]+[.A835];0)" office:value-type="float" office:value="14029" calcext:value-type="float">
            <text:p>14029</text:p>
          </table:table-cell>
          <table:table-cell table:formula="of:=IF([.B836]=0; [.B8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IF([.A836]&gt;0;[.B835]+[.A836];0)" office:value-type="float" office:value="18118" calcext:value-type="float">
            <text:p>18118</text:p>
          </table:table-cell>
          <table:table-cell table:formula="of:=IF([.B837]=0; [.B8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IF([.A837]&gt;0;[.B836]+[.A837];0)" office:value-type="float" office:value="21130" calcext:value-type="float">
            <text:p>21130</text:p>
          </table:table-cell>
          <table:table-cell table:formula="of:=IF([.B838]=0; [.B8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[.A838]&gt;0;[.B837]+[.A838];0)" office:value-type="float" office:value="22584" calcext:value-type="float">
            <text:p>22584</text:p>
          </table:table-cell>
          <table:table-cell table:formula="of:=IF([.B839]=0; [.B8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formula="of:=IF([.A839]&gt;0;[.B838]+[.A839];0)" office:value-type="float" office:value="27761" calcext:value-type="float">
            <text:p>27761</text:p>
          </table:table-cell>
          <table:table-cell table:formula="of:=IF([.B840]=0; [.B8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IF([.A840]&gt;0;[.B839]+[.A840];0)" office:value-type="float" office:value="33465" calcext:value-type="float">
            <text:p>33465</text:p>
          </table:table-cell>
          <table:table-cell table:formula="of:=IF([.B841]=0; [.B8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formula="of:=IF([.A841]&gt;0;[.B840]+[.A841];0)" office:value-type="float" office:value="38613" calcext:value-type="float">
            <text:p>38613</text:p>
          </table:table-cell>
          <table:table-cell table:formula="of:=IF([.B842]=0; [.B8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IF([.A842]&gt;0;[.B841]+[.A842];0)" office:value-type="float" office:value="42382" calcext:value-type="float">
            <text:p>42382</text:p>
          </table:table-cell>
          <table:table-cell table:formula="of:=IF([.B843]=0; [.B8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IF([.A843]&gt;0;[.B842]+[.A843];0)" office:value-type="float" office:value="46887" calcext:value-type="float">
            <text:p>46887</text:p>
          </table:table-cell>
          <table:table-cell table:formula="of:=IF([.B844]=0; [.B8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IF([.A844]&gt;0;[.B843]+[.A844];0)" office:value-type="float" office:value="52396" calcext:value-type="float">
            <text:p>52396</text:p>
          </table:table-cell>
          <table:table-cell table:formula="of:=IF([.B845]=0; [.B844]; &quot;&quot;)" office:value-type="float" office:value="52396" calcext:value-type="float">
            <text:p>52396</text:p>
          </table:table-cell>
          <table:table-cell table:number-columns-repeated="2"/>
        </table:table-row>
        <table:table-row table:style-name="ro1">
          <table:table-cell/>
          <table:table-cell table:formula="of:=IF([.A845]&gt;0;[.B844]+[.A845];0)" office:value-type="float" office:value="0" calcext:value-type="float">
            <text:p>0</text:p>
          </table:table-cell>
          <table:table-cell table:formula="of:=IF([.B846]=0; [.B8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formula="of:=IF([.A846]&gt;0;[.B845]+[.A846];0)" office:value-type="float" office:value="5484" calcext:value-type="float">
            <text:p>5484</text:p>
          </table:table-cell>
          <table:table-cell table:formula="of:=IF([.B847]=0; [.B8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formula="of:=IF([.A847]&gt;0;[.B846]+[.A847];0)" office:value-type="float" office:value="12543" calcext:value-type="float">
            <text:p>12543</text:p>
          </table:table-cell>
          <table:table-cell table:formula="of:=IF([.B848]=0; [.B8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998" calcext:value-type="float">
            <text:p>10998</text:p>
          </table:table-cell>
          <table:table-cell table:formula="of:=IF([.A848]&gt;0;[.B847]+[.A848];0)" office:value-type="float" office:value="23541" calcext:value-type="float">
            <text:p>23541</text:p>
          </table:table-cell>
          <table:table-cell table:formula="of:=IF([.B849]=0; [.B8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formula="of:=IF([.A849]&gt;0;[.B848]+[.A849];0)" office:value-type="float" office:value="27578" calcext:value-type="float">
            <text:p>27578</text:p>
          </table:table-cell>
          <table:table-cell table:formula="of:=IF([.B850]=0; [.B8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095" calcext:value-type="float">
            <text:p>13095</text:p>
          </table:table-cell>
          <table:table-cell table:formula="of:=IF([.A850]&gt;0;[.B849]+[.A850];0)" office:value-type="float" office:value="40673" calcext:value-type="float">
            <text:p>40673</text:p>
          </table:table-cell>
          <table:table-cell table:formula="of:=IF([.B851]=0; [.B8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IF([.A851]&gt;0;[.B850]+[.A851];0)" office:value-type="float" office:value="47263" calcext:value-type="float">
            <text:p>47263</text:p>
          </table:table-cell>
          <table:table-cell table:formula="of:=IF([.B852]=0; [.B851]; &quot;&quot;)" office:value-type="float" office:value="47263" calcext:value-type="float">
            <text:p>47263</text:p>
          </table:table-cell>
          <table:table-cell table:number-columns-repeated="2"/>
        </table:table-row>
        <table:table-row table:style-name="ro1">
          <table:table-cell/>
          <table:table-cell table:formula="of:=IF([.A852]&gt;0;[.B851]+[.A852];0)" office:value-type="float" office:value="0" calcext:value-type="float">
            <text:p>0</text:p>
          </table:table-cell>
          <table:table-cell table:formula="of:=IF([.B853]=0; [.B8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IF([.A853]&gt;0;[.B852]+[.A853];0)" office:value-type="float" office:value="1059" calcext:value-type="float">
            <text:p>1059</text:p>
          </table:table-cell>
          <table:table-cell table:formula="of:=IF([.B854]=0; [.B8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IF([.A854]&gt;0;[.B853]+[.A854];0)" office:value-type="float" office:value="2790" calcext:value-type="float">
            <text:p>2790</text:p>
          </table:table-cell>
          <table:table-cell table:formula="of:=IF([.B855]=0; [.B8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formula="of:=IF([.A855]&gt;0;[.B854]+[.A855];0)" office:value-type="float" office:value="9177" calcext:value-type="float">
            <text:p>9177</text:p>
          </table:table-cell>
          <table:table-cell table:formula="of:=IF([.B856]=0; [.B8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formula="of:=IF([.A856]&gt;0;[.B855]+[.A856];0)" office:value-type="float" office:value="17044" calcext:value-type="float">
            <text:p>17044</text:p>
          </table:table-cell>
          <table:table-cell table:formula="of:=IF([.B857]=0; [.B8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formula="of:=IF([.A857]&gt;0;[.B856]+[.A857];0)" office:value-type="float" office:value="22449" calcext:value-type="float">
            <text:p>22449</text:p>
          </table:table-cell>
          <table:table-cell table:formula="of:=IF([.B858]=0; [.B8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formula="of:=IF([.A858]&gt;0;[.B857]+[.A858];0)" office:value-type="float" office:value="29834" calcext:value-type="float">
            <text:p>29834</text:p>
          </table:table-cell>
          <table:table-cell table:formula="of:=IF([.B859]=0; [.B8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formula="of:=IF([.A859]&gt;0;[.B858]+[.A859];0)" office:value-type="float" office:value="34565" calcext:value-type="float">
            <text:p>34565</text:p>
          </table:table-cell>
          <table:table-cell table:formula="of:=IF([.B860]=0; [.B8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IF([.A860]&gt;0;[.B859]+[.A860];0)" office:value-type="float" office:value="40465" calcext:value-type="float">
            <text:p>40465</text:p>
          </table:table-cell>
          <table:table-cell table:formula="of:=IF([.B861]=0; [.B8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formula="of:=IF([.A861]&gt;0;[.B860]+[.A861];0)" office:value-type="float" office:value="48090" calcext:value-type="float">
            <text:p>48090</text:p>
          </table:table-cell>
          <table:table-cell table:formula="of:=IF([.B862]=0; [.B8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formula="of:=IF([.A862]&gt;0;[.B861]+[.A862];0)" office:value-type="float" office:value="52332" calcext:value-type="float">
            <text:p>52332</text:p>
          </table:table-cell>
          <table:table-cell table:formula="of:=IF([.B863]=0; [.B8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formula="of:=IF([.A863]&gt;0;[.B862]+[.A863];0)" office:value-type="float" office:value="58207" calcext:value-type="float">
            <text:p>58207</text:p>
          </table:table-cell>
          <table:table-cell table:formula="of:=IF([.B864]=0; [.B863]; &quot;&quot;)" office:value-type="float" office:value="58207" calcext:value-type="float">
            <text:p>58207</text:p>
          </table:table-cell>
          <table:table-cell table:number-columns-repeated="2"/>
        </table:table-row>
        <table:table-row table:style-name="ro1">
          <table:table-cell/>
          <table:table-cell table:formula="of:=IF([.A864]&gt;0;[.B863]+[.A864];0)" office:value-type="float" office:value="0" calcext:value-type="float">
            <text:p>0</text:p>
          </table:table-cell>
          <table:table-cell table:formula="of:=IF([.B865]=0; [.B8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84" calcext:value-type="float">
            <text:p>13584</text:p>
          </table:table-cell>
          <table:table-cell table:formula="of:=IF([.A865]&gt;0;[.B864]+[.A865];0)" office:value-type="float" office:value="13584" calcext:value-type="float">
            <text:p>13584</text:p>
          </table:table-cell>
          <table:table-cell table:formula="of:=IF([.B866]=0; [.B8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formula="of:=IF([.A866]&gt;0;[.B865]+[.A866];0)" office:value-type="float" office:value="22731" calcext:value-type="float">
            <text:p>22731</text:p>
          </table:table-cell>
          <table:table-cell table:formula="of:=IF([.B867]=0; [.B8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19" calcext:value-type="float">
            <text:p>24719</text:p>
          </table:table-cell>
          <table:table-cell table:formula="of:=IF([.A867]&gt;0;[.B866]+[.A867];0)" office:value-type="float" office:value="47450" calcext:value-type="float">
            <text:p>47450</text:p>
          </table:table-cell>
          <table:table-cell table:formula="of:=IF([.B868]=0; [.B867]; &quot;&quot;)" office:value-type="float" office:value="47450" calcext:value-type="float">
            <text:p>47450</text:p>
          </table:table-cell>
          <table:table-cell table:number-columns-repeated="2"/>
        </table:table-row>
        <table:table-row table:style-name="ro1">
          <table:table-cell/>
          <table:table-cell table:formula="of:=IF([.A868]&gt;0;[.B867]+[.A868];0)" office:value-type="float" office:value="0" calcext:value-type="float">
            <text:p>0</text:p>
          </table:table-cell>
          <table:table-cell table:formula="of:=IF([.B869]=0; [.B8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formula="of:=IF([.A869]&gt;0;[.B868]+[.A869];0)" office:value-type="float" office:value="7419" calcext:value-type="float">
            <text:p>7419</text:p>
          </table:table-cell>
          <table:table-cell table:formula="of:=IF([.B870]=0; [.B8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IF([.A870]&gt;0;[.B869]+[.A870];0)" office:value-type="float" office:value="11393" calcext:value-type="float">
            <text:p>11393</text:p>
          </table:table-cell>
          <table:table-cell table:formula="of:=IF([.B871]=0; [.B8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formula="of:=IF([.A871]&gt;0;[.B870]+[.A871];0)" office:value-type="float" office:value="15903" calcext:value-type="float">
            <text:p>15903</text:p>
          </table:table-cell>
          <table:table-cell table:formula="of:=IF([.B872]=0; [.B8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formula="of:=IF([.A872]&gt;0;[.B871]+[.A872];0)" office:value-type="float" office:value="22275" calcext:value-type="float">
            <text:p>22275</text:p>
          </table:table-cell>
          <table:table-cell table:formula="of:=IF([.B873]=0; [.B8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IF([.A873]&gt;0;[.B872]+[.A873];0)" office:value-type="float" office:value="23827" calcext:value-type="float">
            <text:p>23827</text:p>
          </table:table-cell>
          <table:table-cell table:formula="of:=IF([.B874]=0; [.B8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IF([.A874]&gt;0;[.B873]+[.A874];0)" office:value-type="float" office:value="25761" calcext:value-type="float">
            <text:p>25761</text:p>
          </table:table-cell>
          <table:table-cell table:formula="of:=IF([.B875]=0; [.B8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IF([.A875]&gt;0;[.B874]+[.A875];0)" office:value-type="float" office:value="29432" calcext:value-type="float">
            <text:p>29432</text:p>
          </table:table-cell>
          <table:table-cell table:formula="of:=IF([.B876]=0; [.B8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formula="of:=IF([.A876]&gt;0;[.B875]+[.A876];0)" office:value-type="float" office:value="36341" calcext:value-type="float">
            <text:p>36341</text:p>
          </table:table-cell>
          <table:table-cell table:formula="of:=IF([.B877]=0; [.B8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formula="of:=IF([.A877]&gt;0;[.B876]+[.A877];0)" office:value-type="float" office:value="42878" calcext:value-type="float">
            <text:p>42878</text:p>
          </table:table-cell>
          <table:table-cell table:formula="of:=IF([.B878]=0; [.B8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IF([.A878]&gt;0;[.B877]+[.A878];0)" office:value-type="float" office:value="45663" calcext:value-type="float">
            <text:p>45663</text:p>
          </table:table-cell>
          <table:table-cell table:formula="of:=IF([.B879]=0; [.B8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[.A879]&gt;0;[.B878]+[.A879];0)" office:value-type="float" office:value="50002" calcext:value-type="float">
            <text:p>50002</text:p>
          </table:table-cell>
          <table:table-cell table:formula="of:=IF([.B880]=0; [.B8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IF([.A880]&gt;0;[.B879]+[.A880];0)" office:value-type="float" office:value="53716" calcext:value-type="float">
            <text:p>53716</text:p>
          </table:table-cell>
          <table:table-cell table:formula="of:=IF([.B881]=0; [.B880]; &quot;&quot;)" office:value-type="float" office:value="53716" calcext:value-type="float">
            <text:p>53716</text:p>
          </table:table-cell>
          <table:table-cell table:number-columns-repeated="2"/>
        </table:table-row>
        <table:table-row table:style-name="ro1">
          <table:table-cell/>
          <table:table-cell table:formula="of:=IF([.A881]&gt;0;[.B880]+[.A881];0)" office:value-type="float" office:value="0" calcext:value-type="float">
            <text:p>0</text:p>
          </table:table-cell>
          <table:table-cell table:formula="of:=IF([.B882]=0; [.B8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IF([.A882]&gt;0;[.B881]+[.A882];0)" office:value-type="float" office:value="5596" calcext:value-type="float">
            <text:p>5596</text:p>
          </table:table-cell>
          <table:table-cell table:formula="of:=IF([.B883]=0; [.B8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formula="of:=IF([.A883]&gt;0;[.B882]+[.A883];0)" office:value-type="float" office:value="11321" calcext:value-type="float">
            <text:p>11321</text:p>
          </table:table-cell>
          <table:table-cell table:formula="of:=IF([.B884]=0; [.B8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formula="of:=IF([.A884]&gt;0;[.B883]+[.A884];0)" office:value-type="float" office:value="15853" calcext:value-type="float">
            <text:p>15853</text:p>
          </table:table-cell>
          <table:table-cell table:formula="of:=IF([.B885]=0; [.B8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formula="of:=IF([.A885]&gt;0;[.B884]+[.A885];0)" office:value-type="float" office:value="20615" calcext:value-type="float">
            <text:p>20615</text:p>
          </table:table-cell>
          <table:table-cell table:formula="of:=IF([.B886]=0; [.B8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IF([.A886]&gt;0;[.B885]+[.A886];0)" office:value-type="float" office:value="23133" calcext:value-type="float">
            <text:p>23133</text:p>
          </table:table-cell>
          <table:table-cell table:formula="of:=IF([.B887]=0; [.B8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887]&gt;0;[.B886]+[.A887];0)" office:value-type="float" office:value="24288" calcext:value-type="float">
            <text:p>24288</text:p>
          </table:table-cell>
          <table:table-cell table:formula="of:=IF([.B888]=0; [.B8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IF([.A888]&gt;0;[.B887]+[.A888];0)" office:value-type="float" office:value="28260" calcext:value-type="float">
            <text:p>28260</text:p>
          </table:table-cell>
          <table:table-cell table:formula="of:=IF([.B889]=0; [.B8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IF([.A889]&gt;0;[.B888]+[.A889];0)" office:value-type="float" office:value="31288" calcext:value-type="float">
            <text:p>31288</text:p>
          </table:table-cell>
          <table:table-cell table:formula="of:=IF([.B890]=0; [.B8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IF([.A890]&gt;0;[.B889]+[.A890];0)" office:value-type="float" office:value="37720" calcext:value-type="float">
            <text:p>37720</text:p>
          </table:table-cell>
          <table:table-cell table:formula="of:=IF([.B891]=0; [.B8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IF([.A891]&gt;0;[.B890]+[.A891];0)" office:value-type="float" office:value="41820" calcext:value-type="float">
            <text:p>41820</text:p>
          </table:table-cell>
          <table:table-cell table:formula="of:=IF([.B892]=0; [.B8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IF([.A892]&gt;0;[.B891]+[.A892];0)" office:value-type="float" office:value="43703" calcext:value-type="float">
            <text:p>43703</text:p>
          </table:table-cell>
          <table:table-cell table:formula="of:=IF([.B893]=0; [.B8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IF([.A893]&gt;0;[.B892]+[.A893];0)" office:value-type="float" office:value="48990" calcext:value-type="float">
            <text:p>48990</text:p>
          </table:table-cell>
          <table:table-cell table:formula="of:=IF([.B894]=0; [.B8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IF([.A894]&gt;0;[.B893]+[.A894];0)" office:value-type="float" office:value="50460" calcext:value-type="float">
            <text:p>50460</text:p>
          </table:table-cell>
          <table:table-cell table:formula="of:=IF([.B895]=0; [.B894]; &quot;&quot;)" office:value-type="float" office:value="50460" calcext:value-type="float">
            <text:p>50460</text:p>
          </table:table-cell>
          <table:table-cell table:number-columns-repeated="2"/>
        </table:table-row>
        <table:table-row table:style-name="ro1">
          <table:table-cell/>
          <table:table-cell table:formula="of:=IF([.A895]&gt;0;[.B894]+[.A895];0)" office:value-type="float" office:value="0" calcext:value-type="float">
            <text:p>0</text:p>
          </table:table-cell>
          <table:table-cell table:formula="of:=IF([.B896]=0; [.B8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IF([.A896]&gt;0;[.B895]+[.A896];0)" office:value-type="float" office:value="3265" calcext:value-type="float">
            <text:p>3265</text:p>
          </table:table-cell>
          <table:table-cell table:formula="of:=IF([.B897]=0; [.B8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IF([.A897]&gt;0;[.B896]+[.A897];0)" office:value-type="float" office:value="4994" calcext:value-type="float">
            <text:p>4994</text:p>
          </table:table-cell>
          <table:table-cell table:formula="of:=IF([.B898]=0; [.B8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IF([.A898]&gt;0;[.B897]+[.A898];0)" office:value-type="float" office:value="8165" calcext:value-type="float">
            <text:p>8165</text:p>
          </table:table-cell>
          <table:table-cell table:formula="of:=IF([.B899]=0; [.B8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IF([.A899]&gt;0;[.B898]+[.A899];0)" office:value-type="float" office:value="10716" calcext:value-type="float">
            <text:p>10716</text:p>
          </table:table-cell>
          <table:table-cell table:formula="of:=IF([.B900]=0; [.B8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formula="of:=IF([.A900]&gt;0;[.B899]+[.A900];0)" office:value-type="float" office:value="15178" calcext:value-type="float">
            <text:p>15178</text:p>
          </table:table-cell>
          <table:table-cell table:formula="of:=IF([.B901]=0; [.B9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formula="of:=IF([.A901]&gt;0;[.B900]+[.A901];0)" office:value-type="float" office:value="19539" calcext:value-type="float">
            <text:p>19539</text:p>
          </table:table-cell>
          <table:table-cell table:formula="of:=IF([.B902]=0; [.B9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formula="of:=IF([.A902]&gt;0;[.B901]+[.A902];0)" office:value-type="float" office:value="24232" calcext:value-type="float">
            <text:p>24232</text:p>
          </table:table-cell>
          <table:table-cell table:formula="of:=IF([.B903]=0; [.B9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IF([.A903]&gt;0;[.B902]+[.A903];0)" office:value-type="float" office:value="26118" calcext:value-type="float">
            <text:p>26118</text:p>
          </table:table-cell>
          <table:table-cell table:formula="of:=IF([.B904]=0; [.B9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IF([.A904]&gt;0;[.B903]+[.A904];0)" office:value-type="float" office:value="30305" calcext:value-type="float">
            <text:p>30305</text:p>
          </table:table-cell>
          <table:table-cell table:formula="of:=IF([.B905]=0; [.B9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IF([.A905]&gt;0;[.B904]+[.A905];0)" office:value-type="float" office:value="34735" calcext:value-type="float">
            <text:p>34735</text:p>
          </table:table-cell>
          <table:table-cell table:formula="of:=IF([.B906]=0; [.B9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IF([.A906]&gt;0;[.B905]+[.A906];0)" office:value-type="float" office:value="37262" calcext:value-type="float">
            <text:p>37262</text:p>
          </table:table-cell>
          <table:table-cell table:formula="of:=IF([.B907]=0; [.B9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IF([.A907]&gt;0;[.B906]+[.A907];0)" office:value-type="float" office:value="39371" calcext:value-type="float">
            <text:p>39371</text:p>
          </table:table-cell>
          <table:table-cell table:formula="of:=IF([.B908]=0; [.B9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formula="of:=IF([.A908]&gt;0;[.B907]+[.A908];0)" office:value-type="float" office:value="45423" calcext:value-type="float">
            <text:p>45423</text:p>
          </table:table-cell>
          <table:table-cell table:formula="of:=IF([.B909]=0; [.B9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IF([.A909]&gt;0;[.B908]+[.A909];0)" office:value-type="float" office:value="51107" calcext:value-type="float">
            <text:p>51107</text:p>
          </table:table-cell>
          <table:table-cell table:formula="of:=IF([.B910]=0; [.B9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IF([.A910]&gt;0;[.B909]+[.A910];0)" office:value-type="float" office:value="53155" calcext:value-type="float">
            <text:p>53155</text:p>
          </table:table-cell>
          <table:table-cell table:formula="of:=IF([.B911]=0; [.B910]; &quot;&quot;)" office:value-type="float" office:value="53155" calcext:value-type="float">
            <text:p>53155</text:p>
          </table:table-cell>
          <table:table-cell table:number-columns-repeated="2"/>
        </table:table-row>
        <table:table-row table:style-name="ro1">
          <table:table-cell/>
          <table:table-cell table:formula="of:=IF([.A911]&gt;0;[.B910]+[.A911];0)" office:value-type="float" office:value="0" calcext:value-type="float">
            <text:p>0</text:p>
          </table:table-cell>
          <table:table-cell table:formula="of:=IF([.B912]=0; [.B9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IF([.A912]&gt;0;[.B911]+[.A912];0)" office:value-type="float" office:value="2469" calcext:value-type="float">
            <text:p>2469</text:p>
          </table:table-cell>
          <table:table-cell table:formula="of:=IF([.B913]=0; [.B9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IF([.A913]&gt;0;[.B912]+[.A913];0)" office:value-type="float" office:value="6082" calcext:value-type="float">
            <text:p>6082</text:p>
          </table:table-cell>
          <table:table-cell table:formula="of:=IF([.B914]=0; [.B9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IF([.A914]&gt;0;[.B913]+[.A914];0)" office:value-type="float" office:value="10254" calcext:value-type="float">
            <text:p>10254</text:p>
          </table:table-cell>
          <table:table-cell table:formula="of:=IF([.B915]=0; [.B9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formula="of:=IF([.A915]&gt;0;[.B914]+[.A915];0)" office:value-type="float" office:value="15090" calcext:value-type="float">
            <text:p>15090</text:p>
          </table:table-cell>
          <table:table-cell table:formula="of:=IF([.B916]=0; [.B9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IF([.A916]&gt;0;[.B915]+[.A916];0)" office:value-type="float" office:value="20803" calcext:value-type="float">
            <text:p>20803</text:p>
          </table:table-cell>
          <table:table-cell table:formula="of:=IF([.B917]=0; [.B9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formula="of:=IF([.A917]&gt;0;[.B916]+[.A917];0)" office:value-type="float" office:value="28559" calcext:value-type="float">
            <text:p>28559</text:p>
          </table:table-cell>
          <table:table-cell table:formula="of:=IF([.B918]=0; [.B9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IF([.A918]&gt;0;[.B917]+[.A918];0)" office:value-type="float" office:value="31429" calcext:value-type="float">
            <text:p>31429</text:p>
          </table:table-cell>
          <table:table-cell table:formula="of:=IF([.B919]=0; [.B9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formula="of:=IF([.A919]&gt;0;[.B918]+[.A919];0)" office:value-type="float" office:value="40878" calcext:value-type="float">
            <text:p>40878</text:p>
          </table:table-cell>
          <table:table-cell table:formula="of:=IF([.B920]=0; [.B9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IF([.A920]&gt;0;[.B919]+[.A920];0)" office:value-type="float" office:value="48994" calcext:value-type="float">
            <text:p>48994</text:p>
          </table:table-cell>
          <table:table-cell table:formula="of:=IF([.B921]=0; [.B920]; &quot;&quot;)" office:value-type="float" office:value="48994" calcext:value-type="float">
            <text:p>48994</text:p>
          </table:table-cell>
          <table:table-cell table:number-columns-repeated="2"/>
        </table:table-row>
        <table:table-row table:style-name="ro1">
          <table:table-cell/>
          <table:table-cell table:formula="of:=IF([.A921]&gt;0;[.B920]+[.A921];0)" office:value-type="float" office:value="0" calcext:value-type="float">
            <text:p>0</text:p>
          </table:table-cell>
          <table:table-cell table:formula="of:=IF([.B922]=0; [.B9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IF([.A922]&gt;0;[.B921]+[.A922];0)" office:value-type="float" office:value="2474" calcext:value-type="float">
            <text:p>2474</text:p>
          </table:table-cell>
          <table:table-cell table:formula="of:=IF([.B923]=0; [.B9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IF([.A923]&gt;0;[.B922]+[.A923];0)" office:value-type="float" office:value="9751" calcext:value-type="float">
            <text:p>9751</text:p>
          </table:table-cell>
          <table:table-cell table:formula="of:=IF([.B924]=0; [.B9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IF([.A924]&gt;0;[.B923]+[.A924];0)" office:value-type="float" office:value="16705" calcext:value-type="float">
            <text:p>16705</text:p>
          </table:table-cell>
          <table:table-cell table:formula="of:=IF([.B925]=0; [.B9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formula="of:=IF([.A925]&gt;0;[.B924]+[.A925];0)" office:value-type="float" office:value="21534" calcext:value-type="float">
            <text:p>21534</text:p>
          </table:table-cell>
          <table:table-cell table:formula="of:=IF([.B926]=0; [.B9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formula="of:=IF([.A926]&gt;0;[.B925]+[.A926];0)" office:value-type="float" office:value="26325" calcext:value-type="float">
            <text:p>26325</text:p>
          </table:table-cell>
          <table:table-cell table:formula="of:=IF([.B927]=0; [.B9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formula="of:=IF([.A927]&gt;0;[.B926]+[.A927];0)" office:value-type="float" office:value="33064" calcext:value-type="float">
            <text:p>33064</text:p>
          </table:table-cell>
          <table:table-cell table:formula="of:=IF([.B928]=0; [.B9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formula="of:=IF([.A928]&gt;0;[.B927]+[.A928];0)" office:value-type="float" office:value="38287" calcext:value-type="float">
            <text:p>38287</text:p>
          </table:table-cell>
          <table:table-cell table:formula="of:=IF([.B929]=0; [.B9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formula="of:=IF([.A929]&gt;0;[.B928]+[.A929];0)" office:value-type="float" office:value="44038" calcext:value-type="float">
            <text:p>44038</text:p>
          </table:table-cell>
          <table:table-cell table:formula="of:=IF([.B930]=0; [.B9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formula="of:=IF([.A930]&gt;0;[.B929]+[.A930];0)" office:value-type="float" office:value="50494" calcext:value-type="float">
            <text:p>50494</text:p>
          </table:table-cell>
          <table:table-cell table:formula="of:=IF([.B931]=0; [.B9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formula="of:=IF([.A931]&gt;0;[.B930]+[.A931];0)" office:value-type="float" office:value="57695" calcext:value-type="float">
            <text:p>57695</text:p>
          </table:table-cell>
          <table:table-cell table:formula="of:=IF([.B932]=0; [.B931]; &quot;&quot;)" office:value-type="float" office:value="57695" calcext:value-type="float">
            <text:p>57695</text:p>
          </table:table-cell>
          <table:table-cell table:number-columns-repeated="2"/>
        </table:table-row>
        <table:table-row table:style-name="ro1">
          <table:table-cell/>
          <table:table-cell table:formula="of:=IF([.A932]&gt;0;[.B931]+[.A932];0)" office:value-type="float" office:value="0" calcext:value-type="float">
            <text:p>0</text:p>
          </table:table-cell>
          <table:table-cell table:formula="of:=IF([.B933]=0; [.B9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678" calcext:value-type="float">
            <text:p>22678</text:p>
          </table:table-cell>
          <table:table-cell table:formula="of:=IF([.A933]&gt;0;[.B932]+[.A933];0)" office:value-type="float" office:value="22678" calcext:value-type="float">
            <text:p>22678</text:p>
          </table:table-cell>
          <table:table-cell table:formula="of:=IF([.B934]=0; [.B9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732" calcext:value-type="float">
            <text:p>12732</text:p>
          </table:table-cell>
          <table:table-cell table:formula="of:=IF([.A934]&gt;0;[.B933]+[.A934];0)" office:value-type="float" office:value="35410" calcext:value-type="float">
            <text:p>35410</text:p>
          </table:table-cell>
          <table:table-cell table:formula="of:=IF([.B935]=0; [.B9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221" calcext:value-type="float">
            <text:p>15221</text:p>
          </table:table-cell>
          <table:table-cell table:formula="of:=IF([.A935]&gt;0;[.B934]+[.A935];0)" office:value-type="float" office:value="50631" calcext:value-type="float">
            <text:p>50631</text:p>
          </table:table-cell>
          <table:table-cell table:formula="of:=IF([.B936]=0; [.B935]; &quot;&quot;)" office:value-type="float" office:value="50631" calcext:value-type="float">
            <text:p>50631</text:p>
          </table:table-cell>
          <table:table-cell table:number-columns-repeated="2"/>
        </table:table-row>
        <table:table-row table:style-name="ro1">
          <table:table-cell/>
          <table:table-cell table:formula="of:=IF([.A936]&gt;0;[.B935]+[.A936];0)" office:value-type="float" office:value="0" calcext:value-type="float">
            <text:p>0</text:p>
          </table:table-cell>
          <table:table-cell table:formula="of:=IF([.B937]=0; [.B9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IF([.A937]&gt;0;[.B936]+[.A937];0)" office:value-type="float" office:value="3414" calcext:value-type="float">
            <text:p>3414</text:p>
          </table:table-cell>
          <table:table-cell table:formula="of:=IF([.B938]=0; [.B9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formula="of:=IF([.A938]&gt;0;[.B937]+[.A938];0)" office:value-type="float" office:value="7425" calcext:value-type="float">
            <text:p>7425</text:p>
          </table:table-cell>
          <table:table-cell table:formula="of:=IF([.B939]=0; [.B9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formula="of:=IF([.A939]&gt;0;[.B938]+[.A939];0)" office:value-type="float" office:value="13977" calcext:value-type="float">
            <text:p>13977</text:p>
          </table:table-cell>
          <table:table-cell table:formula="of:=IF([.B940]=0; [.B9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formula="of:=IF([.A940]&gt;0;[.B939]+[.A940];0)" office:value-type="float" office:value="18119" calcext:value-type="float">
            <text:p>18119</text:p>
          </table:table-cell>
          <table:table-cell table:formula="of:=IF([.B941]=0; [.B9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IF([.A941]&gt;0;[.B940]+[.A941];0)" office:value-type="float" office:value="21417" calcext:value-type="float">
            <text:p>21417</text:p>
          </table:table-cell>
          <table:table-cell table:formula="of:=IF([.B942]=0; [.B9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942]&gt;0;[.B941]+[.A942];0)" office:value-type="float" office:value="23896" calcext:value-type="float">
            <text:p>23896</text:p>
          </table:table-cell>
          <table:table-cell table:formula="of:=IF([.B943]=0; [.B9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formula="of:=IF([.A943]&gt;0;[.B942]+[.A943];0)" office:value-type="float" office:value="28767" calcext:value-type="float">
            <text:p>28767</text:p>
          </table:table-cell>
          <table:table-cell table:formula="of:=IF([.B944]=0; [.B9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formula="of:=IF([.A944]&gt;0;[.B943]+[.A944];0)" office:value-type="float" office:value="35318" calcext:value-type="float">
            <text:p>35318</text:p>
          </table:table-cell>
          <table:table-cell table:formula="of:=IF([.B945]=0; [.B9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IF([.A945]&gt;0;[.B944]+[.A945];0)" office:value-type="float" office:value="38696" calcext:value-type="float">
            <text:p>38696</text:p>
          </table:table-cell>
          <table:table-cell table:formula="of:=IF([.B946]=0; [.B9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formula="of:=IF([.A946]&gt;0;[.B945]+[.A946];0)" office:value-type="float" office:value="42855" calcext:value-type="float">
            <text:p>42855</text:p>
          </table:table-cell>
          <table:table-cell table:formula="of:=IF([.B947]=0; [.B9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IF([.A947]&gt;0;[.B946]+[.A947];0)" office:value-type="float" office:value="44899" calcext:value-type="float">
            <text:p>44899</text:p>
          </table:table-cell>
          <table:table-cell table:formula="of:=IF([.B948]=0; [.B9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IF([.A948]&gt;0;[.B947]+[.A948];0)" office:value-type="float" office:value="46247" calcext:value-type="float">
            <text:p>46247</text:p>
          </table:table-cell>
          <table:table-cell table:formula="of:=IF([.B949]=0; [.B9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IF([.A949]&gt;0;[.B948]+[.A949];0)" office:value-type="float" office:value="51067" calcext:value-type="float">
            <text:p>51067</text:p>
          </table:table-cell>
          <table:table-cell table:formula="of:=IF([.B950]=0; [.B949]; &quot;&quot;)" office:value-type="float" office:value="51067" calcext:value-type="float">
            <text:p>51067</text:p>
          </table:table-cell>
          <table:table-cell table:number-columns-repeated="2"/>
        </table:table-row>
        <table:table-row table:style-name="ro1">
          <table:table-cell/>
          <table:table-cell table:formula="of:=IF([.A950]&gt;0;[.B949]+[.A950];0)" office:value-type="float" office:value="0" calcext:value-type="float">
            <text:p>0</text:p>
          </table:table-cell>
          <table:table-cell table:formula="of:=IF([.B951]=0; [.B9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IF([.A951]&gt;0;[.B950]+[.A951];0)" office:value-type="float" office:value="1720" calcext:value-type="float">
            <text:p>1720</text:p>
          </table:table-cell>
          <table:table-cell table:formula="of:=IF([.B952]=0; [.B9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IF([.A952]&gt;0;[.B951]+[.A952];0)" office:value-type="float" office:value="3905" calcext:value-type="float">
            <text:p>3905</text:p>
          </table:table-cell>
          <table:table-cell table:formula="of:=IF([.B953]=0; [.B9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IF([.A953]&gt;0;[.B952]+[.A953];0)" office:value-type="float" office:value="5169" calcext:value-type="float">
            <text:p>5169</text:p>
          </table:table-cell>
          <table:table-cell table:formula="of:=IF([.B954]=0; [.B9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IF([.A954]&gt;0;[.B953]+[.A954];0)" office:value-type="float" office:value="9243" calcext:value-type="float">
            <text:p>9243</text:p>
          </table:table-cell>
          <table:table-cell table:formula="of:=IF([.B955]=0; [.B9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formula="of:=IF([.A955]&gt;0;[.B954]+[.A955];0)" office:value-type="float" office:value="13699" calcext:value-type="float">
            <text:p>13699</text:p>
          </table:table-cell>
          <table:table-cell table:formula="of:=IF([.B956]=0; [.B9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IF([.A956]&gt;0;[.B955]+[.A956];0)" office:value-type="float" office:value="20271" calcext:value-type="float">
            <text:p>20271</text:p>
          </table:table-cell>
          <table:table-cell table:formula="of:=IF([.B957]=0; [.B9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IF([.A957]&gt;0;[.B956]+[.A957];0)" office:value-type="float" office:value="25076" calcext:value-type="float">
            <text:p>25076</text:p>
          </table:table-cell>
          <table:table-cell table:formula="of:=IF([.B958]=0; [.B9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formula="of:=IF([.A958]&gt;0;[.B957]+[.A958];0)" office:value-type="float" office:value="30457" calcext:value-type="float">
            <text:p>30457</text:p>
          </table:table-cell>
          <table:table-cell table:formula="of:=IF([.B959]=0; [.B9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formula="of:=IF([.A959]&gt;0;[.B958]+[.A959];0)" office:value-type="float" office:value="35659" calcext:value-type="float">
            <text:p>35659</text:p>
          </table:table-cell>
          <table:table-cell table:formula="of:=IF([.B960]=0; [.B9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formula="of:=IF([.A960]&gt;0;[.B959]+[.A960];0)" office:value-type="float" office:value="41315" calcext:value-type="float">
            <text:p>41315</text:p>
          </table:table-cell>
          <table:table-cell table:formula="of:=IF([.B961]=0; [.B9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IF([.A961]&gt;0;[.B960]+[.A961];0)" office:value-type="float" office:value="46469" calcext:value-type="float">
            <text:p>46469</text:p>
          </table:table-cell>
          <table:table-cell table:formula="of:=IF([.B962]=0; [.B9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IF([.A962]&gt;0;[.B961]+[.A962];0)" office:value-type="float" office:value="48877" calcext:value-type="float">
            <text:p>48877</text:p>
          </table:table-cell>
          <table:table-cell table:formula="of:=IF([.B963]=0; [.B9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formula="of:=IF([.A963]&gt;0;[.B962]+[.A963];0)" office:value-type="float" office:value="53221" calcext:value-type="float">
            <text:p>53221</text:p>
          </table:table-cell>
          <table:table-cell table:formula="of:=IF([.B964]=0; [.B963]; &quot;&quot;)" office:value-type="float" office:value="53221" calcext:value-type="float">
            <text:p>53221</text:p>
          </table:table-cell>
          <table:table-cell table:number-columns-repeated="2"/>
        </table:table-row>
        <table:table-row table:style-name="ro1">
          <table:table-cell/>
          <table:table-cell table:formula="of:=IF([.A964]&gt;0;[.B963]+[.A964];0)" office:value-type="float" office:value="0" calcext:value-type="float">
            <text:p>0</text:p>
          </table:table-cell>
          <table:table-cell table:formula="of:=IF([.B965]=0; [.B9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965]&gt;0;[.B964]+[.A965];0)" office:value-type="float" office:value="1578" calcext:value-type="float">
            <text:p>1578</text:p>
          </table:table-cell>
          <table:table-cell table:formula="of:=IF([.B966]=0; [.B9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IF([.A966]&gt;0;[.B965]+[.A966];0)" office:value-type="float" office:value="4128" calcext:value-type="float">
            <text:p>4128</text:p>
          </table:table-cell>
          <table:table-cell table:formula="of:=IF([.B967]=0; [.B9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IF([.A967]&gt;0;[.B966]+[.A967];0)" office:value-type="float" office:value="7478" calcext:value-type="float">
            <text:p>7478</text:p>
          </table:table-cell>
          <table:table-cell table:formula="of:=IF([.B968]=0; [.B9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IF([.A968]&gt;0;[.B967]+[.A968];0)" office:value-type="float" office:value="10483" calcext:value-type="float">
            <text:p>10483</text:p>
          </table:table-cell>
          <table:table-cell table:formula="of:=IF([.B969]=0; [.B9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IF([.A969]&gt;0;[.B968]+[.A969];0)" office:value-type="float" office:value="14264" calcext:value-type="float">
            <text:p>14264</text:p>
          </table:table-cell>
          <table:table-cell table:formula="of:=IF([.B970]=0; [.B9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formula="of:=IF([.A970]&gt;0;[.B969]+[.A970];0)" office:value-type="float" office:value="19286" calcext:value-type="float">
            <text:p>19286</text:p>
          </table:table-cell>
          <table:table-cell table:formula="of:=IF([.B971]=0; [.B9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formula="of:=IF([.A971]&gt;0;[.B970]+[.A971];0)" office:value-type="float" office:value="25378" calcext:value-type="float">
            <text:p>25378</text:p>
          </table:table-cell>
          <table:table-cell table:formula="of:=IF([.B972]=0; [.B9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IF([.A972]&gt;0;[.B971]+[.A972];0)" office:value-type="float" office:value="27534" calcext:value-type="float">
            <text:p>27534</text:p>
          </table:table-cell>
          <table:table-cell table:formula="of:=IF([.B973]=0; [.B9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IF([.A973]&gt;0;[.B972]+[.A973];0)" office:value-type="float" office:value="30837" calcext:value-type="float">
            <text:p>30837</text:p>
          </table:table-cell>
          <table:table-cell table:formula="of:=IF([.B974]=0; [.B9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IF([.A974]&gt;0;[.B973]+[.A974];0)" office:value-type="float" office:value="32004" calcext:value-type="float">
            <text:p>32004</text:p>
          </table:table-cell>
          <table:table-cell table:formula="of:=IF([.B975]=0; [.B9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formula="of:=IF([.A975]&gt;0;[.B974]+[.A975];0)" office:value-type="float" office:value="38113" calcext:value-type="float">
            <text:p>38113</text:p>
          </table:table-cell>
          <table:table-cell table:formula="of:=IF([.B976]=0; [.B9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formula="of:=IF([.A976]&gt;0;[.B975]+[.A976];0)" office:value-type="float" office:value="43097" calcext:value-type="float">
            <text:p>43097</text:p>
          </table:table-cell>
          <table:table-cell table:formula="of:=IF([.B977]=0; [.B9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IF([.A977]&gt;0;[.B976]+[.A977];0)" office:value-type="float" office:value="48325" calcext:value-type="float">
            <text:p>48325</text:p>
          </table:table-cell>
          <table:table-cell table:formula="of:=IF([.B978]=0; [.B9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IF([.A978]&gt;0;[.B977]+[.A978];0)" office:value-type="float" office:value="53089" calcext:value-type="float">
            <text:p>53089</text:p>
          </table:table-cell>
          <table:table-cell table:formula="of:=IF([.B979]=0; [.B978]; &quot;&quot;)" office:value-type="float" office:value="53089" calcext:value-type="float">
            <text:p>53089</text:p>
          </table:table-cell>
          <table:table-cell table:number-columns-repeated="2"/>
        </table:table-row>
        <table:table-row table:style-name="ro1">
          <table:table-cell/>
          <table:table-cell table:formula="of:=IF([.A979]&gt;0;[.B978]+[.A979];0)" office:value-type="float" office:value="0" calcext:value-type="float">
            <text:p>0</text:p>
          </table:table-cell>
          <table:table-cell table:formula="of:=IF([.B980]=0; [.B9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formula="of:=IF([.A980]&gt;0;[.B979]+[.A980];0)" office:value-type="float" office:value="9527" calcext:value-type="float">
            <text:p>9527</text:p>
          </table:table-cell>
          <table:table-cell table:formula="of:=IF([.B981]=0; [.B9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IF([.A981]&gt;0;[.B980]+[.A981];0)" office:value-type="float" office:value="13782" calcext:value-type="float">
            <text:p>13782</text:p>
          </table:table-cell>
          <table:table-cell table:formula="of:=IF([.B982]=0; [.B9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366" calcext:value-type="float">
            <text:p>16366</text:p>
          </table:table-cell>
          <table:table-cell table:formula="of:=IF([.A982]&gt;0;[.B981]+[.A982];0)" office:value-type="float" office:value="30148" calcext:value-type="float">
            <text:p>30148</text:p>
          </table:table-cell>
          <table:table-cell table:formula="of:=IF([.B983]=0; [.B9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formula="of:=IF([.A983]&gt;0;[.B982]+[.A983];0)" office:value-type="float" office:value="39757" calcext:value-type="float">
            <text:p>39757</text:p>
          </table:table-cell>
          <table:table-cell table:formula="of:=IF([.B984]=0; [.B9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617" calcext:value-type="float">
            <text:p>15617</text:p>
          </table:table-cell>
          <table:table-cell table:formula="of:=IF([.A984]&gt;0;[.B983]+[.A984];0)" office:value-type="float" office:value="55374" calcext:value-type="float">
            <text:p>55374</text:p>
          </table:table-cell>
          <table:table-cell table:formula="of:=IF([.B985]=0; [.B984]; &quot;&quot;)" office:value-type="float" office:value="55374" calcext:value-type="float">
            <text:p>55374</text:p>
          </table:table-cell>
          <table:table-cell table:number-columns-repeated="2"/>
        </table:table-row>
        <table:table-row table:style-name="ro1">
          <table:table-cell/>
          <table:table-cell table:formula="of:=IF([.A985]&gt;0;[.B984]+[.A985];0)" office:value-type="float" office:value="0" calcext:value-type="float">
            <text:p>0</text:p>
          </table:table-cell>
          <table:table-cell table:formula="of:=IF([.B986]=0; [.B9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IF([.A986]&gt;0;[.B985]+[.A986];0)" office:value-type="float" office:value="1931" calcext:value-type="float">
            <text:p>1931</text:p>
          </table:table-cell>
          <table:table-cell table:formula="of:=IF([.B987]=0; [.B9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formula="of:=IF([.A987]&gt;0;[.B986]+[.A987];0)" office:value-type="float" office:value="6690" calcext:value-type="float">
            <text:p>6690</text:p>
          </table:table-cell>
          <table:table-cell table:formula="of:=IF([.B988]=0; [.B9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formula="of:=IF([.A988]&gt;0;[.B987]+[.A988];0)" office:value-type="float" office:value="11339" calcext:value-type="float">
            <text:p>11339</text:p>
          </table:table-cell>
          <table:table-cell table:formula="of:=IF([.B989]=0; [.B9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IF([.A989]&gt;0;[.B988]+[.A989];0)" office:value-type="float" office:value="12407" calcext:value-type="float">
            <text:p>12407</text:p>
          </table:table-cell>
          <table:table-cell table:formula="of:=IF([.B990]=0; [.B9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990]&gt;0;[.B989]+[.A990];0)" office:value-type="float" office:value="18102" calcext:value-type="float">
            <text:p>18102</text:p>
          </table:table-cell>
          <table:table-cell table:formula="of:=IF([.B991]=0; [.B9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IF([.A991]&gt;0;[.B990]+[.A991];0)" office:value-type="float" office:value="20398" calcext:value-type="float">
            <text:p>20398</text:p>
          </table:table-cell>
          <table:table-cell table:formula="of:=IF([.B992]=0; [.B9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IF([.A992]&gt;0;[.B991]+[.A992];0)" office:value-type="float" office:value="25309" calcext:value-type="float">
            <text:p>25309</text:p>
          </table:table-cell>
          <table:table-cell table:formula="of:=IF([.B993]=0; [.B9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IF([.A993]&gt;0;[.B992]+[.A993];0)" office:value-type="float" office:value="28866" calcext:value-type="float">
            <text:p>28866</text:p>
          </table:table-cell>
          <table:table-cell table:formula="of:=IF([.B994]=0; [.B9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IF([.A994]&gt;0;[.B993]+[.A994];0)" office:value-type="float" office:value="31558" calcext:value-type="float">
            <text:p>31558</text:p>
          </table:table-cell>
          <table:table-cell table:formula="of:=IF([.B995]=0; [.B9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formula="of:=IF([.A995]&gt;0;[.B994]+[.A995];0)" office:value-type="float" office:value="36778" calcext:value-type="float">
            <text:p>36778</text:p>
          </table:table-cell>
          <table:table-cell table:formula="of:=IF([.B996]=0; [.B9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IF([.A996]&gt;0;[.B995]+[.A996];0)" office:value-type="float" office:value="38819" calcext:value-type="float">
            <text:p>38819</text:p>
          </table:table-cell>
          <table:table-cell table:formula="of:=IF([.B997]=0; [.B9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IF([.A997]&gt;0;[.B996]+[.A997];0)" office:value-type="float" office:value="42611" calcext:value-type="float">
            <text:p>42611</text:p>
          </table:table-cell>
          <table:table-cell table:formula="of:=IF([.B998]=0; [.B9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IF([.A998]&gt;0;[.B997]+[.A998];0)" office:value-type="float" office:value="43647" calcext:value-type="float">
            <text:p>43647</text:p>
          </table:table-cell>
          <table:table-cell table:formula="of:=IF([.B999]=0; [.B9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IF([.A999]&gt;0;[.B998]+[.A999];0)" office:value-type="float" office:value="44929" calcext:value-type="float">
            <text:p>44929</text:p>
          </table:table-cell>
          <table:table-cell table:formula="of:=IF([.B1000]=0; [.B999]; &quot;&quot;)" office:value-type="float" office:value="44929" calcext:value-type="float">
            <text:p>44929</text:p>
          </table:table-cell>
          <table:table-cell table:number-columns-repeated="2"/>
        </table:table-row>
        <table:table-row table:style-name="ro1">
          <table:table-cell/>
          <table:table-cell table:formula="of:=IF([.A1000]&gt;0;[.B999]+[.A1000];0)" office:value-type="float" office:value="0" calcext:value-type="float">
            <text:p>0</text:p>
          </table:table-cell>
          <table:table-cell table:formula="of:=IF([.B1001]=0; [.B10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IF([.A1001]&gt;0;[.B1000]+[.A1001];0)" office:value-type="float" office:value="7735" calcext:value-type="float">
            <text:p>7735</text:p>
          </table:table-cell>
          <table:table-cell table:formula="of:=IF([.B1002]=0; [.B10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IF([.A1002]&gt;0;[.B1001]+[.A1002];0)" office:value-type="float" office:value="9276" calcext:value-type="float">
            <text:p>9276</text:p>
          </table:table-cell>
          <table:table-cell table:formula="of:=IF([.B1003]=0; [.B10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formula="of:=IF([.A1003]&gt;0;[.B1002]+[.A1003];0)" office:value-type="float" office:value="18844" calcext:value-type="float">
            <text:p>18844</text:p>
          </table:table-cell>
          <table:table-cell table:formula="of:=IF([.B1004]=0; [.B10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formula="of:=IF([.A1004]&gt;0;[.B1003]+[.A1004];0)" office:value-type="float" office:value="24614" calcext:value-type="float">
            <text:p>24614</text:p>
          </table:table-cell>
          <table:table-cell table:formula="of:=IF([.B1005]=0; [.B10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IF([.A1005]&gt;0;[.B1004]+[.A1005];0)" office:value-type="float" office:value="27036" calcext:value-type="float">
            <text:p>27036</text:p>
          </table:table-cell>
          <table:table-cell table:formula="of:=IF([.B1006]=0; [.B10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formula="of:=IF([.A1006]&gt;0;[.B1005]+[.A1006];0)" office:value-type="float" office:value="36954" calcext:value-type="float">
            <text:p>36954</text:p>
          </table:table-cell>
          <table:table-cell table:formula="of:=IF([.B1007]=0; [.B10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formula="of:=IF([.A1007]&gt;0;[.B1006]+[.A1007];0)" office:value-type="float" office:value="46184" calcext:value-type="float">
            <text:p>46184</text:p>
          </table:table-cell>
          <table:table-cell table:formula="of:=IF([.B1008]=0; [.B1007]; &quot;&quot;)" office:value-type="float" office:value="46184" calcext:value-type="float">
            <text:p>46184</text:p>
          </table:table-cell>
          <table:table-cell table:number-columns-repeated="2"/>
        </table:table-row>
        <table:table-row table:style-name="ro1">
          <table:table-cell/>
          <table:table-cell table:formula="of:=IF([.A1008]&gt;0;[.B1007]+[.A1008];0)" office:value-type="float" office:value="0" calcext:value-type="float">
            <text:p>0</text:p>
          </table:table-cell>
          <table:table-cell table:formula="of:=IF([.B1009]=0; [.B10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formula="of:=IF([.A1009]&gt;0;[.B1008]+[.A1009];0)" office:value-type="float" office:value="4047" calcext:value-type="float">
            <text:p>4047</text:p>
          </table:table-cell>
          <table:table-cell table:formula="of:=IF([.B1010]=0; [.B10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IF([.A1010]&gt;0;[.B1009]+[.A1010];0)" office:value-type="float" office:value="6256" calcext:value-type="float">
            <text:p>6256</text:p>
          </table:table-cell>
          <table:table-cell table:formula="of:=IF([.B1011]=0; [.B10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IF([.A1011]&gt;0;[.B1010]+[.A1011];0)" office:value-type="float" office:value="7668" calcext:value-type="float">
            <text:p>7668</text:p>
          </table:table-cell>
          <table:table-cell table:formula="of:=IF([.B1012]=0; [.B10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IF([.A1012]&gt;0;[.B1011]+[.A1012];0)" office:value-type="float" office:value="10544" calcext:value-type="float">
            <text:p>10544</text:p>
          </table:table-cell>
          <table:table-cell table:formula="of:=IF([.B1013]=0; [.B10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formula="of:=IF([.A1013]&gt;0;[.B1012]+[.A1013];0)" office:value-type="float" office:value="15631" calcext:value-type="float">
            <text:p>15631</text:p>
          </table:table-cell>
          <table:table-cell table:formula="of:=IF([.B1014]=0; [.B10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014]&gt;0;[.B1013]+[.A1014];0)" office:value-type="float" office:value="20062" calcext:value-type="float">
            <text:p>20062</text:p>
          </table:table-cell>
          <table:table-cell table:formula="of:=IF([.B1015]=0; [.B10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formula="of:=IF([.A1015]&gt;0;[.B1014]+[.A1015];0)" office:value-type="float" office:value="23333" calcext:value-type="float">
            <text:p>23333</text:p>
          </table:table-cell>
          <table:table-cell table:formula="of:=IF([.B1016]=0; [.B10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IF([.A1016]&gt;0;[.B1015]+[.A1016];0)" office:value-type="float" office:value="27546" calcext:value-type="float">
            <text:p>27546</text:p>
          </table:table-cell>
          <table:table-cell table:formula="of:=IF([.B1017]=0; [.B10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IF([.A1017]&gt;0;[.B1016]+[.A1017];0)" office:value-type="float" office:value="31420" calcext:value-type="float">
            <text:p>31420</text:p>
          </table:table-cell>
          <table:table-cell table:formula="of:=IF([.B1018]=0; [.B10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IF([.A1018]&gt;0;[.B1017]+[.A1018];0)" office:value-type="float" office:value="33270" calcext:value-type="float">
            <text:p>33270</text:p>
          </table:table-cell>
          <table:table-cell table:formula="of:=IF([.B1019]=0; [.B10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IF([.A1019]&gt;0;[.B1018]+[.A1019];0)" office:value-type="float" office:value="36118" calcext:value-type="float">
            <text:p>36118</text:p>
          </table:table-cell>
          <table:table-cell table:formula="of:=IF([.B1020]=0; [.B10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IF([.A1020]&gt;0;[.B1019]+[.A1020];0)" office:value-type="float" office:value="39215" calcext:value-type="float">
            <text:p>39215</text:p>
          </table:table-cell>
          <table:table-cell table:formula="of:=IF([.B1021]=0; [.B10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1021]&gt;0;[.B1020]+[.A1021];0)" office:value-type="float" office:value="40819" calcext:value-type="float">
            <text:p>40819</text:p>
          </table:table-cell>
          <table:table-cell table:formula="of:=IF([.B1022]=0; [.B10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formula="of:=IF([.A1022]&gt;0;[.B1021]+[.A1022];0)" office:value-type="float" office:value="46833" calcext:value-type="float">
            <text:p>46833</text:p>
          </table:table-cell>
          <table:table-cell table:formula="of:=IF([.B1023]=0; [.B1022]; &quot;&quot;)" office:value-type="float" office:value="46833" calcext:value-type="float">
            <text:p>46833</text:p>
          </table:table-cell>
          <table:table-cell table:number-columns-repeated="2"/>
        </table:table-row>
        <table:table-row table:style-name="ro1">
          <table:table-cell/>
          <table:table-cell table:formula="of:=IF([.A1023]&gt;0;[.B1022]+[.A1023];0)" office:value-type="float" office:value="0" calcext:value-type="float">
            <text:p>0</text:p>
          </table:table-cell>
          <table:table-cell table:formula="of:=IF([.B1024]=0; [.B10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formula="of:=IF([.A1024]&gt;0;[.B1023]+[.A1024];0)" office:value-type="float" office:value="4123" calcext:value-type="float">
            <text:p>4123</text:p>
          </table:table-cell>
          <table:table-cell table:formula="of:=IF([.B1025]=0; [.B10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IF([.A1025]&gt;0;[.B1024]+[.A1025];0)" office:value-type="float" office:value="9920" calcext:value-type="float">
            <text:p>9920</text:p>
          </table:table-cell>
          <table:table-cell table:formula="of:=IF([.B1026]=0; [.B10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formula="of:=IF([.A1026]&gt;0;[.B1025]+[.A1026];0)" office:value-type="float" office:value="19159" calcext:value-type="float">
            <text:p>19159</text:p>
          </table:table-cell>
          <table:table-cell table:formula="of:=IF([.B1027]=0; [.B10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IF([.A1027]&gt;0;[.B1026]+[.A1027];0)" office:value-type="float" office:value="23344" calcext:value-type="float">
            <text:p>23344</text:p>
          </table:table-cell>
          <table:table-cell table:formula="of:=IF([.B1028]=0; [.B10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IF([.A1028]&gt;0;[.B1027]+[.A1028];0)" office:value-type="float" office:value="25329" calcext:value-type="float">
            <text:p>25329</text:p>
          </table:table-cell>
          <table:table-cell table:formula="of:=IF([.B1029]=0; [.B10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formula="of:=IF([.A1029]&gt;0;[.B1028]+[.A1029];0)" office:value-type="float" office:value="33825" calcext:value-type="float">
            <text:p>33825</text:p>
          </table:table-cell>
          <table:table-cell table:formula="of:=IF([.B1030]=0; [.B10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133" calcext:value-type="float">
            <text:p>12133</text:p>
          </table:table-cell>
          <table:table-cell table:formula="of:=IF([.A1030]&gt;0;[.B1029]+[.A1030];0)" office:value-type="float" office:value="45958" calcext:value-type="float">
            <text:p>45958</text:p>
          </table:table-cell>
          <table:table-cell table:formula="of:=IF([.B1031]=0; [.B1030]; &quot;&quot;)" office:value-type="float" office:value="45958" calcext:value-type="float">
            <text:p>45958</text:p>
          </table:table-cell>
          <table:table-cell table:number-columns-repeated="2"/>
        </table:table-row>
        <table:table-row table:style-name="ro1">
          <table:table-cell/>
          <table:table-cell table:formula="of:=IF([.A1031]&gt;0;[.B1030]+[.A1031];0)" office:value-type="float" office:value="0" calcext:value-type="float">
            <text:p>0</text:p>
          </table:table-cell>
          <table:table-cell table:formula="of:=IF([.B1032]=0; [.B10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formula="of:=IF([.A1032]&gt;0;[.B1031]+[.A1032];0)" office:value-type="float" office:value="5966" calcext:value-type="float">
            <text:p>5966</text:p>
          </table:table-cell>
          <table:table-cell table:formula="of:=IF([.B1033]=0; [.B10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IF([.A1033]&gt;0;[.B1032]+[.A1033];0)" office:value-type="float" office:value="9148" calcext:value-type="float">
            <text:p>9148</text:p>
          </table:table-cell>
          <table:table-cell table:formula="of:=IF([.B1034]=0; [.B10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IF([.A1034]&gt;0;[.B1033]+[.A1034];0)" office:value-type="float" office:value="12449" calcext:value-type="float">
            <text:p>12449</text:p>
          </table:table-cell>
          <table:table-cell table:formula="of:=IF([.B1035]=0; [.B10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formula="of:=IF([.A1035]&gt;0;[.B1034]+[.A1035];0)" office:value-type="float" office:value="16201" calcext:value-type="float">
            <text:p>16201</text:p>
          </table:table-cell>
          <table:table-cell table:formula="of:=IF([.B1036]=0; [.B10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IF([.A1036]&gt;0;[.B1035]+[.A1036];0)" office:value-type="float" office:value="19277" calcext:value-type="float">
            <text:p>19277</text:p>
          </table:table-cell>
          <table:table-cell table:formula="of:=IF([.B1037]=0; [.B10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IF([.A1037]&gt;0;[.B1036]+[.A1037];0)" office:value-type="float" office:value="25172" calcext:value-type="float">
            <text:p>25172</text:p>
          </table:table-cell>
          <table:table-cell table:formula="of:=IF([.B1038]=0; [.B10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IF([.A1038]&gt;0;[.B1037]+[.A1038];0)" office:value-type="float" office:value="29299" calcext:value-type="float">
            <text:p>29299</text:p>
          </table:table-cell>
          <table:table-cell table:formula="of:=IF([.B1039]=0; [.B10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IF([.A1039]&gt;0;[.B1038]+[.A1039];0)" office:value-type="float" office:value="30555" calcext:value-type="float">
            <text:p>30555</text:p>
          </table:table-cell>
          <table:table-cell table:formula="of:=IF([.B1040]=0; [.B10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IF([.A1040]&gt;0;[.B1039]+[.A1040];0)" office:value-type="float" office:value="33320" calcext:value-type="float">
            <text:p>33320</text:p>
          </table:table-cell>
          <table:table-cell table:formula="of:=IF([.B1041]=0; [.B10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formula="of:=IF([.A1041]&gt;0;[.B1040]+[.A1041];0)" office:value-type="float" office:value="39022" calcext:value-type="float">
            <text:p>39022</text:p>
          </table:table-cell>
          <table:table-cell table:formula="of:=IF([.B1042]=0; [.B10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IF([.A1042]&gt;0;[.B1041]+[.A1042];0)" office:value-type="float" office:value="40121" calcext:value-type="float">
            <text:p>40121</text:p>
          </table:table-cell>
          <table:table-cell table:formula="of:=IF([.B1043]=0; [.B10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IF([.A1043]&gt;0;[.B1042]+[.A1043];0)" office:value-type="float" office:value="42820" calcext:value-type="float">
            <text:p>42820</text:p>
          </table:table-cell>
          <table:table-cell table:formula="of:=IF([.B1044]=0; [.B10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IF([.A1044]&gt;0;[.B1043]+[.A1044];0)" office:value-type="float" office:value="44802" calcext:value-type="float">
            <text:p>44802</text:p>
          </table:table-cell>
          <table:table-cell table:formula="of:=IF([.B1045]=0; [.B10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IF([.A1045]&gt;0;[.B1044]+[.A1045];0)" office:value-type="float" office:value="48655" calcext:value-type="float">
            <text:p>48655</text:p>
          </table:table-cell>
          <table:table-cell table:formula="of:=IF([.B1046]=0; [.B10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IF([.A1046]&gt;0;[.B1045]+[.A1046];0)" office:value-type="float" office:value="51121" calcext:value-type="float">
            <text:p>51121</text:p>
          </table:table-cell>
          <table:table-cell table:formula="of:=IF([.B1047]=0; [.B1046]; &quot;&quot;)" office:value-type="float" office:value="51121" calcext:value-type="float">
            <text:p>51121</text:p>
          </table:table-cell>
          <table:table-cell table:number-columns-repeated="2"/>
        </table:table-row>
        <table:table-row table:style-name="ro1">
          <table:table-cell/>
          <table:table-cell table:formula="of:=IF([.A1047]&gt;0;[.B1046]+[.A1047];0)" office:value-type="float" office:value="0" calcext:value-type="float">
            <text:p>0</text:p>
          </table:table-cell>
          <table:table-cell table:formula="of:=IF([.B1048]=0; [.B10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IF([.A1048]&gt;0;[.B1047]+[.A1048];0)" office:value-type="float" office:value="3231" calcext:value-type="float">
            <text:p>3231</text:p>
          </table:table-cell>
          <table:table-cell table:formula="of:=IF([.B1049]=0; [.B10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587" calcext:value-type="float">
            <text:p>16587</text:p>
          </table:table-cell>
          <table:table-cell table:formula="of:=IF([.A1049]&gt;0;[.B1048]+[.A1049];0)" office:value-type="float" office:value="19818" calcext:value-type="float">
            <text:p>19818</text:p>
          </table:table-cell>
          <table:table-cell table:formula="of:=IF([.B1050]=0; [.B10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341" calcext:value-type="float">
            <text:p>14341</text:p>
          </table:table-cell>
          <table:table-cell table:formula="of:=IF([.A1050]&gt;0;[.B1049]+[.A1050];0)" office:value-type="float" office:value="34159" calcext:value-type="float">
            <text:p>34159</text:p>
          </table:table-cell>
          <table:table-cell table:formula="of:=IF([.B1051]=0; [.B10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450" calcext:value-type="float">
            <text:p>12450</text:p>
          </table:table-cell>
          <table:table-cell table:formula="of:=IF([.A1051]&gt;0;[.B1050]+[.A1051];0)" office:value-type="float" office:value="46609" calcext:value-type="float">
            <text:p>46609</text:p>
          </table:table-cell>
          <table:table-cell table:formula="of:=IF([.B1052]=0; [.B1051]; &quot;&quot;)" office:value-type="float" office:value="46609" calcext:value-type="float">
            <text:p>46609</text:p>
          </table:table-cell>
          <table:table-cell table:number-columns-repeated="2"/>
        </table:table-row>
        <table:table-row table:style-name="ro1">
          <table:table-cell/>
          <table:table-cell table:formula="of:=IF([.A1052]&gt;0;[.B1051]+[.A1052];0)" office:value-type="float" office:value="0" calcext:value-type="float">
            <text:p>0</text:p>
          </table:table-cell>
          <table:table-cell table:formula="of:=IF([.B1053]=0; [.B10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1053]&gt;0;[.B1052]+[.A1053];0)" office:value-type="float" office:value="3252" calcext:value-type="float">
            <text:p>3252</text:p>
          </table:table-cell>
          <table:table-cell table:formula="of:=IF([.B1054]=0; [.B10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formula="of:=IF([.A1054]&gt;0;[.B1053]+[.A1054];0)" office:value-type="float" office:value="8497" calcext:value-type="float">
            <text:p>8497</text:p>
          </table:table-cell>
          <table:table-cell table:formula="of:=IF([.B1055]=0; [.B10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formula="of:=IF([.A1055]&gt;0;[.B1054]+[.A1055];0)" office:value-type="float" office:value="15814" calcext:value-type="float">
            <text:p>15814</text:p>
          </table:table-cell>
          <table:table-cell table:formula="of:=IF([.B1056]=0; [.B10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IF([.A1056]&gt;0;[.B1055]+[.A1056];0)" office:value-type="float" office:value="19078" calcext:value-type="float">
            <text:p>19078</text:p>
          </table:table-cell>
          <table:table-cell table:formula="of:=IF([.B1057]=0; [.B10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IF([.A1057]&gt;0;[.B1056]+[.A1057];0)" office:value-type="float" office:value="20675" calcext:value-type="float">
            <text:p>20675</text:p>
          </table:table-cell>
          <table:table-cell table:formula="of:=IF([.B1058]=0; [.B10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formula="of:=IF([.A1058]&gt;0;[.B1057]+[.A1058];0)" office:value-type="float" office:value="28291" calcext:value-type="float">
            <text:p>28291</text:p>
          </table:table-cell>
          <table:table-cell table:formula="of:=IF([.B1059]=0; [.B10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formula="of:=IF([.A1059]&gt;0;[.B1058]+[.A1059];0)" office:value-type="float" office:value="36288" calcext:value-type="float">
            <text:p>36288</text:p>
          </table:table-cell>
          <table:table-cell table:formula="of:=IF([.B1060]=0; [.B10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formula="of:=IF([.A1060]&gt;0;[.B1059]+[.A1060];0)" office:value-type="float" office:value="42761" calcext:value-type="float">
            <text:p>42761</text:p>
          </table:table-cell>
          <table:table-cell table:formula="of:=IF([.B1061]=0; [.B1060]; &quot;&quot;)" office:value-type="float" office:value="42761" calcext:value-type="float">
            <text:p>42761</text:p>
          </table:table-cell>
          <table:table-cell table:number-columns-repeated="2"/>
        </table:table-row>
        <table:table-row table:style-name="ro1">
          <table:table-cell/>
          <table:table-cell table:formula="of:=IF([.A1061]&gt;0;[.B1060]+[.A1061];0)" office:value-type="float" office:value="0" calcext:value-type="float">
            <text:p>0</text:p>
          </table:table-cell>
          <table:table-cell table:formula="of:=IF([.B1062]=0; [.B10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334" calcext:value-type="float">
            <text:p>30334</text:p>
          </table:table-cell>
          <table:table-cell table:formula="of:=IF([.A1062]&gt;0;[.B1061]+[.A1062];0)" office:value-type="float" office:value="30334" calcext:value-type="float">
            <text:p>30334</text:p>
          </table:table-cell>
          <table:table-cell table:formula="of:=IF([.B1063]=0; [.B10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535" calcext:value-type="float">
            <text:p>20535</text:p>
          </table:table-cell>
          <table:table-cell table:formula="of:=IF([.A1063]&gt;0;[.B1062]+[.A1063];0)" office:value-type="float" office:value="50869" calcext:value-type="float">
            <text:p>50869</text:p>
          </table:table-cell>
          <table:table-cell table:formula="of:=IF([.B1064]=0; [.B1063]; &quot;&quot;)" office:value-type="float" office:value="50869" calcext:value-type="float">
            <text:p>50869</text:p>
          </table:table-cell>
          <table:table-cell table:number-columns-repeated="2"/>
        </table:table-row>
        <table:table-row table:style-name="ro1">
          <table:table-cell/>
          <table:table-cell table:formula="of:=IF([.A1064]&gt;0;[.B1063]+[.A1064];0)" office:value-type="float" office:value="0" calcext:value-type="float">
            <text:p>0</text:p>
          </table:table-cell>
          <table:table-cell table:formula="of:=IF([.B1065]=0; [.B10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IF([.A1065]&gt;0;[.B1064]+[.A1065];0)" office:value-type="float" office:value="3226" calcext:value-type="float">
            <text:p>3226</text:p>
          </table:table-cell>
          <table:table-cell table:formula="of:=IF([.B1066]=0; [.B10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IF([.A1066]&gt;0;[.B1065]+[.A1066];0)" office:value-type="float" office:value="5126" calcext:value-type="float">
            <text:p>5126</text:p>
          </table:table-cell>
          <table:table-cell table:formula="of:=IF([.B1067]=0; [.B10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IF([.A1067]&gt;0;[.B1066]+[.A1067];0)" office:value-type="float" office:value="6241" calcext:value-type="float">
            <text:p>6241</text:p>
          </table:table-cell>
          <table:table-cell table:formula="of:=IF([.B1068]=0; [.B10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IF([.A1068]&gt;0;[.B1067]+[.A1068];0)" office:value-type="float" office:value="8692" calcext:value-type="float">
            <text:p>8692</text:p>
          </table:table-cell>
          <table:table-cell table:formula="of:=IF([.B1069]=0; [.B10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IF([.A1069]&gt;0;[.B1068]+[.A1069];0)" office:value-type="float" office:value="11236" calcext:value-type="float">
            <text:p>11236</text:p>
          </table:table-cell>
          <table:table-cell table:formula="of:=IF([.B1070]=0; [.B10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[.A1070]&gt;0;[.B1069]+[.A1070];0)" office:value-type="float" office:value="12690" calcext:value-type="float">
            <text:p>12690</text:p>
          </table:table-cell>
          <table:table-cell table:formula="of:=IF([.B1071]=0; [.B10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formula="of:=IF([.A1071]&gt;0;[.B1070]+[.A1071];0)" office:value-type="float" office:value="17438" calcext:value-type="float">
            <text:p>17438</text:p>
          </table:table-cell>
          <table:table-cell table:formula="of:=IF([.B1072]=0; [.B10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IF([.A1072]&gt;0;[.B1071]+[.A1072];0)" office:value-type="float" office:value="19541" calcext:value-type="float">
            <text:p>19541</text:p>
          </table:table-cell>
          <table:table-cell table:formula="of:=IF([.B1073]=0; [.B10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IF([.A1073]&gt;0;[.B1072]+[.A1073];0)" office:value-type="float" office:value="21144" calcext:value-type="float">
            <text:p>21144</text:p>
          </table:table-cell>
          <table:table-cell table:formula="of:=IF([.B1074]=0; [.B10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formula="of:=IF([.A1074]&gt;0;[.B1073]+[.A1074];0)" office:value-type="float" office:value="25912" calcext:value-type="float">
            <text:p>25912</text:p>
          </table:table-cell>
          <table:table-cell table:formula="of:=IF([.B1075]=0; [.B10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IF([.A1075]&gt;0;[.B1074]+[.A1075];0)" office:value-type="float" office:value="30039" calcext:value-type="float">
            <text:p>30039</text:p>
          </table:table-cell>
          <table:table-cell table:formula="of:=IF([.B1076]=0; [.B10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formula="of:=IF([.A1076]&gt;0;[.B1075]+[.A1076];0)" office:value-type="float" office:value="36919" calcext:value-type="float">
            <text:p>36919</text:p>
          </table:table-cell>
          <table:table-cell table:formula="of:=IF([.B1077]=0; [.B1076]; &quot;&quot;)" office:value-type="float" office:value="36919" calcext:value-type="float">
            <text:p>36919</text:p>
          </table:table-cell>
          <table:table-cell table:number-columns-repeated="2"/>
        </table:table-row>
        <table:table-row table:style-name="ro1">
          <table:table-cell/>
          <table:table-cell table:formula="of:=IF([.A1077]&gt;0;[.B1076]+[.A1077];0)" office:value-type="float" office:value="0" calcext:value-type="float">
            <text:p>0</text:p>
          </table:table-cell>
          <table:table-cell table:formula="of:=IF([.B1078]=0; [.B10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formula="of:=IF([.A1078]&gt;0;[.B1077]+[.A1078];0)" office:value-type="float" office:value="7664" calcext:value-type="float">
            <text:p>7664</text:p>
          </table:table-cell>
          <table:table-cell table:formula="of:=IF([.B1079]=0; [.B10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1079]&gt;0;[.B1078]+[.A1079];0)" office:value-type="float" office:value="12554" calcext:value-type="float">
            <text:p>12554</text:p>
          </table:table-cell>
          <table:table-cell table:formula="of:=IF([.B1080]=0; [.B10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IF([.A1080]&gt;0;[.B1079]+[.A1080];0)" office:value-type="float" office:value="20025" calcext:value-type="float">
            <text:p>20025</text:p>
          </table:table-cell>
          <table:table-cell table:formula="of:=IF([.B1081]=0; [.B10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formula="of:=IF([.A1081]&gt;0;[.B1080]+[.A1081];0)" office:value-type="float" office:value="24281" calcext:value-type="float">
            <text:p>24281</text:p>
          </table:table-cell>
          <table:table-cell table:formula="of:=IF([.B1082]=0; [.B10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IF([.A1082]&gt;0;[.B1081]+[.A1082];0)" office:value-type="float" office:value="28781" calcext:value-type="float">
            <text:p>28781</text:p>
          </table:table-cell>
          <table:table-cell table:formula="of:=IF([.B1083]=0; [.B10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formula="of:=IF([.A1083]&gt;0;[.B1082]+[.A1083];0)" office:value-type="float" office:value="36753" calcext:value-type="float">
            <text:p>36753</text:p>
          </table:table-cell>
          <table:table-cell table:formula="of:=IF([.B1084]=0; [.B10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IF([.A1084]&gt;0;[.B1083]+[.A1084];0)" office:value-type="float" office:value="44488" calcext:value-type="float">
            <text:p>44488</text:p>
          </table:table-cell>
          <table:table-cell table:formula="of:=IF([.B1085]=0; [.B10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IF([.A1085]&gt;0;[.B1084]+[.A1085];0)" office:value-type="float" office:value="46096" calcext:value-type="float">
            <text:p>46096</text:p>
          </table:table-cell>
          <table:table-cell table:formula="of:=IF([.B1086]=0; [.B10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IF([.A1086]&gt;0;[.B1085]+[.A1086];0)" office:value-type="float" office:value="51499" calcext:value-type="float">
            <text:p>51499</text:p>
          </table:table-cell>
          <table:table-cell table:formula="of:=IF([.B1087]=0; [.B10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formula="of:=IF([.A1087]&gt;0;[.B1086]+[.A1087];0)" office:value-type="float" office:value="57906" calcext:value-type="float">
            <text:p>57906</text:p>
          </table:table-cell>
          <table:table-cell table:formula="of:=IF([.B1088]=0; [.B10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IF([.A1088]&gt;0;[.B1087]+[.A1088];0)" office:value-type="float" office:value="60229" calcext:value-type="float">
            <text:p>60229</text:p>
          </table:table-cell>
          <table:table-cell table:formula="of:=IF([.B1089]=0; [.B1088]; &quot;&quot;)" office:value-type="float" office:value="60229" calcext:value-type="float">
            <text:p>60229</text:p>
          </table:table-cell>
          <table:table-cell table:number-columns-repeated="2"/>
        </table:table-row>
        <table:table-row table:style-name="ro1">
          <table:table-cell/>
          <table:table-cell table:formula="of:=IF([.A1089]&gt;0;[.B1088]+[.A1089];0)" office:value-type="float" office:value="0" calcext:value-type="float">
            <text:p>0</text:p>
          </table:table-cell>
          <table:table-cell table:formula="of:=IF([.B1090]=0; [.B10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144" calcext:value-type="float">
            <text:p>16144</text:p>
          </table:table-cell>
          <table:table-cell table:formula="of:=IF([.A1090]&gt;0;[.B1089]+[.A1090];0)" office:value-type="float" office:value="16144" calcext:value-type="float">
            <text:p>16144</text:p>
          </table:table-cell>
          <table:table-cell table:formula="of:=IF([.B1091]=0; [.B1090]; &quot;&quot;)" office:value-type="float" office:value="16144" calcext:value-type="float">
            <text:p>16144</text:p>
          </table:table-cell>
          <table:table-cell table:number-columns-repeated="2"/>
        </table:table-row>
        <table:table-row table:style-name="ro1">
          <table:table-cell/>
          <table:table-cell table:formula="of:=IF([.A1091]&gt;0;[.B1090]+[.A1091];0)" office:value-type="float" office:value="0" calcext:value-type="float">
            <text:p>0</text:p>
          </table:table-cell>
          <table:table-cell table:formula="of:=IF([.B1092]=0; [.B10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580" calcext:value-type="float">
            <text:p>17580</text:p>
          </table:table-cell>
          <table:table-cell table:formula="of:=IF([.A1092]&gt;0;[.B1091]+[.A1092];0)" office:value-type="float" office:value="17580" calcext:value-type="float">
            <text:p>17580</text:p>
          </table:table-cell>
          <table:table-cell table:formula="of:=IF([.B1093]=0; [.B10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61" calcext:value-type="float">
            <text:p>15361</text:p>
          </table:table-cell>
          <table:table-cell table:formula="of:=IF([.A1093]&gt;0;[.B1092]+[.A1093];0)" office:value-type="float" office:value="32941" calcext:value-type="float">
            <text:p>32941</text:p>
          </table:table-cell>
          <table:table-cell table:formula="of:=IF([.B1094]=0; [.B10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625" calcext:value-type="float">
            <text:p>20625</text:p>
          </table:table-cell>
          <table:table-cell table:formula="of:=IF([.A1094]&gt;0;[.B1093]+[.A1094];0)" office:value-type="float" office:value="53566" calcext:value-type="float">
            <text:p>53566</text:p>
          </table:table-cell>
          <table:table-cell table:formula="of:=IF([.B1095]=0; [.B1094]; &quot;&quot;)" office:value-type="float" office:value="53566" calcext:value-type="float">
            <text:p>53566</text:p>
          </table:table-cell>
          <table:table-cell table:number-columns-repeated="2"/>
        </table:table-row>
        <table:table-row table:style-name="ro1">
          <table:table-cell/>
          <table:table-cell table:formula="of:=IF([.A1095]&gt;0;[.B1094]+[.A1095];0)" office:value-type="float" office:value="0" calcext:value-type="float">
            <text:p>0</text:p>
          </table:table-cell>
          <table:table-cell table:formula="of:=IF([.B1096]=0; [.B10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IF([.A1096]&gt;0;[.B1095]+[.A1096];0)" office:value-type="float" office:value="3069" calcext:value-type="float">
            <text:p>3069</text:p>
          </table:table-cell>
          <table:table-cell table:formula="of:=IF([.B1097]=0; [.B10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formula="of:=IF([.A1097]&gt;0;[.B1096]+[.A1097];0)" office:value-type="float" office:value="7327" calcext:value-type="float">
            <text:p>7327</text:p>
          </table:table-cell>
          <table:table-cell table:formula="of:=IF([.B1098]=0; [.B10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formula="of:=IF([.A1098]&gt;0;[.B1097]+[.A1098];0)" office:value-type="float" office:value="16636" calcext:value-type="float">
            <text:p>16636</text:p>
          </table:table-cell>
          <table:table-cell table:formula="of:=IF([.B1099]=0; [.B10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formula="of:=IF([.A1099]&gt;0;[.B1098]+[.A1099];0)" office:value-type="float" office:value="21066" calcext:value-type="float">
            <text:p>21066</text:p>
          </table:table-cell>
          <table:table-cell table:formula="of:=IF([.B1100]=0; [.B10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1100]&gt;0;[.B1099]+[.A1100];0)" office:value-type="float" office:value="24572" calcext:value-type="float">
            <text:p>24572</text:p>
          </table:table-cell>
          <table:table-cell table:formula="of:=IF([.B1101]=0; [.B11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formula="of:=IF([.A1101]&gt;0;[.B1100]+[.A1101];0)" office:value-type="float" office:value="30227" calcext:value-type="float">
            <text:p>30227</text:p>
          </table:table-cell>
          <table:table-cell table:formula="of:=IF([.B1102]=0; [.B11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IF([.A1102]&gt;0;[.B1101]+[.A1102];0)" office:value-type="float" office:value="32697" calcext:value-type="float">
            <text:p>32697</text:p>
          </table:table-cell>
          <table:table-cell table:formula="of:=IF([.B1103]=0; [.B11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formula="of:=IF([.A1103]&gt;0;[.B1102]+[.A1103];0)" office:value-type="float" office:value="35251" calcext:value-type="float">
            <text:p>35251</text:p>
          </table:table-cell>
          <table:table-cell table:formula="of:=IF([.B1104]=0; [.B1103]; &quot;&quot;)" office:value-type="float" office:value="35251" calcext:value-type="float">
            <text:p>35251</text:p>
          </table:table-cell>
          <table:table-cell table:number-columns-repeated="2"/>
        </table:table-row>
        <table:table-row table:style-name="ro1">
          <table:table-cell/>
          <table:table-cell table:formula="of:=IF([.A1104]&gt;0;[.B1103]+[.A1104];0)" office:value-type="float" office:value="0" calcext:value-type="float">
            <text:p>0</text:p>
          </table:table-cell>
          <table:table-cell table:formula="of:=IF([.B1105]=0; [.B11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formula="of:=IF([.A1105]&gt;0;[.B1104]+[.A1105];0)" office:value-type="float" office:value="6720" calcext:value-type="float">
            <text:p>6720</text:p>
          </table:table-cell>
          <table:table-cell table:formula="of:=IF([.B1106]=0; [.B11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IF([.A1106]&gt;0;[.B1105]+[.A1106];0)" office:value-type="float" office:value="11449" calcext:value-type="float">
            <text:p>11449</text:p>
          </table:table-cell>
          <table:table-cell table:formula="of:=IF([.B1107]=0; [.B11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30" calcext:value-type="float">
            <text:p>10030</text:p>
          </table:table-cell>
          <table:table-cell table:formula="of:=IF([.A1107]&gt;0;[.B1106]+[.A1107];0)" office:value-type="float" office:value="21479" calcext:value-type="float">
            <text:p>21479</text:p>
          </table:table-cell>
          <table:table-cell table:formula="of:=IF([.B1108]=0; [.B11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formula="of:=IF([.A1108]&gt;0;[.B1107]+[.A1108];0)" office:value-type="float" office:value="28147" calcext:value-type="float">
            <text:p>28147</text:p>
          </table:table-cell>
          <table:table-cell table:formula="of:=IF([.B1109]=0; [.B11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14" calcext:value-type="float">
            <text:p>11714</text:p>
          </table:table-cell>
          <table:table-cell table:formula="of:=IF([.A1109]&gt;0;[.B1108]+[.A1109];0)" office:value-type="float" office:value="39861" calcext:value-type="float">
            <text:p>39861</text:p>
          </table:table-cell>
          <table:table-cell table:formula="of:=IF([.B1110]=0; [.B11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formula="of:=IF([.A1110]&gt;0;[.B1109]+[.A1110];0)" office:value-type="float" office:value="49627" calcext:value-type="float">
            <text:p>49627</text:p>
          </table:table-cell>
          <table:table-cell table:formula="of:=IF([.B1111]=0; [.B1110]; &quot;&quot;)" office:value-type="float" office:value="49627" calcext:value-type="float">
            <text:p>49627</text:p>
          </table:table-cell>
          <table:table-cell table:number-columns-repeated="2"/>
        </table:table-row>
        <table:table-row table:style-name="ro1">
          <table:table-cell/>
          <table:table-cell table:formula="of:=IF([.A1111]&gt;0;[.B1110]+[.A1111];0)" office:value-type="float" office:value="0" calcext:value-type="float">
            <text:p>0</text:p>
          </table:table-cell>
          <table:table-cell table:formula="of:=IF([.B1112]=0; [.B11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IF([.A1112]&gt;0;[.B1111]+[.A1112];0)" office:value-type="float" office:value="5695" calcext:value-type="float">
            <text:p>5695</text:p>
          </table:table-cell>
          <table:table-cell table:formula="of:=IF([.B1113]=0; [.B11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IF([.A1113]&gt;0;[.B1112]+[.A1113];0)" office:value-type="float" office:value="9287" calcext:value-type="float">
            <text:p>9287</text:p>
          </table:table-cell>
          <table:table-cell table:formula="of:=IF([.B1114]=0; [.B11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IF([.A1114]&gt;0;[.B1113]+[.A1114];0)" office:value-type="float" office:value="11688" calcext:value-type="float">
            <text:p>11688</text:p>
          </table:table-cell>
          <table:table-cell table:formula="of:=IF([.B1115]=0; [.B11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formula="of:=IF([.A1115]&gt;0;[.B1114]+[.A1115];0)" office:value-type="float" office:value="17934" calcext:value-type="float">
            <text:p>17934</text:p>
          </table:table-cell>
          <table:table-cell table:formula="of:=IF([.B1116]=0; [.B11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IF([.A1116]&gt;0;[.B1115]+[.A1116];0)" office:value-type="float" office:value="24260" calcext:value-type="float">
            <text:p>24260</text:p>
          </table:table-cell>
          <table:table-cell table:formula="of:=IF([.B1117]=0; [.B11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IF([.A1117]&gt;0;[.B1116]+[.A1117];0)" office:value-type="float" office:value="27837" calcext:value-type="float">
            <text:p>27837</text:p>
          </table:table-cell>
          <table:table-cell table:formula="of:=IF([.B1118]=0; [.B11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IF([.A1118]&gt;0;[.B1117]+[.A1118];0)" office:value-type="float" office:value="35007" calcext:value-type="float">
            <text:p>35007</text:p>
          </table:table-cell>
          <table:table-cell table:formula="of:=IF([.B1119]=0; [.B11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1119]&gt;0;[.B1118]+[.A1119];0)" office:value-type="float" office:value="37963" calcext:value-type="float">
            <text:p>37963</text:p>
          </table:table-cell>
          <table:table-cell table:formula="of:=IF([.B1120]=0; [.B11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formula="of:=IF([.A1120]&gt;0;[.B1119]+[.A1120];0)" office:value-type="float" office:value="45849" calcext:value-type="float">
            <text:p>45849</text:p>
          </table:table-cell>
          <table:table-cell table:formula="of:=IF([.B1121]=0; [.B11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IF([.A1121]&gt;0;[.B1120]+[.A1121];0)" office:value-type="float" office:value="51520" calcext:value-type="float">
            <text:p>51520</text:p>
          </table:table-cell>
          <table:table-cell table:formula="of:=IF([.B1122]=0; [.B11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122]&gt;0;[.B1121]+[.A1122];0)" office:value-type="float" office:value="55593" calcext:value-type="float">
            <text:p>55593</text:p>
          </table:table-cell>
          <table:table-cell table:formula="of:=IF([.B1123]=0; [.B1122]; &quot;&quot;)" office:value-type="float" office:value="55593" calcext:value-type="float">
            <text:p>55593</text:p>
          </table:table-cell>
          <table:table-cell table:number-columns-repeated="2"/>
        </table:table-row>
        <table:table-row table:style-name="ro1">
          <table:table-cell/>
          <table:table-cell table:formula="of:=IF([.A1123]&gt;0;[.B1122]+[.A1123];0)" office:value-type="float" office:value="0" calcext:value-type="float">
            <text:p>0</text:p>
          </table:table-cell>
          <table:table-cell table:formula="of:=IF([.B1124]=0; [.B11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formula="of:=IF([.A1124]&gt;0;[.B1123]+[.A1124];0)" office:value-type="float" office:value="9308" calcext:value-type="float">
            <text:p>9308</text:p>
          </table:table-cell>
          <table:table-cell table:formula="of:=IF([.B1125]=0; [.B11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IF([.A1125]&gt;0;[.B1124]+[.A1125];0)" office:value-type="float" office:value="15888" calcext:value-type="float">
            <text:p>15888</text:p>
          </table:table-cell>
          <table:table-cell table:formula="of:=IF([.B1126]=0; [.B11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IF([.A1126]&gt;0;[.B1125]+[.A1126];0)" office:value-type="float" office:value="19294" calcext:value-type="float">
            <text:p>19294</text:p>
          </table:table-cell>
          <table:table-cell table:formula="of:=IF([.B1127]=0; [.B11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IF([.A1127]&gt;0;[.B1126]+[.A1127];0)" office:value-type="float" office:value="21908" calcext:value-type="float">
            <text:p>21908</text:p>
          </table:table-cell>
          <table:table-cell table:formula="of:=IF([.B1128]=0; [.B11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222" calcext:value-type="float">
            <text:p>10222</text:p>
          </table:table-cell>
          <table:table-cell table:formula="of:=IF([.A1128]&gt;0;[.B1127]+[.A1128];0)" office:value-type="float" office:value="32130" calcext:value-type="float">
            <text:p>32130</text:p>
          </table:table-cell>
          <table:table-cell table:formula="of:=IF([.B1129]=0; [.B11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38" calcext:value-type="float">
            <text:p>11738</text:p>
          </table:table-cell>
          <table:table-cell table:formula="of:=IF([.A1129]&gt;0;[.B1128]+[.A1129];0)" office:value-type="float" office:value="43868" calcext:value-type="float">
            <text:p>43868</text:p>
          </table:table-cell>
          <table:table-cell table:formula="of:=IF([.B1130]=0; [.B1129]; &quot;&quot;)" office:value-type="float" office:value="43868" calcext:value-type="float">
            <text:p>43868</text:p>
          </table:table-cell>
          <table:table-cell table:number-columns-repeated="2"/>
        </table:table-row>
        <table:table-row table:style-name="ro1">
          <table:table-cell/>
          <table:table-cell table:formula="of:=IF([.A1130]&gt;0;[.B1129]+[.A1130];0)" office:value-type="float" office:value="0" calcext:value-type="float">
            <text:p>0</text:p>
          </table:table-cell>
          <table:table-cell table:formula="of:=IF([.B1131]=0; [.B11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IF([.A1131]&gt;0;[.B1130]+[.A1131];0)" office:value-type="float" office:value="5705" calcext:value-type="float">
            <text:p>5705</text:p>
          </table:table-cell>
          <table:table-cell table:formula="of:=IF([.B1132]=0; [.B11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formula="of:=IF([.A1132]&gt;0;[.B1131]+[.A1132];0)" office:value-type="float" office:value="10722" calcext:value-type="float">
            <text:p>10722</text:p>
          </table:table-cell>
          <table:table-cell table:formula="of:=IF([.B1133]=0; [.B11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IF([.A1133]&gt;0;[.B1132]+[.A1133];0)" office:value-type="float" office:value="18148" calcext:value-type="float">
            <text:p>18148</text:p>
          </table:table-cell>
          <table:table-cell table:formula="of:=IF([.B1134]=0; [.B11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formula="of:=IF([.A1134]&gt;0;[.B1133]+[.A1134];0)" office:value-type="float" office:value="23612" calcext:value-type="float">
            <text:p>23612</text:p>
          </table:table-cell>
          <table:table-cell table:formula="of:=IF([.B1135]=0; [.B11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formula="of:=IF([.A1135]&gt;0;[.B1134]+[.A1135];0)" office:value-type="float" office:value="31295" calcext:value-type="float">
            <text:p>31295</text:p>
          </table:table-cell>
          <table:table-cell table:formula="of:=IF([.B1136]=0; [.B11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formula="of:=IF([.A1136]&gt;0;[.B1135]+[.A1136];0)" office:value-type="float" office:value="38438" calcext:value-type="float">
            <text:p>38438</text:p>
          </table:table-cell>
          <table:table-cell table:formula="of:=IF([.B1137]=0; [.B11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[.A1137]&gt;0;[.B1136]+[.A1137];0)" office:value-type="float" office:value="39868" calcext:value-type="float">
            <text:p>39868</text:p>
          </table:table-cell>
          <table:table-cell table:formula="of:=IF([.B1138]=0; [.B11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IF([.A1138]&gt;0;[.B1137]+[.A1138];0)" office:value-type="float" office:value="43164" calcext:value-type="float">
            <text:p>43164</text:p>
          </table:table-cell>
          <table:table-cell table:formula="of:=IF([.B1139]=0; [.B11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formula="of:=IF([.A1139]&gt;0;[.B1138]+[.A1139];0)" office:value-type="float" office:value="48731" calcext:value-type="float">
            <text:p>48731</text:p>
          </table:table-cell>
          <table:table-cell table:formula="of:=IF([.B1140]=0; [.B11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IF([.A1140]&gt;0;[.B1139]+[.A1140];0)" office:value-type="float" office:value="49977" calcext:value-type="float">
            <text:p>49977</text:p>
          </table:table-cell>
          <table:table-cell table:formula="of:=IF([.B1141]=0; [.B1140]; &quot;&quot;)" office:value-type="float" office:value="49977" calcext:value-type="float">
            <text:p>49977</text:p>
          </table:table-cell>
          <table:table-cell table:number-columns-repeated="2"/>
        </table:table-row>
        <table:table-row table:style-name="ro1">
          <table:table-cell/>
          <table:table-cell table:formula="of:=IF([.A1141]&gt;0;[.B1140]+[.A1141];0)" office:value-type="float" office:value="0" calcext:value-type="float">
            <text:p>0</text:p>
          </table:table-cell>
          <table:table-cell table:formula="of:=IF([.B1142]=0; [.B11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IF([.A1142]&gt;0;[.B1141]+[.A1142];0)" office:value-type="float" office:value="6068" calcext:value-type="float">
            <text:p>6068</text:p>
          </table:table-cell>
          <table:table-cell table:formula="of:=IF([.B1143]=0; [.B11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761" calcext:value-type="float">
            <text:p>16761</text:p>
          </table:table-cell>
          <table:table-cell table:formula="of:=IF([.A1143]&gt;0;[.B1142]+[.A1143];0)" office:value-type="float" office:value="22829" calcext:value-type="float">
            <text:p>22829</text:p>
          </table:table-cell>
          <table:table-cell table:formula="of:=IF([.B1144]=0; [.B11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17" calcext:value-type="float">
            <text:p>24717</text:p>
          </table:table-cell>
          <table:table-cell table:formula="of:=IF([.A1144]&gt;0;[.B1143]+[.A1144];0)" office:value-type="float" office:value="47546" calcext:value-type="float">
            <text:p>47546</text:p>
          </table:table-cell>
          <table:table-cell table:formula="of:=IF([.B1145]=0; [.B1144]; &quot;&quot;)" office:value-type="float" office:value="47546" calcext:value-type="float">
            <text:p>47546</text:p>
          </table:table-cell>
          <table:table-cell table:number-columns-repeated="2"/>
        </table:table-row>
        <table:table-row table:style-name="ro1">
          <table:table-cell/>
          <table:table-cell table:formula="of:=IF([.A1145]&gt;0;[.B1144]+[.A1145];0)" office:value-type="float" office:value="0" calcext:value-type="float">
            <text:p>0</text:p>
          </table:table-cell>
          <table:table-cell table:formula="of:=IF([.B1146]=0; [.B11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formula="of:=IF([.A1146]&gt;0;[.B1145]+[.A1146];0)" office:value-type="float" office:value="8627" calcext:value-type="float">
            <text:p>8627</text:p>
          </table:table-cell>
          <table:table-cell table:formula="of:=IF([.B1147]=0; [.B11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formula="of:=IF([.A1147]&gt;0;[.B1146]+[.A1147];0)" office:value-type="float" office:value="13322" calcext:value-type="float">
            <text:p>13322</text:p>
          </table:table-cell>
          <table:table-cell table:formula="of:=IF([.B1148]=0; [.B11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formula="of:=IF([.A1148]&gt;0;[.B1147]+[.A1148];0)" office:value-type="float" office:value="17227" calcext:value-type="float">
            <text:p>17227</text:p>
          </table:table-cell>
          <table:table-cell table:formula="of:=IF([.B1149]=0; [.B11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formula="of:=IF([.A1149]&gt;0;[.B1148]+[.A1149];0)" office:value-type="float" office:value="26602" calcext:value-type="float">
            <text:p>26602</text:p>
          </table:table-cell>
          <table:table-cell table:formula="of:=IF([.B1150]=0; [.B11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formula="of:=IF([.A1150]&gt;0;[.B1149]+[.A1150];0)" office:value-type="float" office:value="29132" calcext:value-type="float">
            <text:p>29132</text:p>
          </table:table-cell>
          <table:table-cell table:formula="of:=IF([.B1151]=0; [.B11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IF([.A1151]&gt;0;[.B1150]+[.A1151];0)" office:value-type="float" office:value="31600" calcext:value-type="float">
            <text:p>31600</text:p>
          </table:table-cell>
          <table:table-cell table:formula="of:=IF([.B1152]=0; [.B11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formula="of:=IF([.A1152]&gt;0;[.B1151]+[.A1152];0)" office:value-type="float" office:value="39953" calcext:value-type="float">
            <text:p>39953</text:p>
          </table:table-cell>
          <table:table-cell table:formula="of:=IF([.B1153]=0; [.B1152]; &quot;&quot;)" office:value-type="float" office:value="39953" calcext:value-type="float">
            <text:p>39953</text:p>
          </table:table-cell>
          <table:table-cell table:number-columns-repeated="2"/>
        </table:table-row>
        <table:table-row table:style-name="ro1">
          <table:table-cell/>
          <table:table-cell table:formula="of:=IF([.A1153]&gt;0;[.B1152]+[.A1153];0)" office:value-type="float" office:value="0" calcext:value-type="float">
            <text:p>0</text:p>
          </table:table-cell>
          <table:table-cell table:formula="of:=IF([.B1154]=0; [.B11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formula="of:=IF([.A1154]&gt;0;[.B1153]+[.A1154];0)" office:value-type="float" office:value="4233" calcext:value-type="float">
            <text:p>4233</text:p>
          </table:table-cell>
          <table:table-cell table:formula="of:=IF([.B1155]=0; [.B11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formula="of:=IF([.A1155]&gt;0;[.B1154]+[.A1155];0)" office:value-type="float" office:value="13170" calcext:value-type="float">
            <text:p>13170</text:p>
          </table:table-cell>
          <table:table-cell table:formula="of:=IF([.B1156]=0; [.B11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formula="of:=IF([.A1156]&gt;0;[.B1155]+[.A1156];0)" office:value-type="float" office:value="17925" calcext:value-type="float">
            <text:p>17925</text:p>
          </table:table-cell>
          <table:table-cell table:formula="of:=IF([.B1157]=0; [.B11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formula="of:=IF([.A1157]&gt;0;[.B1156]+[.A1157];0)" office:value-type="float" office:value="25653" calcext:value-type="float">
            <text:p>25653</text:p>
          </table:table-cell>
          <table:table-cell table:formula="of:=IF([.B1158]=0; [.B11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IF([.A1158]&gt;0;[.B1157]+[.A1158];0)" office:value-type="float" office:value="28564" calcext:value-type="float">
            <text:p>28564</text:p>
          </table:table-cell>
          <table:table-cell table:formula="of:=IF([.B1159]=0; [.B11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formula="of:=IF([.A1159]&gt;0;[.B1158]+[.A1159];0)" office:value-type="float" office:value="36765" calcext:value-type="float">
            <text:p>36765</text:p>
          </table:table-cell>
          <table:table-cell table:formula="of:=IF([.B1160]=0; [.B1159]; &quot;&quot;)" office:value-type="float" office:value="36765" calcext:value-type="float">
            <text:p>36765</text:p>
          </table:table-cell>
          <table:table-cell table:number-columns-repeated="2"/>
        </table:table-row>
        <table:table-row table:style-name="ro1">
          <table:table-cell/>
          <table:table-cell table:formula="of:=IF([.A1160]&gt;0;[.B1159]+[.A1160];0)" office:value-type="float" office:value="0" calcext:value-type="float">
            <text:p>0</text:p>
          </table:table-cell>
          <table:table-cell table:formula="of:=IF([.B1161]=0; [.B11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42" calcext:value-type="float">
            <text:p>11742</text:p>
          </table:table-cell>
          <table:table-cell table:formula="of:=IF([.A1161]&gt;0;[.B1160]+[.A1161];0)" office:value-type="float" office:value="11742" calcext:value-type="float">
            <text:p>11742</text:p>
          </table:table-cell>
          <table:table-cell table:formula="of:=IF([.B1162]=0; [.B11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formula="of:=IF([.A1162]&gt;0;[.B1161]+[.A1162];0)" office:value-type="float" office:value="21548" calcext:value-type="float">
            <text:p>21548</text:p>
          </table:table-cell>
          <table:table-cell table:formula="of:=IF([.B1163]=0; [.B11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formula="of:=IF([.A1163]&gt;0;[.B1162]+[.A1163];0)" office:value-type="float" office:value="30946" calcext:value-type="float">
            <text:p>30946</text:p>
          </table:table-cell>
          <table:table-cell table:formula="of:=IF([.B1164]=0; [.B11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formula="of:=IF([.A1164]&gt;0;[.B1163]+[.A1164];0)" office:value-type="float" office:value="36432" calcext:value-type="float">
            <text:p>36432</text:p>
          </table:table-cell>
          <table:table-cell table:formula="of:=IF([.B1165]=0; [.B11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IF([.A1165]&gt;0;[.B1164]+[.A1165];0)" office:value-type="float" office:value="40418" calcext:value-type="float">
            <text:p>40418</text:p>
          </table:table-cell>
          <table:table-cell table:formula="of:=IF([.B1166]=0; [.B11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IF([.A1166]&gt;0;[.B1165]+[.A1166];0)" office:value-type="float" office:value="44155" calcext:value-type="float">
            <text:p>44155</text:p>
          </table:table-cell>
          <table:table-cell table:formula="of:=IF([.B1167]=0; [.B11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167]&gt;0;[.B1166]+[.A1167];0)" office:value-type="float" office:value="48586" calcext:value-type="float">
            <text:p>48586</text:p>
          </table:table-cell>
          <table:table-cell table:formula="of:=IF([.B1168]=0; [.B1167]; &quot;&quot;)" office:value-type="float" office:value="48586" calcext:value-type="float">
            <text:p>48586</text:p>
          </table:table-cell>
          <table:table-cell table:number-columns-repeated="2"/>
        </table:table-row>
        <table:table-row table:style-name="ro1">
          <table:table-cell/>
          <table:table-cell table:formula="of:=IF([.A1168]&gt;0;[.B1167]+[.A1168];0)" office:value-type="float" office:value="0" calcext:value-type="float">
            <text:p>0</text:p>
          </table:table-cell>
          <table:table-cell table:formula="of:=IF([.B1169]=0; [.B11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formula="of:=IF([.A1169]&gt;0;[.B1168]+[.A1169];0)" office:value-type="float" office:value="4521" calcext:value-type="float">
            <text:p>4521</text:p>
          </table:table-cell>
          <table:table-cell table:formula="of:=IF([.B1170]=0; [.B11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formula="of:=IF([.A1170]&gt;0;[.B1169]+[.A1170];0)" office:value-type="float" office:value="10916" calcext:value-type="float">
            <text:p>10916</text:p>
          </table:table-cell>
          <table:table-cell table:formula="of:=IF([.B1171]=0; [.B11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148" calcext:value-type="float">
            <text:p>10148</text:p>
          </table:table-cell>
          <table:table-cell table:formula="of:=IF([.A1171]&gt;0;[.B1170]+[.A1171];0)" office:value-type="float" office:value="21064" calcext:value-type="float">
            <text:p>21064</text:p>
          </table:table-cell>
          <table:table-cell table:formula="of:=IF([.B1172]=0; [.B11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58" calcext:value-type="float">
            <text:p>10058</text:p>
          </table:table-cell>
          <table:table-cell table:formula="of:=IF([.A1172]&gt;0;[.B1171]+[.A1172];0)" office:value-type="float" office:value="31122" calcext:value-type="float">
            <text:p>31122</text:p>
          </table:table-cell>
          <table:table-cell table:formula="of:=IF([.B1173]=0; [.B11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formula="of:=IF([.A1173]&gt;0;[.B1172]+[.A1173];0)" office:value-type="float" office:value="36291" calcext:value-type="float">
            <text:p>36291</text:p>
          </table:table-cell>
          <table:table-cell table:formula="of:=IF([.B1174]=0; [.B11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IF([.A1174]&gt;0;[.B1173]+[.A1174];0)" office:value-type="float" office:value="42215" calcext:value-type="float">
            <text:p>42215</text:p>
          </table:table-cell>
          <table:table-cell table:formula="of:=IF([.B1175]=0; [.B11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formula="of:=IF([.A1175]&gt;0;[.B1174]+[.A1175];0)" office:value-type="float" office:value="48430" calcext:value-type="float">
            <text:p>48430</text:p>
          </table:table-cell>
          <table:table-cell table:formula="of:=IF([.B1176]=0; [.B11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formula="of:=IF([.A1176]&gt;0;[.B1175]+[.A1176];0)" office:value-type="float" office:value="58269" calcext:value-type="float">
            <text:p>58269</text:p>
          </table:table-cell>
          <table:table-cell table:formula="of:=IF([.B1177]=0; [.B1176]; &quot;&quot;)" office:value-type="float" office:value="58269" calcext:value-type="float">
            <text:p>58269</text:p>
          </table:table-cell>
          <table:table-cell table:number-columns-repeated="2"/>
        </table:table-row>
        <table:table-row table:style-name="ro1">
          <table:table-cell/>
          <table:table-cell table:formula="of:=IF([.A1177]&gt;0;[.B1176]+[.A1177];0)" office:value-type="float" office:value="0" calcext:value-type="float">
            <text:p>0</text:p>
          </table:table-cell>
          <table:table-cell table:formula="of:=IF([.B1178]=0; [.B11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IF([.A1178]&gt;0;[.B1177]+[.A1178];0)" office:value-type="float" office:value="3822" calcext:value-type="float">
            <text:p>3822</text:p>
          </table:table-cell>
          <table:table-cell table:formula="of:=IF([.B1179]=0; [.B11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formula="of:=IF([.A1179]&gt;0;[.B1178]+[.A1179];0)" office:value-type="float" office:value="7760" calcext:value-type="float">
            <text:p>7760</text:p>
          </table:table-cell>
          <table:table-cell table:formula="of:=IF([.B1180]=0; [.B11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IF([.A1180]&gt;0;[.B1179]+[.A1180];0)" office:value-type="float" office:value="11015" calcext:value-type="float">
            <text:p>11015</text:p>
          </table:table-cell>
          <table:table-cell table:formula="of:=IF([.B1181]=0; [.B11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IF([.A1181]&gt;0;[.B1180]+[.A1181];0)" office:value-type="float" office:value="16701" calcext:value-type="float">
            <text:p>16701</text:p>
          </table:table-cell>
          <table:table-cell table:formula="of:=IF([.B1182]=0; [.B11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[.A1182]&gt;0;[.B1181]+[.A1182];0)" office:value-type="float" office:value="20770" calcext:value-type="float">
            <text:p>20770</text:p>
          </table:table-cell>
          <table:table-cell table:formula="of:=IF([.B1183]=0; [.B11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IF([.A1183]&gt;0;[.B1182]+[.A1183];0)" office:value-type="float" office:value="22518" calcext:value-type="float">
            <text:p>22518</text:p>
          </table:table-cell>
          <table:table-cell table:formula="of:=IF([.B1184]=0; [.B11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IF([.A1184]&gt;0;[.B1183]+[.A1184];0)" office:value-type="float" office:value="27808" calcext:value-type="float">
            <text:p>27808</text:p>
          </table:table-cell>
          <table:table-cell table:formula="of:=IF([.B1185]=0; [.B11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IF([.A1185]&gt;0;[.B1184]+[.A1185];0)" office:value-type="float" office:value="28980" calcext:value-type="float">
            <text:p>28980</text:p>
          </table:table-cell>
          <table:table-cell table:formula="of:=IF([.B1186]=0; [.B11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formula="of:=IF([.A1186]&gt;0;[.B1185]+[.A1186];0)" office:value-type="float" office:value="33736" calcext:value-type="float">
            <text:p>33736</text:p>
          </table:table-cell>
          <table:table-cell table:formula="of:=IF([.B1187]=0; [.B11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formula="of:=IF([.A1187]&gt;0;[.B1186]+[.A1187];0)" office:value-type="float" office:value="39034" calcext:value-type="float">
            <text:p>39034</text:p>
          </table:table-cell>
          <table:table-cell table:formula="of:=IF([.B1188]=0; [.B11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IF([.A1188]&gt;0;[.B1187]+[.A1188];0)" office:value-type="float" office:value="40479" calcext:value-type="float">
            <text:p>40479</text:p>
          </table:table-cell>
          <table:table-cell table:formula="of:=IF([.B1189]=0; [.B11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IF([.A1189]&gt;0;[.B1188]+[.A1189];0)" office:value-type="float" office:value="41630" calcext:value-type="float">
            <text:p>41630</text:p>
          </table:table-cell>
          <table:table-cell table:formula="of:=IF([.B1190]=0; [.B11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IF([.A1190]&gt;0;[.B1189]+[.A1190];0)" office:value-type="float" office:value="43387" calcext:value-type="float">
            <text:p>43387</text:p>
          </table:table-cell>
          <table:table-cell table:formula="of:=IF([.B1191]=0; [.B11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IF([.A1191]&gt;0;[.B1190]+[.A1191];0)" office:value-type="float" office:value="48267" calcext:value-type="float">
            <text:p>48267</text:p>
          </table:table-cell>
          <table:table-cell table:formula="of:=IF([.B1192]=0; [.B11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IF([.A1192]&gt;0;[.B1191]+[.A1192];0)" office:value-type="float" office:value="49272" calcext:value-type="float">
            <text:p>49272</text:p>
          </table:table-cell>
          <table:table-cell table:formula="of:=IF([.B1193]=0; [.B1192]; &quot;&quot;)" office:value-type="float" office:value="49272" calcext:value-type="float">
            <text:p>49272</text:p>
          </table:table-cell>
          <table:table-cell table:number-columns-repeated="2"/>
        </table:table-row>
        <table:table-row table:style-name="ro1">
          <table:table-cell/>
          <table:table-cell table:formula="of:=IF([.A1193]&gt;0;[.B1192]+[.A1193];0)" office:value-type="float" office:value="0" calcext:value-type="float">
            <text:p>0</text:p>
          </table:table-cell>
          <table:table-cell table:formula="of:=IF([.B1194]=0; [.B11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formula="of:=IF([.A1194]&gt;0;[.B1193]+[.A1194];0)" office:value-type="float" office:value="7801" calcext:value-type="float">
            <text:p>7801</text:p>
          </table:table-cell>
          <table:table-cell table:formula="of:=IF([.B1195]=0; [.B11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formula="of:=IF([.A1195]&gt;0;[.B1194]+[.A1195];0)" office:value-type="float" office:value="13203" calcext:value-type="float">
            <text:p>13203</text:p>
          </table:table-cell>
          <table:table-cell table:formula="of:=IF([.B1196]=0; [.B11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IF([.A1196]&gt;0;[.B1195]+[.A1196];0)" office:value-type="float" office:value="16939" calcext:value-type="float">
            <text:p>16939</text:p>
          </table:table-cell>
          <table:table-cell table:formula="of:=IF([.B1197]=0; [.B11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IF([.A1197]&gt;0;[.B1196]+[.A1197];0)" office:value-type="float" office:value="18208" calcext:value-type="float">
            <text:p>18208</text:p>
          </table:table-cell>
          <table:table-cell table:formula="of:=IF([.B1198]=0; [.B11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IF([.A1198]&gt;0;[.B1197]+[.A1198];0)" office:value-type="float" office:value="21275" calcext:value-type="float">
            <text:p>21275</text:p>
          </table:table-cell>
          <table:table-cell table:formula="of:=IF([.B1199]=0; [.B11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formula="of:=IF([.A1199]&gt;0;[.B1198]+[.A1199];0)" office:value-type="float" office:value="28068" calcext:value-type="float">
            <text:p>28068</text:p>
          </table:table-cell>
          <table:table-cell table:formula="of:=IF([.B1200]=0; [.B11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IF([.A1200]&gt;0;[.B1199]+[.A1200];0)" office:value-type="float" office:value="30671" calcext:value-type="float">
            <text:p>30671</text:p>
          </table:table-cell>
          <table:table-cell table:formula="of:=IF([.B1201]=0; [.B12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formula="of:=IF([.A1201]&gt;0;[.B1200]+[.A1201];0)" office:value-type="float" office:value="33428" calcext:value-type="float">
            <text:p>33428</text:p>
          </table:table-cell>
          <table:table-cell table:formula="of:=IF([.B1202]=0; [.B12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IF([.A1202]&gt;0;[.B1201]+[.A1202];0)" office:value-type="float" office:value="37695" calcext:value-type="float">
            <text:p>37695</text:p>
          </table:table-cell>
          <table:table-cell table:formula="of:=IF([.B1203]=0; [.B12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IF([.A1203]&gt;0;[.B1202]+[.A1203];0)" office:value-type="float" office:value="38793" calcext:value-type="float">
            <text:p>38793</text:p>
          </table:table-cell>
          <table:table-cell table:formula="of:=IF([.B1204]=0; [.B12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IF([.A1204]&gt;0;[.B1203]+[.A1204];0)" office:value-type="float" office:value="40280" calcext:value-type="float">
            <text:p>40280</text:p>
          </table:table-cell>
          <table:table-cell table:formula="of:=IF([.B1205]=0; [.B1204]; &quot;&quot;)" office:value-type="float" office:value="40280" calcext:value-type="float">
            <text:p>40280</text:p>
          </table:table-cell>
          <table:table-cell table:number-columns-repeated="2"/>
        </table:table-row>
        <table:table-row table:style-name="ro1">
          <table:table-cell/>
          <table:table-cell table:formula="of:=IF([.A1205]&gt;0;[.B1204]+[.A1205];0)" office:value-type="float" office:value="0" calcext:value-type="float">
            <text:p>0</text:p>
          </table:table-cell>
          <table:table-cell table:formula="of:=IF([.B1206]=0; [.B12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IF([.A1206]&gt;0;[.B1205]+[.A1206];0)" office:value-type="float" office:value="2050" calcext:value-type="float">
            <text:p>2050</text:p>
          </table:table-cell>
          <table:table-cell table:formula="of:=IF([.B1207]=0; [.B12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IF([.A1207]&gt;0;[.B1206]+[.A1207];0)" office:value-type="float" office:value="4512" calcext:value-type="float">
            <text:p>4512</text:p>
          </table:table-cell>
          <table:table-cell table:formula="of:=IF([.B1208]=0; [.B12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IF([.A1208]&gt;0;[.B1207]+[.A1208];0)" office:value-type="float" office:value="8010" calcext:value-type="float">
            <text:p>8010</text:p>
          </table:table-cell>
          <table:table-cell table:formula="of:=IF([.B1209]=0; [.B12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IF([.A1209]&gt;0;[.B1208]+[.A1209];0)" office:value-type="float" office:value="9999" calcext:value-type="float">
            <text:p>9999</text:p>
          </table:table-cell>
          <table:table-cell table:formula="of:=IF([.B1210]=0; [.B12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IF([.A1210]&gt;0;[.B1209]+[.A1210];0)" office:value-type="float" office:value="12953" calcext:value-type="float">
            <text:p>12953</text:p>
          </table:table-cell>
          <table:table-cell table:formula="of:=IF([.B1211]=0; [.B12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formula="of:=IF([.A1211]&gt;0;[.B1210]+[.A1211];0)" office:value-type="float" office:value="18855" calcext:value-type="float">
            <text:p>18855</text:p>
          </table:table-cell>
          <table:table-cell table:formula="of:=IF([.B1212]=0; [.B12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IF([.A1212]&gt;0;[.B1211]+[.A1212];0)" office:value-type="float" office:value="20597" calcext:value-type="float">
            <text:p>20597</text:p>
          </table:table-cell>
          <table:table-cell table:formula="of:=IF([.B1213]=0; [.B12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formula="of:=IF([.A1213]&gt;0;[.B1212]+[.A1213];0)" office:value-type="float" office:value="26409" calcext:value-type="float">
            <text:p>26409</text:p>
          </table:table-cell>
          <table:table-cell table:formula="of:=IF([.B1214]=0; [.B12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IF([.A1214]&gt;0;[.B1213]+[.A1214];0)" office:value-type="float" office:value="28134" calcext:value-type="float">
            <text:p>28134</text:p>
          </table:table-cell>
          <table:table-cell table:formula="of:=IF([.B1215]=0; [.B12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IF([.A1215]&gt;0;[.B1214]+[.A1215];0)" office:value-type="float" office:value="31173" calcext:value-type="float">
            <text:p>31173</text:p>
          </table:table-cell>
          <table:table-cell table:formula="of:=IF([.B1216]=0; [.B12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IF([.A1216]&gt;0;[.B1215]+[.A1216];0)" office:value-type="float" office:value="35229" calcext:value-type="float">
            <text:p>35229</text:p>
          </table:table-cell>
          <table:table-cell table:formula="of:=IF([.B1217]=0; [.B12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IF([.A1217]&gt;0;[.B1216]+[.A1217];0)" office:value-type="float" office:value="38691" calcext:value-type="float">
            <text:p>38691</text:p>
          </table:table-cell>
          <table:table-cell table:formula="of:=IF([.B1218]=0; [.B12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IF([.A1218]&gt;0;[.B1217]+[.A1218];0)" office:value-type="float" office:value="40925" calcext:value-type="float">
            <text:p>40925</text:p>
          </table:table-cell>
          <table:table-cell table:formula="of:=IF([.B1219]=0; [.B12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IF([.A1219]&gt;0;[.B1218]+[.A1219];0)" office:value-type="float" office:value="45907" calcext:value-type="float">
            <text:p>45907</text:p>
          </table:table-cell>
          <table:table-cell table:formula="of:=IF([.B1220]=0; [.B12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IF([.A1220]&gt;0;[.B1219]+[.A1220];0)" office:value-type="float" office:value="50111" calcext:value-type="float">
            <text:p>50111</text:p>
          </table:table-cell>
          <table:table-cell table:formula="of:=IF([.B1221]=0; [.B1220]; &quot;&quot;)" office:value-type="float" office:value="50111" calcext:value-type="float">
            <text:p>50111</text:p>
          </table:table-cell>
          <table:table-cell table:number-columns-repeated="2"/>
        </table:table-row>
        <table:table-row table:style-name="ro1">
          <table:table-cell/>
          <table:table-cell table:formula="of:=IF([.A1221]&gt;0;[.B1220]+[.A1221];0)" office:value-type="float" office:value="0" calcext:value-type="float">
            <text:p>0</text:p>
          </table:table-cell>
          <table:table-cell table:formula="of:=IF([.B1222]=0; [.B12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IF([.A1222]&gt;0;[.B1221]+[.A1222];0)" office:value-type="float" office:value="7154" calcext:value-type="float">
            <text:p>7154</text:p>
          </table:table-cell>
          <table:table-cell table:formula="of:=IF([.B1223]=0; [.B12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formula="of:=IF([.A1223]&gt;0;[.B1222]+[.A1223];0)" office:value-type="float" office:value="14334" calcext:value-type="float">
            <text:p>14334</text:p>
          </table:table-cell>
          <table:table-cell table:formula="of:=IF([.B1224]=0; [.B12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formula="of:=IF([.A1224]&gt;0;[.B1223]+[.A1224];0)" office:value-type="float" office:value="23509" calcext:value-type="float">
            <text:p>23509</text:p>
          </table:table-cell>
          <table:table-cell table:formula="of:=IF([.B1225]=0; [.B12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formula="of:=IF([.A1225]&gt;0;[.B1224]+[.A1225];0)" office:value-type="float" office:value="31032" calcext:value-type="float">
            <text:p>31032</text:p>
          </table:table-cell>
          <table:table-cell table:formula="of:=IF([.B1226]=0; [.B12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486" calcext:value-type="float">
            <text:p>11486</text:p>
          </table:table-cell>
          <table:table-cell table:formula="of:=IF([.A1226]&gt;0;[.B1225]+[.A1226];0)" office:value-type="float" office:value="42518" calcext:value-type="float">
            <text:p>42518</text:p>
          </table:table-cell>
          <table:table-cell table:formula="of:=IF([.B1227]=0; [.B1226]; &quot;&quot;)" office:value-type="float" office:value="42518" calcext:value-type="float">
            <text:p>42518</text:p>
          </table:table-cell>
          <table:table-cell table:number-columns-repeated="2"/>
        </table:table-row>
        <table:table-row table:style-name="ro1">
          <table:table-cell/>
          <table:table-cell table:formula="of:=IF([.A1227]&gt;0;[.B1226]+[.A1227];0)" office:value-type="float" office:value="0" calcext:value-type="float">
            <text:p>0</text:p>
          </table:table-cell>
          <table:table-cell table:formula="of:=IF([.B1228]=0; [.B12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IF([.A1228]&gt;0;[.B1227]+[.A1228];0)" office:value-type="float" office:value="2268" calcext:value-type="float">
            <text:p>2268</text:p>
          </table:table-cell>
          <table:table-cell table:formula="of:=IF([.B1229]=0; [.B12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293" calcext:value-type="float">
            <text:p>14293</text:p>
          </table:table-cell>
          <table:table-cell table:formula="of:=IF([.A1229]&gt;0;[.B1228]+[.A1229];0)" office:value-type="float" office:value="16561" calcext:value-type="float">
            <text:p>16561</text:p>
          </table:table-cell>
          <table:table-cell table:formula="of:=IF([.B1230]=0; [.B12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IF([.A1230]&gt;0;[.B1229]+[.A1230];0)" office:value-type="float" office:value="19733" calcext:value-type="float">
            <text:p>19733</text:p>
          </table:table-cell>
          <table:table-cell table:formula="of:=IF([.B1231]=0; [.B12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819" calcext:value-type="float">
            <text:p>13819</text:p>
          </table:table-cell>
          <table:table-cell table:formula="of:=IF([.A1231]&gt;0;[.B1230]+[.A1231];0)" office:value-type="float" office:value="33552" calcext:value-type="float">
            <text:p>33552</text:p>
          </table:table-cell>
          <table:table-cell table:formula="of:=IF([.B1232]=0; [.B1231]; &quot;&quot;)" office:value-type="float" office:value="33552" calcext:value-type="float">
            <text:p>33552</text:p>
          </table:table-cell>
          <table:table-cell table:number-columns-repeated="2"/>
        </table:table-row>
        <table:table-row table:style-name="ro1">
          <table:table-cell/>
          <table:table-cell table:formula="of:=IF([.A1232]&gt;0;[.B1231]+[.A1232];0)" office:value-type="float" office:value="0" calcext:value-type="float">
            <text:p>0</text:p>
          </table:table-cell>
          <table:table-cell table:formula="of:=IF([.B1233]=0; [.B12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IF([.A1233]&gt;0;[.B1232]+[.A1233];0)" office:value-type="float" office:value="2565" calcext:value-type="float">
            <text:p>2565</text:p>
          </table:table-cell>
          <table:table-cell table:formula="of:=IF([.B1234]=0; [.B12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formula="of:=IF([.A1234]&gt;0;[.B1233]+[.A1234];0)" office:value-type="float" office:value="8130" calcext:value-type="float">
            <text:p>8130</text:p>
          </table:table-cell>
          <table:table-cell table:formula="of:=IF([.B1235]=0; [.B12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IF([.A1235]&gt;0;[.B1234]+[.A1235];0)" office:value-type="float" office:value="15465" calcext:value-type="float">
            <text:p>15465</text:p>
          </table:table-cell>
          <table:table-cell table:formula="of:=IF([.B1236]=0; [.B12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1236]&gt;0;[.B1235]+[.A1236];0)" office:value-type="float" office:value="19074" calcext:value-type="float">
            <text:p>19074</text:p>
          </table:table-cell>
          <table:table-cell table:formula="of:=IF([.B1237]=0; [.B12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1237]&gt;0;[.B1236]+[.A1237];0)" office:value-type="float" office:value="20424" calcext:value-type="float">
            <text:p>20424</text:p>
          </table:table-cell>
          <table:table-cell table:formula="of:=IF([.B1238]=0; [.B12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IF([.A1238]&gt;0;[.B1237]+[.A1238];0)" office:value-type="float" office:value="22253" calcext:value-type="float">
            <text:p>22253</text:p>
          </table:table-cell>
          <table:table-cell table:formula="of:=IF([.B1239]=0; [.B12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IF([.A1239]&gt;0;[.B1238]+[.A1239];0)" office:value-type="float" office:value="25476" calcext:value-type="float">
            <text:p>25476</text:p>
          </table:table-cell>
          <table:table-cell table:formula="of:=IF([.B1240]=0; [.B12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[.A1240]&gt;0;[.B1239]+[.A1240];0)" office:value-type="float" office:value="32337" calcext:value-type="float">
            <text:p>32337</text:p>
          </table:table-cell>
          <table:table-cell table:formula="of:=IF([.B1241]=0; [.B12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IF([.A1241]&gt;0;[.B1240]+[.A1241];0)" office:value-type="float" office:value="35538" calcext:value-type="float">
            <text:p>35538</text:p>
          </table:table-cell>
          <table:table-cell table:formula="of:=IF([.B1242]=0; [.B12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1242]&gt;0;[.B1241]+[.A1242];0)" office:value-type="float" office:value="38359" calcext:value-type="float">
            <text:p>38359</text:p>
          </table:table-cell>
          <table:table-cell table:formula="of:=IF([.B1243]=0; [.B12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formula="of:=IF([.A1243]&gt;0;[.B1242]+[.A1243];0)" office:value-type="float" office:value="43905" calcext:value-type="float">
            <text:p>43905</text:p>
          </table:table-cell>
          <table:table-cell table:formula="of:=IF([.B1244]=0; [.B1243]; &quot;&quot;)" office:value-type="float" office:value="43905" calcext:value-type="float">
            <text:p>43905</text:p>
          </table:table-cell>
          <table:table-cell table:number-columns-repeated="2"/>
        </table:table-row>
        <table:table-row table:style-name="ro1">
          <table:table-cell/>
          <table:table-cell table:formula="of:=IF([.A1244]&gt;0;[.B1243]+[.A1244];0)" office:value-type="float" office:value="0" calcext:value-type="float">
            <text:p>0</text:p>
          </table:table-cell>
          <table:table-cell table:formula="of:=IF([.B1245]=0; [.B12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227" calcext:value-type="float">
            <text:p>27227</text:p>
          </table:table-cell>
          <table:table-cell table:formula="of:=IF([.A1245]&gt;0;[.B1244]+[.A1245];0)" office:value-type="float" office:value="27227" calcext:value-type="float">
            <text:p>27227</text:p>
          </table:table-cell>
          <table:table-cell table:formula="of:=IF([.B1246]=0; [.B12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formula="of:=IF([.A1246]&gt;0;[.B1245]+[.A1246];0)" office:value-type="float" office:value="33830" calcext:value-type="float">
            <text:p>33830</text:p>
          </table:table-cell>
          <table:table-cell table:formula="of:=IF([.B1247]=0; [.B1246]; &quot;&quot;)" office:value-type="float" office:value="33830" calcext:value-type="float">
            <text:p>33830</text:p>
          </table:table-cell>
          <table:table-cell table:number-columns-repeated="2"/>
        </table:table-row>
        <table:table-row table:style-name="ro1">
          <table:table-cell/>
          <table:table-cell table:formula="of:=IF([.A1247]&gt;0;[.B1246]+[.A1247];0)" office:value-type="float" office:value="0" calcext:value-type="float">
            <text:p>0</text:p>
          </table:table-cell>
          <table:table-cell table:formula="of:=IF([.B1248]=0; [.B12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999" calcext:value-type="float">
            <text:p>27999</text:p>
          </table:table-cell>
          <table:table-cell table:formula="of:=IF([.A1248]&gt;0;[.B1247]+[.A1248];0)" office:value-type="float" office:value="27999" calcext:value-type="float">
            <text:p>27999</text:p>
          </table:table-cell>
          <table:table-cell table:formula="of:=IF([.B1249]=0; [.B12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577" calcext:value-type="float">
            <text:p>36577</text:p>
          </table:table-cell>
          <table:table-cell table:formula="of:=IF([.A1249]&gt;0;[.B1248]+[.A1249];0)" office:value-type="float" office:value="64576" calcext:value-type="float">
            <text:p>64576</text:p>
          </table:table-cell>
          <table:table-cell table:formula="of:=IF([.B1250]=0; [.B1249]; &quot;&quot;)" office:value-type="float" office:value="64576" calcext:value-type="float">
            <text:p>64576</text:p>
          </table:table-cell>
          <table:table-cell table:number-columns-repeated="2"/>
        </table:table-row>
        <table:table-row table:style-name="ro1">
          <table:table-cell/>
          <table:table-cell table:formula="of:=IF([.A1250]&gt;0;[.B1249]+[.A1250];0)" office:value-type="float" office:value="0" calcext:value-type="float">
            <text:p>0</text:p>
          </table:table-cell>
          <table:table-cell table:formula="of:=IF([.B1251]=0; [.B12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IF([.A1251]&gt;0;[.B1250]+[.A1251];0)" office:value-type="float" office:value="1899" calcext:value-type="float">
            <text:p>1899</text:p>
          </table:table-cell>
          <table:table-cell table:formula="of:=IF([.B1252]=0; [.B12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formula="of:=IF([.A1252]&gt;0;[.B1251]+[.A1252];0)" office:value-type="float" office:value="7123" calcext:value-type="float">
            <text:p>7123</text:p>
          </table:table-cell>
          <table:table-cell table:formula="of:=IF([.B1253]=0; [.B12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[.A1253]&gt;0;[.B1252]+[.A1253];0)" office:value-type="float" office:value="9027" calcext:value-type="float">
            <text:p>9027</text:p>
          </table:table-cell>
          <table:table-cell table:formula="of:=IF([.B1254]=0; [.B12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254]&gt;0;[.B1253]+[.A1254];0)" office:value-type="float" office:value="13477" calcext:value-type="float">
            <text:p>13477</text:p>
          </table:table-cell>
          <table:table-cell table:formula="of:=IF([.B1255]=0; [.B12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formula="of:=IF([.A1255]&gt;0;[.B1254]+[.A1255];0)" office:value-type="float" office:value="18198" calcext:value-type="float">
            <text:p>18198</text:p>
          </table:table-cell>
          <table:table-cell table:formula="of:=IF([.B1256]=0; [.B12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IF([.A1256]&gt;0;[.B1255]+[.A1256];0)" office:value-type="float" office:value="21486" calcext:value-type="float">
            <text:p>21486</text:p>
          </table:table-cell>
          <table:table-cell table:formula="of:=IF([.B1257]=0; [.B12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IF([.A1257]&gt;0;[.B1256]+[.A1257];0)" office:value-type="float" office:value="23747" calcext:value-type="float">
            <text:p>23747</text:p>
          </table:table-cell>
          <table:table-cell table:formula="of:=IF([.B1258]=0; [.B12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IF([.A1258]&gt;0;[.B1257]+[.A1258];0)" office:value-type="float" office:value="25229" calcext:value-type="float">
            <text:p>25229</text:p>
          </table:table-cell>
          <table:table-cell table:formula="of:=IF([.B1259]=0; [.B12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formula="of:=IF([.A1259]&gt;0;[.B1258]+[.A1259];0)" office:value-type="float" office:value="31083" calcext:value-type="float">
            <text:p>31083</text:p>
          </table:table-cell>
          <table:table-cell table:formula="of:=IF([.B1260]=0; [.B12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IF([.A1260]&gt;0;[.B1259]+[.A1260];0)" office:value-type="float" office:value="32938" calcext:value-type="float">
            <text:p>32938</text:p>
          </table:table-cell>
          <table:table-cell table:formula="of:=IF([.B1261]=0; [.B12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formula="of:=IF([.A1261]&gt;0;[.B1260]+[.A1261];0)" office:value-type="float" office:value="36252" calcext:value-type="float">
            <text:p>36252</text:p>
          </table:table-cell>
          <table:table-cell table:formula="of:=IF([.B1262]=0; [.B12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IF([.A1262]&gt;0;[.B1261]+[.A1262];0)" office:value-type="float" office:value="37492" calcext:value-type="float">
            <text:p>37492</text:p>
          </table:table-cell>
          <table:table-cell table:formula="of:=IF([.B1263]=0; [.B12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IF([.A1263]&gt;0;[.B1262]+[.A1263];0)" office:value-type="float" office:value="39532" calcext:value-type="float">
            <text:p>39532</text:p>
          </table:table-cell>
          <table:table-cell table:formula="of:=IF([.B1264]=0; [.B12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IF([.A1264]&gt;0;[.B1263]+[.A1264];0)" office:value-type="float" office:value="45317" calcext:value-type="float">
            <text:p>45317</text:p>
          </table:table-cell>
          <table:table-cell table:formula="of:=IF([.B1265]=0; [.B12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IF([.A1265]&gt;0;[.B1264]+[.A1265];0)" office:value-type="float" office:value="46638" calcext:value-type="float">
            <text:p>46638</text:p>
          </table:table-cell>
          <table:table-cell table:formula="of:=IF([.B1266]=0; [.B1265]; &quot;&quot;)" office:value-type="float" office:value="46638" calcext:value-type="float">
            <text:p>46638</text:p>
          </table:table-cell>
          <table:table-cell table:number-columns-repeated="2"/>
        </table:table-row>
        <table:table-row table:style-name="ro1">
          <table:table-cell/>
          <table:table-cell table:formula="of:=IF([.A1266]&gt;0;[.B1265]+[.A1266];0)" office:value-type="float" office:value="0" calcext:value-type="float">
            <text:p>0</text:p>
          </table:table-cell>
          <table:table-cell table:formula="of:=IF([.B1267]=0; [.B12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formula="of:=IF([.A1267]&gt;0;[.B1266]+[.A1267];0)" office:value-type="float" office:value="5636" calcext:value-type="float">
            <text:p>5636</text:p>
          </table:table-cell>
          <table:table-cell table:formula="of:=IF([.B1268]=0; [.B12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866" calcext:value-type="float">
            <text:p>13866</text:p>
          </table:table-cell>
          <table:table-cell table:formula="of:=IF([.A1268]&gt;0;[.B1267]+[.A1268];0)" office:value-type="float" office:value="19502" calcext:value-type="float">
            <text:p>19502</text:p>
          </table:table-cell>
          <table:table-cell table:formula="of:=IF([.B1269]=0; [.B12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81" calcext:value-type="float">
            <text:p>11081</text:p>
          </table:table-cell>
          <table:table-cell table:formula="of:=IF([.A1269]&gt;0;[.B1268]+[.A1269];0)" office:value-type="float" office:value="30583" calcext:value-type="float">
            <text:p>30583</text:p>
          </table:table-cell>
          <table:table-cell table:formula="of:=IF([.B1270]=0; [.B12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formula="of:=IF([.A1270]&gt;0;[.B1269]+[.A1270];0)" office:value-type="float" office:value="37772" calcext:value-type="float">
            <text:p>37772</text:p>
          </table:table-cell>
          <table:table-cell table:formula="of:=IF([.B1271]=0; [.B12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IF([.A1271]&gt;0;[.B1270]+[.A1271];0)" office:value-type="float" office:value="38984" calcext:value-type="float">
            <text:p>38984</text:p>
          </table:table-cell>
          <table:table-cell table:formula="of:=IF([.B1272]=0; [.B12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IF([.A1272]&gt;0;[.B1271]+[.A1272];0)" office:value-type="float" office:value="42334" calcext:value-type="float">
            <text:p>42334</text:p>
          </table:table-cell>
          <table:table-cell table:formula="of:=IF([.B1273]=0; [.B1272]; &quot;&quot;)" office:value-type="float" office:value="42334" calcext:value-type="float">
            <text:p>42334</text:p>
          </table:table-cell>
          <table:table-cell table:number-columns-repeated="2"/>
        </table:table-row>
        <table:table-row table:style-name="ro1">
          <table:table-cell/>
          <table:table-cell table:formula="of:=IF([.A1273]&gt;0;[.B1272]+[.A1273];0)" office:value-type="float" office:value="0" calcext:value-type="float">
            <text:p>0</text:p>
          </table:table-cell>
          <table:table-cell table:formula="of:=IF([.B1274]=0; [.B12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IF([.A1274]&gt;0;[.B1273]+[.A1274];0)" office:value-type="float" office:value="1128" calcext:value-type="float">
            <text:p>1128</text:p>
          </table:table-cell>
          <table:table-cell table:formula="of:=IF([.B1275]=0; [.B12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IF([.A1275]&gt;0;[.B1274]+[.A1275];0)" office:value-type="float" office:value="5319" calcext:value-type="float">
            <text:p>5319</text:p>
          </table:table-cell>
          <table:table-cell table:formula="of:=IF([.B1276]=0; [.B12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formula="of:=IF([.A1276]&gt;0;[.B1275]+[.A1276];0)" office:value-type="float" office:value="11263" calcext:value-type="float">
            <text:p>11263</text:p>
          </table:table-cell>
          <table:table-cell table:formula="of:=IF([.B1277]=0; [.B12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formula="of:=IF([.A1277]&gt;0;[.B1276]+[.A1277];0)" office:value-type="float" office:value="16386" calcext:value-type="float">
            <text:p>16386</text:p>
          </table:table-cell>
          <table:table-cell table:formula="of:=IF([.B1278]=0; [.B12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IF([.A1278]&gt;0;[.B1277]+[.A1278];0)" office:value-type="float" office:value="18144" calcext:value-type="float">
            <text:p>18144</text:p>
          </table:table-cell>
          <table:table-cell table:formula="of:=IF([.B1279]=0; [.B12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IF([.A1279]&gt;0;[.B1278]+[.A1279];0)" office:value-type="float" office:value="21769" calcext:value-type="float">
            <text:p>21769</text:p>
          </table:table-cell>
          <table:table-cell table:formula="of:=IF([.B1280]=0; [.B12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formula="of:=IF([.A1280]&gt;0;[.B1279]+[.A1280];0)" office:value-type="float" office:value="26437" calcext:value-type="float">
            <text:p>26437</text:p>
          </table:table-cell>
          <table:table-cell table:formula="of:=IF([.B1281]=0; [.B12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IF([.A1281]&gt;0;[.B1280]+[.A1281];0)" office:value-type="float" office:value="30650" calcext:value-type="float">
            <text:p>30650</text:p>
          </table:table-cell>
          <table:table-cell table:formula="of:=IF([.B1282]=0; [.B12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IF([.A1282]&gt;0;[.B1281]+[.A1282];0)" office:value-type="float" office:value="32940" calcext:value-type="float">
            <text:p>32940</text:p>
          </table:table-cell>
          <table:table-cell table:formula="of:=IF([.B1283]=0; [.B12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formula="of:=IF([.A1283]&gt;0;[.B1282]+[.A1283];0)" office:value-type="float" office:value="38654" calcext:value-type="float">
            <text:p>38654</text:p>
          </table:table-cell>
          <table:table-cell table:formula="of:=IF([.B1284]=0; [.B12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IF([.A1284]&gt;0;[.B1283]+[.A1284];0)" office:value-type="float" office:value="41836" calcext:value-type="float">
            <text:p>41836</text:p>
          </table:table-cell>
          <table:table-cell table:formula="of:=IF([.B1285]=0; [.B12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IF([.A1285]&gt;0;[.B1284]+[.A1285];0)" office:value-type="float" office:value="45763" calcext:value-type="float">
            <text:p>45763</text:p>
          </table:table-cell>
          <table:table-cell table:formula="of:=IF([.B1286]=0; [.B12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[.A1286]&gt;0;[.B1285]+[.A1286];0)" office:value-type="float" office:value="47215" calcext:value-type="float">
            <text:p>47215</text:p>
          </table:table-cell>
          <table:table-cell table:formula="of:=IF([.B1287]=0; [.B12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IF([.A1287]&gt;0;[.B1286]+[.A1287];0)" office:value-type="float" office:value="48551" calcext:value-type="float">
            <text:p>48551</text:p>
          </table:table-cell>
          <table:table-cell table:formula="of:=IF([.B1288]=0; [.B12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IF([.A1288]&gt;0;[.B1287]+[.A1288];0)" office:value-type="float" office:value="52495" calcext:value-type="float">
            <text:p>52495</text:p>
          </table:table-cell>
          <table:table-cell table:formula="of:=IF([.B1289]=0; [.B1288]; &quot;&quot;)" office:value-type="float" office:value="52495" calcext:value-type="float">
            <text:p>52495</text:p>
          </table:table-cell>
          <table:table-cell table:number-columns-repeated="2"/>
        </table:table-row>
        <table:table-row table:style-name="ro1">
          <table:table-cell/>
          <table:table-cell table:formula="of:=IF([.A1289]&gt;0;[.B1288]+[.A1289];0)" office:value-type="float" office:value="0" calcext:value-type="float">
            <text:p>0</text:p>
          </table:table-cell>
          <table:table-cell table:formula="of:=IF([.B1290]=0; [.B12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formula="of:=IF([.A1290]&gt;0;[.B1289]+[.A1290];0)" office:value-type="float" office:value="5180" calcext:value-type="float">
            <text:p>5180</text:p>
          </table:table-cell>
          <table:table-cell table:formula="of:=IF([.B1291]=0; [.B12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IF([.A1291]&gt;0;[.B1290]+[.A1291];0)" office:value-type="float" office:value="8496" calcext:value-type="float">
            <text:p>8496</text:p>
          </table:table-cell>
          <table:table-cell table:formula="of:=IF([.B1292]=0; [.B12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formula="of:=IF([.A1292]&gt;0;[.B1291]+[.A1292];0)" office:value-type="float" office:value="14262" calcext:value-type="float">
            <text:p>14262</text:p>
          </table:table-cell>
          <table:table-cell table:formula="of:=IF([.B1293]=0; [.B12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IF([.A1293]&gt;0;[.B1292]+[.A1293];0)" office:value-type="float" office:value="16192" calcext:value-type="float">
            <text:p>16192</text:p>
          </table:table-cell>
          <table:table-cell table:formula="of:=IF([.B1294]=0; [.B12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IF([.A1294]&gt;0;[.B1293]+[.A1294];0)" office:value-type="float" office:value="17552" calcext:value-type="float">
            <text:p>17552</text:p>
          </table:table-cell>
          <table:table-cell table:formula="of:=IF([.B1295]=0; [.B12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IF([.A1295]&gt;0;[.B1294]+[.A1295];0)" office:value-type="float" office:value="19046" calcext:value-type="float">
            <text:p>19046</text:p>
          </table:table-cell>
          <table:table-cell table:formula="of:=IF([.B1296]=0; [.B12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IF([.A1296]&gt;0;[.B1295]+[.A1296];0)" office:value-type="float" office:value="20732" calcext:value-type="float">
            <text:p>20732</text:p>
          </table:table-cell>
          <table:table-cell table:formula="of:=IF([.B1297]=0; [.B12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IF([.A1297]&gt;0;[.B1296]+[.A1297];0)" office:value-type="float" office:value="24419" calcext:value-type="float">
            <text:p>24419</text:p>
          </table:table-cell>
          <table:table-cell table:formula="of:=IF([.B1298]=0; [.B12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IF([.A1298]&gt;0;[.B1297]+[.A1298];0)" office:value-type="float" office:value="25582" calcext:value-type="float">
            <text:p>25582</text:p>
          </table:table-cell>
          <table:table-cell table:formula="of:=IF([.B1299]=0; [.B12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formula="of:=IF([.A1299]&gt;0;[.B1298]+[.A1299];0)" office:value-type="float" office:value="30873" calcext:value-type="float">
            <text:p>30873</text:p>
          </table:table-cell>
          <table:table-cell table:formula="of:=IF([.B1300]=0; [.B12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IF([.A1300]&gt;0;[.B1299]+[.A1300];0)" office:value-type="float" office:value="32877" calcext:value-type="float">
            <text:p>32877</text:p>
          </table:table-cell>
          <table:table-cell table:formula="of:=IF([.B1301]=0; [.B13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IF([.A1301]&gt;0;[.B1300]+[.A1301];0)" office:value-type="float" office:value="38033" calcext:value-type="float">
            <text:p>38033</text:p>
          </table:table-cell>
          <table:table-cell table:formula="of:=IF([.B1302]=0; [.B13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IF([.A1302]&gt;0;[.B1301]+[.A1302];0)" office:value-type="float" office:value="40999" calcext:value-type="float">
            <text:p>40999</text:p>
          </table:table-cell>
          <table:table-cell table:formula="of:=IF([.B1303]=0; [.B13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IF([.A1303]&gt;0;[.B1302]+[.A1303];0)" office:value-type="float" office:value="42078" calcext:value-type="float">
            <text:p>42078</text:p>
          </table:table-cell>
          <table:table-cell table:formula="of:=IF([.B1304]=0; [.B13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IF([.A1304]&gt;0;[.B1303]+[.A1304];0)" office:value-type="float" office:value="48188" calcext:value-type="float">
            <text:p>48188</text:p>
          </table:table-cell>
          <table:table-cell table:formula="of:=IF([.B1305]=0; [.B1304]; &quot;&quot;)" office:value-type="float" office:value="48188" calcext:value-type="float">
            <text:p>48188</text:p>
          </table:table-cell>
          <table:table-cell table:number-columns-repeated="2"/>
        </table:table-row>
        <table:table-row table:style-name="ro1">
          <table:table-cell/>
          <table:table-cell table:formula="of:=IF([.A1305]&gt;0;[.B1304]+[.A1305];0)" office:value-type="float" office:value="0" calcext:value-type="float">
            <text:p>0</text:p>
          </table:table-cell>
          <table:table-cell table:formula="of:=IF([.B1306]=0; [.B13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746" calcext:value-type="float">
            <text:p>16746</text:p>
          </table:table-cell>
          <table:table-cell table:formula="of:=IF([.A1306]&gt;0;[.B1305]+[.A1306];0)" office:value-type="float" office:value="16746" calcext:value-type="float">
            <text:p>16746</text:p>
          </table:table-cell>
          <table:table-cell table:formula="of:=IF([.B1307]=0; [.B13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254" calcext:value-type="float">
            <text:p>12254</text:p>
          </table:table-cell>
          <table:table-cell table:formula="of:=IF([.A1307]&gt;0;[.B1306]+[.A1307];0)" office:value-type="float" office:value="29000" calcext:value-type="float">
            <text:p>29000</text:p>
          </table:table-cell>
          <table:table-cell table:formula="of:=IF([.B1308]=0; [.B13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IF([.A1308]&gt;0;[.B1307]+[.A1308];0)" office:value-type="float" office:value="35000" calcext:value-type="float">
            <text:p>35000</text:p>
          </table:table-cell>
          <table:table-cell table:formula="of:=IF([.B1309]=0; [.B13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formula="of:=IF([.A1309]&gt;0;[.B1308]+[.A1309];0)" office:value-type="float" office:value="40315" calcext:value-type="float">
            <text:p>40315</text:p>
          </table:table-cell>
          <table:table-cell table:formula="of:=IF([.B1310]=0; [.B1309]; &quot;&quot;)" office:value-type="float" office:value="40315" calcext:value-type="float">
            <text:p>40315</text:p>
          </table:table-cell>
          <table:table-cell table:number-columns-repeated="2"/>
        </table:table-row>
        <table:table-row table:style-name="ro1">
          <table:table-cell/>
          <table:table-cell table:formula="of:=IF([.A1310]&gt;0;[.B1309]+[.A1310];0)" office:value-type="float" office:value="0" calcext:value-type="float">
            <text:p>0</text:p>
          </table:table-cell>
          <table:table-cell table:formula="of:=IF([.B1311]=0; [.B13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IF([.A1311]&gt;0;[.B1310]+[.A1311];0)" office:value-type="float" office:value="2494" calcext:value-type="float">
            <text:p>2494</text:p>
          </table:table-cell>
          <table:table-cell table:formula="of:=IF([.B1312]=0; [.B13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formula="of:=IF([.A1312]&gt;0;[.B1311]+[.A1312];0)" office:value-type="float" office:value="9057" calcext:value-type="float">
            <text:p>9057</text:p>
          </table:table-cell>
          <table:table-cell table:formula="of:=IF([.B1313]=0; [.B13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IF([.A1313]&gt;0;[.B1312]+[.A1313];0)" office:value-type="float" office:value="10271" calcext:value-type="float">
            <text:p>10271</text:p>
          </table:table-cell>
          <table:table-cell table:formula="of:=IF([.B1314]=0; [.B13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formula="of:=IF([.A1314]&gt;0;[.B1313]+[.A1314];0)" office:value-type="float" office:value="15391" calcext:value-type="float">
            <text:p>15391</text:p>
          </table:table-cell>
          <table:table-cell table:formula="of:=IF([.B1315]=0; [.B13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IF([.A1315]&gt;0;[.B1314]+[.A1315];0)" office:value-type="float" office:value="19575" calcext:value-type="float">
            <text:p>19575</text:p>
          </table:table-cell>
          <table:table-cell table:formula="of:=IF([.B1316]=0; [.B13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formula="of:=IF([.A1316]&gt;0;[.B1315]+[.A1316];0)" office:value-type="float" office:value="22533" calcext:value-type="float">
            <text:p>22533</text:p>
          </table:table-cell>
          <table:table-cell table:formula="of:=IF([.B1317]=0; [.B13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IF([.A1317]&gt;0;[.B1316]+[.A1317];0)" office:value-type="float" office:value="26720" calcext:value-type="float">
            <text:p>26720</text:p>
          </table:table-cell>
          <table:table-cell table:formula="of:=IF([.B1318]=0; [.B13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IF([.A1318]&gt;0;[.B1317]+[.A1318];0)" office:value-type="float" office:value="29902" calcext:value-type="float">
            <text:p>29902</text:p>
          </table:table-cell>
          <table:table-cell table:formula="of:=IF([.B1319]=0; [.B13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formula="of:=IF([.A1319]&gt;0;[.B1318]+[.A1319];0)" office:value-type="float" office:value="34067" calcext:value-type="float">
            <text:p>34067</text:p>
          </table:table-cell>
          <table:table-cell table:formula="of:=IF([.B1320]=0; [.B13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IF([.A1320]&gt;0;[.B1319]+[.A1320];0)" office:value-type="float" office:value="37839" calcext:value-type="float">
            <text:p>37839</text:p>
          </table:table-cell>
          <table:table-cell table:formula="of:=IF([.B1321]=0; [.B13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1321]&gt;0;[.B1320]+[.A1321];0)" office:value-type="float" office:value="43724" calcext:value-type="float">
            <text:p>43724</text:p>
          </table:table-cell>
          <table:table-cell table:formula="of:=IF([.B1322]=0; [.B1321]; &quot;&quot;)" office:value-type="float" office:value="43724" calcext:value-type="float">
            <text:p>43724</text:p>
          </table:table-cell>
          <table:table-cell table:number-columns-repeated="2"/>
        </table:table-row>
        <table:table-row table:style-name="ro1">
          <table:table-cell/>
          <table:table-cell table:formula="of:=IF([.A1322]&gt;0;[.B1321]+[.A1322];0)" office:value-type="float" office:value="0" calcext:value-type="float">
            <text:p>0</text:p>
          </table:table-cell>
          <table:table-cell table:formula="of:=IF([.B1323]=0; [.B13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IF([.A1323]&gt;0;[.B1322]+[.A1323];0)" office:value-type="float" office:value="2563" calcext:value-type="float">
            <text:p>2563</text:p>
          </table:table-cell>
          <table:table-cell table:formula="of:=IF([.B1324]=0; [.B13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formula="of:=IF([.A1324]&gt;0;[.B1323]+[.A1324];0)" office:value-type="float" office:value="11707" calcext:value-type="float">
            <text:p>11707</text:p>
          </table:table-cell>
          <table:table-cell table:formula="of:=IF([.B1325]=0; [.B13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383" calcext:value-type="float">
            <text:p>13383</text:p>
          </table:table-cell>
          <table:table-cell table:formula="of:=IF([.A1325]&gt;0;[.B1324]+[.A1325];0)" office:value-type="float" office:value="25090" calcext:value-type="float">
            <text:p>25090</text:p>
          </table:table-cell>
          <table:table-cell table:formula="of:=IF([.B1326]=0; [.B13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IF([.A1326]&gt;0;[.B1325]+[.A1326];0)" office:value-type="float" office:value="27704" calcext:value-type="float">
            <text:p>27704</text:p>
          </table:table-cell>
          <table:table-cell table:formula="of:=IF([.B1327]=0; [.B1326]; &quot;&quot;)" office:value-type="float" office:value="27704" calcext:value-type="float">
            <text:p>27704</text:p>
          </table:table-cell>
          <table:table-cell table:number-columns-repeated="2"/>
        </table:table-row>
        <table:table-row table:style-name="ro1">
          <table:table-cell/>
          <table:table-cell table:formula="of:=IF([.A1327]&gt;0;[.B1326]+[.A1327];0)" office:value-type="float" office:value="0" calcext:value-type="float">
            <text:p>0</text:p>
          </table:table-cell>
          <table:table-cell table:formula="of:=IF([.B1328]=0; [.B13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1328]&gt;0;[.B1327]+[.A1328];0)" office:value-type="float" office:value="1967" calcext:value-type="float">
            <text:p>1967</text:p>
          </table:table-cell>
          <table:table-cell table:formula="of:=IF([.B1329]=0; [.B13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formula="of:=IF([.A1329]&gt;0;[.B1328]+[.A1329];0)" office:value-type="float" office:value="8917" calcext:value-type="float">
            <text:p>8917</text:p>
          </table:table-cell>
          <table:table-cell table:formula="of:=IF([.B1330]=0; [.B13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IF([.A1330]&gt;0;[.B1329]+[.A1330];0)" office:value-type="float" office:value="14677" calcext:value-type="float">
            <text:p>14677</text:p>
          </table:table-cell>
          <table:table-cell table:formula="of:=IF([.B1331]=0; [.B13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165" calcext:value-type="float">
            <text:p>11165</text:p>
          </table:table-cell>
          <table:table-cell table:formula="of:=IF([.A1331]&gt;0;[.B1330]+[.A1331];0)" office:value-type="float" office:value="25842" calcext:value-type="float">
            <text:p>25842</text:p>
          </table:table-cell>
          <table:table-cell table:formula="of:=IF([.B1332]=0; [.B13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formula="of:=IF([.A1332]&gt;0;[.B1331]+[.A1332];0)" office:value-type="float" office:value="28819" calcext:value-type="float">
            <text:p>28819</text:p>
          </table:table-cell>
          <table:table-cell table:formula="of:=IF([.B1333]=0; [.B13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formula="of:=IF([.A1333]&gt;0;[.B1332]+[.A1333];0)" office:value-type="float" office:value="35641" calcext:value-type="float">
            <text:p>35641</text:p>
          </table:table-cell>
          <table:table-cell table:formula="of:=IF([.B1334]=0; [.B13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217" calcext:value-type="float">
            <text:p>11217</text:p>
          </table:table-cell>
          <table:table-cell table:formula="of:=IF([.A1334]&gt;0;[.B1333]+[.A1334];0)" office:value-type="float" office:value="46858" calcext:value-type="float">
            <text:p>46858</text:p>
          </table:table-cell>
          <table:table-cell table:formula="of:=IF([.B1335]=0; [.B1334]; &quot;&quot;)" office:value-type="float" office:value="46858" calcext:value-type="float">
            <text:p>46858</text:p>
          </table:table-cell>
          <table:table-cell table:number-columns-repeated="2"/>
        </table:table-row>
        <table:table-row table:style-name="ro1">
          <table:table-cell/>
          <table:table-cell table:formula="of:=IF([.A1335]&gt;0;[.B1334]+[.A1335];0)" office:value-type="float" office:value="0" calcext:value-type="float">
            <text:p>0</text:p>
          </table:table-cell>
          <table:table-cell table:formula="of:=IF([.B1336]=0; [.B13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IF([.A1336]&gt;0;[.B1335]+[.A1336];0)" office:value-type="float" office:value="4641" calcext:value-type="float">
            <text:p>4641</text:p>
          </table:table-cell>
          <table:table-cell table:formula="of:=IF([.B1337]=0; [.B13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IF([.A1337]&gt;0;[.B1336]+[.A1337];0)" office:value-type="float" office:value="8430" calcext:value-type="float">
            <text:p>8430</text:p>
          </table:table-cell>
          <table:table-cell table:formula="of:=IF([.B1338]=0; [.B13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[.A1338]&gt;0;[.B1337]+[.A1338];0)" office:value-type="float" office:value="11748" calcext:value-type="float">
            <text:p>11748</text:p>
          </table:table-cell>
          <table:table-cell table:formula="of:=IF([.B1339]=0; [.B13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formula="of:=IF([.A1339]&gt;0;[.B1338]+[.A1339];0)" office:value-type="float" office:value="18793" calcext:value-type="float">
            <text:p>18793</text:p>
          </table:table-cell>
          <table:table-cell table:formula="of:=IF([.B1340]=0; [.B13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IF([.A1340]&gt;0;[.B1339]+[.A1340];0)" office:value-type="float" office:value="20950" calcext:value-type="float">
            <text:p>20950</text:p>
          </table:table-cell>
          <table:table-cell table:formula="of:=IF([.B1341]=0; [.B13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IF([.A1341]&gt;0;[.B1340]+[.A1341];0)" office:value-type="float" office:value="26735" calcext:value-type="float">
            <text:p>26735</text:p>
          </table:table-cell>
          <table:table-cell table:formula="of:=IF([.B1342]=0; [.B13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IF([.A1342]&gt;0;[.B1341]+[.A1342];0)" office:value-type="float" office:value="28809" calcext:value-type="float">
            <text:p>28809</text:p>
          </table:table-cell>
          <table:table-cell table:formula="of:=IF([.B1343]=0; [.B13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IF([.A1343]&gt;0;[.B1342]+[.A1343];0)" office:value-type="float" office:value="33175" calcext:value-type="float">
            <text:p>33175</text:p>
          </table:table-cell>
          <table:table-cell table:formula="of:=IF([.B1344]=0; [.B13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formula="of:=IF([.A1344]&gt;0;[.B1343]+[.A1344];0)" office:value-type="float" office:value="39902" calcext:value-type="float">
            <text:p>39902</text:p>
          </table:table-cell>
          <table:table-cell table:formula="of:=IF([.B1345]=0; [.B13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formula="of:=IF([.A1345]&gt;0;[.B1344]+[.A1345];0)" office:value-type="float" office:value="45112" calcext:value-type="float">
            <text:p>45112</text:p>
          </table:table-cell>
          <table:table-cell table:formula="of:=IF([.B1346]=0; [.B13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IF([.A1346]&gt;0;[.B1345]+[.A1346];0)" office:value-type="float" office:value="46380" calcext:value-type="float">
            <text:p>46380</text:p>
          </table:table-cell>
          <table:table-cell table:formula="of:=IF([.B1347]=0; [.B13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formula="of:=IF([.A1347]&gt;0;[.B1346]+[.A1347];0)" office:value-type="float" office:value="53534" calcext:value-type="float">
            <text:p>53534</text:p>
          </table:table-cell>
          <table:table-cell table:formula="of:=IF([.B1348]=0; [.B1347]; &quot;&quot;)" office:value-type="float" office:value="53534" calcext:value-type="float">
            <text:p>53534</text:p>
          </table:table-cell>
          <table:table-cell table:number-columns-repeated="2"/>
        </table:table-row>
        <table:table-row table:style-name="ro1">
          <table:table-cell/>
          <table:table-cell table:formula="of:=IF([.A1348]&gt;0;[.B1347]+[.A1348];0)" office:value-type="float" office:value="0" calcext:value-type="float">
            <text:p>0</text:p>
          </table:table-cell>
          <table:table-cell table:formula="of:=IF([.B1349]=0; [.B13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IF([.A1349]&gt;0;[.B1348]+[.A1349];0)" office:value-type="float" office:value="1050" calcext:value-type="float">
            <text:p>1050</text:p>
          </table:table-cell>
          <table:table-cell table:formula="of:=IF([.B1350]=0; [.B13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formula="of:=IF([.A1350]&gt;0;[.B1349]+[.A1350];0)" office:value-type="float" office:value="5956" calcext:value-type="float">
            <text:p>5956</text:p>
          </table:table-cell>
          <table:table-cell table:formula="of:=IF([.B1351]=0; [.B13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IF([.A1351]&gt;0;[.B1350]+[.A1351];0)" office:value-type="float" office:value="11554" calcext:value-type="float">
            <text:p>11554</text:p>
          </table:table-cell>
          <table:table-cell table:formula="of:=IF([.B1352]=0; [.B13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[.A1352]&gt;0;[.B1351]+[.A1352];0)" office:value-type="float" office:value="13471" calcext:value-type="float">
            <text:p>13471</text:p>
          </table:table-cell>
          <table:table-cell table:formula="of:=IF([.B1353]=0; [.B13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IF([.A1353]&gt;0;[.B1352]+[.A1353];0)" office:value-type="float" office:value="14508" calcext:value-type="float">
            <text:p>14508</text:p>
          </table:table-cell>
          <table:table-cell table:formula="of:=IF([.B1354]=0; [.B13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formula="of:=IF([.A1354]&gt;0;[.B1353]+[.A1354];0)" office:value-type="float" office:value="20901" calcext:value-type="float">
            <text:p>20901</text:p>
          </table:table-cell>
          <table:table-cell table:formula="of:=IF([.B1355]=0; [.B13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IF([.A1355]&gt;0;[.B1354]+[.A1355];0)" office:value-type="float" office:value="22010" calcext:value-type="float">
            <text:p>22010</text:p>
          </table:table-cell>
          <table:table-cell table:formula="of:=IF([.B1356]=0; [.B13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IF([.A1356]&gt;0;[.B1355]+[.A1356];0)" office:value-type="float" office:value="24465" calcext:value-type="float">
            <text:p>24465</text:p>
          </table:table-cell>
          <table:table-cell table:formula="of:=IF([.B1357]=0; [.B13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IF([.A1357]&gt;0;[.B1356]+[.A1357];0)" office:value-type="float" office:value="27861" calcext:value-type="float">
            <text:p>27861</text:p>
          </table:table-cell>
          <table:table-cell table:formula="of:=IF([.B1358]=0; [.B13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IF([.A1358]&gt;0;[.B1357]+[.A1358];0)" office:value-type="float" office:value="30277" calcext:value-type="float">
            <text:p>30277</text:p>
          </table:table-cell>
          <table:table-cell table:formula="of:=IF([.B1359]=0; [.B13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formula="of:=IF([.A1359]&gt;0;[.B1358]+[.A1359];0)" office:value-type="float" office:value="36274" calcext:value-type="float">
            <text:p>36274</text:p>
          </table:table-cell>
          <table:table-cell table:formula="of:=IF([.B1360]=0; [.B13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formula="of:=IF([.A1360]&gt;0;[.B1359]+[.A1360];0)" office:value-type="float" office:value="40815" calcext:value-type="float">
            <text:p>40815</text:p>
          </table:table-cell>
          <table:table-cell table:formula="of:=IF([.B1361]=0; [.B13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IF([.A1361]&gt;0;[.B1360]+[.A1361];0)" office:value-type="float" office:value="44107" calcext:value-type="float">
            <text:p>44107</text:p>
          </table:table-cell>
          <table:table-cell table:formula="of:=IF([.B1362]=0; [.B13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IF([.A1362]&gt;0;[.B1361]+[.A1362];0)" office:value-type="float" office:value="50276" calcext:value-type="float">
            <text:p>50276</text:p>
          </table:table-cell>
          <table:table-cell table:formula="of:=IF([.B1363]=0; [.B1362]; &quot;&quot;)" office:value-type="float" office:value="50276" calcext:value-type="float">
            <text:p>50276</text:p>
          </table:table-cell>
          <table:table-cell table:number-columns-repeated="2"/>
        </table:table-row>
        <table:table-row table:style-name="ro1">
          <table:table-cell/>
          <table:table-cell table:formula="of:=IF([.A1363]&gt;0;[.B1362]+[.A1363];0)" office:value-type="float" office:value="0" calcext:value-type="float">
            <text:p>0</text:p>
          </table:table-cell>
          <table:table-cell table:formula="of:=IF([.B1364]=0; [.B13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IF([.A1364]&gt;0;[.B1363]+[.A1364];0)" office:value-type="float" office:value="3863" calcext:value-type="float">
            <text:p>3863</text:p>
          </table:table-cell>
          <table:table-cell table:formula="of:=IF([.B1365]=0; [.B13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formula="of:=IF([.A1365]&gt;0;[.B1364]+[.A1365];0)" office:value-type="float" office:value="8687" calcext:value-type="float">
            <text:p>8687</text:p>
          </table:table-cell>
          <table:table-cell table:formula="of:=IF([.B1366]=0; [.B13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IF([.A1366]&gt;0;[.B1365]+[.A1366];0)" office:value-type="float" office:value="12376" calcext:value-type="float">
            <text:p>12376</text:p>
          </table:table-cell>
          <table:table-cell table:formula="of:=IF([.B1367]=0; [.B13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IF([.A1367]&gt;0;[.B1366]+[.A1367];0)" office:value-type="float" office:value="13650" calcext:value-type="float">
            <text:p>13650</text:p>
          </table:table-cell>
          <table:table-cell table:formula="of:=IF([.B1368]=0; [.B13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IF([.A1368]&gt;0;[.B1367]+[.A1368];0)" office:value-type="float" office:value="19090" calcext:value-type="float">
            <text:p>19090</text:p>
          </table:table-cell>
          <table:table-cell table:formula="of:=IF([.B1369]=0; [.B13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IF([.A1369]&gt;0;[.B1368]+[.A1369];0)" office:value-type="float" office:value="21558" calcext:value-type="float">
            <text:p>21558</text:p>
          </table:table-cell>
          <table:table-cell table:formula="of:=IF([.B1370]=0; [.B13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formula="of:=IF([.A1370]&gt;0;[.B1369]+[.A1370];0)" office:value-type="float" office:value="25090" calcext:value-type="float">
            <text:p>25090</text:p>
          </table:table-cell>
          <table:table-cell table:formula="of:=IF([.B1371]=0; [.B13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formula="of:=IF([.A1371]&gt;0;[.B1370]+[.A1371];0)" office:value-type="float" office:value="28816" calcext:value-type="float">
            <text:p>28816</text:p>
          </table:table-cell>
          <table:table-cell table:formula="of:=IF([.B1372]=0; [.B13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IF([.A1372]&gt;0;[.B1371]+[.A1372];0)" office:value-type="float" office:value="31350" calcext:value-type="float">
            <text:p>31350</text:p>
          </table:table-cell>
          <table:table-cell table:formula="of:=IF([.B1373]=0; [.B13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IF([.A1373]&gt;0;[.B1372]+[.A1373];0)" office:value-type="float" office:value="32700" calcext:value-type="float">
            <text:p>32700</text:p>
          </table:table-cell>
          <table:table-cell table:formula="of:=IF([.B1374]=0; [.B13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.A1374]&gt;0;[.B1373]+[.A1374];0)" office:value-type="float" office:value="38509" calcext:value-type="float">
            <text:p>38509</text:p>
          </table:table-cell>
          <table:table-cell table:formula="of:=IF([.B1375]=0; [.B13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IF([.A1375]&gt;0;[.B1374]+[.A1375];0)" office:value-type="float" office:value="41317" calcext:value-type="float">
            <text:p>41317</text:p>
          </table:table-cell>
          <table:table-cell table:formula="of:=IF([.B1376]=0; [.B13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IF([.A1376]&gt;0;[.B1375]+[.A1376];0)" office:value-type="float" office:value="46730" calcext:value-type="float">
            <text:p>46730</text:p>
          </table:table-cell>
          <table:table-cell table:formula="of:=IF([.B1377]=0; [.B1376]; &quot;&quot;)" office:value-type="float" office:value="46730" calcext:value-type="float">
            <text:p>46730</text:p>
          </table:table-cell>
          <table:table-cell table:number-columns-repeated="2"/>
        </table:table-row>
        <table:table-row table:style-name="ro1">
          <table:table-cell/>
          <table:table-cell table:formula="of:=IF([.A1377]&gt;0;[.B1376]+[.A1377];0)" office:value-type="float" office:value="0" calcext:value-type="float">
            <text:p>0</text:p>
          </table:table-cell>
          <table:table-cell table:formula="of:=IF([.B1378]=0; [.B13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formula="of:=IF([.A1378]&gt;0;[.B1377]+[.A1378];0)" office:value-type="float" office:value="5625" calcext:value-type="float">
            <text:p>5625</text:p>
          </table:table-cell>
          <table:table-cell table:formula="of:=IF([.B1379]=0; [.B13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formula="of:=IF([.A1379]&gt;0;[.B1378]+[.A1379];0)" office:value-type="float" office:value="15172" calcext:value-type="float">
            <text:p>15172</text:p>
          </table:table-cell>
          <table:table-cell table:formula="of:=IF([.B1380]=0; [.B13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formula="of:=IF([.A1380]&gt;0;[.B1379]+[.A1380];0)" office:value-type="float" office:value="24221" calcext:value-type="float">
            <text:p>24221</text:p>
          </table:table-cell>
          <table:table-cell table:formula="of:=IF([.B1381]=0; [.B13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formula="of:=IF([.A1381]&gt;0;[.B1380]+[.A1381];0)" office:value-type="float" office:value="29174" calcext:value-type="float">
            <text:p>29174</text:p>
          </table:table-cell>
          <table:table-cell table:formula="of:=IF([.B1382]=0; [.B13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formula="of:=IF([.A1382]&gt;0;[.B1381]+[.A1382];0)" office:value-type="float" office:value="39703" calcext:value-type="float">
            <text:p>39703</text:p>
          </table:table-cell>
          <table:table-cell table:formula="of:=IF([.B1383]=0; [.B13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formula="of:=IF([.A1383]&gt;0;[.B1382]+[.A1383];0)" office:value-type="float" office:value="45359" calcext:value-type="float">
            <text:p>45359</text:p>
          </table:table-cell>
          <table:table-cell table:formula="of:=IF([.B1384]=0; [.B13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IF([.A1384]&gt;0;[.B1383]+[.A1384];0)" office:value-type="float" office:value="50782" calcext:value-type="float">
            <text:p>50782</text:p>
          </table:table-cell>
          <table:table-cell table:formula="of:=IF([.B1385]=0; [.B13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330" calcext:value-type="float">
            <text:p>10330</text:p>
          </table:table-cell>
          <table:table-cell table:formula="of:=IF([.A1385]&gt;0;[.B1384]+[.A1385];0)" office:value-type="float" office:value="61112" calcext:value-type="float">
            <text:p>61112</text:p>
          </table:table-cell>
          <table:table-cell table:formula="of:=IF([.B1386]=0; [.B1385]; &quot;&quot;)" office:value-type="float" office:value="61112" calcext:value-type="float">
            <text:p>61112</text:p>
          </table:table-cell>
          <table:table-cell table:number-columns-repeated="2"/>
        </table:table-row>
        <table:table-row table:style-name="ro1">
          <table:table-cell/>
          <table:table-cell table:formula="of:=IF([.A1386]&gt;0;[.B1385]+[.A1386];0)" office:value-type="float" office:value="0" calcext:value-type="float">
            <text:p>0</text:p>
          </table:table-cell>
          <table:table-cell table:formula="of:=IF([.B1387]=0; [.B13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formula="of:=IF([.A1387]&gt;0;[.B1386]+[.A1387];0)" office:value-type="float" office:value="3362" calcext:value-type="float">
            <text:p>3362</text:p>
          </table:table-cell>
          <table:table-cell table:formula="of:=IF([.B1388]=0; [.B13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IF([.A1388]&gt;0;[.B1387]+[.A1388];0)" office:value-type="float" office:value="6554" calcext:value-type="float">
            <text:p>6554</text:p>
          </table:table-cell>
          <table:table-cell table:formula="of:=IF([.B1389]=0; [.B13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IF([.A1389]&gt;0;[.B1388]+[.A1389];0)" office:value-type="float" office:value="8357" calcext:value-type="float">
            <text:p>8357</text:p>
          </table:table-cell>
          <table:table-cell table:formula="of:=IF([.B1390]=0; [.B13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128" calcext:value-type="float">
            <text:p>10128</text:p>
          </table:table-cell>
          <table:table-cell table:formula="of:=IF([.A1390]&gt;0;[.B1389]+[.A1390];0)" office:value-type="float" office:value="18485" calcext:value-type="float">
            <text:p>18485</text:p>
          </table:table-cell>
          <table:table-cell table:formula="of:=IF([.B1391]=0; [.B13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464" calcext:value-type="float">
            <text:p>10464</text:p>
          </table:table-cell>
          <table:table-cell table:formula="of:=IF([.A1391]&gt;0;[.B1390]+[.A1391];0)" office:value-type="float" office:value="28949" calcext:value-type="float">
            <text:p>28949</text:p>
          </table:table-cell>
          <table:table-cell table:formula="of:=IF([.B1392]=0; [.B13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formula="of:=IF([.A1392]&gt;0;[.B1391]+[.A1392];0)" office:value-type="float" office:value="35844" calcext:value-type="float">
            <text:p>35844</text:p>
          </table:table-cell>
          <table:table-cell table:formula="of:=IF([.B1393]=0; [.B13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formula="of:=IF([.A1393]&gt;0;[.B1392]+[.A1393];0)" office:value-type="float" office:value="43160" calcext:value-type="float">
            <text:p>43160</text:p>
          </table:table-cell>
          <table:table-cell table:formula="of:=IF([.B1394]=0; [.B13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formula="of:=IF([.A1394]&gt;0;[.B1393]+[.A1394];0)" office:value-type="float" office:value="49176" calcext:value-type="float">
            <text:p>49176</text:p>
          </table:table-cell>
          <table:table-cell table:formula="of:=IF([.B1395]=0; [.B1394]; &quot;&quot;)" office:value-type="float" office:value="49176" calcext:value-type="float">
            <text:p>49176</text:p>
          </table:table-cell>
          <table:table-cell table:number-columns-repeated="2"/>
        </table:table-row>
        <table:table-row table:style-name="ro1">
          <table:table-cell/>
          <table:table-cell table:formula="of:=IF([.A1395]&gt;0;[.B1394]+[.A1395];0)" office:value-type="float" office:value="0" calcext:value-type="float">
            <text:p>0</text:p>
          </table:table-cell>
          <table:table-cell table:formula="of:=IF([.B1396]=0; [.B13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IF([.A1396]&gt;0;[.B1395]+[.A1396];0)" office:value-type="float" office:value="4023" calcext:value-type="float">
            <text:p>4023</text:p>
          </table:table-cell>
          <table:table-cell table:formula="of:=IF([.B1397]=0; [.B13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IF([.A1397]&gt;0;[.B1396]+[.A1397];0)" office:value-type="float" office:value="10131" calcext:value-type="float">
            <text:p>10131</text:p>
          </table:table-cell>
          <table:table-cell table:formula="of:=IF([.B1398]=0; [.B13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formula="of:=IF([.A1398]&gt;0;[.B1397]+[.A1398];0)" office:value-type="float" office:value="15873" calcext:value-type="float">
            <text:p>15873</text:p>
          </table:table-cell>
          <table:table-cell table:formula="of:=IF([.B1399]=0; [.B13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IF([.A1399]&gt;0;[.B1398]+[.A1399];0)" office:value-type="float" office:value="22348" calcext:value-type="float">
            <text:p>22348</text:p>
          </table:table-cell>
          <table:table-cell table:formula="of:=IF([.B1400]=0; [.B13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formula="of:=IF([.A1400]&gt;0;[.B1399]+[.A1400];0)" office:value-type="float" office:value="25855" calcext:value-type="float">
            <text:p>25855</text:p>
          </table:table-cell>
          <table:table-cell table:formula="of:=IF([.B1401]=0; [.B14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formula="of:=IF([.A1401]&gt;0;[.B1400]+[.A1401];0)" office:value-type="float" office:value="29499" calcext:value-type="float">
            <text:p>29499</text:p>
          </table:table-cell>
          <table:table-cell table:formula="of:=IF([.B1402]=0; [.B14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IF([.A1402]&gt;0;[.B1401]+[.A1402];0)" office:value-type="float" office:value="31946" calcext:value-type="float">
            <text:p>31946</text:p>
          </table:table-cell>
          <table:table-cell table:formula="of:=IF([.B1403]=0; [.B14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1403]&gt;0;[.B1402]+[.A1403];0)" office:value-type="float" office:value="34692" calcext:value-type="float">
            <text:p>34692</text:p>
          </table:table-cell>
          <table:table-cell table:formula="of:=IF([.B1404]=0; [.B14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1404]&gt;0;[.B1403]+[.A1404];0)" office:value-type="float" office:value="36717" calcext:value-type="float">
            <text:p>36717</text:p>
          </table:table-cell>
          <table:table-cell table:formula="of:=IF([.B1405]=0; [.B14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.A1405]&gt;0;[.B1404]+[.A1405];0)" office:value-type="float" office:value="41526" calcext:value-type="float">
            <text:p>41526</text:p>
          </table:table-cell>
          <table:table-cell table:formula="of:=IF([.B1406]=0; [.B14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formula="of:=IF([.A1406]&gt;0;[.B1405]+[.A1406];0)" office:value-type="float" office:value="46882" calcext:value-type="float">
            <text:p>46882</text:p>
          </table:table-cell>
          <table:table-cell table:formula="of:=IF([.B1407]=0; [.B1406]; &quot;&quot;)" office:value-type="float" office:value="46882" calcext:value-type="float">
            <text:p>46882</text:p>
          </table:table-cell>
          <table:table-cell table:number-columns-repeated="2"/>
        </table:table-row>
        <table:table-row table:style-name="ro1">
          <table:table-cell/>
          <table:table-cell table:formula="of:=IF([.A1407]&gt;0;[.B1406]+[.A1407];0)" office:value-type="float" office:value="0" calcext:value-type="float">
            <text:p>0</text:p>
          </table:table-cell>
          <table:table-cell table:formula="of:=IF([.B1408]=0; [.B14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IF([.A1408]&gt;0;[.B1407]+[.A1408];0)" office:value-type="float" office:value="5481" calcext:value-type="float">
            <text:p>5481</text:p>
          </table:table-cell>
          <table:table-cell table:formula="of:=IF([.B1409]=0; [.B14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formula="of:=IF([.A1409]&gt;0;[.B1408]+[.A1409];0)" office:value-type="float" office:value="10509" calcext:value-type="float">
            <text:p>10509</text:p>
          </table:table-cell>
          <table:table-cell table:formula="of:=IF([.B1410]=0; [.B14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formula="of:=IF([.A1410]&gt;0;[.B1409]+[.A1410];0)" office:value-type="float" office:value="13943" calcext:value-type="float">
            <text:p>13943</text:p>
          </table:table-cell>
          <table:table-cell table:formula="of:=IF([.B1411]=0; [.B14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IF([.A1411]&gt;0;[.B1410]+[.A1411];0)" office:value-type="float" office:value="16535" calcext:value-type="float">
            <text:p>16535</text:p>
          </table:table-cell>
          <table:table-cell table:formula="of:=IF([.B1412]=0; [.B14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formula="of:=IF([.A1412]&gt;0;[.B1411]+[.A1412];0)" office:value-type="float" office:value="19299" calcext:value-type="float">
            <text:p>19299</text:p>
          </table:table-cell>
          <table:table-cell table:formula="of:=IF([.B1413]=0; [.B14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IF([.A1413]&gt;0;[.B1412]+[.A1413];0)" office:value-type="float" office:value="23880" calcext:value-type="float">
            <text:p>23880</text:p>
          </table:table-cell>
          <table:table-cell table:formula="of:=IF([.B1414]=0; [.B14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formula="of:=IF([.A1414]&gt;0;[.B1413]+[.A1414];0)" office:value-type="float" office:value="29011" calcext:value-type="float">
            <text:p>29011</text:p>
          </table:table-cell>
          <table:table-cell table:formula="of:=IF([.B1415]=0; [.B14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IF([.A1415]&gt;0;[.B1414]+[.A1415];0)" office:value-type="float" office:value="35590" calcext:value-type="float">
            <text:p>35590</text:p>
          </table:table-cell>
          <table:table-cell table:formula="of:=IF([.B1416]=0; [.B14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formula="of:=IF([.A1416]&gt;0;[.B1415]+[.A1416];0)" office:value-type="float" office:value="39278" calcext:value-type="float">
            <text:p>39278</text:p>
          </table:table-cell>
          <table:table-cell table:formula="of:=IF([.B1417]=0; [.B14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IF([.A1417]&gt;0;[.B1416]+[.A1417];0)" office:value-type="float" office:value="43109" calcext:value-type="float">
            <text:p>43109</text:p>
          </table:table-cell>
          <table:table-cell table:formula="of:=IF([.B1418]=0; [.B14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IF([.A1418]&gt;0;[.B1417]+[.A1418];0)" office:value-type="float" office:value="45747" calcext:value-type="float">
            <text:p>45747</text:p>
          </table:table-cell>
          <table:table-cell table:formula="of:=IF([.B1419]=0; [.B14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formula="of:=IF([.A1419]&gt;0;[.B1418]+[.A1419];0)" office:value-type="float" office:value="52667" calcext:value-type="float">
            <text:p>52667</text:p>
          </table:table-cell>
          <table:table-cell table:formula="of:=IF([.B1420]=0; [.B1419]; &quot;&quot;)" office:value-type="float" office:value="52667" calcext:value-type="float">
            <text:p>52667</text:p>
          </table:table-cell>
          <table:table-cell table:number-columns-repeated="2"/>
        </table:table-row>
        <table:table-row table:style-name="ro1">
          <table:table-cell/>
          <table:table-cell table:formula="of:=IF([.A1420]&gt;0;[.B1419]+[.A1420];0)" office:value-type="float" office:value="0" calcext:value-type="float">
            <text:p>0</text:p>
          </table:table-cell>
          <table:table-cell table:formula="of:=IF([.B1421]=0; [.B14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426" calcext:value-type="float">
            <text:p>15426</text:p>
          </table:table-cell>
          <table:table-cell table:formula="of:=IF([.A1421]&gt;0;[.B1420]+[.A1421];0)" office:value-type="float" office:value="15426" calcext:value-type="float">
            <text:p>15426</text:p>
          </table:table-cell>
          <table:table-cell table:formula="of:=IF([.B1422]=0; [.B14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544" calcext:value-type="float">
            <text:p>10544</text:p>
          </table:table-cell>
          <table:table-cell table:formula="of:=IF([.A1422]&gt;0;[.B1421]+[.A1422];0)" office:value-type="float" office:value="25970" calcext:value-type="float">
            <text:p>25970</text:p>
          </table:table-cell>
          <table:table-cell table:formula="of:=IF([.B1423]=0; [.B14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670" calcext:value-type="float">
            <text:p>15670</text:p>
          </table:table-cell>
          <table:table-cell table:formula="of:=IF([.A1423]&gt;0;[.B1422]+[.A1423];0)" office:value-type="float" office:value="41640" calcext:value-type="float">
            <text:p>41640</text:p>
          </table:table-cell>
          <table:table-cell table:formula="of:=IF([.B1424]=0; [.B14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formula="of:=IF([.A1424]&gt;0;[.B1423]+[.A1424];0)" office:value-type="float" office:value="51836" calcext:value-type="float">
            <text:p>51836</text:p>
          </table:table-cell>
          <table:table-cell table:formula="of:=IF([.B1425]=0; [.B14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450" calcext:value-type="float">
            <text:p>10450</text:p>
          </table:table-cell>
          <table:table-cell table:formula="of:=IF([.A1425]&gt;0;[.B1424]+[.A1425];0)" office:value-type="float" office:value="62286" calcext:value-type="float">
            <text:p>62286</text:p>
          </table:table-cell>
          <table:table-cell table:formula="of:=IF([.B1426]=0; [.B1425]; &quot;&quot;)" office:value-type="float" office:value="62286" calcext:value-type="float">
            <text:p>62286</text:p>
          </table:table-cell>
          <table:table-cell table:number-columns-repeated="2"/>
        </table:table-row>
        <table:table-row table:style-name="ro1">
          <table:table-cell/>
          <table:table-cell table:formula="of:=IF([.A1426]&gt;0;[.B1425]+[.A1426];0)" office:value-type="float" office:value="0" calcext:value-type="float">
            <text:p>0</text:p>
          </table:table-cell>
          <table:table-cell table:formula="of:=IF([.B1427]=0; [.B14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IF([.A1427]&gt;0;[.B1426]+[.A1427];0)" office:value-type="float" office:value="3950" calcext:value-type="float">
            <text:p>3950</text:p>
          </table:table-cell>
          <table:table-cell table:formula="of:=IF([.B1428]=0; [.B14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1428]&gt;0;[.B1427]+[.A1428];0)" office:value-type="float" office:value="5528" calcext:value-type="float">
            <text:p>5528</text:p>
          </table:table-cell>
          <table:table-cell table:formula="of:=IF([.B1429]=0; [.B14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formula="of:=IF([.A1429]&gt;0;[.B1428]+[.A1429];0)" office:value-type="float" office:value="13011" calcext:value-type="float">
            <text:p>13011</text:p>
          </table:table-cell>
          <table:table-cell table:formula="of:=IF([.B1430]=0; [.B14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formula="of:=IF([.A1430]&gt;0;[.B1429]+[.A1430];0)" office:value-type="float" office:value="19333" calcext:value-type="float">
            <text:p>19333</text:p>
          </table:table-cell>
          <table:table-cell table:formula="of:=IF([.B1431]=0; [.B14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[.A1431]&gt;0;[.B1430]+[.A1431];0)" office:value-type="float" office:value="25501" calcext:value-type="float">
            <text:p>25501</text:p>
          </table:table-cell>
          <table:table-cell table:formula="of:=IF([.B1432]=0; [.B14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formula="of:=IF([.A1432]&gt;0;[.B1431]+[.A1432];0)" office:value-type="float" office:value="30572" calcext:value-type="float">
            <text:p>30572</text:p>
          </table:table-cell>
          <table:table-cell table:formula="of:=IF([.B1433]=0; [.B14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IF([.A1433]&gt;0;[.B1432]+[.A1433];0)" office:value-type="float" office:value="32531" calcext:value-type="float">
            <text:p>32531</text:p>
          </table:table-cell>
          <table:table-cell table:formula="of:=IF([.B1434]=0; [.B14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IF([.A1434]&gt;0;[.B1433]+[.A1434];0)" office:value-type="float" office:value="39144" calcext:value-type="float">
            <text:p>39144</text:p>
          </table:table-cell>
          <table:table-cell table:formula="of:=IF([.B1435]=0; [.B14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IF([.A1435]&gt;0;[.B1434]+[.A1435];0)" office:value-type="float" office:value="41672" calcext:value-type="float">
            <text:p>41672</text:p>
          </table:table-cell>
          <table:table-cell table:formula="of:=IF([.B1436]=0; [.B14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IF([.A1436]&gt;0;[.B1435]+[.A1436];0)" office:value-type="float" office:value="42827" calcext:value-type="float">
            <text:p>42827</text:p>
          </table:table-cell>
          <table:table-cell table:formula="of:=IF([.B1437]=0; [.B14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437]&gt;0;[.B1436]+[.A1437];0)" office:value-type="float" office:value="49478" calcext:value-type="float">
            <text:p>49478</text:p>
          </table:table-cell>
          <table:table-cell table:formula="of:=IF([.B1438]=0; [.B1437]; &quot;&quot;)" office:value-type="float" office:value="49478" calcext:value-type="float">
            <text:p>49478</text:p>
          </table:table-cell>
          <table:table-cell table:number-columns-repeated="2"/>
        </table:table-row>
        <table:table-row table:style-name="ro1">
          <table:table-cell/>
          <table:table-cell table:formula="of:=IF([.A1438]&gt;0;[.B1437]+[.A1438];0)" office:value-type="float" office:value="0" calcext:value-type="float">
            <text:p>0</text:p>
          </table:table-cell>
          <table:table-cell table:formula="of:=IF([.B1439]=0; [.B14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formula="of:=IF([.A1439]&gt;0;[.B1438]+[.A1439];0)" office:value-type="float" office:value="8933" calcext:value-type="float">
            <text:p>8933</text:p>
          </table:table-cell>
          <table:table-cell table:formula="of:=IF([.B1440]=0; [.B14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formula="of:=IF([.A1440]&gt;0;[.B1439]+[.A1440];0)" office:value-type="float" office:value="16304" calcext:value-type="float">
            <text:p>16304</text:p>
          </table:table-cell>
          <table:table-cell table:formula="of:=IF([.B1441]=0; [.B14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formula="of:=IF([.A1441]&gt;0;[.B1440]+[.A1441];0)" office:value-type="float" office:value="23545" calcext:value-type="float">
            <text:p>23545</text:p>
          </table:table-cell>
          <table:table-cell table:formula="of:=IF([.B1442]=0; [.B14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IF([.A1442]&gt;0;[.B1441]+[.A1442];0)" office:value-type="float" office:value="26370" calcext:value-type="float">
            <text:p>26370</text:p>
          </table:table-cell>
          <table:table-cell table:formula="of:=IF([.B1443]=0; [.B14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IF([.A1443]&gt;0;[.B1442]+[.A1443];0)" office:value-type="float" office:value="29682" calcext:value-type="float">
            <text:p>29682</text:p>
          </table:table-cell>
          <table:table-cell table:formula="of:=IF([.B1444]=0; [.B14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444]&gt;0;[.B1443]+[.A1444];0)" office:value-type="float" office:value="35311" calcext:value-type="float">
            <text:p>35311</text:p>
          </table:table-cell>
          <table:table-cell table:formula="of:=IF([.B1445]=0; [.B14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IF([.A1445]&gt;0;[.B1444]+[.A1445];0)" office:value-type="float" office:value="40880" calcext:value-type="float">
            <text:p>40880</text:p>
          </table:table-cell>
          <table:table-cell table:formula="of:=IF([.B1446]=0; [.B14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IF([.A1446]&gt;0;[.B1445]+[.A1446];0)" office:value-type="float" office:value="42356" calcext:value-type="float">
            <text:p>42356</text:p>
          </table:table-cell>
          <table:table-cell table:formula="of:=IF([.B1447]=0; [.B14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formula="of:=IF([.A1447]&gt;0;[.B1446]+[.A1447];0)" office:value-type="float" office:value="50231" calcext:value-type="float">
            <text:p>50231</text:p>
          </table:table-cell>
          <table:table-cell table:formula="of:=IF([.B1448]=0; [.B1447]; &quot;&quot;)" office:value-type="float" office:value="50231" calcext:value-type="float">
            <text:p>50231</text:p>
          </table:table-cell>
          <table:table-cell table:number-columns-repeated="2"/>
        </table:table-row>
        <table:table-row table:style-name="ro1">
          <table:table-cell/>
          <table:table-cell table:formula="of:=IF([.A1448]&gt;0;[.B1447]+[.A1448];0)" office:value-type="float" office:value="0" calcext:value-type="float">
            <text:p>0</text:p>
          </table:table-cell>
          <table:table-cell table:formula="of:=IF([.B1449]=0; [.B14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formula="of:=IF([.A1449]&gt;0;[.B1448]+[.A1449];0)" office:value-type="float" office:value="6063" calcext:value-type="float">
            <text:p>6063</text:p>
          </table:table-cell>
          <table:table-cell table:formula="of:=IF([.B1450]=0; [.B14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formula="of:=IF([.A1450]&gt;0;[.B1449]+[.A1450];0)" office:value-type="float" office:value="14422" calcext:value-type="float">
            <text:p>14422</text:p>
          </table:table-cell>
          <table:table-cell table:formula="of:=IF([.B1451]=0; [.B14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IF([.A1451]&gt;0;[.B1450]+[.A1451];0)" office:value-type="float" office:value="22447" calcext:value-type="float">
            <text:p>22447</text:p>
          </table:table-cell>
          <table:table-cell table:formula="of:=IF([.B1452]=0; [.B14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IF([.A1452]&gt;0;[.B1451]+[.A1452];0)" office:value-type="float" office:value="29456" calcext:value-type="float">
            <text:p>29456</text:p>
          </table:table-cell>
          <table:table-cell table:formula="of:=IF([.B1453]=0; [.B14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IF([.A1453]&gt;0;[.B1452]+[.A1453];0)" office:value-type="float" office:value="32300" calcext:value-type="float">
            <text:p>32300</text:p>
          </table:table-cell>
          <table:table-cell table:formula="of:=IF([.B1454]=0; [.B14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formula="of:=IF([.A1454]&gt;0;[.B1453]+[.A1454];0)" office:value-type="float" office:value="38298" calcext:value-type="float">
            <text:p>38298</text:p>
          </table:table-cell>
          <table:table-cell table:formula="of:=IF([.B1455]=0; [.B14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IF([.A1455]&gt;0;[.B1454]+[.A1455];0)" office:value-type="float" office:value="40470" calcext:value-type="float">
            <text:p>40470</text:p>
          </table:table-cell>
          <table:table-cell table:formula="of:=IF([.B1456]=0; [.B14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formula="of:=IF([.A1456]&gt;0;[.B1455]+[.A1456];0)" office:value-type="float" office:value="45557" calcext:value-type="float">
            <text:p>45557</text:p>
          </table:table-cell>
          <table:table-cell table:formula="of:=IF([.B1457]=0; [.B1456]; &quot;&quot;)" office:value-type="float" office:value="45557" calcext:value-type="float">
            <text:p>45557</text:p>
          </table:table-cell>
          <table:table-cell table:number-columns-repeated="2"/>
        </table:table-row>
        <table:table-row table:style-name="ro1">
          <table:table-cell/>
          <table:table-cell table:formula="of:=IF([.A1457]&gt;0;[.B1456]+[.A1457];0)" office:value-type="float" office:value="0" calcext:value-type="float">
            <text:p>0</text:p>
          </table:table-cell>
          <table:table-cell table:formula="of:=IF([.B1458]=0; [.B14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IF([.A1458]&gt;0;[.B1457]+[.A1458];0)" office:value-type="float" office:value="3012" calcext:value-type="float">
            <text:p>3012</text:p>
          </table:table-cell>
          <table:table-cell table:formula="of:=IF([.B1459]=0; [.B14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formula="of:=IF([.A1459]&gt;0;[.B1458]+[.A1459];0)" office:value-type="float" office:value="7601" calcext:value-type="float">
            <text:p>7601</text:p>
          </table:table-cell>
          <table:table-cell table:formula="of:=IF([.B1460]=0; [.B14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IF([.A1460]&gt;0;[.B1459]+[.A1460];0)" office:value-type="float" office:value="10029" calcext:value-type="float">
            <text:p>10029</text:p>
          </table:table-cell>
          <table:table-cell table:formula="of:=IF([.B1461]=0; [.B14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IF([.A1461]&gt;0;[.B1460]+[.A1461];0)" office:value-type="float" office:value="14354" calcext:value-type="float">
            <text:p>14354</text:p>
          </table:table-cell>
          <table:table-cell table:formula="of:=IF([.B1462]=0; [.B14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IF([.A1462]&gt;0;[.B1461]+[.A1462];0)" office:value-type="float" office:value="16830" calcext:value-type="float">
            <text:p>16830</text:p>
          </table:table-cell>
          <table:table-cell table:formula="of:=IF([.B1463]=0; [.B14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IF([.A1463]&gt;0;[.B1462]+[.A1463];0)" office:value-type="float" office:value="21261" calcext:value-type="float">
            <text:p>21261</text:p>
          </table:table-cell>
          <table:table-cell table:formula="of:=IF([.B1464]=0; [.B14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IF([.A1464]&gt;0;[.B1463]+[.A1464];0)" office:value-type="float" office:value="22345" calcext:value-type="float">
            <text:p>22345</text:p>
          </table:table-cell>
          <table:table-cell table:formula="of:=IF([.B1465]=0; [.B14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IF([.A1465]&gt;0;[.B1464]+[.A1465];0)" office:value-type="float" office:value="24215" calcext:value-type="float">
            <text:p>24215</text:p>
          </table:table-cell>
          <table:table-cell table:formula="of:=IF([.B1466]=0; [.B14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IF([.A1466]&gt;0;[.B1465]+[.A1466];0)" office:value-type="float" office:value="27932" calcext:value-type="float">
            <text:p>27932</text:p>
          </table:table-cell>
          <table:table-cell table:formula="of:=IF([.B1467]=0; [.B14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IF([.A1467]&gt;0;[.B1466]+[.A1467];0)" office:value-type="float" office:value="33552" calcext:value-type="float">
            <text:p>33552</text:p>
          </table:table-cell>
          <table:table-cell table:formula="of:=IF([.B1468]=0; [.B14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IF([.A1468]&gt;0;[.B1467]+[.A1468];0)" office:value-type="float" office:value="35630" calcext:value-type="float">
            <text:p>35630</text:p>
          </table:table-cell>
          <table:table-cell table:formula="of:=IF([.B1469]=0; [.B14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IF([.A1469]&gt;0;[.B1468]+[.A1469];0)" office:value-type="float" office:value="41180" calcext:value-type="float">
            <text:p>41180</text:p>
          </table:table-cell>
          <table:table-cell table:formula="of:=IF([.B1470]=0; [.B14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IF([.A1470]&gt;0;[.B1469]+[.A1470];0)" office:value-type="float" office:value="44876" calcext:value-type="float">
            <text:p>44876</text:p>
          </table:table-cell>
          <table:table-cell table:formula="of:=IF([.B1471]=0; [.B14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IF([.A1471]&gt;0;[.B1470]+[.A1471];0)" office:value-type="float" office:value="48879" calcext:value-type="float">
            <text:p>48879</text:p>
          </table:table-cell>
          <table:table-cell table:formula="of:=IF([.B1472]=0; [.B1471]; &quot;&quot;)" office:value-type="float" office:value="48879" calcext:value-type="float">
            <text:p>48879</text:p>
          </table:table-cell>
          <table:table-cell table:number-columns-repeated="2"/>
        </table:table-row>
        <table:table-row table:style-name="ro1">
          <table:table-cell/>
          <table:table-cell table:formula="of:=IF([.A1472]&gt;0;[.B1471]+[.A1472];0)" office:value-type="float" office:value="0" calcext:value-type="float">
            <text:p>0</text:p>
          </table:table-cell>
          <table:table-cell table:formula="of:=IF([.B1473]=0; [.B14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043" calcext:value-type="float">
            <text:p>12043</text:p>
          </table:table-cell>
          <table:table-cell table:formula="of:=IF([.A1473]&gt;0;[.B1472]+[.A1473];0)" office:value-type="float" office:value="12043" calcext:value-type="float">
            <text:p>12043</text:p>
          </table:table-cell>
          <table:table-cell table:formula="of:=IF([.B1474]=0; [.B14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21" calcext:value-type="float">
            <text:p>10021</text:p>
          </table:table-cell>
          <table:table-cell table:formula="of:=IF([.A1474]&gt;0;[.B1473]+[.A1474];0)" office:value-type="float" office:value="22064" calcext:value-type="float">
            <text:p>22064</text:p>
          </table:table-cell>
          <table:table-cell table:formula="of:=IF([.B1475]=0; [.B14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260" calcext:value-type="float">
            <text:p>12260</text:p>
          </table:table-cell>
          <table:table-cell table:formula="of:=IF([.A1475]&gt;0;[.B1474]+[.A1475];0)" office:value-type="float" office:value="34324" calcext:value-type="float">
            <text:p>34324</text:p>
          </table:table-cell>
          <table:table-cell table:formula="of:=IF([.B1476]=0; [.B14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676" calcext:value-type="float">
            <text:p>11676</text:p>
          </table:table-cell>
          <table:table-cell table:formula="of:=IF([.A1476]&gt;0;[.B1475]+[.A1476];0)" office:value-type="float" office:value="46000" calcext:value-type="float">
            <text:p>46000</text:p>
          </table:table-cell>
          <table:table-cell table:formula="of:=IF([.B1477]=0; [.B14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1477]&gt;0;[.B1476]+[.A1477];0)" office:value-type="float" office:value="47358" calcext:value-type="float">
            <text:p>47358</text:p>
          </table:table-cell>
          <table:table-cell table:formula="of:=IF([.B1478]=0; [.B1477]; &quot;&quot;)" office:value-type="float" office:value="47358" calcext:value-type="float">
            <text:p>47358</text:p>
          </table:table-cell>
          <table:table-cell table:number-columns-repeated="2"/>
        </table:table-row>
        <table:table-row table:style-name="ro1">
          <table:table-cell/>
          <table:table-cell table:formula="of:=IF([.A1478]&gt;0;[.B1477]+[.A1478];0)" office:value-type="float" office:value="0" calcext:value-type="float">
            <text:p>0</text:p>
          </table:table-cell>
          <table:table-cell table:formula="of:=IF([.B1479]=0; [.B14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1479]&gt;0;[.B1478]+[.A1479];0)" office:value-type="float" office:value="1906" calcext:value-type="float">
            <text:p>1906</text:p>
          </table:table-cell>
          <table:table-cell table:formula="of:=IF([.B1480]=0; [.B14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IF([.A1480]&gt;0;[.B1479]+[.A1480];0)" office:value-type="float" office:value="3321" calcext:value-type="float">
            <text:p>3321</text:p>
          </table:table-cell>
          <table:table-cell table:formula="of:=IF([.B1481]=0; [.B14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IF([.A1481]&gt;0;[.B1480]+[.A1481];0)" office:value-type="float" office:value="5774" calcext:value-type="float">
            <text:p>5774</text:p>
          </table:table-cell>
          <table:table-cell table:formula="of:=IF([.B1482]=0; [.B14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IF([.A1482]&gt;0;[.B1481]+[.A1482];0)" office:value-type="float" office:value="8430" calcext:value-type="float">
            <text:p>8430</text:p>
          </table:table-cell>
          <table:table-cell table:formula="of:=IF([.B1483]=0; [.B14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formula="of:=IF([.A1483]&gt;0;[.B1482]+[.A1483];0)" office:value-type="float" office:value="17297" calcext:value-type="float">
            <text:p>17297</text:p>
          </table:table-cell>
          <table:table-cell table:formula="of:=IF([.B1484]=0; [.B14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861" calcext:value-type="float">
            <text:p>11861</text:p>
          </table:table-cell>
          <table:table-cell table:formula="of:=IF([.A1484]&gt;0;[.B1483]+[.A1484];0)" office:value-type="float" office:value="29158" calcext:value-type="float">
            <text:p>29158</text:p>
          </table:table-cell>
          <table:table-cell table:formula="of:=IF([.B1485]=0; [.B1484]; &quot;&quot;)" office:value-type="float" office:value="29158" calcext:value-type="float">
            <text:p>29158</text:p>
          </table:table-cell>
          <table:table-cell table:number-columns-repeated="2"/>
        </table:table-row>
        <table:table-row table:style-name="ro1">
          <table:table-cell/>
          <table:table-cell table:formula="of:=IF([.A1485]&gt;0;[.B1484]+[.A1485];0)" office:value-type="float" office:value="0" calcext:value-type="float">
            <text:p>0</text:p>
          </table:table-cell>
          <table:table-cell table:formula="of:=IF([.B1486]=0; [.B14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IF([.A1486]&gt;0;[.B1485]+[.A1486];0)" office:value-type="float" office:value="2003" calcext:value-type="float">
            <text:p>2003</text:p>
          </table:table-cell>
          <table:table-cell table:formula="of:=IF([.B1487]=0; [.B14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formula="of:=IF([.A1487]&gt;0;[.B1486]+[.A1487];0)" office:value-type="float" office:value="10054" calcext:value-type="float">
            <text:p>10054</text:p>
          </table:table-cell>
          <table:table-cell table:formula="of:=IF([.B1488]=0; [.B14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IF([.A1488]&gt;0;[.B1487]+[.A1488];0)" office:value-type="float" office:value="13875" calcext:value-type="float">
            <text:p>13875</text:p>
          </table:table-cell>
          <table:table-cell table:formula="of:=IF([.B1489]=0; [.B14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formula="of:=IF([.A1489]&gt;0;[.B1488]+[.A1489];0)" office:value-type="float" office:value="19492" calcext:value-type="float">
            <text:p>19492</text:p>
          </table:table-cell>
          <table:table-cell table:formula="of:=IF([.B1490]=0; [.B14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[.A1490]&gt;0;[.B1489]+[.A1490];0)" office:value-type="float" office:value="23831" calcext:value-type="float">
            <text:p>23831</text:p>
          </table:table-cell>
          <table:table-cell table:formula="of:=IF([.B1491]=0; [.B14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IF([.A1491]&gt;0;[.B1490]+[.A1491];0)" office:value-type="float" office:value="27787" calcext:value-type="float">
            <text:p>27787</text:p>
          </table:table-cell>
          <table:table-cell table:formula="of:=IF([.B1492]=0; [.B14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1492]&gt;0;[.B1491]+[.A1492];0)" office:value-type="float" office:value="29247" calcext:value-type="float">
            <text:p>29247</text:p>
          </table:table-cell>
          <table:table-cell table:formula="of:=IF([.B1493]=0; [.B14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IF([.A1493]&gt;0;[.B1492]+[.A1493];0)" office:value-type="float" office:value="32930" calcext:value-type="float">
            <text:p>32930</text:p>
          </table:table-cell>
          <table:table-cell table:formula="of:=IF([.B1494]=0; [.B14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[.A1494]&gt;0;[.B1493]+[.A1494];0)" office:value-type="float" office:value="35971" calcext:value-type="float">
            <text:p>35971</text:p>
          </table:table-cell>
          <table:table-cell table:formula="of:=IF([.B1495]=0; [.B14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IF([.A1495]&gt;0;[.B1494]+[.A1495];0)" office:value-type="float" office:value="37080" calcext:value-type="float">
            <text:p>37080</text:p>
          </table:table-cell>
          <table:table-cell table:formula="of:=IF([.B1496]=0; [.B1495]; &quot;&quot;)" office:value-type="float" office:value="37080" calcext:value-type="float">
            <text:p>37080</text:p>
          </table:table-cell>
          <table:table-cell table:number-columns-repeated="2"/>
        </table:table-row>
        <table:table-row table:style-name="ro1">
          <table:table-cell/>
          <table:table-cell table:formula="of:=IF([.A1496]&gt;0;[.B1495]+[.A1496];0)" office:value-type="float" office:value="0" calcext:value-type="float">
            <text:p>0</text:p>
          </table:table-cell>
          <table:table-cell table:formula="of:=IF([.B1497]=0; [.B14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formula="of:=IF([.A1497]&gt;0;[.B1496]+[.A1497];0)" office:value-type="float" office:value="5108" calcext:value-type="float">
            <text:p>5108</text:p>
          </table:table-cell>
          <table:table-cell table:formula="of:=IF([.B1498]=0; [.B14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IF([.A1498]&gt;0;[.B1497]+[.A1498];0)" office:value-type="float" office:value="8303" calcext:value-type="float">
            <text:p>8303</text:p>
          </table:table-cell>
          <table:table-cell table:formula="of:=IF([.B1499]=0; [.B14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IF([.A1499]&gt;0;[.B1498]+[.A1499];0)" office:value-type="float" office:value="12565" calcext:value-type="float">
            <text:p>12565</text:p>
          </table:table-cell>
          <table:table-cell table:formula="of:=IF([.B1500]=0; [.B14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IF([.A1500]&gt;0;[.B1499]+[.A1500];0)" office:value-type="float" office:value="15639" calcext:value-type="float">
            <text:p>15639</text:p>
          </table:table-cell>
          <table:table-cell table:formula="of:=IF([.B1501]=0; [.B15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IF([.A1501]&gt;0;[.B1500]+[.A1501];0)" office:value-type="float" office:value="16792" calcext:value-type="float">
            <text:p>16792</text:p>
          </table:table-cell>
          <table:table-cell table:formula="of:=IF([.B1502]=0; [.B15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formula="of:=IF([.A1502]&gt;0;[.B1501]+[.A1502];0)" office:value-type="float" office:value="21861" calcext:value-type="float">
            <text:p>21861</text:p>
          </table:table-cell>
          <table:table-cell table:formula="of:=IF([.B1503]=0; [.B15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IF([.A1503]&gt;0;[.B1502]+[.A1503];0)" office:value-type="float" office:value="24951" calcext:value-type="float">
            <text:p>24951</text:p>
          </table:table-cell>
          <table:table-cell table:formula="of:=IF([.B1504]=0; [.B15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IF([.A1504]&gt;0;[.B1503]+[.A1504];0)" office:value-type="float" office:value="27167" calcext:value-type="float">
            <text:p>27167</text:p>
          </table:table-cell>
          <table:table-cell table:formula="of:=IF([.B1505]=0; [.B15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IF([.A1505]&gt;0;[.B1504]+[.A1505];0)" office:value-type="float" office:value="30989" calcext:value-type="float">
            <text:p>30989</text:p>
          </table:table-cell>
          <table:table-cell table:formula="of:=IF([.B1506]=0; [.B15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formula="of:=IF([.A1506]&gt;0;[.B1505]+[.A1506];0)" office:value-type="float" office:value="36838" calcext:value-type="float">
            <text:p>36838</text:p>
          </table:table-cell>
          <table:table-cell table:formula="of:=IF([.B1507]=0; [.B15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IF([.A1507]&gt;0;[.B1506]+[.A1507];0)" office:value-type="float" office:value="42187" calcext:value-type="float">
            <text:p>42187</text:p>
          </table:table-cell>
          <table:table-cell table:formula="of:=IF([.B1508]=0; [.B15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IF([.A1508]&gt;0;[.B1507]+[.A1508];0)" office:value-type="float" office:value="43909" calcext:value-type="float">
            <text:p>43909</text:p>
          </table:table-cell>
          <table:table-cell table:formula="of:=IF([.B1509]=0; [.B15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IF([.A1509]&gt;0;[.B1508]+[.A1509];0)" office:value-type="float" office:value="47453" calcext:value-type="float">
            <text:p>47453</text:p>
          </table:table-cell>
          <table:table-cell table:formula="of:=IF([.B1510]=0; [.B1509]; &quot;&quot;)" office:value-type="float" office:value="47453" calcext:value-type="float">
            <text:p>47453</text:p>
          </table:table-cell>
          <table:table-cell table:number-columns-repeated="2"/>
        </table:table-row>
        <table:table-row table:style-name="ro1">
          <table:table-cell/>
          <table:table-cell table:formula="of:=IF([.A1510]&gt;0;[.B1509]+[.A1510];0)" office:value-type="float" office:value="0" calcext:value-type="float">
            <text:p>0</text:p>
          </table:table-cell>
          <table:table-cell table:formula="of:=IF([.B1511]=0; [.B15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IF([.A1511]&gt;0;[.B1510]+[.A1511];0)" office:value-type="float" office:value="3131" calcext:value-type="float">
            <text:p>3131</text:p>
          </table:table-cell>
          <table:table-cell table:formula="of:=IF([.B1512]=0; [.B15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IF([.A1512]&gt;0;[.B1511]+[.A1512];0)" office:value-type="float" office:value="10896" calcext:value-type="float">
            <text:p>10896</text:p>
          </table:table-cell>
          <table:table-cell table:formula="of:=IF([.B1513]=0; [.B15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formula="of:=IF([.A1513]&gt;0;[.B1512]+[.A1513];0)" office:value-type="float" office:value="15926" calcext:value-type="float">
            <text:p>15926</text:p>
          </table:table-cell>
          <table:table-cell table:formula="of:=IF([.B1514]=0; [.B15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IF([.A1514]&gt;0;[.B1513]+[.A1514];0)" office:value-type="float" office:value="23248" calcext:value-type="float">
            <text:p>23248</text:p>
          </table:table-cell>
          <table:table-cell table:formula="of:=IF([.B1515]=0; [.B15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formula="of:=IF([.A1515]&gt;0;[.B1514]+[.A1515];0)" office:value-type="float" office:value="27606" calcext:value-type="float">
            <text:p>27606</text:p>
          </table:table-cell>
          <table:table-cell table:formula="of:=IF([.B1516]=0; [.B15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IF([.A1516]&gt;0;[.B1515]+[.A1516];0)" office:value-type="float" office:value="31411" calcext:value-type="float">
            <text:p>31411</text:p>
          </table:table-cell>
          <table:table-cell table:formula="of:=IF([.B1517]=0; [.B15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formula="of:=IF([.A1517]&gt;0;[.B1516]+[.A1517];0)" office:value-type="float" office:value="37642" calcext:value-type="float">
            <text:p>37642</text:p>
          </table:table-cell>
          <table:table-cell table:formula="of:=IF([.B1518]=0; [.B15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IF([.A1518]&gt;0;[.B1517]+[.A1518];0)" office:value-type="float" office:value="41979" calcext:value-type="float">
            <text:p>41979</text:p>
          </table:table-cell>
          <table:table-cell table:formula="of:=IF([.B1519]=0; [.B15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formula="of:=IF([.A1519]&gt;0;[.B1518]+[.A1519];0)" office:value-type="float" office:value="48962" calcext:value-type="float">
            <text:p>48962</text:p>
          </table:table-cell>
          <table:table-cell table:formula="of:=IF([.B1520]=0; [.B15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formula="of:=IF([.A1520]&gt;0;[.B1519]+[.A1520];0)" office:value-type="float" office:value="57020" calcext:value-type="float">
            <text:p>57020</text:p>
          </table:table-cell>
          <table:table-cell table:formula="of:=IF([.B1521]=0; [.B15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IF([.A1521]&gt;0;[.B1520]+[.A1521];0)" office:value-type="float" office:value="58770" calcext:value-type="float">
            <text:p>58770</text:p>
          </table:table-cell>
          <table:table-cell table:formula="of:=IF([.B1522]=0; [.B1521]; &quot;&quot;)" office:value-type="float" office:value="58770" calcext:value-type="float">
            <text:p>58770</text:p>
          </table:table-cell>
          <table:table-cell table:number-columns-repeated="2"/>
        </table:table-row>
        <table:table-row table:style-name="ro1">
          <table:table-cell/>
          <table:table-cell table:formula="of:=IF([.A1522]&gt;0;[.B1521]+[.A1522];0)" office:value-type="float" office:value="0" calcext:value-type="float">
            <text:p>0</text:p>
          </table:table-cell>
          <table:table-cell table:formula="of:=IF([.B1523]=0; [.B15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IF([.A1523]&gt;0;[.B1522]+[.A1523];0)" office:value-type="float" office:value="4404" calcext:value-type="float">
            <text:p>4404</text:p>
          </table:table-cell>
          <table:table-cell table:formula="of:=IF([.B1524]=0; [.B15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formula="of:=IF([.A1524]&gt;0;[.B1523]+[.A1524];0)" office:value-type="float" office:value="11100" calcext:value-type="float">
            <text:p>11100</text:p>
          </table:table-cell>
          <table:table-cell table:formula="of:=IF([.B1525]=0; [.B15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IF([.A1525]&gt;0;[.B1524]+[.A1525];0)" office:value-type="float" office:value="20525" calcext:value-type="float">
            <text:p>20525</text:p>
          </table:table-cell>
          <table:table-cell table:formula="of:=IF([.B1526]=0; [.B15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IF([.A1526]&gt;0;[.B1525]+[.A1526];0)" office:value-type="float" office:value="21710" calcext:value-type="float">
            <text:p>21710</text:p>
          </table:table-cell>
          <table:table-cell table:formula="of:=IF([.B1527]=0; [.B15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formula="of:=IF([.A1527]&gt;0;[.B1526]+[.A1527];0)" office:value-type="float" office:value="30649" calcext:value-type="float">
            <text:p>30649</text:p>
          </table:table-cell>
          <table:table-cell table:formula="of:=IF([.B1528]=0; [.B15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formula="of:=IF([.A1528]&gt;0;[.B1527]+[.A1528];0)" office:value-type="float" office:value="38644" calcext:value-type="float">
            <text:p>38644</text:p>
          </table:table-cell>
          <table:table-cell table:formula="of:=IF([.B1529]=0; [.B1528]; &quot;&quot;)" office:value-type="float" office:value="38644" calcext:value-type="float">
            <text:p>38644</text:p>
          </table:table-cell>
          <table:table-cell table:number-columns-repeated="2"/>
        </table:table-row>
        <table:table-row table:style-name="ro1">
          <table:table-cell/>
          <table:table-cell table:formula="of:=IF([.A1529]&gt;0;[.B1528]+[.A1529];0)" office:value-type="float" office:value="0" calcext:value-type="float">
            <text:p>0</text:p>
          </table:table-cell>
          <table:table-cell table:formula="of:=IF([.B1530]=0; [.B15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444" calcext:value-type="float">
            <text:p>20444</text:p>
          </table:table-cell>
          <table:table-cell table:formula="of:=IF([.A1530]&gt;0;[.B1529]+[.A1530];0)" office:value-type="float" office:value="20444" calcext:value-type="float">
            <text:p>20444</text:p>
          </table:table-cell>
          <table:table-cell table:formula="of:=IF([.B1531]=0; [.B15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374" calcext:value-type="float">
            <text:p>12374</text:p>
          </table:table-cell>
          <table:table-cell table:formula="of:=IF([.A1531]&gt;0;[.B1530]+[.A1531];0)" office:value-type="float" office:value="32818" calcext:value-type="float">
            <text:p>32818</text:p>
          </table:table-cell>
          <table:table-cell table:formula="of:=IF([.B1532]=0; [.B1531]; &quot;&quot;)" office:value-type="float" office:value="32818" calcext:value-type="float">
            <text:p>32818</text:p>
          </table:table-cell>
          <table:table-cell table:number-columns-repeated="2"/>
        </table:table-row>
        <table:table-row table:style-name="ro1">
          <table:table-cell/>
          <table:table-cell table:formula="of:=IF([.A1532]&gt;0;[.B1531]+[.A1532];0)" office:value-type="float" office:value="0" calcext:value-type="float">
            <text:p>0</text:p>
          </table:table-cell>
          <table:table-cell table:formula="of:=IF([.B1533]=0; [.B15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IF([.A1533]&gt;0;[.B1532]+[.A1533];0)" office:value-type="float" office:value="4697" calcext:value-type="float">
            <text:p>4697</text:p>
          </table:table-cell>
          <table:table-cell table:formula="of:=IF([.B1534]=0; [.B15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IF([.A1534]&gt;0;[.B1533]+[.A1534];0)" office:value-type="float" office:value="9666" calcext:value-type="float">
            <text:p>9666</text:p>
          </table:table-cell>
          <table:table-cell table:formula="of:=IF([.B1535]=0; [.B15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IF([.A1535]&gt;0;[.B1534]+[.A1535];0)" office:value-type="float" office:value="13369" calcext:value-type="float">
            <text:p>13369</text:p>
          </table:table-cell>
          <table:table-cell table:formula="of:=IF([.B1536]=0; [.B15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IF([.A1536]&gt;0;[.B1535]+[.A1536];0)" office:value-type="float" office:value="16724" calcext:value-type="float">
            <text:p>16724</text:p>
          </table:table-cell>
          <table:table-cell table:formula="of:=IF([.B1537]=0; [.B15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formula="of:=IF([.A1537]&gt;0;[.B1536]+[.A1537];0)" office:value-type="float" office:value="19360" calcext:value-type="float">
            <text:p>19360</text:p>
          </table:table-cell>
          <table:table-cell table:formula="of:=IF([.B1538]=0; [.B15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IF([.A1538]&gt;0;[.B1537]+[.A1538];0)" office:value-type="float" office:value="22224" calcext:value-type="float">
            <text:p>22224</text:p>
          </table:table-cell>
          <table:table-cell table:formula="of:=IF([.B1539]=0; [.B15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[.A1539]&gt;0;[.B1538]+[.A1539];0)" office:value-type="float" office:value="24130" calcext:value-type="float">
            <text:p>24130</text:p>
          </table:table-cell>
          <table:table-cell table:formula="of:=IF([.B1540]=0; [.B15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[.A1540]&gt;0;[.B1539]+[.A1540];0)" office:value-type="float" office:value="26467" calcext:value-type="float">
            <text:p>26467</text:p>
          </table:table-cell>
          <table:table-cell table:formula="of:=IF([.B1541]=0; [.B15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formula="of:=IF([.A1541]&gt;0;[.B1540]+[.A1541];0)" office:value-type="float" office:value="32272" calcext:value-type="float">
            <text:p>32272</text:p>
          </table:table-cell>
          <table:table-cell table:formula="of:=IF([.B1542]=0; [.B15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formula="of:=IF([.A1542]&gt;0;[.B1541]+[.A1542];0)" office:value-type="float" office:value="37314" calcext:value-type="float">
            <text:p>37314</text:p>
          </table:table-cell>
          <table:table-cell table:formula="of:=IF([.B1543]=0; [.B15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formula="of:=IF([.A1543]&gt;0;[.B1542]+[.A1543];0)" office:value-type="float" office:value="39845" calcext:value-type="float">
            <text:p>39845</text:p>
          </table:table-cell>
          <table:table-cell table:formula="of:=IF([.B1544]=0; [.B15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IF([.A1544]&gt;0;[.B1543]+[.A1544];0)" office:value-type="float" office:value="44370" calcext:value-type="float">
            <text:p>44370</text:p>
          </table:table-cell>
          <table:table-cell table:formula="of:=IF([.B1545]=0; [.B15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formula="of:=IF([.A1545]&gt;0;[.B1544]+[.A1545];0)" office:value-type="float" office:value="48702" calcext:value-type="float">
            <text:p>48702</text:p>
          </table:table-cell>
          <table:table-cell table:formula="of:=IF([.B1546]=0; [.B15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formula="of:=IF([.A1546]&gt;0;[.B1545]+[.A1546];0)" office:value-type="float" office:value="53942" calcext:value-type="float">
            <text:p>53942</text:p>
          </table:table-cell>
          <table:table-cell table:formula="of:=IF([.B1547]=0; [.B15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IF([.A1547]&gt;0;[.B1546]+[.A1547];0)" office:value-type="float" office:value="56276" calcext:value-type="float">
            <text:p>56276</text:p>
          </table:table-cell>
          <table:table-cell table:formula="of:=IF([.B1548]=0; [.B1547]; &quot;&quot;)" office:value-type="float" office:value="56276" calcext:value-type="float">
            <text:p>56276</text:p>
          </table:table-cell>
          <table:table-cell table:number-columns-repeated="2"/>
        </table:table-row>
        <table:table-row table:style-name="ro1">
          <table:table-cell/>
          <table:table-cell table:formula="of:=IF([.A1548]&gt;0;[.B1547]+[.A1548];0)" office:value-type="float" office:value="0" calcext:value-type="float">
            <text:p>0</text:p>
          </table:table-cell>
          <table:table-cell table:formula="of:=IF([.B1549]=0; [.B15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IF([.A1549]&gt;0;[.B1548]+[.A1549];0)" office:value-type="float" office:value="2803" calcext:value-type="float">
            <text:p>2803</text:p>
          </table:table-cell>
          <table:table-cell table:formula="of:=IF([.B1550]=0; [.B15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formula="of:=IF([.A1550]&gt;0;[.B1549]+[.A1550];0)" office:value-type="float" office:value="10617" calcext:value-type="float">
            <text:p>10617</text:p>
          </table:table-cell>
          <table:table-cell table:formula="of:=IF([.B1551]=0; [.B15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563" calcext:value-type="float">
            <text:p>21563</text:p>
          </table:table-cell>
          <table:table-cell table:formula="of:=IF([.A1551]&gt;0;[.B1550]+[.A1551];0)" office:value-type="float" office:value="32180" calcext:value-type="float">
            <text:p>32180</text:p>
          </table:table-cell>
          <table:table-cell table:formula="of:=IF([.B1552]=0; [.B1551]; &quot;&quot;)" office:value-type="float" office:value="32180" calcext:value-type="float">
            <text:p>32180</text:p>
          </table:table-cell>
          <table:table-cell table:number-columns-repeated="2"/>
        </table:table-row>
        <table:table-row table:style-name="ro1">
          <table:table-cell/>
          <table:table-cell table:formula="of:=IF([.A1552]&gt;0;[.B1551]+[.A1552];0)" office:value-type="float" office:value="0" calcext:value-type="float">
            <text:p>0</text:p>
          </table:table-cell>
          <table:table-cell table:formula="of:=IF([.B1553]=0; [.B15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IF([.A1553]&gt;0;[.B1552]+[.A1553];0)" office:value-type="float" office:value="1134" calcext:value-type="float">
            <text:p>1134</text:p>
          </table:table-cell>
          <table:table-cell table:formula="of:=IF([.B1554]=0; [.B15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IF([.A1554]&gt;0;[.B1553]+[.A1554];0)" office:value-type="float" office:value="6185" calcext:value-type="float">
            <text:p>6185</text:p>
          </table:table-cell>
          <table:table-cell table:formula="of:=IF([.B1555]=0; [.B15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formula="of:=IF([.A1555]&gt;0;[.B1554]+[.A1555];0)" office:value-type="float" office:value="12282" calcext:value-type="float">
            <text:p>12282</text:p>
          </table:table-cell>
          <table:table-cell table:formula="of:=IF([.B1556]=0; [.B15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IF([.A1556]&gt;0;[.B1555]+[.A1556];0)" office:value-type="float" office:value="14960" calcext:value-type="float">
            <text:p>14960</text:p>
          </table:table-cell>
          <table:table-cell table:formula="of:=IF([.B1557]=0; [.B15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IF([.A1557]&gt;0;[.B1556]+[.A1557];0)" office:value-type="float" office:value="16549" calcext:value-type="float">
            <text:p>16549</text:p>
          </table:table-cell>
          <table:table-cell table:formula="of:=IF([.B1558]=0; [.B15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IF([.A1558]&gt;0;[.B1557]+[.A1558];0)" office:value-type="float" office:value="17626" calcext:value-type="float">
            <text:p>17626</text:p>
          </table:table-cell>
          <table:table-cell table:formula="of:=IF([.B1559]=0; [.B15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IF([.A1559]&gt;0;[.B1558]+[.A1559];0)" office:value-type="float" office:value="20846" calcext:value-type="float">
            <text:p>20846</text:p>
          </table:table-cell>
          <table:table-cell table:formula="of:=IF([.B1560]=0; [.B15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formula="of:=IF([.A1560]&gt;0;[.B1559]+[.A1560];0)" office:value-type="float" office:value="25429" calcext:value-type="float">
            <text:p>25429</text:p>
          </table:table-cell>
          <table:table-cell table:formula="of:=IF([.B1561]=0; [.B15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formula="of:=IF([.A1561]&gt;0;[.B1560]+[.A1561];0)" office:value-type="float" office:value="30833" calcext:value-type="float">
            <text:p>30833</text:p>
          </table:table-cell>
          <table:table-cell table:formula="of:=IF([.B1562]=0; [.B15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formula="of:=IF([.A1562]&gt;0;[.B1561]+[.A1562];0)" office:value-type="float" office:value="35458" calcext:value-type="float">
            <text:p>35458</text:p>
          </table:table-cell>
          <table:table-cell table:formula="of:=IF([.B1563]=0; [.B15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IF([.A1563]&gt;0;[.B1562]+[.A1563];0)" office:value-type="float" office:value="41008" calcext:value-type="float">
            <text:p>41008</text:p>
          </table:table-cell>
          <table:table-cell table:formula="of:=IF([.B1564]=0; [.B15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IF([.A1564]&gt;0;[.B1563]+[.A1564];0)" office:value-type="float" office:value="43612" calcext:value-type="float">
            <text:p>43612</text:p>
          </table:table-cell>
          <table:table-cell table:formula="of:=IF([.B1565]=0; [.B15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formula="of:=IF([.A1565]&gt;0;[.B1564]+[.A1565];0)" office:value-type="float" office:value="47820" calcext:value-type="float">
            <text:p>47820</text:p>
          </table:table-cell>
          <table:table-cell table:formula="of:=IF([.B1566]=0; [.B15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IF([.A1566]&gt;0;[.B1565]+[.A1566];0)" office:value-type="float" office:value="50527" calcext:value-type="float">
            <text:p>50527</text:p>
          </table:table-cell>
          <table:table-cell table:formula="of:=IF([.B1567]=0; [.B15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1567]&gt;0;[.B1566]+[.A1567];0)" office:value-type="float" office:value="51930" calcext:value-type="float">
            <text:p>51930</text:p>
          </table:table-cell>
          <table:table-cell table:formula="of:=IF([.B1568]=0; [.B1567]; &quot;&quot;)" office:value-type="float" office:value="51930" calcext:value-type="float">
            <text:p>51930</text:p>
          </table:table-cell>
          <table:table-cell table:number-columns-repeated="2"/>
        </table:table-row>
        <table:table-row table:style-name="ro1">
          <table:table-cell/>
          <table:table-cell table:formula="of:=IF([.A1568]&gt;0;[.B1567]+[.A1568];0)" office:value-type="float" office:value="0" calcext:value-type="float">
            <text:p>0</text:p>
          </table:table-cell>
          <table:table-cell table:formula="of:=IF([.B1569]=0; [.B15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477" calcext:value-type="float">
            <text:p>31477</text:p>
          </table:table-cell>
          <table:table-cell table:formula="of:=IF([.A1569]&gt;0;[.B1568]+[.A1569];0)" office:value-type="float" office:value="31477" calcext:value-type="float">
            <text:p>31477</text:p>
          </table:table-cell>
          <table:table-cell table:formula="of:=IF([.B1570]=0; [.B15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502" calcext:value-type="float">
            <text:p>25502</text:p>
          </table:table-cell>
          <table:table-cell table:formula="of:=IF([.A1570]&gt;0;[.B1569]+[.A1570];0)" office:value-type="float" office:value="56979" calcext:value-type="float">
            <text:p>56979</text:p>
          </table:table-cell>
          <table:table-cell table:formula="of:=IF([.B1571]=0; [.B1570]; &quot;&quot;)" office:value-type="float" office:value="56979" calcext:value-type="float">
            <text:p>56979</text:p>
          </table:table-cell>
          <table:table-cell table:number-columns-repeated="2"/>
        </table:table-row>
        <table:table-row table:style-name="ro1">
          <table:table-cell/>
          <table:table-cell table:formula="of:=IF([.A1571]&gt;0;[.B1570]+[.A1571];0)" office:value-type="float" office:value="0" calcext:value-type="float">
            <text:p>0</text:p>
          </table:table-cell>
          <table:table-cell table:formula="of:=IF([.B1572]=0; [.B15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IF([.A1572]&gt;0;[.B1571]+[.A1572];0)" office:value-type="float" office:value="2395" calcext:value-type="float">
            <text:p>2395</text:p>
          </table:table-cell>
          <table:table-cell table:formula="of:=IF([.B1573]=0; [.B15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formula="of:=IF([.A1573]&gt;0;[.B1572]+[.A1573];0)" office:value-type="float" office:value="5736" calcext:value-type="float">
            <text:p>5736</text:p>
          </table:table-cell>
          <table:table-cell table:formula="of:=IF([.B1574]=0; [.B15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formula="of:=IF([.A1574]&gt;0;[.B1573]+[.A1574];0)" office:value-type="float" office:value="9933" calcext:value-type="float">
            <text:p>9933</text:p>
          </table:table-cell>
          <table:table-cell table:formula="of:=IF([.B1575]=0; [.B15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formula="of:=IF([.A1575]&gt;0;[.B1574]+[.A1575];0)" office:value-type="float" office:value="15780" calcext:value-type="float">
            <text:p>15780</text:p>
          </table:table-cell>
          <table:table-cell table:formula="of:=IF([.B1576]=0; [.B15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IF([.A1576]&gt;0;[.B1575]+[.A1576];0)" office:value-type="float" office:value="17867" calcext:value-type="float">
            <text:p>17867</text:p>
          </table:table-cell>
          <table:table-cell table:formula="of:=IF([.B1577]=0; [.B15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IF([.A1577]&gt;0;[.B1576]+[.A1577];0)" office:value-type="float" office:value="22086" calcext:value-type="float">
            <text:p>22086</text:p>
          </table:table-cell>
          <table:table-cell table:formula="of:=IF([.B1578]=0; [.B15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IF([.A1578]&gt;0;[.B1577]+[.A1578];0)" office:value-type="float" office:value="25868" calcext:value-type="float">
            <text:p>25868</text:p>
          </table:table-cell>
          <table:table-cell table:formula="of:=IF([.B1579]=0; [.B15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formula="of:=IF([.A1579]&gt;0;[.B1578]+[.A1579];0)" office:value-type="float" office:value="34566" calcext:value-type="float">
            <text:p>34566</text:p>
          </table:table-cell>
          <table:table-cell table:formula="of:=IF([.B1580]=0; [.B15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IF([.A1580]&gt;0;[.B1579]+[.A1580];0)" office:value-type="float" office:value="36423" calcext:value-type="float">
            <text:p>36423</text:p>
          </table:table-cell>
          <table:table-cell table:formula="of:=IF([.B1581]=0; [.B15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IF([.A1581]&gt;0;[.B1580]+[.A1581];0)" office:value-type="float" office:value="40873" calcext:value-type="float">
            <text:p>40873</text:p>
          </table:table-cell>
          <table:table-cell table:formula="of:=IF([.B1582]=0; [.B1581]; &quot;&quot;)" office:value-type="float" office:value="40873" calcext:value-type="float">
            <text:p>40873</text:p>
          </table:table-cell>
          <table:table-cell table:number-columns-repeated="2"/>
        </table:table-row>
        <table:table-row table:style-name="ro1">
          <table:table-cell/>
          <table:table-cell table:formula="of:=IF([.A1582]&gt;0;[.B1581]+[.A1582];0)" office:value-type="float" office:value="0" calcext:value-type="float">
            <text:p>0</text:p>
          </table:table-cell>
          <table:table-cell table:formula="of:=IF([.B1583]=0; [.B15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formula="of:=IF([.A1583]&gt;0;[.B1582]+[.A1583];0)" office:value-type="float" office:value="6868" calcext:value-type="float">
            <text:p>6868</text:p>
          </table:table-cell>
          <table:table-cell table:formula="of:=IF([.B1584]=0; [.B15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IF([.A1584]&gt;0;[.B1583]+[.A1584];0)" office:value-type="float" office:value="8440" calcext:value-type="float">
            <text:p>8440</text:p>
          </table:table-cell>
          <table:table-cell table:formula="of:=IF([.B1585]=0; [.B15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IF([.A1585]&gt;0;[.B1584]+[.A1585];0)" office:value-type="float" office:value="12238" calcext:value-type="float">
            <text:p>12238</text:p>
          </table:table-cell>
          <table:table-cell table:formula="of:=IF([.B1586]=0; [.B15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formula="of:=IF([.A1586]&gt;0;[.B1585]+[.A1586];0)" office:value-type="float" office:value="16624" calcext:value-type="float">
            <text:p>16624</text:p>
          </table:table-cell>
          <table:table-cell table:formula="of:=IF([.B1587]=0; [.B15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1587]&gt;0;[.B1586]+[.A1587];0)" office:value-type="float" office:value="18789" calcext:value-type="float">
            <text:p>18789</text:p>
          </table:table-cell>
          <table:table-cell table:formula="of:=IF([.B1588]=0; [.B15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IF([.A1588]&gt;0;[.B1587]+[.A1588];0)" office:value-type="float" office:value="24325" calcext:value-type="float">
            <text:p>24325</text:p>
          </table:table-cell>
          <table:table-cell table:formula="of:=IF([.B1589]=0; [.B15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IF([.A1589]&gt;0;[.B1588]+[.A1589];0)" office:value-type="float" office:value="27423" calcext:value-type="float">
            <text:p>27423</text:p>
          </table:table-cell>
          <table:table-cell table:formula="of:=IF([.B1590]=0; [.B15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formula="of:=IF([.A1590]&gt;0;[.B1589]+[.A1590];0)" office:value-type="float" office:value="32070" calcext:value-type="float">
            <text:p>32070</text:p>
          </table:table-cell>
          <table:table-cell table:formula="of:=IF([.B1591]=0; [.B15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IF([.A1591]&gt;0;[.B1590]+[.A1591];0)" office:value-type="float" office:value="34961" calcext:value-type="float">
            <text:p>34961</text:p>
          </table:table-cell>
          <table:table-cell table:formula="of:=IF([.B1592]=0; [.B15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IF([.A1592]&gt;0;[.B1591]+[.A1592];0)" office:value-type="float" office:value="38953" calcext:value-type="float">
            <text:p>38953</text:p>
          </table:table-cell>
          <table:table-cell table:formula="of:=IF([.B1593]=0; [.B15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[.A1593]&gt;0;[.B1592]+[.A1593];0)" office:value-type="float" office:value="40370" calcext:value-type="float">
            <text:p>40370</text:p>
          </table:table-cell>
          <table:table-cell table:formula="of:=IF([.B1594]=0; [.B15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IF([.A1594]&gt;0;[.B1593]+[.A1594];0)" office:value-type="float" office:value="44552" calcext:value-type="float">
            <text:p>44552</text:p>
          </table:table-cell>
          <table:table-cell table:formula="of:=IF([.B1595]=0; [.B15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IF([.A1595]&gt;0;[.B1594]+[.A1595];0)" office:value-type="float" office:value="47078" calcext:value-type="float">
            <text:p>47078</text:p>
          </table:table-cell>
          <table:table-cell table:formula="of:=IF([.B1596]=0; [.B1595]; &quot;&quot;)" office:value-type="float" office:value="47078" calcext:value-type="float">
            <text:p>47078</text:p>
          </table:table-cell>
          <table:table-cell table:number-columns-repeated="2"/>
        </table:table-row>
        <table:table-row table:style-name="ro1">
          <table:table-cell/>
          <table:table-cell table:formula="of:=IF([.A1596]&gt;0;[.B1595]+[.A1596];0)" office:value-type="float" office:value="0" calcext:value-type="float">
            <text:p>0</text:p>
          </table:table-cell>
          <table:table-cell table:formula="of:=IF([.B1597]=0; [.B15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formula="of:=IF([.A1597]&gt;0;[.B1596]+[.A1597];0)" office:value-type="float" office:value="5524" calcext:value-type="float">
            <text:p>5524</text:p>
          </table:table-cell>
          <table:table-cell table:formula="of:=IF([.B1598]=0; [.B15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IF([.A1598]&gt;0;[.B1597]+[.A1598];0)" office:value-type="float" office:value="7203" calcext:value-type="float">
            <text:p>7203</text:p>
          </table:table-cell>
          <table:table-cell table:formula="of:=IF([.B1599]=0; [.B15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IF([.A1599]&gt;0;[.B1598]+[.A1599];0)" office:value-type="float" office:value="8562" calcext:value-type="float">
            <text:p>8562</text:p>
          </table:table-cell>
          <table:table-cell table:formula="of:=IF([.B1600]=0; [.B15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formula="of:=IF([.A1600]&gt;0;[.B1599]+[.A1600];0)" office:value-type="float" office:value="15248" calcext:value-type="float">
            <text:p>15248</text:p>
          </table:table-cell>
          <table:table-cell table:formula="of:=IF([.B1601]=0; [.B16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IF([.A1601]&gt;0;[.B1600]+[.A1601];0)" office:value-type="float" office:value="18729" calcext:value-type="float">
            <text:p>18729</text:p>
          </table:table-cell>
          <table:table-cell table:formula="of:=IF([.B1602]=0; [.B16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IF([.A1602]&gt;0;[.B1601]+[.A1602];0)" office:value-type="float" office:value="24722" calcext:value-type="float">
            <text:p>24722</text:p>
          </table:table-cell>
          <table:table-cell table:formula="of:=IF([.B1603]=0; [.B16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formula="of:=IF([.A1603]&gt;0;[.B1602]+[.A1603];0)" office:value-type="float" office:value="30438" calcext:value-type="float">
            <text:p>30438</text:p>
          </table:table-cell>
          <table:table-cell table:formula="of:=IF([.B1604]=0; [.B16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IF([.A1604]&gt;0;[.B1603]+[.A1604];0)" office:value-type="float" office:value="33930" calcext:value-type="float">
            <text:p>33930</text:p>
          </table:table-cell>
          <table:table-cell table:formula="of:=IF([.B1605]=0; [.B16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formula="of:=IF([.A1605]&gt;0;[.B1604]+[.A1605];0)" office:value-type="float" office:value="38448" calcext:value-type="float">
            <text:p>38448</text:p>
          </table:table-cell>
          <table:table-cell table:formula="of:=IF([.B1606]=0; [.B16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IF([.A1606]&gt;0;[.B1605]+[.A1606];0)" office:value-type="float" office:value="40734" calcext:value-type="float">
            <text:p>40734</text:p>
          </table:table-cell>
          <table:table-cell table:formula="of:=IF([.B1607]=0; [.B16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IF([.A1607]&gt;0;[.B1606]+[.A1607];0)" office:value-type="float" office:value="45888" calcext:value-type="float">
            <text:p>45888</text:p>
          </table:table-cell>
          <table:table-cell table:formula="of:=IF([.B1608]=0; [.B16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IF([.A1608]&gt;0;[.B1607]+[.A1608];0)" office:value-type="float" office:value="50617" calcext:value-type="float">
            <text:p>50617</text:p>
          </table:table-cell>
          <table:table-cell table:formula="of:=IF([.B1609]=0; [.B16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IF([.A1609]&gt;0;[.B1608]+[.A1609];0)" office:value-type="float" office:value="54362" calcext:value-type="float">
            <text:p>54362</text:p>
          </table:table-cell>
          <table:table-cell table:formula="of:=IF([.B1610]=0; [.B1609]; &quot;&quot;)" office:value-type="float" office:value="54362" calcext:value-type="float">
            <text:p>54362</text:p>
          </table:table-cell>
          <table:table-cell table:number-columns-repeated="2"/>
        </table:table-row>
        <table:table-row table:style-name="ro1">
          <table:table-cell/>
          <table:table-cell table:formula="of:=IF([.A1610]&gt;0;[.B1609]+[.A1610];0)" office:value-type="float" office:value="0" calcext:value-type="float">
            <text:p>0</text:p>
          </table:table-cell>
          <table:table-cell table:formula="of:=IF([.B1611]=0; [.B16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IF([.A1611]&gt;0;[.B1610]+[.A1611];0)" office:value-type="float" office:value="2077" calcext:value-type="float">
            <text:p>2077</text:p>
          </table:table-cell>
          <table:table-cell table:formula="of:=IF([.B1612]=0; [.B16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1612]&gt;0;[.B1611]+[.A1612];0)" office:value-type="float" office:value="4037" calcext:value-type="float">
            <text:p>4037</text:p>
          </table:table-cell>
          <table:table-cell table:formula="of:=IF([.B1613]=0; [.B16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IF([.A1613]&gt;0;[.B1612]+[.A1613];0)" office:value-type="float" office:value="6958" calcext:value-type="float">
            <text:p>6958</text:p>
          </table:table-cell>
          <table:table-cell table:formula="of:=IF([.B1614]=0; [.B16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IF([.A1614]&gt;0;[.B1613]+[.A1614];0)" office:value-type="float" office:value="12191" calcext:value-type="float">
            <text:p>12191</text:p>
          </table:table-cell>
          <table:table-cell table:formula="of:=IF([.B1615]=0; [.B16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formula="of:=IF([.A1615]&gt;0;[.B1614]+[.A1615];0)" office:value-type="float" office:value="18390" calcext:value-type="float">
            <text:p>18390</text:p>
          </table:table-cell>
          <table:table-cell table:formula="of:=IF([.B1616]=0; [.B16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formula="of:=IF([.A1616]&gt;0;[.B1615]+[.A1616];0)" office:value-type="float" office:value="24113" calcext:value-type="float">
            <text:p>24113</text:p>
          </table:table-cell>
          <table:table-cell table:formula="of:=IF([.B1617]=0; [.B16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IF([.A1617]&gt;0;[.B1616]+[.A1617];0)" office:value-type="float" office:value="27700" calcext:value-type="float">
            <text:p>27700</text:p>
          </table:table-cell>
          <table:table-cell table:formula="of:=IF([.B1618]=0; [.B16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IF([.A1618]&gt;0;[.B1617]+[.A1618];0)" office:value-type="float" office:value="29924" calcext:value-type="float">
            <text:p>29924</text:p>
          </table:table-cell>
          <table:table-cell table:formula="of:=IF([.B1619]=0; [.B16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IF([.A1619]&gt;0;[.B1618]+[.A1619];0)" office:value-type="float" office:value="32897" calcext:value-type="float">
            <text:p>32897</text:p>
          </table:table-cell>
          <table:table-cell table:formula="of:=IF([.B1620]=0; [.B16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formula="of:=IF([.A1620]&gt;0;[.B1619]+[.A1620];0)" office:value-type="float" office:value="37021" calcext:value-type="float">
            <text:p>37021</text:p>
          </table:table-cell>
          <table:table-cell table:formula="of:=IF([.B1621]=0; [.B16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IF([.A1621]&gt;0;[.B1620]+[.A1621];0)" office:value-type="float" office:value="39553" calcext:value-type="float">
            <text:p>39553</text:p>
          </table:table-cell>
          <table:table-cell table:formula="of:=IF([.B1622]=0; [.B16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1622]&gt;0;[.B1621]+[.A1622];0)" office:value-type="float" office:value="45282" calcext:value-type="float">
            <text:p>45282</text:p>
          </table:table-cell>
          <table:table-cell table:formula="of:=IF([.B1623]=0; [.B16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IF([.A1623]&gt;0;[.B1622]+[.A1623];0)" office:value-type="float" office:value="48007" calcext:value-type="float">
            <text:p>48007</text:p>
          </table:table-cell>
          <table:table-cell table:formula="of:=IF([.B1624]=0; [.B16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IF([.A1624]&gt;0;[.B1623]+[.A1624];0)" office:value-type="float" office:value="50219" calcext:value-type="float">
            <text:p>50219</text:p>
          </table:table-cell>
          <table:table-cell table:formula="of:=IF([.B1625]=0; [.B1624]; &quot;&quot;)" office:value-type="float" office:value="50219" calcext:value-type="float">
            <text:p>50219</text:p>
          </table:table-cell>
          <table:table-cell table:number-columns-repeated="2"/>
        </table:table-row>
        <table:table-row table:style-name="ro1">
          <table:table-cell/>
          <table:table-cell table:formula="of:=IF([.A1625]&gt;0;[.B1624]+[.A1625];0)" office:value-type="float" office:value="0" calcext:value-type="float">
            <text:p>0</text:p>
          </table:table-cell>
          <table:table-cell table:formula="of:=IF([.B1626]=0; [.B16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IF([.A1626]&gt;0;[.B1625]+[.A1626];0)" office:value-type="float" office:value="5547" calcext:value-type="float">
            <text:p>5547</text:p>
          </table:table-cell>
          <table:table-cell table:formula="of:=IF([.B1627]=0; [.B16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031" calcext:value-type="float">
            <text:p>27031</text:p>
          </table:table-cell>
          <table:table-cell table:formula="of:=IF([.A1627]&gt;0;[.B1626]+[.A1627];0)" office:value-type="float" office:value="32578" calcext:value-type="float">
            <text:p>32578</text:p>
          </table:table-cell>
          <table:table-cell table:formula="of:=IF([.B1628]=0; [.B1627]; &quot;&quot;)" office:value-type="float" office:value="32578" calcext:value-type="float">
            <text:p>32578</text:p>
          </table:table-cell>
          <table:table-cell table:number-columns-repeated="2"/>
        </table:table-row>
        <table:table-row table:style-name="ro1">
          <table:table-cell/>
          <table:table-cell table:formula="of:=IF([.A1628]&gt;0;[.B1627]+[.A1628];0)" office:value-type="float" office:value="0" calcext:value-type="float">
            <text:p>0</text:p>
          </table:table-cell>
          <table:table-cell table:formula="of:=IF([.B1629]=0; [.B16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1629]&gt;0;[.B1628]+[.A1629];0)" office:value-type="float" office:value="2663" calcext:value-type="float">
            <text:p>2663</text:p>
          </table:table-cell>
          <table:table-cell table:formula="of:=IF([.B1630]=0; [.B16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formula="of:=IF([.A1630]&gt;0;[.B1629]+[.A1630];0)" office:value-type="float" office:value="7044" calcext:value-type="float">
            <text:p>7044</text:p>
          </table:table-cell>
          <table:table-cell table:formula="of:=IF([.B1631]=0; [.B16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IF([.A1631]&gt;0;[.B1630]+[.A1631];0)" office:value-type="float" office:value="9704" calcext:value-type="float">
            <text:p>9704</text:p>
          </table:table-cell>
          <table:table-cell table:formula="of:=IF([.B1632]=0; [.B16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IF([.A1632]&gt;0;[.B1631]+[.A1632];0)" office:value-type="float" office:value="12715" calcext:value-type="float">
            <text:p>12715</text:p>
          </table:table-cell>
          <table:table-cell table:formula="of:=IF([.B1633]=0; [.B16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IF([.A1633]&gt;0;[.B1632]+[.A1633];0)" office:value-type="float" office:value="14268" calcext:value-type="float">
            <text:p>14268</text:p>
          </table:table-cell>
          <table:table-cell table:formula="of:=IF([.B1634]=0; [.B16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IF([.A1634]&gt;0;[.B1633]+[.A1634];0)" office:value-type="float" office:value="18929" calcext:value-type="float">
            <text:p>18929</text:p>
          </table:table-cell>
          <table:table-cell table:formula="of:=IF([.B1635]=0; [.B16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IF([.A1635]&gt;0;[.B1634]+[.A1635];0)" office:value-type="float" office:value="23317" calcext:value-type="float">
            <text:p>23317</text:p>
          </table:table-cell>
          <table:table-cell table:formula="of:=IF([.B1636]=0; [.B16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IF([.A1636]&gt;0;[.B1635]+[.A1636];0)" office:value-type="float" office:value="27572" calcext:value-type="float">
            <text:p>27572</text:p>
          </table:table-cell>
          <table:table-cell table:formula="of:=IF([.B1637]=0; [.B16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formula="of:=IF([.A1637]&gt;0;[.B1636]+[.A1637];0)" office:value-type="float" office:value="31721" calcext:value-type="float">
            <text:p>31721</text:p>
          </table:table-cell>
          <table:table-cell table:formula="of:=IF([.B1638]=0; [.B16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formula="of:=IF([.A1638]&gt;0;[.B1637]+[.A1638];0)" office:value-type="float" office:value="37063" calcext:value-type="float">
            <text:p>37063</text:p>
          </table:table-cell>
          <table:table-cell table:formula="of:=IF([.B1639]=0; [.B16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IF([.A1639]&gt;0;[.B1638]+[.A1639];0)" office:value-type="float" office:value="38537" calcext:value-type="float">
            <text:p>38537</text:p>
          </table:table-cell>
          <table:table-cell table:formula="of:=IF([.B1640]=0; [.B16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IF([.A1640]&gt;0;[.B1639]+[.A1640];0)" office:value-type="float" office:value="40310" calcext:value-type="float">
            <text:p>40310</text:p>
          </table:table-cell>
          <table:table-cell table:formula="of:=IF([.B1641]=0; [.B16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IF([.A1641]&gt;0;[.B1640]+[.A1641];0)" office:value-type="float" office:value="41953" calcext:value-type="float">
            <text:p>41953</text:p>
          </table:table-cell>
          <table:table-cell table:formula="of:=IF([.B1642]=0; [.B16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formula="of:=IF([.A1642]&gt;0;[.B1641]+[.A1642];0)" office:value-type="float" office:value="46943" calcext:value-type="float">
            <text:p>46943</text:p>
          </table:table-cell>
          <table:table-cell table:formula="of:=IF([.B1643]=0; [.B16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formula="of:=IF([.A1643]&gt;0;[.B1642]+[.A1643];0)" office:value-type="float" office:value="49728" calcext:value-type="float">
            <text:p>49728</text:p>
          </table:table-cell>
          <table:table-cell table:formula="of:=IF([.B1644]=0; [.B1643]; &quot;&quot;)" office:value-type="float" office:value="49728" calcext:value-type="float">
            <text:p>49728</text:p>
          </table:table-cell>
          <table:table-cell table:number-columns-repeated="2"/>
        </table:table-row>
        <table:table-row table:style-name="ro1">
          <table:table-cell/>
          <table:table-cell table:formula="of:=IF([.A1644]&gt;0;[.B1643]+[.A1644];0)" office:value-type="float" office:value="0" calcext:value-type="float">
            <text:p>0</text:p>
          </table:table-cell>
          <table:table-cell table:formula="of:=IF([.B1645]=0; [.B16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10" calcext:value-type="float">
            <text:p>13510</text:p>
          </table:table-cell>
          <table:table-cell table:formula="of:=IF([.A1645]&gt;0;[.B1644]+[.A1645];0)" office:value-type="float" office:value="13510" calcext:value-type="float">
            <text:p>13510</text:p>
          </table:table-cell>
          <table:table-cell table:formula="of:=IF([.B1646]=0; [.B16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941" calcext:value-type="float">
            <text:p>11941</text:p>
          </table:table-cell>
          <table:table-cell table:formula="of:=IF([.A1646]&gt;0;[.B1645]+[.A1646];0)" office:value-type="float" office:value="25451" calcext:value-type="float">
            <text:p>25451</text:p>
          </table:table-cell>
          <table:table-cell table:formula="of:=IF([.B1647]=0; [.B16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601" calcext:value-type="float">
            <text:p>11601</text:p>
          </table:table-cell>
          <table:table-cell table:formula="of:=IF([.A1647]&gt;0;[.B1646]+[.A1647];0)" office:value-type="float" office:value="37052" calcext:value-type="float">
            <text:p>37052</text:p>
          </table:table-cell>
          <table:table-cell table:formula="of:=IF([.B1648]=0; [.B16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234" calcext:value-type="float">
            <text:p>13234</text:p>
          </table:table-cell>
          <table:table-cell table:formula="of:=IF([.A1648]&gt;0;[.B1647]+[.A1648];0)" office:value-type="float" office:value="50286" calcext:value-type="float">
            <text:p>50286</text:p>
          </table:table-cell>
          <table:table-cell table:formula="of:=IF([.B1649]=0; [.B16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555" calcext:value-type="float">
            <text:p>14555</text:p>
          </table:table-cell>
          <table:table-cell table:formula="of:=IF([.A1649]&gt;0;[.B1648]+[.A1649];0)" office:value-type="float" office:value="64841" calcext:value-type="float">
            <text:p>64841</text:p>
          </table:table-cell>
          <table:table-cell table:formula="of:=IF([.B1650]=0; [.B1649]; &quot;&quot;)" office:value-type="float" office:value="64841" calcext:value-type="float">
            <text:p>64841</text:p>
          </table:table-cell>
          <table:table-cell table:number-columns-repeated="2"/>
        </table:table-row>
        <table:table-row table:style-name="ro1">
          <table:table-cell/>
          <table:table-cell table:formula="of:=IF([.A1650]&gt;0;[.B1649]+[.A1650];0)" office:value-type="float" office:value="0" calcext:value-type="float">
            <text:p>0</text:p>
          </table:table-cell>
          <table:table-cell table:formula="of:=IF([.B1651]=0; [.B16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IF([.A1651]&gt;0;[.B1650]+[.A1651];0)" office:value-type="float" office:value="3141" calcext:value-type="float">
            <text:p>3141</text:p>
          </table:table-cell>
          <table:table-cell table:formula="of:=IF([.B1652]=0; [.B16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IF([.A1652]&gt;0;[.B1651]+[.A1652];0)" office:value-type="float" office:value="4599" calcext:value-type="float">
            <text:p>4599</text:p>
          </table:table-cell>
          <table:table-cell table:formula="of:=IF([.B1653]=0; [.B16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[.A1653]&gt;0;[.B1652]+[.A1653];0)" office:value-type="float" office:value="6936" calcext:value-type="float">
            <text:p>6936</text:p>
          </table:table-cell>
          <table:table-cell table:formula="of:=IF([.B1654]=0; [.B16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IF([.A1654]&gt;0;[.B1653]+[.A1654];0)" office:value-type="float" office:value="8237" calcext:value-type="float">
            <text:p>8237</text:p>
          </table:table-cell>
          <table:table-cell table:formula="of:=IF([.B1655]=0; [.B16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formula="of:=IF([.A1655]&gt;0;[.B1654]+[.A1655];0)" office:value-type="float" office:value="11773" calcext:value-type="float">
            <text:p>11773</text:p>
          </table:table-cell>
          <table:table-cell table:formula="of:=IF([.B1656]=0; [.B16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IF([.A1656]&gt;0;[.B1655]+[.A1656];0)" office:value-type="float" office:value="14893" calcext:value-type="float">
            <text:p>14893</text:p>
          </table:table-cell>
          <table:table-cell table:formula="of:=IF([.B1657]=0; [.B16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IF([.A1657]&gt;0;[.B1656]+[.A1657];0)" office:value-type="float" office:value="20239" calcext:value-type="float">
            <text:p>20239</text:p>
          </table:table-cell>
          <table:table-cell table:formula="of:=IF([.B1658]=0; [.B16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IF([.A1658]&gt;0;[.B1657]+[.A1658];0)" office:value-type="float" office:value="23544" calcext:value-type="float">
            <text:p>23544</text:p>
          </table:table-cell>
          <table:table-cell table:formula="of:=IF([.B1659]=0; [.B16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659]&gt;0;[.B1658]+[.A1659];0)" office:value-type="float" office:value="25510" calcext:value-type="float">
            <text:p>25510</text:p>
          </table:table-cell>
          <table:table-cell table:formula="of:=IF([.B1660]=0; [.B16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IF([.A1660]&gt;0;[.B1659]+[.A1660];0)" office:value-type="float" office:value="26827" calcext:value-type="float">
            <text:p>26827</text:p>
          </table:table-cell>
          <table:table-cell table:formula="of:=IF([.B1661]=0; [.B16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IF([.A1661]&gt;0;[.B1660]+[.A1661];0)" office:value-type="float" office:value="28133" calcext:value-type="float">
            <text:p>28133</text:p>
          </table:table-cell>
          <table:table-cell table:formula="of:=IF([.B1662]=0; [.B16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formula="of:=IF([.A1662]&gt;0;[.B1661]+[.A1662];0)" office:value-type="float" office:value="33405" calcext:value-type="float">
            <text:p>33405</text:p>
          </table:table-cell>
          <table:table-cell table:formula="of:=IF([.B1663]=0; [.B16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IF([.A1663]&gt;0;[.B1662]+[.A1663];0)" office:value-type="float" office:value="35876" calcext:value-type="float">
            <text:p>35876</text:p>
          </table:table-cell>
          <table:table-cell table:formula="of:=IF([.B1664]=0; [.B1663]; &quot;&quot;)" office:value-type="float" office:value="35876" calcext:value-type="float">
            <text:p>35876</text:p>
          </table:table-cell>
          <table:table-cell table:number-columns-repeated="2"/>
        </table:table-row>
        <table:table-row table:style-name="ro1">
          <table:table-cell/>
          <table:table-cell table:formula="of:=IF([.A1664]&gt;0;[.B1663]+[.A1664];0)" office:value-type="float" office:value="0" calcext:value-type="float">
            <text:p>0</text:p>
          </table:table-cell>
          <table:table-cell table:formula="of:=IF([.B1665]=0; [.B16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39" calcext:value-type="float">
            <text:p>14739</text:p>
          </table:table-cell>
          <table:table-cell table:formula="of:=IF([.A1665]&gt;0;[.B1664]+[.A1665];0)" office:value-type="float" office:value="14739" calcext:value-type="float">
            <text:p>14739</text:p>
          </table:table-cell>
          <table:table-cell table:formula="of:=IF([.B1666]=0; [.B1665]; &quot;&quot;)" office:value-type="float" office:value="14739" calcext:value-type="float">
            <text:p>14739</text:p>
          </table:table-cell>
          <table:table-cell table:number-columns-repeated="2"/>
        </table:table-row>
        <table:table-row table:style-name="ro1">
          <table:table-cell/>
          <table:table-cell table:formula="of:=IF([.A1666]&gt;0;[.B1665]+[.A1666];0)" office:value-type="float" office:value="0" calcext:value-type="float">
            <text:p>0</text:p>
          </table:table-cell>
          <table:table-cell table:formula="of:=IF([.B1667]=0; [.B16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IF([.A1667]&gt;0;[.B1666]+[.A1667];0)" office:value-type="float" office:value="1090" calcext:value-type="float">
            <text:p>1090</text:p>
          </table:table-cell>
          <table:table-cell table:formula="of:=IF([.B1668]=0; [.B16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formula="of:=IF([.A1668]&gt;0;[.B1667]+[.A1668];0)" office:value-type="float" office:value="5178" calcext:value-type="float">
            <text:p>5178</text:p>
          </table:table-cell>
          <table:table-cell table:formula="of:=IF([.B1669]=0; [.B16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IF([.A1669]&gt;0;[.B1668]+[.A1669];0)" office:value-type="float" office:value="8365" calcext:value-type="float">
            <text:p>8365</text:p>
          </table:table-cell>
          <table:table-cell table:formula="of:=IF([.B1670]=0; [.B16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formula="of:=IF([.A1670]&gt;0;[.B1669]+[.A1670];0)" office:value-type="float" office:value="15314" calcext:value-type="float">
            <text:p>15314</text:p>
          </table:table-cell>
          <table:table-cell table:formula="of:=IF([.B1671]=0; [.B16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IF([.A1671]&gt;0;[.B1670]+[.A1671];0)" office:value-type="float" office:value="18502" calcext:value-type="float">
            <text:p>18502</text:p>
          </table:table-cell>
          <table:table-cell table:formula="of:=IF([.B1672]=0; [.B16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formula="of:=IF([.A1672]&gt;0;[.B1671]+[.A1672];0)" office:value-type="float" office:value="22571" calcext:value-type="float">
            <text:p>22571</text:p>
          </table:table-cell>
          <table:table-cell table:formula="of:=IF([.B1673]=0; [.B16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IF([.A1673]&gt;0;[.B1672]+[.A1673];0)" office:value-type="float" office:value="23652" calcext:value-type="float">
            <text:p>23652</text:p>
          </table:table-cell>
          <table:table-cell table:formula="of:=IF([.B1674]=0; [.B16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IF([.A1674]&gt;0;[.B1673]+[.A1674];0)" office:value-type="float" office:value="25014" calcext:value-type="float">
            <text:p>25014</text:p>
          </table:table-cell>
          <table:table-cell table:formula="of:=IF([.B1675]=0; [.B16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IF([.A1675]&gt;0;[.B1674]+[.A1675];0)" office:value-type="float" office:value="29701" calcext:value-type="float">
            <text:p>29701</text:p>
          </table:table-cell>
          <table:table-cell table:formula="of:=IF([.B1676]=0; [.B16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676]&gt;0;[.B1675]+[.A1676];0)" office:value-type="float" office:value="34688" calcext:value-type="float">
            <text:p>34688</text:p>
          </table:table-cell>
          <table:table-cell table:formula="of:=IF([.B1677]=0; [.B16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IF([.A1677]&gt;0;[.B1676]+[.A1677];0)" office:value-type="float" office:value="40813" calcext:value-type="float">
            <text:p>40813</text:p>
          </table:table-cell>
          <table:table-cell table:formula="of:=IF([.B1678]=0; [.B16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IF([.A1678]&gt;0;[.B1677]+[.A1678];0)" office:value-type="float" office:value="45089" calcext:value-type="float">
            <text:p>45089</text:p>
          </table:table-cell>
          <table:table-cell table:formula="of:=IF([.B1679]=0; [.B16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formula="of:=IF([.A1679]&gt;0;[.B1678]+[.A1679];0)" office:value-type="float" office:value="50505" calcext:value-type="float">
            <text:p>50505</text:p>
          </table:table-cell>
          <table:table-cell table:formula="of:=IF([.B1680]=0; [.B1679]; &quot;&quot;)" office:value-type="float" office:value="50505" calcext:value-type="float">
            <text:p>50505</text:p>
          </table:table-cell>
          <table:table-cell table:number-columns-repeated="2"/>
        </table:table-row>
        <table:table-row table:style-name="ro1">
          <table:table-cell/>
          <table:table-cell table:formula="of:=IF([.A1680]&gt;0;[.B1679]+[.A1680];0)" office:value-type="float" office:value="0" calcext:value-type="float">
            <text:p>0</text:p>
          </table:table-cell>
          <table:table-cell table:formula="of:=IF([.B1681]=0; [.B16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formula="of:=IF([.A1681]&gt;0;[.B1680]+[.A1681];0)" office:value-type="float" office:value="5420" calcext:value-type="float">
            <text:p>5420</text:p>
          </table:table-cell>
          <table:table-cell table:formula="of:=IF([.B1682]=0; [.B16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IF([.A1682]&gt;0;[.B1681]+[.A1682];0)" office:value-type="float" office:value="10081" calcext:value-type="float">
            <text:p>10081</text:p>
          </table:table-cell>
          <table:table-cell table:formula="of:=IF([.B1683]=0; [.B16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IF([.A1683]&gt;0;[.B1682]+[.A1683];0)" office:value-type="float" office:value="11215" calcext:value-type="float">
            <text:p>11215</text:p>
          </table:table-cell>
          <table:table-cell table:formula="of:=IF([.B1684]=0; [.B16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IF([.A1684]&gt;0;[.B1683]+[.A1684];0)" office:value-type="float" office:value="18009" calcext:value-type="float">
            <text:p>18009</text:p>
          </table:table-cell>
          <table:table-cell table:formula="of:=IF([.B1685]=0; [.B16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formula="of:=IF([.A1685]&gt;0;[.B1684]+[.A1685];0)" office:value-type="float" office:value="24888" calcext:value-type="float">
            <text:p>24888</text:p>
          </table:table-cell>
          <table:table-cell table:formula="of:=IF([.B1686]=0; [.B1685]; &quot;&quot;)" office:value-type="float" office:value="24888" calcext:value-type="float">
            <text:p>24888</text:p>
          </table:table-cell>
          <table:table-cell table:number-columns-repeated="2"/>
        </table:table-row>
        <table:table-row table:style-name="ro1">
          <table:table-cell/>
          <table:table-cell table:formula="of:=IF([.A1686]&gt;0;[.B1685]+[.A1686];0)" office:value-type="float" office:value="0" calcext:value-type="float">
            <text:p>0</text:p>
          </table:table-cell>
          <table:table-cell table:formula="of:=IF([.B1687]=0; [.B16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IF([.A1687]&gt;0;[.B1686]+[.A1687];0)" office:value-type="float" office:value="3519" calcext:value-type="float">
            <text:p>3519</text:p>
          </table:table-cell>
          <table:table-cell table:formula="of:=IF([.B1688]=0; [.B16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646" calcext:value-type="float">
            <text:p>10646</text:p>
          </table:table-cell>
          <table:table-cell table:formula="of:=IF([.A1688]&gt;0;[.B1687]+[.A1688];0)" office:value-type="float" office:value="14165" calcext:value-type="float">
            <text:p>14165</text:p>
          </table:table-cell>
          <table:table-cell table:formula="of:=IF([.B1689]=0; [.B16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68" calcext:value-type="float">
            <text:p>11068</text:p>
          </table:table-cell>
          <table:table-cell table:formula="of:=IF([.A1689]&gt;0;[.B1688]+[.A1689];0)" office:value-type="float" office:value="25233" calcext:value-type="float">
            <text:p>25233</text:p>
          </table:table-cell>
          <table:table-cell table:formula="of:=IF([.B1690]=0; [.B16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IF([.A1690]&gt;0;[.B1689]+[.A1690];0)" office:value-type="float" office:value="32799" calcext:value-type="float">
            <text:p>32799</text:p>
          </table:table-cell>
          <table:table-cell table:formula="of:=IF([.B1691]=0; [.B16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IF([.A1691]&gt;0;[.B1690]+[.A1691];0)" office:value-type="float" office:value="34537" calcext:value-type="float">
            <text:p>34537</text:p>
          </table:table-cell>
          <table:table-cell table:formula="of:=IF([.B1692]=0; [.B16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IF([.A1692]&gt;0;[.B1691]+[.A1692];0)" office:value-type="float" office:value="38537" calcext:value-type="float">
            <text:p>38537</text:p>
          </table:table-cell>
          <table:table-cell table:formula="of:=IF([.B1693]=0; [.B16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IF([.A1693]&gt;0;[.B1692]+[.A1693];0)" office:value-type="float" office:value="44889" calcext:value-type="float">
            <text:p>44889</text:p>
          </table:table-cell>
          <table:table-cell table:formula="of:=IF([.B1694]=0; [.B1693]; &quot;&quot;)" office:value-type="float" office:value="44889" calcext:value-type="float">
            <text:p>44889</text:p>
          </table:table-cell>
          <table:table-cell table:number-columns-repeated="2"/>
        </table:table-row>
        <table:table-row table:style-name="ro1">
          <table:table-cell/>
          <table:table-cell table:formula="of:=IF([.A1694]&gt;0;[.B1693]+[.A1694];0)" office:value-type="float" office:value="0" calcext:value-type="float">
            <text:p>0</text:p>
          </table:table-cell>
          <table:table-cell table:formula="of:=IF([.B1695]=0; [.B16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IF([.A1695]&gt;0;[.B1694]+[.A1695];0)" office:value-type="float" office:value="5828" calcext:value-type="float">
            <text:p>5828</text:p>
          </table:table-cell>
          <table:table-cell table:formula="of:=IF([.B1696]=0; [.B16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formula="of:=IF([.A1696]&gt;0;[.B1695]+[.A1696];0)" office:value-type="float" office:value="10173" calcext:value-type="float">
            <text:p>10173</text:p>
          </table:table-cell>
          <table:table-cell table:formula="of:=IF([.B1697]=0; [.B16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IF([.A1697]&gt;0;[.B1696]+[.A1697];0)" office:value-type="float" office:value="11648" calcext:value-type="float">
            <text:p>11648</text:p>
          </table:table-cell>
          <table:table-cell table:formula="of:=IF([.B1698]=0; [.B16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IF([.A1698]&gt;0;[.B1697]+[.A1698];0)" office:value-type="float" office:value="17026" calcext:value-type="float">
            <text:p>17026</text:p>
          </table:table-cell>
          <table:table-cell table:formula="of:=IF([.B1699]=0; [.B16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IF([.A1699]&gt;0;[.B1698]+[.A1699];0)" office:value-type="float" office:value="20758" calcext:value-type="float">
            <text:p>20758</text:p>
          </table:table-cell>
          <table:table-cell table:formula="of:=IF([.B1700]=0; [.B16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IF([.A1700]&gt;0;[.B1699]+[.A1700];0)" office:value-type="float" office:value="24242" calcext:value-type="float">
            <text:p>24242</text:p>
          </table:table-cell>
          <table:table-cell table:formula="of:=IF([.B1701]=0; [.B17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1701]&gt;0;[.B1700]+[.A1701];0)" office:value-type="float" office:value="25622" calcext:value-type="float">
            <text:p>25622</text:p>
          </table:table-cell>
          <table:table-cell table:formula="of:=IF([.B1702]=0; [.B17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formula="of:=IF([.A1702]&gt;0;[.B1701]+[.A1702];0)" office:value-type="float" office:value="31335" calcext:value-type="float">
            <text:p>31335</text:p>
          </table:table-cell>
          <table:table-cell table:formula="of:=IF([.B1703]=0; [.B17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IF([.A1703]&gt;0;[.B1702]+[.A1703];0)" office:value-type="float" office:value="32623" calcext:value-type="float">
            <text:p>32623</text:p>
          </table:table-cell>
          <table:table-cell table:formula="of:=IF([.B1704]=0; [.B17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formula="of:=IF([.A1704]&gt;0;[.B1703]+[.A1704];0)" office:value-type="float" office:value="37603" calcext:value-type="float">
            <text:p>37603</text:p>
          </table:table-cell>
          <table:table-cell table:formula="of:=IF([.B1705]=0; [.B17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formula="of:=IF([.A1705]&gt;0;[.B1704]+[.A1705];0)" office:value-type="float" office:value="40958" calcext:value-type="float">
            <text:p>40958</text:p>
          </table:table-cell>
          <table:table-cell table:formula="of:=IF([.B1706]=0; [.B17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IF([.A1706]&gt;0;[.B1705]+[.A1706];0)" office:value-type="float" office:value="46915" calcext:value-type="float">
            <text:p>46915</text:p>
          </table:table-cell>
          <table:table-cell table:formula="of:=IF([.B1707]=0; [.B17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IF([.A1707]&gt;0;[.B1706]+[.A1707];0)" office:value-type="float" office:value="51116" calcext:value-type="float">
            <text:p>51116</text:p>
          </table:table-cell>
          <table:table-cell table:formula="of:=IF([.B1708]=0; [.B17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formula="of:=IF([.A1708]&gt;0;[.B1707]+[.A1708];0)" office:value-type="float" office:value="57176" calcext:value-type="float">
            <text:p>57176</text:p>
          </table:table-cell>
          <table:table-cell table:formula="of:=IF([.B1709]=0; [.B17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IF([.A1709]&gt;0;[.B1708]+[.A1709];0)" office:value-type="float" office:value="59495" calcext:value-type="float">
            <text:p>59495</text:p>
          </table:table-cell>
          <table:table-cell table:formula="of:=IF([.B1710]=0; [.B1709]; &quot;&quot;)" office:value-type="float" office:value="59495" calcext:value-type="float">
            <text:p>59495</text:p>
          </table:table-cell>
          <table:table-cell table:number-columns-repeated="2"/>
        </table:table-row>
        <table:table-row table:style-name="ro1">
          <table:table-cell/>
          <table:table-cell table:formula="of:=IF([.A1710]&gt;0;[.B1709]+[.A1710];0)" office:value-type="float" office:value="0" calcext:value-type="float">
            <text:p>0</text:p>
          </table:table-cell>
          <table:table-cell table:formula="of:=IF([.B1711]=0; [.B17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IF([.A1711]&gt;0;[.B1710]+[.A1711];0)" office:value-type="float" office:value="1567" calcext:value-type="float">
            <text:p>1567</text:p>
          </table:table-cell>
          <table:table-cell table:formula="of:=IF([.B1712]=0; [.B17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formula="of:=IF([.A1712]&gt;0;[.B1711]+[.A1712];0)" office:value-type="float" office:value="8322" calcext:value-type="float">
            <text:p>8322</text:p>
          </table:table-cell>
          <table:table-cell table:formula="of:=IF([.B1713]=0; [.B17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formula="of:=IF([.A1713]&gt;0;[.B1712]+[.A1713];0)" office:value-type="float" office:value="12982" calcext:value-type="float">
            <text:p>12982</text:p>
          </table:table-cell>
          <table:table-cell table:formula="of:=IF([.B1714]=0; [.B17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IF([.A1714]&gt;0;[.B1713]+[.A1714];0)" office:value-type="float" office:value="18021" calcext:value-type="float">
            <text:p>18021</text:p>
          </table:table-cell>
          <table:table-cell table:formula="of:=IF([.B1715]=0; [.B17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IF([.A1715]&gt;0;[.B1714]+[.A1715];0)" office:value-type="float" office:value="20206" calcext:value-type="float">
            <text:p>20206</text:p>
          </table:table-cell>
          <table:table-cell table:formula="of:=IF([.B1716]=0; [.B17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IF([.A1716]&gt;0;[.B1715]+[.A1716];0)" office:value-type="float" office:value="25762" calcext:value-type="float">
            <text:p>25762</text:p>
          </table:table-cell>
          <table:table-cell table:formula="of:=IF([.B1717]=0; [.B17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IF([.A1717]&gt;0;[.B1716]+[.A1717];0)" office:value-type="float" office:value="27310" calcext:value-type="float">
            <text:p>27310</text:p>
          </table:table-cell>
          <table:table-cell table:formula="of:=IF([.B1718]=0; [.B17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formula="of:=IF([.A1718]&gt;0;[.B1717]+[.A1718];0)" office:value-type="float" office:value="34094" calcext:value-type="float">
            <text:p>34094</text:p>
          </table:table-cell>
          <table:table-cell table:formula="of:=IF([.B1719]=0; [.B17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IF([.A1719]&gt;0;[.B1718]+[.A1719];0)" office:value-type="float" office:value="41529" calcext:value-type="float">
            <text:p>41529</text:p>
          </table:table-cell>
          <table:table-cell table:formula="of:=IF([.B1720]=0; [.B17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formula="of:=IF([.A1720]&gt;0;[.B1719]+[.A1720];0)" office:value-type="float" office:value="50202" calcext:value-type="float">
            <text:p>50202</text:p>
          </table:table-cell>
          <table:table-cell table:formula="of:=IF([.B1721]=0; [.B1720]; &quot;&quot;)" office:value-type="float" office:value="50202" calcext:value-type="float">
            <text:p>50202</text:p>
          </table:table-cell>
          <table:table-cell table:number-columns-repeated="2"/>
        </table:table-row>
        <table:table-row table:style-name="ro1">
          <table:table-cell/>
          <table:table-cell table:formula="of:=IF([.A1721]&gt;0;[.B1720]+[.A1721];0)" office:value-type="float" office:value="0" calcext:value-type="float">
            <text:p>0</text:p>
          </table:table-cell>
          <table:table-cell table:formula="of:=IF([.B1722]=0; [.B17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formula="of:=IF([.A1722]&gt;0;[.B1721]+[.A1722];0)" office:value-type="float" office:value="7674" calcext:value-type="float">
            <text:p>7674</text:p>
          </table:table-cell>
          <table:table-cell table:formula="of:=IF([.B1723]=0; [.B17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formula="of:=IF([.A1723]&gt;0;[.B1722]+[.A1723];0)" office:value-type="float" office:value="14337" calcext:value-type="float">
            <text:p>14337</text:p>
          </table:table-cell>
          <table:table-cell table:formula="of:=IF([.B1724]=0; [.B17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formula="of:=IF([.A1724]&gt;0;[.B1723]+[.A1724];0)" office:value-type="float" office:value="19019" calcext:value-type="float">
            <text:p>19019</text:p>
          </table:table-cell>
          <table:table-cell table:formula="of:=IF([.B1725]=0; [.B17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IF([.A1725]&gt;0;[.B1724]+[.A1725];0)" office:value-type="float" office:value="27013" calcext:value-type="float">
            <text:p>27013</text:p>
          </table:table-cell>
          <table:table-cell table:formula="of:=IF([.B1726]=0; [.B17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IF([.A1726]&gt;0;[.B1725]+[.A1726];0)" office:value-type="float" office:value="33203" calcext:value-type="float">
            <text:p>33203</text:p>
          </table:table-cell>
          <table:table-cell table:formula="of:=IF([.B1727]=0; [.B17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IF([.A1727]&gt;0;[.B1726]+[.A1727];0)" office:value-type="float" office:value="38830" calcext:value-type="float">
            <text:p>38830</text:p>
          </table:table-cell>
          <table:table-cell table:formula="of:=IF([.B1728]=0; [.B17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formula="of:=IF([.A1728]&gt;0;[.B1727]+[.A1728];0)" office:value-type="float" office:value="44267" calcext:value-type="float">
            <text:p>44267</text:p>
          </table:table-cell>
          <table:table-cell table:formula="of:=IF([.B1729]=0; [.B17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IF([.A1729]&gt;0;[.B1728]+[.A1729];0)" office:value-type="float" office:value="54516" calcext:value-type="float">
            <text:p>54516</text:p>
          </table:table-cell>
          <table:table-cell table:formula="of:=IF([.B1730]=0; [.B1729]; &quot;&quot;)" office:value-type="float" office:value="54516" calcext:value-type="float">
            <text:p>54516</text:p>
          </table:table-cell>
          <table:table-cell table:number-columns-repeated="2"/>
        </table:table-row>
        <table:table-row table:style-name="ro1">
          <table:table-cell/>
          <table:table-cell table:formula="of:=IF([.A1730]&gt;0;[.B1729]+[.A1730];0)" office:value-type="float" office:value="0" calcext:value-type="float">
            <text:p>0</text:p>
          </table:table-cell>
          <table:table-cell table:formula="of:=IF([.B1731]=0; [.B17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IF([.A1731]&gt;0;[.B1730]+[.A1731];0)" office:value-type="float" office:value="6224" calcext:value-type="float">
            <text:p>6224</text:p>
          </table:table-cell>
          <table:table-cell table:formula="of:=IF([.B1732]=0; [.B17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formula="of:=IF([.A1732]&gt;0;[.B1731]+[.A1732];0)" office:value-type="float" office:value="13150" calcext:value-type="float">
            <text:p>13150</text:p>
          </table:table-cell>
          <table:table-cell table:formula="of:=IF([.B1733]=0; [.B17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IF([.A1733]&gt;0;[.B1732]+[.A1733];0)" office:value-type="float" office:value="17023" calcext:value-type="float">
            <text:p>17023</text:p>
          </table:table-cell>
          <table:table-cell table:formula="of:=IF([.B1734]=0; [.B17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formula="of:=IF([.A1734]&gt;0;[.B1733]+[.A1734];0)" office:value-type="float" office:value="25753" calcext:value-type="float">
            <text:p>25753</text:p>
          </table:table-cell>
          <table:table-cell table:formula="of:=IF([.B1735]=0; [.B17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IF([.A1735]&gt;0;[.B1734]+[.A1735];0)" office:value-type="float" office:value="29046" calcext:value-type="float">
            <text:p>29046</text:p>
          </table:table-cell>
          <table:table-cell table:formula="of:=IF([.B1736]=0; [.B17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IF([.A1736]&gt;0;[.B1735]+[.A1736];0)" office:value-type="float" office:value="34987" calcext:value-type="float">
            <text:p>34987</text:p>
          </table:table-cell>
          <table:table-cell table:formula="of:=IF([.B1737]=0; [.B17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IF([.A1737]&gt;0;[.B1736]+[.A1737];0)" office:value-type="float" office:value="39264" calcext:value-type="float">
            <text:p>39264</text:p>
          </table:table-cell>
          <table:table-cell table:formula="of:=IF([.B1738]=0; [.B17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IF([.A1738]&gt;0;[.B1737]+[.A1738];0)" office:value-type="float" office:value="42512" calcext:value-type="float">
            <text:p>42512</text:p>
          </table:table-cell>
          <table:table-cell table:formula="of:=IF([.B1739]=0; [.B17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IF([.A1739]&gt;0;[.B1738]+[.A1739];0)" office:value-type="float" office:value="48681" calcext:value-type="float">
            <text:p>48681</text:p>
          </table:table-cell>
          <table:table-cell table:formula="of:=IF([.B1740]=0; [.B1739]; &quot;&quot;)" office:value-type="float" office:value="48681" calcext:value-type="float">
            <text:p>48681</text:p>
          </table:table-cell>
          <table:table-cell table:number-columns-repeated="2"/>
        </table:table-row>
        <table:table-row table:style-name="ro1">
          <table:table-cell/>
          <table:table-cell table:formula="of:=IF([.A1740]&gt;0;[.B1739]+[.A1740];0)" office:value-type="float" office:value="0" calcext:value-type="float">
            <text:p>0</text:p>
          </table:table-cell>
          <table:table-cell table:formula="of:=IF([.B1741]=0; [.B17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991" calcext:value-type="float">
            <text:p>33991</text:p>
          </table:table-cell>
          <table:table-cell table:formula="of:=IF([.A1741]&gt;0;[.B1740]+[.A1741];0)" office:value-type="float" office:value="33991" calcext:value-type="float">
            <text:p>33991</text:p>
          </table:table-cell>
          <table:table-cell table:formula="of:=IF([.B1742]=0; [.B17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153" calcext:value-type="float">
            <text:p>37153</text:p>
          </table:table-cell>
          <table:table-cell table:formula="of:=IF([.A1742]&gt;0;[.B1741]+[.A1742];0)" office:value-type="float" office:value="71144" calcext:value-type="float">
            <text:p>71144</text:p>
          </table:table-cell>
          <table:table-cell table:formula="of:=IF([.B1743]=0; [.B1742]; &quot;&quot;)" office:value-type="float" office:value="71144" calcext:value-type="float">
            <text:p>71144</text:p>
          </table:table-cell>
          <table:table-cell table:number-columns-repeated="2"/>
        </table:table-row>
        <table:table-row table:style-name="ro1">
          <table:table-cell/>
          <table:table-cell table:formula="of:=IF([.A1743]&gt;0;[.B1742]+[.A1743];0)" office:value-type="float" office:value="0" calcext:value-type="float">
            <text:p>0</text:p>
          </table:table-cell>
          <table:table-cell table:formula="of:=IF([.B1744]=0; [.B17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839" calcext:value-type="float">
            <text:p>10839</text:p>
          </table:table-cell>
          <table:table-cell table:formula="of:=IF([.A1744]&gt;0;[.B1743]+[.A1744];0)" office:value-type="float" office:value="10839" calcext:value-type="float">
            <text:p>10839</text:p>
          </table:table-cell>
          <table:table-cell table:formula="of:=IF([.B1745]=0; [.B17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054" calcext:value-type="float">
            <text:p>17054</text:p>
          </table:table-cell>
          <table:table-cell table:formula="of:=IF([.A1745]&gt;0;[.B1744]+[.A1745];0)" office:value-type="float" office:value="27893" calcext:value-type="float">
            <text:p>27893</text:p>
          </table:table-cell>
          <table:table-cell table:formula="of:=IF([.B1746]=0; [.B17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IF([.A1746]&gt;0;[.B1745]+[.A1746];0)" office:value-type="float" office:value="30167" calcext:value-type="float">
            <text:p>30167</text:p>
          </table:table-cell>
          <table:table-cell table:formula="of:=IF([.B1747]=0; [.B17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762" calcext:value-type="float">
            <text:p>16762</text:p>
          </table:table-cell>
          <table:table-cell table:formula="of:=IF([.A1747]&gt;0;[.B1746]+[.A1747];0)" office:value-type="float" office:value="46929" calcext:value-type="float">
            <text:p>46929</text:p>
          </table:table-cell>
          <table:table-cell table:formula="of:=IF([.B1748]=0; [.B1747]; &quot;&quot;)" office:value-type="float" office:value="46929" calcext:value-type="float">
            <text:p>46929</text:p>
          </table:table-cell>
          <table:table-cell table:number-columns-repeated="2"/>
        </table:table-row>
        <table:table-row table:style-name="ro1">
          <table:table-cell/>
          <table:table-cell table:formula="of:=IF([.A1748]&gt;0;[.B1747]+[.A1748];0)" office:value-type="float" office:value="0" calcext:value-type="float">
            <text:p>0</text:p>
          </table:table-cell>
          <table:table-cell table:formula="of:=IF([.B1749]=0; [.B17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formula="of:=IF([.A1749]&gt;0;[.B1748]+[.A1749];0)" office:value-type="float" office:value="3539" calcext:value-type="float">
            <text:p>3539</text:p>
          </table:table-cell>
          <table:table-cell table:formula="of:=IF([.B1750]=0; [.B17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750]&gt;0;[.B1749]+[.A1750];0)" office:value-type="float" office:value="8526" calcext:value-type="float">
            <text:p>8526</text:p>
          </table:table-cell>
          <table:table-cell table:formula="of:=IF([.B1751]=0; [.B17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formula="of:=IF([.A1751]&gt;0;[.B1750]+[.A1751];0)" office:value-type="float" office:value="14518" calcext:value-type="float">
            <text:p>14518</text:p>
          </table:table-cell>
          <table:table-cell table:formula="of:=IF([.B1752]=0; [.B17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.A1752]&gt;0;[.B1751]+[.A1752];0)" office:value-type="float" office:value="16505" calcext:value-type="float">
            <text:p>16505</text:p>
          </table:table-cell>
          <table:table-cell table:formula="of:=IF([.B1753]=0; [.B17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formula="of:=IF([.A1753]&gt;0;[.B1752]+[.A1753];0)" office:value-type="float" office:value="22767" calcext:value-type="float">
            <text:p>22767</text:p>
          </table:table-cell>
          <table:table-cell table:formula="of:=IF([.B1754]=0; [.B17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formula="of:=IF([.A1754]&gt;0;[.B1753]+[.A1754];0)" office:value-type="float" office:value="30018" calcext:value-type="float">
            <text:p>30018</text:p>
          </table:table-cell>
          <table:table-cell table:formula="of:=IF([.B1755]=0; [.B17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IF([.A1755]&gt;0;[.B1754]+[.A1755];0)" office:value-type="float" office:value="33536" calcext:value-type="float">
            <text:p>33536</text:p>
          </table:table-cell>
          <table:table-cell table:formula="of:=IF([.B1756]=0; [.B17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IF([.A1756]&gt;0;[.B1755]+[.A1756];0)" office:value-type="float" office:value="36514" calcext:value-type="float">
            <text:p>36514</text:p>
          </table:table-cell>
          <table:table-cell table:formula="of:=IF([.B1757]=0; [.B17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IF([.A1757]&gt;0;[.B1756]+[.A1757];0)" office:value-type="float" office:value="38454" calcext:value-type="float">
            <text:p>38454</text:p>
          </table:table-cell>
          <table:table-cell table:formula="of:=IF([.B1758]=0; [.B17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formula="of:=IF([.A1758]&gt;0;[.B1757]+[.A1758];0)" office:value-type="float" office:value="46033" calcext:value-type="float">
            <text:p>46033</text:p>
          </table:table-cell>
          <table:table-cell table:formula="of:=IF([.B1759]=0; [.B17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formula="of:=IF([.A1759]&gt;0;[.B1758]+[.A1759];0)" office:value-type="float" office:value="50825" calcext:value-type="float">
            <text:p>50825</text:p>
          </table:table-cell>
          <table:table-cell table:formula="of:=IF([.B1760]=0; [.B1759]; &quot;&quot;)" office:value-type="float" office:value="50825" calcext:value-type="float">
            <text:p>50825</text:p>
          </table:table-cell>
          <table:table-cell table:number-columns-repeated="2"/>
        </table:table-row>
        <table:table-row table:style-name="ro1">
          <table:table-cell/>
          <table:table-cell table:formula="of:=IF([.A1760]&gt;0;[.B1759]+[.A1760];0)" office:value-type="float" office:value="0" calcext:value-type="float">
            <text:p>0</text:p>
          </table:table-cell>
          <table:table-cell table:formula="of:=IF([.B1761]=0; [.B17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466" calcext:value-type="float">
            <text:p>15466</text:p>
          </table:table-cell>
          <table:table-cell table:formula="of:=IF([.A1761]&gt;0;[.B1760]+[.A1761];0)" office:value-type="float" office:value="15466" calcext:value-type="float">
            <text:p>15466</text:p>
          </table:table-cell>
          <table:table-cell table:formula="of:=IF([.B1762]=0; [.B17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473" calcext:value-type="float">
            <text:p>17473</text:p>
          </table:table-cell>
          <table:table-cell table:formula="of:=IF([.A1762]&gt;0;[.B1761]+[.A1762];0)" office:value-type="float" office:value="32939" calcext:value-type="float">
            <text:p>32939</text:p>
          </table:table-cell>
          <table:table-cell table:formula="of:=IF([.B1763]=0; [.B17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06" calcext:value-type="float">
            <text:p>11506</text:p>
          </table:table-cell>
          <table:table-cell table:formula="of:=IF([.A1763]&gt;0;[.B1762]+[.A1763];0)" office:value-type="float" office:value="44445" calcext:value-type="float">
            <text:p>44445</text:p>
          </table:table-cell>
          <table:table-cell table:formula="of:=IF([.B1764]=0; [.B1763]; &quot;&quot;)" office:value-type="float" office:value="44445" calcext:value-type="float">
            <text:p>44445</text:p>
          </table:table-cell>
          <table:table-cell table:number-columns-repeated="2"/>
        </table:table-row>
        <table:table-row table:style-name="ro1">
          <table:table-cell/>
          <table:table-cell table:formula="of:=IF([.A1764]&gt;0;[.B1763]+[.A1764];0)" office:value-type="float" office:value="0" calcext:value-type="float">
            <text:p>0</text:p>
          </table:table-cell>
          <table:table-cell table:formula="of:=IF([.B1765]=0; [.B17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formula="of:=IF([.A1765]&gt;0;[.B1764]+[.A1765];0)" office:value-type="float" office:value="6225" calcext:value-type="float">
            <text:p>6225</text:p>
          </table:table-cell>
          <table:table-cell table:formula="of:=IF([.B1766]=0; [.B17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IF([.A1766]&gt;0;[.B1765]+[.A1766];0)" office:value-type="float" office:value="7808" calcext:value-type="float">
            <text:p>7808</text:p>
          </table:table-cell>
          <table:table-cell table:formula="of:=IF([.B1767]=0; [.B17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IF([.A1767]&gt;0;[.B1766]+[.A1767];0)" office:value-type="float" office:value="11189" calcext:value-type="float">
            <text:p>11189</text:p>
          </table:table-cell>
          <table:table-cell table:formula="of:=IF([.B1768]=0; [.B17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formula="of:=IF([.A1768]&gt;0;[.B1767]+[.A1768];0)" office:value-type="float" office:value="17021" calcext:value-type="float">
            <text:p>17021</text:p>
          </table:table-cell>
          <table:table-cell table:formula="of:=IF([.B1769]=0; [.B17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formula="of:=IF([.A1769]&gt;0;[.B1768]+[.A1769];0)" office:value-type="float" office:value="24458" calcext:value-type="float">
            <text:p>24458</text:p>
          </table:table-cell>
          <table:table-cell table:formula="of:=IF([.B1770]=0; [.B17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IF([.A1770]&gt;0;[.B1769]+[.A1770];0)" office:value-type="float" office:value="26196" calcext:value-type="float">
            <text:p>26196</text:p>
          </table:table-cell>
          <table:table-cell table:formula="of:=IF([.B1771]=0; [.B17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IF([.A1771]&gt;0;[.B1770]+[.A1771];0)" office:value-type="float" office:value="30047" calcext:value-type="float">
            <text:p>30047</text:p>
          </table:table-cell>
          <table:table-cell table:formula="of:=IF([.B1772]=0; [.B17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[.A1772]&gt;0;[.B1771]+[.A1772];0)" office:value-type="float" office:value="34109" calcext:value-type="float">
            <text:p>34109</text:p>
          </table:table-cell>
          <table:table-cell table:formula="of:=IF([.B1773]=0; [.B17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IF([.A1773]&gt;0;[.B1772]+[.A1773];0)" office:value-type="float" office:value="38094" calcext:value-type="float">
            <text:p>38094</text:p>
          </table:table-cell>
          <table:table-cell table:formula="of:=IF([.B1774]=0; [.B17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formula="of:=IF([.A1774]&gt;0;[.B1773]+[.A1774];0)" office:value-type="float" office:value="44222" calcext:value-type="float">
            <text:p>44222</text:p>
          </table:table-cell>
          <table:table-cell table:formula="of:=IF([.B1775]=0; [.B17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IF([.A1775]&gt;0;[.B1774]+[.A1775];0)" office:value-type="float" office:value="46328" calcext:value-type="float">
            <text:p>46328</text:p>
          </table:table-cell>
          <table:table-cell table:formula="of:=IF([.B1776]=0; [.B17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formula="of:=IF([.A1776]&gt;0;[.B1775]+[.A1776];0)" office:value-type="float" office:value="51723" calcext:value-type="float">
            <text:p>51723</text:p>
          </table:table-cell>
          <table:table-cell table:formula="of:=IF([.B1777]=0; [.B1776]; &quot;&quot;)" office:value-type="float" office:value="51723" calcext:value-type="float">
            <text:p>51723</text:p>
          </table:table-cell>
          <table:table-cell table:number-columns-repeated="2"/>
        </table:table-row>
        <table:table-row table:style-name="ro1">
          <table:table-cell/>
          <table:table-cell table:formula="of:=IF([.A1777]&gt;0;[.B1776]+[.A1777];0)" office:value-type="float" office:value="0" calcext:value-type="float">
            <text:p>0</text:p>
          </table:table-cell>
          <table:table-cell table:formula="of:=IF([.B1778]=0; [.B17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595" calcext:value-type="float">
            <text:p>11595</text:p>
          </table:table-cell>
          <table:table-cell table:formula="of:=IF([.A1778]&gt;0;[.B1777]+[.A1778];0)" office:value-type="float" office:value="11595" calcext:value-type="float">
            <text:p>11595</text:p>
          </table:table-cell>
          <table:table-cell table:formula="of:=IF([.B1779]=0; [.B17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726" calcext:value-type="float">
            <text:p>11726</text:p>
          </table:table-cell>
          <table:table-cell table:formula="of:=IF([.A1779]&gt;0;[.B1778]+[.A1779];0)" office:value-type="float" office:value="23321" calcext:value-type="float">
            <text:p>23321</text:p>
          </table:table-cell>
          <table:table-cell table:formula="of:=IF([.B1780]=0; [.B17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IF([.A1780]&gt;0;[.B1779]+[.A1780];0)" office:value-type="float" office:value="28236" calcext:value-type="float">
            <text:p>28236</text:p>
          </table:table-cell>
          <table:table-cell table:formula="of:=IF([.B1781]=0; [.B17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formula="of:=IF([.A1781]&gt;0;[.B1780]+[.A1781];0)" office:value-type="float" office:value="34717" calcext:value-type="float">
            <text:p>34717</text:p>
          </table:table-cell>
          <table:table-cell table:formula="of:=IF([.B1782]=0; [.B17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978" calcext:value-type="float">
            <text:p>10978</text:p>
          </table:table-cell>
          <table:table-cell table:formula="of:=IF([.A1782]&gt;0;[.B1781]+[.A1782];0)" office:value-type="float" office:value="45695" calcext:value-type="float">
            <text:p>45695</text:p>
          </table:table-cell>
          <table:table-cell table:formula="of:=IF([.B1783]=0; [.B17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348" calcext:value-type="float">
            <text:p>11348</text:p>
          </table:table-cell>
          <table:table-cell table:formula="of:=IF([.A1783]&gt;0;[.B1782]+[.A1783];0)" office:value-type="float" office:value="57043" calcext:value-type="float">
            <text:p>57043</text:p>
          </table:table-cell>
          <table:table-cell table:formula="of:=IF([.B1784]=0; [.B17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formula="of:=IF([.A1784]&gt;0;[.B1783]+[.A1784];0)" office:value-type="float" office:value="63479" calcext:value-type="float">
            <text:p>63479</text:p>
          </table:table-cell>
          <table:table-cell table:formula="of:=IF([.B1785]=0; [.B1784]; &quot;&quot;)" office:value-type="float" office:value="63479" calcext:value-type="float">
            <text:p>63479</text:p>
          </table:table-cell>
          <table:table-cell table:number-columns-repeated="2"/>
        </table:table-row>
        <table:table-row table:style-name="ro1">
          <table:table-cell/>
          <table:table-cell table:formula="of:=IF([.A1785]&gt;0;[.B1784]+[.A1785];0)" office:value-type="float" office:value="0" calcext:value-type="float">
            <text:p>0</text:p>
          </table:table-cell>
          <table:table-cell table:formula="of:=IF([.B1786]=0; [.B17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359" calcext:value-type="float">
            <text:p>69359</text:p>
          </table:table-cell>
          <table:table-cell table:formula="of:=IF([.A1786]&gt;0;[.B1785]+[.A1786];0)" office:value-type="float" office:value="69359" calcext:value-type="float">
            <text:p>69359</text:p>
          </table:table-cell>
          <table:table-cell table:formula="of:=IF([.B1787]=0; [.B1786]; &quot;&quot;)" office:value-type="float" office:value="69359" calcext:value-type="float">
            <text:p>69359</text:p>
          </table:table-cell>
          <table:table-cell table:number-columns-repeated="2"/>
        </table:table-row>
        <table:table-row table:style-name="ro1">
          <table:table-cell/>
          <table:table-cell table:formula="of:=IF([.A1787]&gt;0;[.B1786]+[.A1787];0)" office:value-type="float" office:value="0" calcext:value-type="float">
            <text:p>0</text:p>
          </table:table-cell>
          <table:table-cell table:formula="of:=IF([.B1788]=0; [.B17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formula="of:=IF([.A1788]&gt;0;[.B1787]+[.A1788];0)" office:value-type="float" office:value="7954" calcext:value-type="float">
            <text:p>7954</text:p>
          </table:table-cell>
          <table:table-cell table:formula="of:=IF([.B1789]=0; [.B17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formula="of:=IF([.A1789]&gt;0;[.B1788]+[.A1789];0)" office:value-type="float" office:value="14221" calcext:value-type="float">
            <text:p>14221</text:p>
          </table:table-cell>
          <table:table-cell table:formula="of:=IF([.B1790]=0; [.B17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IF([.A1790]&gt;0;[.B1789]+[.A1790];0)" office:value-type="float" office:value="21618" calcext:value-type="float">
            <text:p>21618</text:p>
          </table:table-cell>
          <table:table-cell table:formula="of:=IF([.B1791]=0; [.B17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IF([.A1791]&gt;0;[.B1790]+[.A1791];0)" office:value-type="float" office:value="24028" calcext:value-type="float">
            <text:p>24028</text:p>
          </table:table-cell>
          <table:table-cell table:formula="of:=IF([.B1792]=0; [.B17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formula="of:=IF([.A1792]&gt;0;[.B1791]+[.A1792];0)" office:value-type="float" office:value="27396" calcext:value-type="float">
            <text:p>27396</text:p>
          </table:table-cell>
          <table:table-cell table:formula="of:=IF([.B1793]=0; [.B17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IF([.A1793]&gt;0;[.B1792]+[.A1793];0)" office:value-type="float" office:value="29801" calcext:value-type="float">
            <text:p>29801</text:p>
          </table:table-cell>
          <table:table-cell table:formula="of:=IF([.B1794]=0; [.B17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IF([.A1794]&gt;0;[.B1793]+[.A1794];0)" office:value-type="float" office:value="32454" calcext:value-type="float">
            <text:p>32454</text:p>
          </table:table-cell>
          <table:table-cell table:formula="of:=IF([.B1795]=0; [.B17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IF([.A1795]&gt;0;[.B1794]+[.A1795];0)" office:value-type="float" office:value="42522" calcext:value-type="float">
            <text:p>42522</text:p>
          </table:table-cell>
          <table:table-cell table:formula="of:=IF([.B1796]=0; [.B1795]; &quot;&quot;)" office:value-type="float" office:value="42522" calcext:value-type="float">
            <text:p>42522</text:p>
          </table:table-cell>
          <table:table-cell table:number-columns-repeated="2"/>
        </table:table-row>
        <table:table-row table:style-name="ro1">
          <table:table-cell/>
          <table:table-cell table:formula="of:=IF([.A1796]&gt;0;[.B1795]+[.A1796];0)" office:value-type="float" office:value="0" calcext:value-type="float">
            <text:p>0</text:p>
          </table:table-cell>
          <table:table-cell table:formula="of:=IF([.B1797]=0; [.B17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IF([.A1797]&gt;0;[.B1796]+[.A1797];0)" office:value-type="float" office:value="1229" calcext:value-type="float">
            <text:p>1229</text:p>
          </table:table-cell>
          <table:table-cell table:formula="of:=IF([.B1798]=0; [.B17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IF([.A1798]&gt;0;[.B1797]+[.A1798];0)" office:value-type="float" office:value="4745" calcext:value-type="float">
            <text:p>4745</text:p>
          </table:table-cell>
          <table:table-cell table:formula="of:=IF([.B1799]=0; [.B17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IF([.A1799]&gt;0;[.B1798]+[.A1799];0)" office:value-type="float" office:value="7608" calcext:value-type="float">
            <text:p>7608</text:p>
          </table:table-cell>
          <table:table-cell table:formula="of:=IF([.B1800]=0; [.B17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IF([.A1800]&gt;0;[.B1799]+[.A1800];0)" office:value-type="float" office:value="13568" calcext:value-type="float">
            <text:p>13568</text:p>
          </table:table-cell>
          <table:table-cell table:formula="of:=IF([.B1801]=0; [.B18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formula="of:=IF([.A1801]&gt;0;[.B1800]+[.A1801];0)" office:value-type="float" office:value="20029" calcext:value-type="float">
            <text:p>20029</text:p>
          </table:table-cell>
          <table:table-cell table:formula="of:=IF([.B1802]=0; [.B18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IF([.A1802]&gt;0;[.B1801]+[.A1802];0)" office:value-type="float" office:value="21237" calcext:value-type="float">
            <text:p>21237</text:p>
          </table:table-cell>
          <table:table-cell table:formula="of:=IF([.B1803]=0; [.B18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IF([.A1803]&gt;0;[.B1802]+[.A1803];0)" office:value-type="float" office:value="23732" calcext:value-type="float">
            <text:p>23732</text:p>
          </table:table-cell>
          <table:table-cell table:formula="of:=IF([.B1804]=0; [.B18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IF([.A1804]&gt;0;[.B1803]+[.A1804];0)" office:value-type="float" office:value="26457" calcext:value-type="float">
            <text:p>26457</text:p>
          </table:table-cell>
          <table:table-cell table:formula="of:=IF([.B1805]=0; [.B18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IF([.A1805]&gt;0;[.B1804]+[.A1805];0)" office:value-type="float" office:value="31234" calcext:value-type="float">
            <text:p>31234</text:p>
          </table:table-cell>
          <table:table-cell table:formula="of:=IF([.B1806]=0; [.B18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IF([.A1806]&gt;0;[.B1805]+[.A1806];0)" office:value-type="float" office:value="34337" calcext:value-type="float">
            <text:p>34337</text:p>
          </table:table-cell>
          <table:table-cell table:formula="of:=IF([.B1807]=0; [.B18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1807]&gt;0;[.B1806]+[.A1807];0)" office:value-type="float" office:value="37946" calcext:value-type="float">
            <text:p>37946</text:p>
          </table:table-cell>
          <table:table-cell table:formula="of:=IF([.B1808]=0; [.B18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IF([.A1808]&gt;0;[.B1807]+[.A1808];0)" office:value-type="float" office:value="41401" calcext:value-type="float">
            <text:p>41401</text:p>
          </table:table-cell>
          <table:table-cell table:formula="of:=IF([.B1809]=0; [.B18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formula="of:=IF([.A1809]&gt;0;[.B1808]+[.A1809];0)" office:value-type="float" office:value="47519" calcext:value-type="float">
            <text:p>47519</text:p>
          </table:table-cell>
          <table:table-cell table:formula="of:=IF([.B1810]=0; [.B18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IF([.A1810]&gt;0;[.B1809]+[.A1810];0)" office:value-type="float" office:value="51404" calcext:value-type="float">
            <text:p>51404</text:p>
          </table:table-cell>
          <table:table-cell table:formula="of:=IF([.B1811]=0; [.B1810]; &quot;&quot;)" office:value-type="float" office:value="51404" calcext:value-type="float">
            <text:p>51404</text:p>
          </table:table-cell>
          <table:table-cell table:number-columns-repeated="2"/>
        </table:table-row>
        <table:table-row table:style-name="ro1">
          <table:table-cell/>
          <table:table-cell table:formula="of:=IF([.A1811]&gt;0;[.B1810]+[.A1811];0)" office:value-type="float" office:value="0" calcext:value-type="float">
            <text:p>0</text:p>
          </table:table-cell>
          <table:table-cell table:formula="of:=IF([.B1812]=0; [.B18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757" calcext:value-type="float">
            <text:p>10757</text:p>
          </table:table-cell>
          <table:table-cell table:formula="of:=IF([.A1812]&gt;0;[.B1811]+[.A1812];0)" office:value-type="float" office:value="10757" calcext:value-type="float">
            <text:p>10757</text:p>
          </table:table-cell>
          <table:table-cell table:formula="of:=IF([.B1813]=0; [.B18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804" calcext:value-type="float">
            <text:p>17804</text:p>
          </table:table-cell>
          <table:table-cell table:formula="of:=IF([.A1813]&gt;0;[.B1812]+[.A1813];0)" office:value-type="float" office:value="28561" calcext:value-type="float">
            <text:p>28561</text:p>
          </table:table-cell>
          <table:table-cell table:formula="of:=IF([.B1814]=0; [.B18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767" calcext:value-type="float">
            <text:p>13767</text:p>
          </table:table-cell>
          <table:table-cell table:formula="of:=IF([.A1814]&gt;0;[.B1813]+[.A1814];0)" office:value-type="float" office:value="42328" calcext:value-type="float">
            <text:p>42328</text:p>
          </table:table-cell>
          <table:table-cell table:formula="of:=IF([.B1815]=0; [.B1814]; &quot;&quot;)" office:value-type="float" office:value="42328" calcext:value-type="float">
            <text:p>42328</text:p>
          </table:table-cell>
          <table:table-cell table:number-columns-repeated="2"/>
        </table:table-row>
        <table:table-row table:style-name="ro1">
          <table:table-cell/>
          <table:table-cell table:formula="of:=IF([.A1815]&gt;0;[.B1814]+[.A1815];0)" office:value-type="float" office:value="0" calcext:value-type="float">
            <text:p>0</text:p>
          </table:table-cell>
          <table:table-cell table:formula="of:=IF([.B1816]=0; [.B18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854" calcext:value-type="float">
            <text:p>13854</text:p>
          </table:table-cell>
          <table:table-cell table:formula="of:=IF([.A1816]&gt;0;[.B1815]+[.A1816];0)" office:value-type="float" office:value="13854" calcext:value-type="float">
            <text:p>13854</text:p>
          </table:table-cell>
          <table:table-cell table:formula="of:=IF([.B1817]=0; [.B18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IF([.A1817]&gt;0;[.B1816]+[.A1817];0)" office:value-type="float" office:value="16502" calcext:value-type="float">
            <text:p>16502</text:p>
          </table:table-cell>
          <table:table-cell table:formula="of:=IF([.B1818]=0; [.B18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818" calcext:value-type="float">
            <text:p>25818</text:p>
          </table:table-cell>
          <table:table-cell table:formula="of:=IF([.A1818]&gt;0;[.B1817]+[.A1818];0)" office:value-type="float" office:value="42320" calcext:value-type="float">
            <text:p>42320</text:p>
          </table:table-cell>
          <table:table-cell table:formula="of:=IF([.B1819]=0; [.B1818]; &quot;&quot;)" office:value-type="float" office:value="42320" calcext:value-type="float">
            <text:p>42320</text:p>
          </table:table-cell>
          <table:table-cell table:number-columns-repeated="2"/>
        </table:table-row>
        <table:table-row table:style-name="ro1">
          <table:table-cell/>
          <table:table-cell table:formula="of:=IF([.A1819]&gt;0;[.B1818]+[.A1819];0)" office:value-type="float" office:value="0" calcext:value-type="float">
            <text:p>0</text:p>
          </table:table-cell>
          <table:table-cell table:formula="of:=IF([.B1820]=0; [.B18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formula="of:=IF([.A1820]&gt;0;[.B1819]+[.A1820];0)" office:value-type="float" office:value="8694" calcext:value-type="float">
            <text:p>8694</text:p>
          </table:table-cell>
          <table:table-cell table:formula="of:=IF([.B1821]=0; [.B18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formula="of:=IF([.A1821]&gt;0;[.B1820]+[.A1821];0)" office:value-type="float" office:value="13535" calcext:value-type="float">
            <text:p>13535</text:p>
          </table:table-cell>
          <table:table-cell table:formula="of:=IF([.B1822]=0; [.B18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IF([.A1822]&gt;0;[.B1821]+[.A1822];0)" office:value-type="float" office:value="17522" calcext:value-type="float">
            <text:p>17522</text:p>
          </table:table-cell>
          <table:table-cell table:formula="of:=IF([.B1823]=0; [.B18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448" calcext:value-type="float">
            <text:p>11448</text:p>
          </table:table-cell>
          <table:table-cell table:formula="of:=IF([.A1823]&gt;0;[.B1822]+[.A1823];0)" office:value-type="float" office:value="28970" calcext:value-type="float">
            <text:p>28970</text:p>
          </table:table-cell>
          <table:table-cell table:formula="of:=IF([.B1824]=0; [.B18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847" calcext:value-type="float">
            <text:p>12847</text:p>
          </table:table-cell>
          <table:table-cell table:formula="of:=IF([.A1824]&gt;0;[.B1823]+[.A1824];0)" office:value-type="float" office:value="41817" calcext:value-type="float">
            <text:p>41817</text:p>
          </table:table-cell>
          <table:table-cell table:formula="of:=IF([.B1825]=0; [.B18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IF([.A1825]&gt;0;[.B1824]+[.A1825];0)" office:value-type="float" office:value="43956" calcext:value-type="float">
            <text:p>43956</text:p>
          </table:table-cell>
          <table:table-cell table:formula="of:=IF([.B1826]=0; [.B1825]; &quot;&quot;)" office:value-type="float" office:value="43956" calcext:value-type="float">
            <text:p>43956</text:p>
          </table:table-cell>
          <table:table-cell table:number-columns-repeated="2"/>
        </table:table-row>
        <table:table-row table:style-name="ro1">
          <table:table-cell/>
          <table:table-cell table:formula="of:=IF([.A1826]&gt;0;[.B1825]+[.A1826];0)" office:value-type="float" office:value="0" calcext:value-type="float">
            <text:p>0</text:p>
          </table:table-cell>
          <table:table-cell table:formula="of:=IF([.B1827]=0; [.B18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IF([.A1827]&gt;0;[.B1826]+[.A1827];0)" office:value-type="float" office:value="1320" calcext:value-type="float">
            <text:p>1320</text:p>
          </table:table-cell>
          <table:table-cell table:formula="of:=IF([.B1828]=0; [.B18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876" calcext:value-type="float">
            <text:p>11876</text:p>
          </table:table-cell>
          <table:table-cell table:formula="of:=IF([.A1828]&gt;0;[.B1827]+[.A1828];0)" office:value-type="float" office:value="13196" calcext:value-type="float">
            <text:p>13196</text:p>
          </table:table-cell>
          <table:table-cell table:formula="of:=IF([.B1829]=0; [.B18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686" calcext:value-type="float">
            <text:p>13686</text:p>
          </table:table-cell>
          <table:table-cell table:formula="of:=IF([.A1829]&gt;0;[.B1828]+[.A1829];0)" office:value-type="float" office:value="26882" calcext:value-type="float">
            <text:p>26882</text:p>
          </table:table-cell>
          <table:table-cell table:formula="of:=IF([.B1830]=0; [.B18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670" calcext:value-type="float">
            <text:p>15670</text:p>
          </table:table-cell>
          <table:table-cell table:formula="of:=IF([.A1830]&gt;0;[.B1829]+[.A1830];0)" office:value-type="float" office:value="42552" calcext:value-type="float">
            <text:p>42552</text:p>
          </table:table-cell>
          <table:table-cell table:formula="of:=IF([.B1831]=0; [.B18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IF([.A1831]&gt;0;[.B1830]+[.A1831];0)" office:value-type="float" office:value="46190" calcext:value-type="float">
            <text:p>46190</text:p>
          </table:table-cell>
          <table:table-cell table:formula="of:=IF([.B1832]=0; [.B1831]; &quot;&quot;)" office:value-type="float" office:value="46190" calcext:value-type="float">
            <text:p>46190</text:p>
          </table:table-cell>
          <table:table-cell table:number-columns-repeated="2"/>
        </table:table-row>
        <table:table-row table:style-name="ro1">
          <table:table-cell/>
          <table:table-cell table:formula="of:=IF([.A1832]&gt;0;[.B1831]+[.A1832];0)" office:value-type="float" office:value="0" calcext:value-type="float">
            <text:p>0</text:p>
          </table:table-cell>
          <table:table-cell table:formula="of:=IF([.B1833]=0; [.B18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207" calcext:value-type="float">
            <text:p>11207</text:p>
          </table:table-cell>
          <table:table-cell table:formula="of:=IF([.A1833]&gt;0;[.B1832]+[.A1833];0)" office:value-type="float" office:value="11207" calcext:value-type="float">
            <text:p>11207</text:p>
          </table:table-cell>
          <table:table-cell table:formula="of:=IF([.B1834]=0; [.B18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IF([.A1834]&gt;0;[.B1833]+[.A1834];0)" office:value-type="float" office:value="17060" calcext:value-type="float">
            <text:p>17060</text:p>
          </table:table-cell>
          <table:table-cell table:formula="of:=IF([.B1835]=0; [.B18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863" calcext:value-type="float">
            <text:p>16863</text:p>
          </table:table-cell>
          <table:table-cell table:formula="of:=IF([.A1835]&gt;0;[.B1834]+[.A1835];0)" office:value-type="float" office:value="33923" calcext:value-type="float">
            <text:p>33923</text:p>
          </table:table-cell>
          <table:table-cell table:formula="of:=IF([.B1836]=0; [.B18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formula="of:=IF([.A1836]&gt;0;[.B1835]+[.A1836];0)" office:value-type="float" office:value="40270" calcext:value-type="float">
            <text:p>40270</text:p>
          </table:table-cell>
          <table:table-cell table:formula="of:=IF([.B1837]=0; [.B1836]; &quot;&quot;)" office:value-type="float" office:value="40270" calcext:value-type="float">
            <text:p>40270</text:p>
          </table:table-cell>
          <table:table-cell table:number-columns-repeated="2"/>
        </table:table-row>
        <table:table-row table:style-name="ro1">
          <table:table-cell/>
          <table:table-cell table:formula="of:=IF([.A1837]&gt;0;[.B1836]+[.A1837];0)" office:value-type="float" office:value="0" calcext:value-type="float">
            <text:p>0</text:p>
          </table:table-cell>
          <table:table-cell table:formula="of:=IF([.B1838]=0; [.B18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IF([.A1838]&gt;0;[.B1837]+[.A1838];0)" office:value-type="float" office:value="3506" calcext:value-type="float">
            <text:p>3506</text:p>
          </table:table-cell>
          <table:table-cell table:formula="of:=IF([.B1839]=0; [.B18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1839]&gt;0;[.B1838]+[.A1839];0)" office:value-type="float" office:value="4966" calcext:value-type="float">
            <text:p>4966</text:p>
          </table:table-cell>
          <table:table-cell table:formula="of:=IF([.B1840]=0; [.B18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IF([.A1840]&gt;0;[.B1839]+[.A1840];0)" office:value-type="float" office:value="7136" calcext:value-type="float">
            <text:p>7136</text:p>
          </table:table-cell>
          <table:table-cell table:formula="of:=IF([.B1841]=0; [.B18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A1841]&gt;0;[.B1840]+[.A1841];0)" office:value-type="float" office:value="8694" calcext:value-type="float">
            <text:p>8694</text:p>
          </table:table-cell>
          <table:table-cell table:formula="of:=IF([.B1842]=0; [.B18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formula="of:=IF([.A1842]&gt;0;[.B1841]+[.A1842];0)" office:value-type="float" office:value="13085" calcext:value-type="float">
            <text:p>13085</text:p>
          </table:table-cell>
          <table:table-cell table:formula="of:=IF([.B1843]=0; [.B18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formula="of:=IF([.A1843]&gt;0;[.B1842]+[.A1843];0)" office:value-type="float" office:value="18834" calcext:value-type="float">
            <text:p>18834</text:p>
          </table:table-cell>
          <table:table-cell table:formula="of:=IF([.B1844]=0; [.B18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IF([.A1844]&gt;0;[.B1843]+[.A1844];0)" office:value-type="float" office:value="20393" calcext:value-type="float">
            <text:p>20393</text:p>
          </table:table-cell>
          <table:table-cell table:formula="of:=IF([.B1845]=0; [.B18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formula="of:=IF([.A1845]&gt;0;[.B1844]+[.A1845];0)" office:value-type="float" office:value="24740" calcext:value-type="float">
            <text:p>24740</text:p>
          </table:table-cell>
          <table:table-cell table:formula="of:=IF([.B1846]=0; [.B18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IF([.A1846]&gt;0;[.B1845]+[.A1846];0)" office:value-type="float" office:value="26588" calcext:value-type="float">
            <text:p>26588</text:p>
          </table:table-cell>
          <table:table-cell table:formula="of:=IF([.B1847]=0; [.B18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IF([.A1847]&gt;0;[.B1846]+[.A1847];0)" office:value-type="float" office:value="28965" calcext:value-type="float">
            <text:p>28965</text:p>
          </table:table-cell>
          <table:table-cell table:formula="of:=IF([.B1848]=0; [.B18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IF([.A1848]&gt;0;[.B1847]+[.A1848];0)" office:value-type="float" office:value="31252" calcext:value-type="float">
            <text:p>31252</text:p>
          </table:table-cell>
          <table:table-cell table:formula="of:=IF([.B1849]=0; [.B18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IF([.A1849]&gt;0;[.B1848]+[.A1849];0)" office:value-type="float" office:value="33313" calcext:value-type="float">
            <text:p>33313</text:p>
          </table:table-cell>
          <table:table-cell table:formula="of:=IF([.B1850]=0; [.B18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formula="of:=IF([.A1850]&gt;0;[.B1849]+[.A1850];0)" office:value-type="float" office:value="36257" calcext:value-type="float">
            <text:p>36257</text:p>
          </table:table-cell>
          <table:table-cell table:formula="of:=IF([.B1851]=0; [.B18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IF([.A1851]&gt;0;[.B1850]+[.A1851];0)" office:value-type="float" office:value="38116" calcext:value-type="float">
            <text:p>38116</text:p>
          </table:table-cell>
          <table:table-cell table:formula="of:=IF([.B1852]=0; [.B18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IF([.A1852]&gt;0;[.B1851]+[.A1852];0)" office:value-type="float" office:value="41886" calcext:value-type="float">
            <text:p>41886</text:p>
          </table:table-cell>
          <table:table-cell table:formula="of:=IF([.B1853]=0; [.B1852]; &quot;&quot;)" office:value-type="float" office:value="41886" calcext:value-type="float">
            <text:p>41886</text:p>
          </table:table-cell>
          <table:table-cell table:number-columns-repeated="2"/>
        </table:table-row>
        <table:table-row table:style-name="ro1">
          <table:table-cell/>
          <table:table-cell table:formula="of:=IF([.A1853]&gt;0;[.B1852]+[.A1853];0)" office:value-type="float" office:value="0" calcext:value-type="float">
            <text:p>0</text:p>
          </table:table-cell>
          <table:table-cell table:formula="of:=IF([.B1854]=0; [.B18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IF([.A1854]&gt;0;[.B1853]+[.A1854];0)" office:value-type="float" office:value="1004" calcext:value-type="float">
            <text:p>1004</text:p>
          </table:table-cell>
          <table:table-cell table:formula="of:=IF([.B1855]=0; [.B18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IF([.A1855]&gt;0;[.B1854]+[.A1855];0)" office:value-type="float" office:value="5710" calcext:value-type="float">
            <text:p>5710</text:p>
          </table:table-cell>
          <table:table-cell table:formula="of:=IF([.B1856]=0; [.B18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IF([.A1856]&gt;0;[.B1855]+[.A1856];0)" office:value-type="float" office:value="8510" calcext:value-type="float">
            <text:p>8510</text:p>
          </table:table-cell>
          <table:table-cell table:formula="of:=IF([.B1857]=0; [.B18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IF([.A1857]&gt;0;[.B1856]+[.A1857];0)" office:value-type="float" office:value="14227" calcext:value-type="float">
            <text:p>14227</text:p>
          </table:table-cell>
          <table:table-cell table:formula="of:=IF([.B1858]=0; [.B18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IF([.A1858]&gt;0;[.B1857]+[.A1858];0)" office:value-type="float" office:value="15590" calcext:value-type="float">
            <text:p>15590</text:p>
          </table:table-cell>
          <table:table-cell table:formula="of:=IF([.B1859]=0; [.B18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IF([.A1859]&gt;0;[.B1858]+[.A1859];0)" office:value-type="float" office:value="19720" calcext:value-type="float">
            <text:p>19720</text:p>
          </table:table-cell>
          <table:table-cell table:formula="of:=IF([.B1860]=0; [.B18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IF([.A1860]&gt;0;[.B1859]+[.A1860];0)" office:value-type="float" office:value="22524" calcext:value-type="float">
            <text:p>22524</text:p>
          </table:table-cell>
          <table:table-cell table:formula="of:=IF([.B1861]=0; [.B18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IF([.A1861]&gt;0;[.B1860]+[.A1861];0)" office:value-type="float" office:value="27016" calcext:value-type="float">
            <text:p>27016</text:p>
          </table:table-cell>
          <table:table-cell table:formula="of:=IF([.B1862]=0; [.B18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formula="of:=IF([.A1862]&gt;0;[.B1861]+[.A1862];0)" office:value-type="float" office:value="32291" calcext:value-type="float">
            <text:p>32291</text:p>
          </table:table-cell>
          <table:table-cell table:formula="of:=IF([.B1863]=0; [.B18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formula="of:=IF([.A1863]&gt;0;[.B1862]+[.A1863];0)" office:value-type="float" office:value="38429" calcext:value-type="float">
            <text:p>38429</text:p>
          </table:table-cell>
          <table:table-cell table:formula="of:=IF([.B1864]=0; [.B18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IF([.A1864]&gt;0;[.B1863]+[.A1864];0)" office:value-type="float" office:value="40170" calcext:value-type="float">
            <text:p>40170</text:p>
          </table:table-cell>
          <table:table-cell table:formula="of:=IF([.B1865]=0; [.B18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IF([.A1865]&gt;0;[.B1864]+[.A1865];0)" office:value-type="float" office:value="45005" calcext:value-type="float">
            <text:p>45005</text:p>
          </table:table-cell>
          <table:table-cell table:formula="of:=IF([.B1866]=0; [.B18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IF([.A1866]&gt;0;[.B1865]+[.A1866];0)" office:value-type="float" office:value="46613" calcext:value-type="float">
            <text:p>46613</text:p>
          </table:table-cell>
          <table:table-cell table:formula="of:=IF([.B1867]=0; [.B18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IF([.A1867]&gt;0;[.B1866]+[.A1867];0)" office:value-type="float" office:value="49548" calcext:value-type="float">
            <text:p>49548</text:p>
          </table:table-cell>
          <table:table-cell table:formula="of:=IF([.B1868]=0; [.B1867]; &quot;&quot;)" office:value-type="float" office:value="49548" calcext:value-type="float">
            <text:p>49548</text:p>
          </table:table-cell>
          <table:table-cell table:number-columns-repeated="2"/>
        </table:table-row>
        <table:table-row table:style-name="ro1">
          <table:table-cell/>
          <table:table-cell table:formula="of:=IF([.A1868]&gt;0;[.B1867]+[.A1868];0)" office:value-type="float" office:value="0" calcext:value-type="float">
            <text:p>0</text:p>
          </table:table-cell>
          <table:table-cell table:formula="of:=IF([.B1869]=0; [.B18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IF([.A1869]&gt;0;[.B1868]+[.A1869];0)" office:value-type="float" office:value="4281" calcext:value-type="float">
            <text:p>4281</text:p>
          </table:table-cell>
          <table:table-cell table:formula="of:=IF([.B1870]=0; [.B18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formula="of:=IF([.A1870]&gt;0;[.B1869]+[.A1870];0)" office:value-type="float" office:value="9230" calcext:value-type="float">
            <text:p>9230</text:p>
          </table:table-cell>
          <table:table-cell table:formula="of:=IF([.B1871]=0; [.B18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IF([.A1871]&gt;0;[.B1870]+[.A1871];0)" office:value-type="float" office:value="13112" calcext:value-type="float">
            <text:p>13112</text:p>
          </table:table-cell>
          <table:table-cell table:formula="of:=IF([.B1872]=0; [.B18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formula="of:=IF([.A1872]&gt;0;[.B1871]+[.A1872];0)" office:value-type="float" office:value="17835" calcext:value-type="float">
            <text:p>17835</text:p>
          </table:table-cell>
          <table:table-cell table:formula="of:=IF([.B1873]=0; [.B18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IF([.A1873]&gt;0;[.B1872]+[.A1873];0)" office:value-type="float" office:value="21607" calcext:value-type="float">
            <text:p>21607</text:p>
          </table:table-cell>
          <table:table-cell table:formula="of:=IF([.B1874]=0; [.B18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IF([.A1874]&gt;0;[.B1873]+[.A1874];0)" office:value-type="float" office:value="23322" calcext:value-type="float">
            <text:p>23322</text:p>
          </table:table-cell>
          <table:table-cell table:formula="of:=IF([.B1875]=0; [.B18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IF([.A1875]&gt;0;[.B1874]+[.A1875];0)" office:value-type="float" office:value="25288" calcext:value-type="float">
            <text:p>25288</text:p>
          </table:table-cell>
          <table:table-cell table:formula="of:=IF([.B1876]=0; [.B18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IF([.A1876]&gt;0;[.B1875]+[.A1876];0)" office:value-type="float" office:value="28139" calcext:value-type="float">
            <text:p>28139</text:p>
          </table:table-cell>
          <table:table-cell table:formula="of:=IF([.B1877]=0; [.B18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formula="of:=IF([.A1877]&gt;0;[.B1876]+[.A1877];0)" office:value-type="float" office:value="33263" calcext:value-type="float">
            <text:p>33263</text:p>
          </table:table-cell>
          <table:table-cell table:formula="of:=IF([.B1878]=0; [.B18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IF([.A1878]&gt;0;[.B1877]+[.A1878];0)" office:value-type="float" office:value="40138" calcext:value-type="float">
            <text:p>40138</text:p>
          </table:table-cell>
          <table:table-cell table:formula="of:=IF([.B1879]=0; [.B18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IF([.A1879]&gt;0;[.B1878]+[.A1879];0)" office:value-type="float" office:value="42743" calcext:value-type="float">
            <text:p>42743</text:p>
          </table:table-cell>
          <table:table-cell table:formula="of:=IF([.B1880]=0; [.B18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formula="of:=IF([.A1880]&gt;0;[.B1879]+[.A1880];0)" office:value-type="float" office:value="47314" calcext:value-type="float">
            <text:p>47314</text:p>
          </table:table-cell>
          <table:table-cell table:formula="of:=IF([.B1881]=0; [.B18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formula="of:=IF([.A1881]&gt;0;[.B1880]+[.A1881];0)" office:value-type="float" office:value="52390" calcext:value-type="float">
            <text:p>52390</text:p>
          </table:table-cell>
          <table:table-cell table:formula="of:=IF([.B1882]=0; [.B1881]; &quot;&quot;)" office:value-type="float" office:value="52390" calcext:value-type="float">
            <text:p>52390</text:p>
          </table:table-cell>
          <table:table-cell table:number-columns-repeated="2"/>
        </table:table-row>
        <table:table-row table:style-name="ro1">
          <table:table-cell/>
          <table:table-cell table:formula="of:=IF([.A1882]&gt;0;[.B1881]+[.A1882];0)" office:value-type="float" office:value="0" calcext:value-type="float">
            <text:p>0</text:p>
          </table:table-cell>
          <table:table-cell table:formula="of:=IF([.B1883]=0; [.B18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formula="of:=IF([.A1883]&gt;0;[.B1882]+[.A1883];0)" office:value-type="float" office:value="5090" calcext:value-type="float">
            <text:p>5090</text:p>
          </table:table-cell>
          <table:table-cell table:formula="of:=IF([.B1884]=0; [.B18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IF([.A1884]&gt;0;[.B1883]+[.A1884];0)" office:value-type="float" office:value="6327" calcext:value-type="float">
            <text:p>6327</text:p>
          </table:table-cell>
          <table:table-cell table:formula="of:=IF([.B1885]=0; [.B18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IF([.A1885]&gt;0;[.B1884]+[.A1885];0)" office:value-type="float" office:value="10586" calcext:value-type="float">
            <text:p>10586</text:p>
          </table:table-cell>
          <table:table-cell table:formula="of:=IF([.B1886]=0; [.B18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IF([.A1886]&gt;0;[.B1885]+[.A1886];0)" office:value-type="float" office:value="13292" calcext:value-type="float">
            <text:p>13292</text:p>
          </table:table-cell>
          <table:table-cell table:formula="of:=IF([.B1887]=0; [.B18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IF([.A1887]&gt;0;[.B1886]+[.A1887];0)" office:value-type="float" office:value="15499" calcext:value-type="float">
            <text:p>15499</text:p>
          </table:table-cell>
          <table:table-cell table:formula="of:=IF([.B1888]=0; [.B18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formula="of:=IF([.A1888]&gt;0;[.B1887]+[.A1888];0)" office:value-type="float" office:value="18802" calcext:value-type="float">
            <text:p>18802</text:p>
          </table:table-cell>
          <table:table-cell table:formula="of:=IF([.B1889]=0; [.B18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formula="of:=IF([.A1889]&gt;0;[.B1888]+[.A1889];0)" office:value-type="float" office:value="25523" calcext:value-type="float">
            <text:p>25523</text:p>
          </table:table-cell>
          <table:table-cell table:formula="of:=IF([.B1890]=0; [.B18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IF([.A1890]&gt;0;[.B1889]+[.A1890];0)" office:value-type="float" office:value="30630" calcext:value-type="float">
            <text:p>30630</text:p>
          </table:table-cell>
          <table:table-cell table:formula="of:=IF([.B1891]=0; [.B18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formula="of:=IF([.A1891]&gt;0;[.B1890]+[.A1891];0)" office:value-type="float" office:value="36395" calcext:value-type="float">
            <text:p>36395</text:p>
          </table:table-cell>
          <table:table-cell table:formula="of:=IF([.B1892]=0; [.B18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IF([.A1892]&gt;0;[.B1891]+[.A1892];0)" office:value-type="float" office:value="39610" calcext:value-type="float">
            <text:p>39610</text:p>
          </table:table-cell>
          <table:table-cell table:formula="of:=IF([.B1893]=0; [.B18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IF([.A1893]&gt;0;[.B1892]+[.A1893];0)" office:value-type="float" office:value="45200" calcext:value-type="float">
            <text:p>45200</text:p>
          </table:table-cell>
          <table:table-cell table:formula="of:=IF([.B1894]=0; [.B18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IF([.A1894]&gt;0;[.B1893]+[.A1894];0)" office:value-type="float" office:value="46499" calcext:value-type="float">
            <text:p>46499</text:p>
          </table:table-cell>
          <table:table-cell table:formula="of:=IF([.B1895]=0; [.B1894]; &quot;&quot;)" office:value-type="float" office:value="46499" calcext:value-type="float">
            <text:p>46499</text:p>
          </table:table-cell>
          <table:table-cell table:number-columns-repeated="2"/>
        </table:table-row>
        <table:table-row table:style-name="ro1">
          <table:table-cell/>
          <table:table-cell table:formula="of:=IF([.A1895]&gt;0;[.B1894]+[.A1895];0)" office:value-type="float" office:value="0" calcext:value-type="float">
            <text:p>0</text:p>
          </table:table-cell>
          <table:table-cell table:formula="of:=IF([.B1896]=0; [.B18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IF([.A1896]&gt;0;[.B1895]+[.A1896];0)" office:value-type="float" office:value="3633" calcext:value-type="float">
            <text:p>3633</text:p>
          </table:table-cell>
          <table:table-cell table:formula="of:=IF([.B1897]=0; [.B18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formula="of:=IF([.A1897]&gt;0;[.B1896]+[.A1897];0)" office:value-type="float" office:value="8904" calcext:value-type="float">
            <text:p>8904</text:p>
          </table:table-cell>
          <table:table-cell table:formula="of:=IF([.B1898]=0; [.B18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formula="of:=IF([.A1898]&gt;0;[.B1897]+[.A1898];0)" office:value-type="float" office:value="15332" calcext:value-type="float">
            <text:p>15332</text:p>
          </table:table-cell>
          <table:table-cell table:formula="of:=IF([.B1899]=0; [.B18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IF([.A1899]&gt;0;[.B1898]+[.A1899];0)" office:value-type="float" office:value="18237" calcext:value-type="float">
            <text:p>18237</text:p>
          </table:table-cell>
          <table:table-cell table:formula="of:=IF([.B1900]=0; [.B18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IF([.A1900]&gt;0;[.B1899]+[.A1900];0)" office:value-type="float" office:value="21676" calcext:value-type="float">
            <text:p>21676</text:p>
          </table:table-cell>
          <table:table-cell table:formula="of:=IF([.B1901]=0; [.B19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IF([.A1901]&gt;0;[.B1900]+[.A1901];0)" office:value-type="float" office:value="22845" calcext:value-type="float">
            <text:p>22845</text:p>
          </table:table-cell>
          <table:table-cell table:formula="of:=IF([.B1902]=0; [.B19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IF([.A1902]&gt;0;[.B1901]+[.A1902];0)" office:value-type="float" office:value="25169" calcext:value-type="float">
            <text:p>25169</text:p>
          </table:table-cell>
          <table:table-cell table:formula="of:=IF([.B1903]=0; [.B19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IF([.A1903]&gt;0;[.B1902]+[.A1903];0)" office:value-type="float" office:value="28636" calcext:value-type="float">
            <text:p>28636</text:p>
          </table:table-cell>
          <table:table-cell table:formula="of:=IF([.B1904]=0; [.B19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IF([.A1904]&gt;0;[.B1903]+[.A1904];0)" office:value-type="float" office:value="34475" calcext:value-type="float">
            <text:p>34475</text:p>
          </table:table-cell>
          <table:table-cell table:formula="of:=IF([.B1905]=0; [.B19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IF([.A1905]&gt;0;[.B1904]+[.A1905];0)" office:value-type="float" office:value="36690" calcext:value-type="float">
            <text:p>36690</text:p>
          </table:table-cell>
          <table:table-cell table:formula="of:=IF([.B1906]=0; [.B19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IF([.A1906]&gt;0;[.B1905]+[.A1906];0)" office:value-type="float" office:value="40515" calcext:value-type="float">
            <text:p>40515</text:p>
          </table:table-cell>
          <table:table-cell table:formula="of:=IF([.B1907]=0; [.B19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[.A1907]&gt;0;[.B1906]+[.A1907];0)" office:value-type="float" office:value="46683" calcext:value-type="float">
            <text:p>46683</text:p>
          </table:table-cell>
          <table:table-cell table:formula="of:=IF([.B1908]=0; [.B19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IF([.A1908]&gt;0;[.B1907]+[.A1908];0)" office:value-type="float" office:value="49198" calcext:value-type="float">
            <text:p>49198</text:p>
          </table:table-cell>
          <table:table-cell table:formula="of:=IF([.B1909]=0; [.B19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IF([.A1909]&gt;0;[.B1908]+[.A1909];0)" office:value-type="float" office:value="51837" calcext:value-type="float">
            <text:p>51837</text:p>
          </table:table-cell>
          <table:table-cell table:formula="of:=IF([.B1910]=0; [.B1909]; &quot;&quot;)" office:value-type="float" office:value="51837" calcext:value-type="float">
            <text:p>51837</text:p>
          </table:table-cell>
          <table:table-cell table:number-columns-repeated="2"/>
        </table:table-row>
        <table:table-row table:style-name="ro1">
          <table:table-cell/>
          <table:table-cell table:formula="of:=IF([.A1910]&gt;0;[.B1909]+[.A1910];0)" office:value-type="float" office:value="0" calcext:value-type="float">
            <text:p>0</text:p>
          </table:table-cell>
          <table:table-cell table:formula="of:=IF([.B1911]=0; [.B19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formula="of:=IF([.A1911]&gt;0;[.B1910]+[.A1911];0)" office:value-type="float" office:value="4152" calcext:value-type="float">
            <text:p>4152</text:p>
          </table:table-cell>
          <table:table-cell table:formula="of:=IF([.B1912]=0; [.B19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IF([.A1912]&gt;0;[.B1911]+[.A1912];0)" office:value-type="float" office:value="7343" calcext:value-type="float">
            <text:p>7343</text:p>
          </table:table-cell>
          <table:table-cell table:formula="of:=IF([.B1913]=0; [.B19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formula="of:=IF([.A1913]&gt;0;[.B1912]+[.A1913];0)" office:value-type="float" office:value="15282" calcext:value-type="float">
            <text:p>15282</text:p>
          </table:table-cell>
          <table:table-cell table:formula="of:=IF([.B1914]=0; [.B19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IF([.A1914]&gt;0;[.B1913]+[.A1914];0)" office:value-type="float" office:value="18191" calcext:value-type="float">
            <text:p>18191</text:p>
          </table:table-cell>
          <table:table-cell table:formula="of:=IF([.B1915]=0; [.B19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formula="of:=IF([.A1915]&gt;0;[.B1914]+[.A1915];0)" office:value-type="float" office:value="25949" calcext:value-type="float">
            <text:p>25949</text:p>
          </table:table-cell>
          <table:table-cell table:formula="of:=IF([.B1916]=0; [.B19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formula="of:=IF([.A1916]&gt;0;[.B1915]+[.A1916];0)" office:value-type="float" office:value="34407" calcext:value-type="float">
            <text:p>34407</text:p>
          </table:table-cell>
          <table:table-cell table:formula="of:=IF([.B1917]=0; [.B19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68" calcext:value-type="float">
            <text:p>10068</text:p>
          </table:table-cell>
          <table:table-cell table:formula="of:=IF([.A1917]&gt;0;[.B1916]+[.A1917];0)" office:value-type="float" office:value="44475" calcext:value-type="float">
            <text:p>44475</text:p>
          </table:table-cell>
          <table:table-cell table:formula="of:=IF([.B1918]=0; [.B19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IF([.A1918]&gt;0;[.B1917]+[.A1918];0)" office:value-type="float" office:value="47566" calcext:value-type="float">
            <text:p>47566</text:p>
          </table:table-cell>
          <table:table-cell table:formula="of:=IF([.B1919]=0; [.B1918]; &quot;&quot;)" office:value-type="float" office:value="47566" calcext:value-type="float">
            <text:p>47566</text:p>
          </table:table-cell>
          <table:table-cell table:number-columns-repeated="2"/>
        </table:table-row>
        <table:table-row table:style-name="ro1">
          <table:table-cell/>
          <table:table-cell table:formula="of:=IF([.A1919]&gt;0;[.B1918]+[.A1919];0)" office:value-type="float" office:value="0" calcext:value-type="float">
            <text:p>0</text:p>
          </table:table-cell>
          <table:table-cell table:formula="of:=IF([.B1920]=0; [.B19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formula="of:=IF([.A1920]&gt;0;[.B1919]+[.A1920];0)" office:value-type="float" office:value="7840" calcext:value-type="float">
            <text:p>7840</text:p>
          </table:table-cell>
          <table:table-cell table:formula="of:=IF([.B1921]=0; [.B19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formula="of:=IF([.A1921]&gt;0;[.B1920]+[.A1921];0)" office:value-type="float" office:value="11313" calcext:value-type="float">
            <text:p>11313</text:p>
          </table:table-cell>
          <table:table-cell table:formula="of:=IF([.B1922]=0; [.B19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1922]&gt;0;[.B1921]+[.A1922];0)" office:value-type="float" office:value="12849" calcext:value-type="float">
            <text:p>12849</text:p>
          </table:table-cell>
          <table:table-cell table:formula="of:=IF([.B1923]=0; [.B19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IF([.A1923]&gt;0;[.B1922]+[.A1923];0)" office:value-type="float" office:value="14598" calcext:value-type="float">
            <text:p>14598</text:p>
          </table:table-cell>
          <table:table-cell table:formula="of:=IF([.B1924]=0; [.B19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formula="of:=IF([.A1924]&gt;0;[.B1923]+[.A1924];0)" office:value-type="float" office:value="22528" calcext:value-type="float">
            <text:p>22528</text:p>
          </table:table-cell>
          <table:table-cell table:formula="of:=IF([.B1925]=0; [.B19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IF([.A1925]&gt;0;[.B1924]+[.A1925];0)" office:value-type="float" office:value="24515" calcext:value-type="float">
            <text:p>24515</text:p>
          </table:table-cell>
          <table:table-cell table:formula="of:=IF([.B1926]=0; [.B19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IF([.A1926]&gt;0;[.B1925]+[.A1926];0)" office:value-type="float" office:value="28210" calcext:value-type="float">
            <text:p>28210</text:p>
          </table:table-cell>
          <table:table-cell table:formula="of:=IF([.B1927]=0; [.B19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formula="of:=IF([.A1927]&gt;0;[.B1926]+[.A1927];0)" office:value-type="float" office:value="32237" calcext:value-type="float">
            <text:p>32237</text:p>
          </table:table-cell>
          <table:table-cell table:formula="of:=IF([.B1928]=0; [.B19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IF([.A1928]&gt;0;[.B1927]+[.A1928];0)" office:value-type="float" office:value="35141" calcext:value-type="float">
            <text:p>35141</text:p>
          </table:table-cell>
          <table:table-cell table:formula="of:=IF([.B1929]=0; [.B19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IF([.A1929]&gt;0;[.B1928]+[.A1929];0)" office:value-type="float" office:value="36224" calcext:value-type="float">
            <text:p>36224</text:p>
          </table:table-cell>
          <table:table-cell table:formula="of:=IF([.B1930]=0; [.B19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[.A1930]&gt;0;[.B1929]+[.A1930];0)" office:value-type="float" office:value="38622" calcext:value-type="float">
            <text:p>38622</text:p>
          </table:table-cell>
          <table:table-cell table:formula="of:=IF([.B1931]=0; [.B1930]; &quot;&quot;)" office:value-type="float" office:value="38622" calcext:value-type="float">
            <text:p>38622</text:p>
          </table:table-cell>
          <table:table-cell table:number-columns-repeated="2"/>
        </table:table-row>
        <table:table-row table:style-name="ro1">
          <table:table-cell/>
          <table:table-cell table:formula="of:=IF([.A1931]&gt;0;[.B1930]+[.A1931];0)" office:value-type="float" office:value="0" calcext:value-type="float">
            <text:p>0</text:p>
          </table:table-cell>
          <table:table-cell table:formula="of:=IF([.B1932]=0; [.B19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[.A1932]&gt;0;[.B1931]+[.A1932];0)" office:value-type="float" office:value="1712" calcext:value-type="float">
            <text:p>1712</text:p>
          </table:table-cell>
          <table:table-cell table:formula="of:=IF([.B1933]=0; [.B19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IF([.A1933]&gt;0;[.B1932]+[.A1933];0)" office:value-type="float" office:value="5486" calcext:value-type="float">
            <text:p>5486</text:p>
          </table:table-cell>
          <table:table-cell table:formula="of:=IF([.B1934]=0; [.B19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IF([.A1934]&gt;0;[.B1933]+[.A1934];0)" office:value-type="float" office:value="8837" calcext:value-type="float">
            <text:p>8837</text:p>
          </table:table-cell>
          <table:table-cell table:formula="of:=IF([.B1935]=0; [.B19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IF([.A1935]&gt;0;[.B1934]+[.A1935];0)" office:value-type="float" office:value="10862" calcext:value-type="float">
            <text:p>10862</text:p>
          </table:table-cell>
          <table:table-cell table:formula="of:=IF([.B1936]=0; [.B19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IF([.A1936]&gt;0;[.B1935]+[.A1936];0)" office:value-type="float" office:value="13754" calcext:value-type="float">
            <text:p>13754</text:p>
          </table:table-cell>
          <table:table-cell table:formula="of:=IF([.B1937]=0; [.B19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IF([.A1937]&gt;0;[.B1936]+[.A1937];0)" office:value-type="float" office:value="17232" calcext:value-type="float">
            <text:p>17232</text:p>
          </table:table-cell>
          <table:table-cell table:formula="of:=IF([.B1938]=0; [.B19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formula="of:=IF([.A1938]&gt;0;[.B1937]+[.A1938];0)" office:value-type="float" office:value="20829" calcext:value-type="float">
            <text:p>20829</text:p>
          </table:table-cell>
          <table:table-cell table:formula="of:=IF([.B1939]=0; [.B19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formula="of:=IF([.A1939]&gt;0;[.B1938]+[.A1939];0)" office:value-type="float" office:value="24958" calcext:value-type="float">
            <text:p>24958</text:p>
          </table:table-cell>
          <table:table-cell table:formula="of:=IF([.B1940]=0; [.B19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IF([.A1940]&gt;0;[.B1939]+[.A1940];0)" office:value-type="float" office:value="27713" calcext:value-type="float">
            <text:p>27713</text:p>
          </table:table-cell>
          <table:table-cell table:formula="of:=IF([.B1941]=0; [.B19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IF([.A1941]&gt;0;[.B1940]+[.A1941];0)" office:value-type="float" office:value="30765" calcext:value-type="float">
            <text:p>30765</text:p>
          </table:table-cell>
          <table:table-cell table:formula="of:=IF([.B1942]=0; [.B19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1942]&gt;0;[.B1941]+[.A1942];0)" office:value-type="float" office:value="31966" calcext:value-type="float">
            <text:p>31966</text:p>
          </table:table-cell>
          <table:table-cell table:formula="of:=IF([.B1943]=0; [.B19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IF([.A1943]&gt;0;[.B1942]+[.A1943];0)" office:value-type="float" office:value="33439" calcext:value-type="float">
            <text:p>33439</text:p>
          </table:table-cell>
          <table:table-cell table:formula="of:=IF([.B1944]=0; [.B19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formula="of:=IF([.A1944]&gt;0;[.B1943]+[.A1944];0)" office:value-type="float" office:value="37851" calcext:value-type="float">
            <text:p>37851</text:p>
          </table:table-cell>
          <table:table-cell table:formula="of:=IF([.B1945]=0; [.B1944]; &quot;&quot;)" office:value-type="float" office:value="37851" calcext:value-type="float">
            <text:p>37851</text:p>
          </table:table-cell>
          <table:table-cell table:number-columns-repeated="2"/>
        </table:table-row>
        <table:table-row table:style-name="ro1">
          <table:table-cell/>
          <table:table-cell table:formula="of:=IF([.A1945]&gt;0;[.B1944]+[.A1945];0)" office:value-type="float" office:value="0" calcext:value-type="float">
            <text:p>0</text:p>
          </table:table-cell>
          <table:table-cell table:formula="of:=IF([.B1946]=0; [.B19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300" calcext:value-type="float">
            <text:p>11300</text:p>
          </table:table-cell>
          <table:table-cell table:formula="of:=IF([.A1946]&gt;0;[.B1945]+[.A1946];0)" office:value-type="float" office:value="11300" calcext:value-type="float">
            <text:p>11300</text:p>
          </table:table-cell>
          <table:table-cell table:formula="of:=IF([.B1947]=0; [.B19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432" calcext:value-type="float">
            <text:p>11432</text:p>
          </table:table-cell>
          <table:table-cell table:formula="of:=IF([.A1947]&gt;0;[.B1946]+[.A1947];0)" office:value-type="float" office:value="22732" calcext:value-type="float">
            <text:p>22732</text:p>
          </table:table-cell>
          <table:table-cell table:formula="of:=IF([.B1948]=0; [.B19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formula="of:=IF([.A1948]&gt;0;[.B1947]+[.A1948];0)" office:value-type="float" office:value="31446" calcext:value-type="float">
            <text:p>31446</text:p>
          </table:table-cell>
          <table:table-cell table:formula="of:=IF([.B1949]=0; [.B19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formula="of:=IF([.A1949]&gt;0;[.B1948]+[.A1949];0)" office:value-type="float" office:value="40163" calcext:value-type="float">
            <text:p>40163</text:p>
          </table:table-cell>
          <table:table-cell table:formula="of:=IF([.B1950]=0; [.B19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formula="of:=IF([.A1950]&gt;0;[.B1949]+[.A1950];0)" office:value-type="float" office:value="43849" calcext:value-type="float">
            <text:p>43849</text:p>
          </table:table-cell>
          <table:table-cell table:formula="of:=IF([.B1951]=0; [.B19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formula="of:=IF([.A1951]&gt;0;[.B1950]+[.A1951];0)" office:value-type="float" office:value="53787" calcext:value-type="float">
            <text:p>53787</text:p>
          </table:table-cell>
          <table:table-cell table:formula="of:=IF([.B1952]=0; [.B1951]; &quot;&quot;)" office:value-type="float" office:value="53787" calcext:value-type="float">
            <text:p>53787</text:p>
          </table:table-cell>
          <table:table-cell table:number-columns-repeated="2"/>
        </table:table-row>
        <table:table-row table:style-name="ro1">
          <table:table-cell/>
          <table:table-cell table:formula="of:=IF([.A1952]&gt;0;[.B1951]+[.A1952];0)" office:value-type="float" office:value="0" calcext:value-type="float">
            <text:p>0</text:p>
          </table:table-cell>
          <table:table-cell table:formula="of:=IF([.B1953]=0; [.B19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IF([.A1953]&gt;0;[.B1952]+[.A1953];0)" office:value-type="float" office:value="2212" calcext:value-type="float">
            <text:p>2212</text:p>
          </table:table-cell>
          <table:table-cell table:formula="of:=IF([.B1954]=0; [.B19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formula="of:=IF([.A1954]&gt;0;[.B1953]+[.A1954];0)" office:value-type="float" office:value="8286" calcext:value-type="float">
            <text:p>8286</text:p>
          </table:table-cell>
          <table:table-cell table:formula="of:=IF([.B1955]=0; [.B19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IF([.A1955]&gt;0;[.B1954]+[.A1955];0)" office:value-type="float" office:value="9884" calcext:value-type="float">
            <text:p>9884</text:p>
          </table:table-cell>
          <table:table-cell table:formula="of:=IF([.B1956]=0; [.B19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IF([.A1956]&gt;0;[.B1955]+[.A1956];0)" office:value-type="float" office:value="11466" calcext:value-type="float">
            <text:p>11466</text:p>
          </table:table-cell>
          <table:table-cell table:formula="of:=IF([.B1957]=0; [.B19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1957]&gt;0;[.B1956]+[.A1957];0)" office:value-type="float" office:value="15965" calcext:value-type="float">
            <text:p>15965</text:p>
          </table:table-cell>
          <table:table-cell table:formula="of:=IF([.B1958]=0; [.B19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958]&gt;0;[.B1957]+[.A1958];0)" office:value-type="float" office:value="22616" calcext:value-type="float">
            <text:p>22616</text:p>
          </table:table-cell>
          <table:table-cell table:formula="of:=IF([.B1959]=0; [.B19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formula="of:=IF([.A1959]&gt;0;[.B1958]+[.A1959];0)" office:value-type="float" office:value="27445" calcext:value-type="float">
            <text:p>27445</text:p>
          </table:table-cell>
          <table:table-cell table:formula="of:=IF([.B1960]=0; [.B19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1960]&gt;0;[.B1959]+[.A1960];0)" office:value-type="float" office:value="28520" calcext:value-type="float">
            <text:p>28520</text:p>
          </table:table-cell>
          <table:table-cell table:formula="of:=IF([.B1961]=0; [.B19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1961]&gt;0;[.B1960]+[.A1961];0)" office:value-type="float" office:value="30683" calcext:value-type="float">
            <text:p>30683</text:p>
          </table:table-cell>
          <table:table-cell table:formula="of:=IF([.B1962]=0; [.B19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IF([.A1962]&gt;0;[.B1961]+[.A1962];0)" office:value-type="float" office:value="34206" calcext:value-type="float">
            <text:p>34206</text:p>
          </table:table-cell>
          <table:table-cell table:formula="of:=IF([.B1963]=0; [.B19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IF([.A1963]&gt;0;[.B1962]+[.A1963];0)" office:value-type="float" office:value="37559" calcext:value-type="float">
            <text:p>37559</text:p>
          </table:table-cell>
          <table:table-cell table:formula="of:=IF([.B1964]=0; [.B19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IF([.A1964]&gt;0;[.B1963]+[.A1964];0)" office:value-type="float" office:value="44483" calcext:value-type="float">
            <text:p>44483</text:p>
          </table:table-cell>
          <table:table-cell table:formula="of:=IF([.B1965]=0; [.B19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IF([.A1965]&gt;0;[.B1964]+[.A1965];0)" office:value-type="float" office:value="50031" calcext:value-type="float">
            <text:p>50031</text:p>
          </table:table-cell>
          <table:table-cell table:formula="of:=IF([.B1966]=0; [.B1965]; &quot;&quot;)" office:value-type="float" office:value="50031" calcext:value-type="float">
            <text:p>50031</text:p>
          </table:table-cell>
          <table:table-cell table:number-columns-repeated="2"/>
        </table:table-row>
        <table:table-row table:style-name="ro1">
          <table:table-cell/>
          <table:table-cell table:formula="of:=IF([.A1966]&gt;0;[.B1965]+[.A1966];0)" office:value-type="float" office:value="0" calcext:value-type="float">
            <text:p>0</text:p>
          </table:table-cell>
          <table:table-cell table:formula="of:=IF([.B1967]=0; [.B19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IF([.A1967]&gt;0;[.B1966]+[.A1967];0)" office:value-type="float" office:value="1300" calcext:value-type="float">
            <text:p>1300</text:p>
          </table:table-cell>
          <table:table-cell table:formula="of:=IF([.B1968]=0; [.B19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formula="of:=IF([.A1968]&gt;0;[.B1967]+[.A1968];0)" office:value-type="float" office:value="4008" calcext:value-type="float">
            <text:p>4008</text:p>
          </table:table-cell>
          <table:table-cell table:formula="of:=IF([.B1969]=0; [.B19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IF([.A1969]&gt;0;[.B1968]+[.A1969];0)" office:value-type="float" office:value="8295" calcext:value-type="float">
            <text:p>8295</text:p>
          </table:table-cell>
          <table:table-cell table:formula="of:=IF([.B1970]=0; [.B19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IF([.A1970]&gt;0;[.B1969]+[.A1970];0)" office:value-type="float" office:value="10633" calcext:value-type="float">
            <text:p>10633</text:p>
          </table:table-cell>
          <table:table-cell table:formula="of:=IF([.B1971]=0; [.B19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formula="of:=IF([.A1971]&gt;0;[.B1970]+[.A1971];0)" office:value-type="float" office:value="17389" calcext:value-type="float">
            <text:p>17389</text:p>
          </table:table-cell>
          <table:table-cell table:formula="of:=IF([.B1972]=0; [.B19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IF([.A1972]&gt;0;[.B1971]+[.A1972];0)" office:value-type="float" office:value="19931" calcext:value-type="float">
            <text:p>19931</text:p>
          </table:table-cell>
          <table:table-cell table:formula="of:=IF([.B1973]=0; [.B19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1973]&gt;0;[.B1972]+[.A1973];0)" office:value-type="float" office:value="20931" calcext:value-type="float">
            <text:p>20931</text:p>
          </table:table-cell>
          <table:table-cell table:formula="of:=IF([.B1974]=0; [.B19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1974]&gt;0;[.B1973]+[.A1974];0)" office:value-type="float" office:value="24540" calcext:value-type="float">
            <text:p>24540</text:p>
          </table:table-cell>
          <table:table-cell table:formula="of:=IF([.B1975]=0; [.B19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IF([.A1975]&gt;0;[.B1974]+[.A1975];0)" office:value-type="float" office:value="29390" calcext:value-type="float">
            <text:p>29390</text:p>
          </table:table-cell>
          <table:table-cell table:formula="of:=IF([.B1976]=0; [.B19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IF([.A1976]&gt;0;[.B1975]+[.A1976];0)" office:value-type="float" office:value="33463" calcext:value-type="float">
            <text:p>33463</text:p>
          </table:table-cell>
          <table:table-cell table:formula="of:=IF([.B1977]=0; [.B19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IF([.A1977]&gt;0;[.B1976]+[.A1977];0)" office:value-type="float" office:value="37833" calcext:value-type="float">
            <text:p>37833</text:p>
          </table:table-cell>
          <table:table-cell table:formula="of:=IF([.B1978]=0; [.B19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IF([.A1978]&gt;0;[.B1977]+[.A1978];0)" office:value-type="float" office:value="39369" calcext:value-type="float">
            <text:p>39369</text:p>
          </table:table-cell>
          <table:table-cell table:formula="of:=IF([.B1979]=0; [.B1978]; &quot;&quot;)" office:value-type="float" office:value="39369" calcext:value-type="float">
            <text:p>39369</text:p>
          </table:table-cell>
          <table:table-cell table:number-columns-repeated="2"/>
        </table:table-row>
        <table:table-row table:style-name="ro1">
          <table:table-cell/>
          <table:table-cell table:formula="of:=IF([.A1979]&gt;0;[.B1978]+[.A1979];0)" office:value-type="float" office:value="0" calcext:value-type="float">
            <text:p>0</text:p>
          </table:table-cell>
          <table:table-cell table:formula="of:=IF([.B1980]=0; [.B19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formula="of:=IF([.A1980]&gt;0;[.B1979]+[.A1980];0)" office:value-type="float" office:value="8355" calcext:value-type="float">
            <text:p>8355</text:p>
          </table:table-cell>
          <table:table-cell table:formula="of:=IF([.B1981]=0; [.B19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formula="of:=IF([.A1981]&gt;0;[.B1980]+[.A1981];0)" office:value-type="float" office:value="18551" calcext:value-type="float">
            <text:p>18551</text:p>
          </table:table-cell>
          <table:table-cell table:formula="of:=IF([.B1982]=0; [.B19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formula="of:=IF([.A1982]&gt;0;[.B1981]+[.A1982];0)" office:value-type="float" office:value="27703" calcext:value-type="float">
            <text:p>27703</text:p>
          </table:table-cell>
          <table:table-cell table:formula="of:=IF([.B1983]=0; [.B19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formula="of:=IF([.A1983]&gt;0;[.B1982]+[.A1983];0)" office:value-type="float" office:value="35355" calcext:value-type="float">
            <text:p>35355</text:p>
          </table:table-cell>
          <table:table-cell table:formula="of:=IF([.B1984]=0; [.B19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formula="of:=IF([.A1984]&gt;0;[.B1983]+[.A1984];0)" office:value-type="float" office:value="42263" calcext:value-type="float">
            <text:p>42263</text:p>
          </table:table-cell>
          <table:table-cell table:formula="of:=IF([.B1985]=0; [.B19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formula="of:=IF([.A1985]&gt;0;[.B1984]+[.A1985];0)" office:value-type="float" office:value="52659" calcext:value-type="float">
            <text:p>52659</text:p>
          </table:table-cell>
          <table:table-cell table:formula="of:=IF([.B1986]=0; [.B19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IF([.A1986]&gt;0;[.B1985]+[.A1986];0)" office:value-type="float" office:value="53987" calcext:value-type="float">
            <text:p>53987</text:p>
          </table:table-cell>
          <table:table-cell table:formula="of:=IF([.B1987]=0; [.B19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IF([.A1987]&gt;0;[.B1986]+[.A1987];0)" office:value-type="float" office:value="56972" calcext:value-type="float">
            <text:p>56972</text:p>
          </table:table-cell>
          <table:table-cell table:formula="of:=IF([.B1988]=0; [.B1987]; &quot;&quot;)" office:value-type="float" office:value="56972" calcext:value-type="float">
            <text:p>56972</text:p>
          </table:table-cell>
          <table:table-cell table:number-columns-repeated="2"/>
        </table:table-row>
        <table:table-row table:style-name="ro1">
          <table:table-cell/>
          <table:table-cell table:formula="of:=IF([.A1988]&gt;0;[.B1987]+[.A1988];0)" office:value-type="float" office:value="0" calcext:value-type="float">
            <text:p>0</text:p>
          </table:table-cell>
          <table:table-cell table:formula="of:=IF([.B1989]=0; [.B19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IF([.A1989]&gt;0;[.B1988]+[.A1989];0)" office:value-type="float" office:value="1636" calcext:value-type="float">
            <text:p>1636</text:p>
          </table:table-cell>
          <table:table-cell table:formula="of:=IF([.B1990]=0; [.B19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formula="of:=IF([.A1990]&gt;0;[.B1989]+[.A1990];0)" office:value-type="float" office:value="7090" calcext:value-type="float">
            <text:p>7090</text:p>
          </table:table-cell>
          <table:table-cell table:formula="of:=IF([.B1991]=0; [.B19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IF([.A1991]&gt;0;[.B1990]+[.A1991];0)" office:value-type="float" office:value="9411" calcext:value-type="float">
            <text:p>9411</text:p>
          </table:table-cell>
          <table:table-cell table:formula="of:=IF([.B1992]=0; [.B19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formula="of:=IF([.A1992]&gt;0;[.B1991]+[.A1992];0)" office:value-type="float" office:value="18050" calcext:value-type="float">
            <text:p>18050</text:p>
          </table:table-cell>
          <table:table-cell table:formula="of:=IF([.B1993]=0; [.B19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formula="of:=IF([.A1993]&gt;0;[.B1992]+[.A1993];0)" office:value-type="float" office:value="25560" calcext:value-type="float">
            <text:p>25560</text:p>
          </table:table-cell>
          <table:table-cell table:formula="of:=IF([.B1994]=0; [.B19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IF([.A1994]&gt;0;[.B1993]+[.A1994];0)" office:value-type="float" office:value="27676" calcext:value-type="float">
            <text:p>27676</text:p>
          </table:table-cell>
          <table:table-cell table:formula="of:=IF([.B1995]=0; [.B19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formula="of:=IF([.A1995]&gt;0;[.B1994]+[.A1995];0)" office:value-type="float" office:value="37501" calcext:value-type="float">
            <text:p>37501</text:p>
          </table:table-cell>
          <table:table-cell table:formula="of:=IF([.B1996]=0; [.B19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IF([.A1996]&gt;0;[.B1995]+[.A1996];0)" office:value-type="float" office:value="40468" calcext:value-type="float">
            <text:p>40468</text:p>
          </table:table-cell>
          <table:table-cell table:formula="of:=IF([.B1997]=0; [.B1996]; &quot;&quot;)" office:value-type="float" office:value="40468" calcext:value-type="float">
            <text:p>40468</text:p>
          </table:table-cell>
          <table:table-cell table:number-columns-repeated="2"/>
        </table:table-row>
        <table:table-row table:style-name="ro1">
          <table:table-cell/>
          <table:table-cell table:formula="of:=IF([.A1997]&gt;0;[.B1996]+[.A1997];0)" office:value-type="float" office:value="0" calcext:value-type="float">
            <text:p>0</text:p>
          </table:table-cell>
          <table:table-cell table:formula="of:=IF([.B1998]=0; [.B19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formula="of:=IF([.A1998]&gt;0;[.B1997]+[.A1998];0)" office:value-type="float" office:value="7415" calcext:value-type="float">
            <text:p>7415</text:p>
          </table:table-cell>
          <table:table-cell table:formula="of:=IF([.B1999]=0; [.B19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formula="of:=IF([.A1999]&gt;0;[.B1998]+[.A1999];0)" office:value-type="float" office:value="12972" calcext:value-type="float">
            <text:p>12972</text:p>
          </table:table-cell>
          <table:table-cell table:formula="of:=IF([.B2000]=0; [.B19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formula="of:=IF([.A2000]&gt;0;[.B1999]+[.A2000];0)" office:value-type="float" office:value="19877" calcext:value-type="float">
            <text:p>19877</text:p>
          </table:table-cell>
          <table:table-cell table:formula="of:=IF([.B2001]=0; [.B20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formula="of:=IF([.A2001]&gt;0;[.B2000]+[.A2001];0)" office:value-type="float" office:value="27247" calcext:value-type="float">
            <text:p>27247</text:p>
          </table:table-cell>
          <table:table-cell table:formula="of:=IF([.B2002]=0; [.B20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formula="of:=IF([.A2002]&gt;0;[.B2001]+[.A2002];0)" office:value-type="float" office:value="33025" calcext:value-type="float">
            <text:p>33025</text:p>
          </table:table-cell>
          <table:table-cell table:formula="of:=IF([.B2003]=0; [.B20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IF([.A2003]&gt;0;[.B2002]+[.A2003];0)" office:value-type="float" office:value="35629" calcext:value-type="float">
            <text:p>35629</text:p>
          </table:table-cell>
          <table:table-cell table:formula="of:=IF([.B2004]=0; [.B20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formula="of:=IF([.A2004]&gt;0;[.B2003]+[.A2004];0)" office:value-type="float" office:value="40846" calcext:value-type="float">
            <text:p>40846</text:p>
          </table:table-cell>
          <table:table-cell table:formula="of:=IF([.B2005]=0; [.B20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formula="of:=IF([.A2005]&gt;0;[.B2004]+[.A2005];0)" office:value-type="float" office:value="48256" calcext:value-type="float">
            <text:p>48256</text:p>
          </table:table-cell>
          <table:table-cell table:formula="of:=IF([.B2006]=0; [.B20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2006]&gt;0;[.B2005]+[.A2006];0)" office:value-type="float" office:value="51280" calcext:value-type="float">
            <text:p>51280</text:p>
          </table:table-cell>
          <table:table-cell table:formula="of:=IF([.B2007]=0; [.B20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[.A2007]&gt;0;[.B2006]+[.A2007];0)" office:value-type="float" office:value="52718" calcext:value-type="float">
            <text:p>52718</text:p>
          </table:table-cell>
          <table:table-cell table:formula="of:=IF([.B2008]=0; [.B20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IF([.A2008]&gt;0;[.B2007]+[.A2008];0)" office:value-type="float" office:value="59193" calcext:value-type="float">
            <text:p>59193</text:p>
          </table:table-cell>
          <table:table-cell table:formula="of:=IF([.B2009]=0; [.B20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2009]&gt;0;[.B2008]+[.A2009];0)" office:value-type="float" office:value="64137" calcext:value-type="float">
            <text:p>64137</text:p>
          </table:table-cell>
          <table:table-cell table:formula="of:=IF([.B2010]=0; [.B2009]; &quot;&quot;)" office:value-type="float" office:value="64137" calcext:value-type="float">
            <text:p>64137</text:p>
          </table:table-cell>
          <table:table-cell table:number-columns-repeated="2"/>
        </table:table-row>
        <table:table-row table:style-name="ro1">
          <table:table-cell/>
          <table:table-cell table:formula="of:=IF([.A2010]&gt;0;[.B2009]+[.A2010];0)" office:value-type="float" office:value="0" calcext:value-type="float">
            <text:p>0</text:p>
          </table:table-cell>
          <table:table-cell table:formula="of:=IF([.B2011]=0; [.B20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formula="of:=IF([.A2011]&gt;0;[.B2010]+[.A2011];0)" office:value-type="float" office:value="6302" calcext:value-type="float">
            <text:p>6302</text:p>
          </table:table-cell>
          <table:table-cell table:formula="of:=IF([.B2012]=0; [.B20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formula="of:=IF([.A2012]&gt;0;[.B2011]+[.A2012];0)" office:value-type="float" office:value="12610" calcext:value-type="float">
            <text:p>12610</text:p>
          </table:table-cell>
          <table:table-cell table:formula="of:=IF([.B2013]=0; [.B20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formula="of:=IF([.A2013]&gt;0;[.B2012]+[.A2013];0)" office:value-type="float" office:value="20329" calcext:value-type="float">
            <text:p>20329</text:p>
          </table:table-cell>
          <table:table-cell table:formula="of:=IF([.B2014]=0; [.B20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IF([.A2014]&gt;0;[.B2013]+[.A2014];0)" office:value-type="float" office:value="24069" calcext:value-type="float">
            <text:p>24069</text:p>
          </table:table-cell>
          <table:table-cell table:formula="of:=IF([.B2015]=0; [.B20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IF([.A2015]&gt;0;[.B2014]+[.A2015];0)" office:value-type="float" office:value="25347" calcext:value-type="float">
            <text:p>25347</text:p>
          </table:table-cell>
          <table:table-cell table:formula="of:=IF([.B2016]=0; [.B20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formula="of:=IF([.A2016]&gt;0;[.B2015]+[.A2016];0)" office:value-type="float" office:value="31606" calcext:value-type="float">
            <text:p>31606</text:p>
          </table:table-cell>
          <table:table-cell table:formula="of:=IF([.B2017]=0; [.B20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IF([.A2017]&gt;0;[.B2016]+[.A2017];0)" office:value-type="float" office:value="39273" calcext:value-type="float">
            <text:p>39273</text:p>
          </table:table-cell>
          <table:table-cell table:formula="of:=IF([.B2018]=0; [.B20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IF([.A2018]&gt;0;[.B2017]+[.A2018];0)" office:value-type="float" office:value="48357" calcext:value-type="float">
            <text:p>48357</text:p>
          </table:table-cell>
          <table:table-cell table:formula="of:=IF([.B2019]=0; [.B20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formula="of:=IF([.A2019]&gt;0;[.B2018]+[.A2019];0)" office:value-type="float" office:value="53555" calcext:value-type="float">
            <text:p>53555</text:p>
          </table:table-cell>
          <table:table-cell table:formula="of:=IF([.B2020]=0; [.B2019]; &quot;&quot;)" office:value-type="float" office:value="53555" calcext:value-type="float">
            <text:p>53555</text:p>
          </table:table-cell>
          <table:table-cell table:number-columns-repeated="2"/>
        </table:table-row>
        <table:table-row table:style-name="ro1">
          <table:table-cell/>
          <table:table-cell table:formula="of:=IF([.A2020]&gt;0;[.B2019]+[.A2020];0)" office:value-type="float" office:value="0" calcext:value-type="float">
            <text:p>0</text:p>
          </table:table-cell>
          <table:table-cell table:formula="of:=IF([.B2021]=0; [.B20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IF([.A2021]&gt;0;[.B2020]+[.A2021];0)" office:value-type="float" office:value="2829" calcext:value-type="float">
            <text:p>2829</text:p>
          </table:table-cell>
          <table:table-cell table:formula="of:=IF([.B2022]=0; [.B20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IF([.A2022]&gt;0;[.B2021]+[.A2022];0)" office:value-type="float" office:value="7226" calcext:value-type="float">
            <text:p>7226</text:p>
          </table:table-cell>
          <table:table-cell table:formula="of:=IF([.B2023]=0; [.B20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formula="of:=IF([.A2023]&gt;0;[.B2022]+[.A2023];0)" office:value-type="float" office:value="11047" calcext:value-type="float">
            <text:p>11047</text:p>
          </table:table-cell>
          <table:table-cell table:formula="of:=IF([.B2024]=0; [.B20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IF([.A2024]&gt;0;[.B2023]+[.A2024];0)" office:value-type="float" office:value="15937" calcext:value-type="float">
            <text:p>15937</text:p>
          </table:table-cell>
          <table:table-cell table:formula="of:=IF([.B2025]=0; [.B20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IF([.A2025]&gt;0;[.B2024]+[.A2025];0)" office:value-type="float" office:value="18218" calcext:value-type="float">
            <text:p>18218</text:p>
          </table:table-cell>
          <table:table-cell table:formula="of:=IF([.B2026]=0; [.B20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IF([.A2026]&gt;0;[.B2025]+[.A2026];0)" office:value-type="float" office:value="21712" calcext:value-type="float">
            <text:p>21712</text:p>
          </table:table-cell>
          <table:table-cell table:formula="of:=IF([.B2027]=0; [.B20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formula="of:=IF([.A2027]&gt;0;[.B2026]+[.A2027];0)" office:value-type="float" office:value="27751" calcext:value-type="float">
            <text:p>27751</text:p>
          </table:table-cell>
          <table:table-cell table:formula="of:=IF([.B2028]=0; [.B20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formula="of:=IF([.A2028]&gt;0;[.B2027]+[.A2028];0)" office:value-type="float" office:value="33034" calcext:value-type="float">
            <text:p>33034</text:p>
          </table:table-cell>
          <table:table-cell table:formula="of:=IF([.B2029]=0; [.B20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IF([.A2029]&gt;0;[.B2028]+[.A2029];0)" office:value-type="float" office:value="36684" calcext:value-type="float">
            <text:p>36684</text:p>
          </table:table-cell>
          <table:table-cell table:formula="of:=IF([.B2030]=0; [.B20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IF([.A2030]&gt;0;[.B2029]+[.A2030];0)" office:value-type="float" office:value="39058" calcext:value-type="float">
            <text:p>39058</text:p>
          </table:table-cell>
          <table:table-cell table:formula="of:=IF([.B2031]=0; [.B20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formula="of:=IF([.A2031]&gt;0;[.B2030]+[.A2031];0)" office:value-type="float" office:value="44825" calcext:value-type="float">
            <text:p>44825</text:p>
          </table:table-cell>
          <table:table-cell table:formula="of:=IF([.B2032]=0; [.B20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IF([.A2032]&gt;0;[.B2031]+[.A2032];0)" office:value-type="float" office:value="49902" calcext:value-type="float">
            <text:p>49902</text:p>
          </table:table-cell>
          <table:table-cell table:formula="of:=IF([.B2033]=0; [.B20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formula="of:=IF([.A2033]&gt;0;[.B2032]+[.A2033];0)" office:value-type="float" office:value="53885" calcext:value-type="float">
            <text:p>53885</text:p>
          </table:table-cell>
          <table:table-cell table:formula="of:=IF([.B2034]=0; [.B2033]; &quot;&quot;)" office:value-type="float" office:value="53885" calcext:value-type="float">
            <text:p>53885</text:p>
          </table:table-cell>
          <table:table-cell table:number-columns-repeated="2"/>
        </table:table-row>
        <table:table-row table:style-name="ro1">
          <table:table-cell/>
          <table:table-cell table:formula="of:=IF([.A2034]&gt;0;[.B2033]+[.A2034];0)" office:value-type="float" office:value="0" calcext:value-type="float">
            <text:p>0</text:p>
          </table:table-cell>
          <table:table-cell table:formula="of:=IF([.B2035]=0; [.B20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986" calcext:value-type="float">
            <text:p>13986</text:p>
          </table:table-cell>
          <table:table-cell table:formula="of:=IF([.A2035]&gt;0;[.B2034]+[.A2035];0)" office:value-type="float" office:value="13986" calcext:value-type="float">
            <text:p>13986</text:p>
          </table:table-cell>
          <table:table-cell table:formula="of:=IF([.B2036]=0; [.B2035]; &quot;&quot;)" office:value-type="float" office:value="13986" calcext:value-type="float">
            <text:p>13986</text:p>
          </table:table-cell>
          <table:table-cell table:number-columns-repeated="2"/>
        </table:table-row>
        <table:table-row table:style-name="ro1">
          <table:table-cell/>
          <table:table-cell table:formula="of:=IF([.A2036]&gt;0;[.B2035]+[.A2036];0)" office:value-type="float" office:value="0" calcext:value-type="float">
            <text:p>0</text:p>
          </table:table-cell>
          <table:table-cell table:formula="of:=IF([.B2037]=0; [.B20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formula="of:=IF([.A2037]&gt;0;[.B2036]+[.A2037];0)" office:value-type="float" office:value="4806" calcext:value-type="float">
            <text:p>4806</text:p>
          </table:table-cell>
          <table:table-cell table:formula="of:=IF([.B2038]=0; [.B20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IF([.A2038]&gt;0;[.B2037]+[.A2038];0)" office:value-type="float" office:value="6158" calcext:value-type="float">
            <text:p>6158</text:p>
          </table:table-cell>
          <table:table-cell table:formula="of:=IF([.B2039]=0; [.B20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formula="of:=IF([.A2039]&gt;0;[.B2038]+[.A2039];0)" office:value-type="float" office:value="12406" calcext:value-type="float">
            <text:p>12406</text:p>
          </table:table-cell>
          <table:table-cell table:formula="of:=IF([.B2040]=0; [.B20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formula="of:=IF([.A2040]&gt;0;[.B2039]+[.A2040];0)" office:value-type="float" office:value="18847" calcext:value-type="float">
            <text:p>18847</text:p>
          </table:table-cell>
          <table:table-cell table:formula="of:=IF([.B2041]=0; [.B20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IF([.A2041]&gt;0;[.B2040]+[.A2041];0)" office:value-type="float" office:value="21367" calcext:value-type="float">
            <text:p>21367</text:p>
          </table:table-cell>
          <table:table-cell table:formula="of:=IF([.B2042]=0; [.B20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IF([.A2042]&gt;0;[.B2041]+[.A2042];0)" office:value-type="float" office:value="23809" calcext:value-type="float">
            <text:p>23809</text:p>
          </table:table-cell>
          <table:table-cell table:formula="of:=IF([.B2043]=0; [.B20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IF([.A2043]&gt;0;[.B2042]+[.A2043];0)" office:value-type="float" office:value="28251" calcext:value-type="float">
            <text:p>28251</text:p>
          </table:table-cell>
          <table:table-cell table:formula="of:=IF([.B2044]=0; [.B20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IF([.A2044]&gt;0;[.B2043]+[.A2044];0)" office:value-type="float" office:value="32976" calcext:value-type="float">
            <text:p>32976</text:p>
          </table:table-cell>
          <table:table-cell table:formula="of:=IF([.B2045]=0; [.B20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IF([.A2045]&gt;0;[.B2044]+[.A2045];0)" office:value-type="float" office:value="34505" calcext:value-type="float">
            <text:p>34505</text:p>
          </table:table-cell>
          <table:table-cell table:formula="of:=IF([.B2046]=0; [.B20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IF([.A2046]&gt;0;[.B2045]+[.A2046];0)" office:value-type="float" office:value="39429" calcext:value-type="float">
            <text:p>39429</text:p>
          </table:table-cell>
          <table:table-cell table:formula="of:=IF([.B2047]=0; [.B20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formula="of:=IF([.A2047]&gt;0;[.B2046]+[.A2047];0)" office:value-type="float" office:value="42811" calcext:value-type="float">
            <text:p>42811</text:p>
          </table:table-cell>
          <table:table-cell table:formula="of:=IF([.B2048]=0; [.B204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formula="of:=IF([.A2048]&gt;0;[.B2047]+[.A2048];0)" office:value-type="float" office:value="49105" calcext:value-type="float">
            <text:p>49105</text:p>
          </table:table-cell>
          <table:table-cell table:formula="of:=IF([.B2049]=0; [.B20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IF([.A2049]&gt;0;[.B2048]+[.A2049];0)" office:value-type="float" office:value="51361" calcext:value-type="float">
            <text:p>51361</text:p>
          </table:table-cell>
          <table:table-cell table:formula="of:=IF([.B2050]=0; [.B20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formula="of:=IF([.A2050]&gt;0;[.B2049]+[.A2050];0)" office:value-type="float" office:value="55609" calcext:value-type="float">
            <text:p>55609</text:p>
          </table:table-cell>
          <table:table-cell table:formula="of:=IF([.B2051]=0; [.B2050]; &quot;&quot;)" office:value-type="float" office:value="55609" calcext:value-type="float">
            <text:p>55609</text:p>
          </table:table-cell>
          <table:table-cell table:number-columns-repeated="2"/>
        </table:table-row>
        <table:table-row table:style-name="ro1">
          <table:table-cell/>
          <table:table-cell table:formula="of:=IF([.A2051]&gt;0;[.B2050]+[.A2051];0)" office:value-type="float" office:value="0" calcext:value-type="float">
            <text:p>0</text:p>
          </table:table-cell>
          <table:table-cell table:formula="of:=IF([.B2052]=0; [.B205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[.A2052]&gt;0;[.B2051]+[.A2052];0)" office:value-type="float" office:value="1914" calcext:value-type="float">
            <text:p>1914</text:p>
          </table:table-cell>
          <table:table-cell table:formula="of:=IF([.B2053]=0; [.B20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IF([.A2053]&gt;0;[.B2052]+[.A2053];0)" office:value-type="float" office:value="4106" calcext:value-type="float">
            <text:p>4106</text:p>
          </table:table-cell>
          <table:table-cell table:formula="of:=IF([.B2054]=0; [.B20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IF([.A2054]&gt;0;[.B2053]+[.A2054];0)" office:value-type="float" office:value="6689" calcext:value-type="float">
            <text:p>6689</text:p>
          </table:table-cell>
          <table:table-cell table:formula="of:=IF([.B2055]=0; [.B20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IF([.A2055]&gt;0;[.B2054]+[.A2055];0)" office:value-type="float" office:value="10158" calcext:value-type="float">
            <text:p>10158</text:p>
          </table:table-cell>
          <table:table-cell table:formula="of:=IF([.B2056]=0; [.B20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formula="of:=IF([.A2056]&gt;0;[.B2055]+[.A2056];0)" office:value-type="float" office:value="16642" calcext:value-type="float">
            <text:p>16642</text:p>
          </table:table-cell>
          <table:table-cell table:formula="of:=IF([.B2057]=0; [.B20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formula="of:=IF([.A2057]&gt;0;[.B2056]+[.A2057];0)" office:value-type="float" office:value="19695" calcext:value-type="float">
            <text:p>19695</text:p>
          </table:table-cell>
          <table:table-cell table:formula="of:=IF([.B2058]=0; [.B20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IF([.A2058]&gt;0;[.B2057]+[.A2058];0)" office:value-type="float" office:value="21296" calcext:value-type="float">
            <text:p>21296</text:p>
          </table:table-cell>
          <table:table-cell table:formula="of:=IF([.B2059]=0; [.B20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IF([.A2059]&gt;0;[.B2058]+[.A2059];0)" office:value-type="float" office:value="24074" calcext:value-type="float">
            <text:p>24074</text:p>
          </table:table-cell>
          <table:table-cell table:formula="of:=IF([.B2060]=0; [.B20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formula="of:=IF([.A2060]&gt;0;[.B2059]+[.A2060];0)" office:value-type="float" office:value="28412" calcext:value-type="float">
            <text:p>28412</text:p>
          </table:table-cell>
          <table:table-cell table:formula="of:=IF([.B2061]=0; [.B20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IF([.A2061]&gt;0;[.B2060]+[.A2061];0)" office:value-type="float" office:value="29707" calcext:value-type="float">
            <text:p>29707</text:p>
          </table:table-cell>
          <table:table-cell table:formula="of:=IF([.B2062]=0; [.B20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IF([.A2062]&gt;0;[.B2061]+[.A2062];0)" office:value-type="float" office:value="31759" calcext:value-type="float">
            <text:p>31759</text:p>
          </table:table-cell>
          <table:table-cell table:formula="of:=IF([.B2063]=0; [.B20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IF([.A2063]&gt;0;[.B2062]+[.A2063];0)" office:value-type="float" office:value="32955" calcext:value-type="float">
            <text:p>32955</text:p>
          </table:table-cell>
          <table:table-cell table:formula="of:=IF([.B2064]=0; [.B206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IF([.A2064]&gt;0;[.B2063]+[.A2064];0)" office:value-type="float" office:value="37035" calcext:value-type="float">
            <text:p>37035</text:p>
          </table:table-cell>
          <table:table-cell table:formula="of:=IF([.B2065]=0; [.B20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A2065]&gt;0;[.B2064]+[.A2065];0)" office:value-type="float" office:value="38261" calcext:value-type="float">
            <text:p>38261</text:p>
          </table:table-cell>
          <table:table-cell table:formula="of:=IF([.B2066]=0; [.B2065]; &quot;&quot;)" office:value-type="float" office:value="38261" calcext:value-type="float">
            <text:p>38261</text:p>
          </table:table-cell>
          <table:table-cell table:number-columns-repeated="2"/>
        </table:table-row>
        <table:table-row table:style-name="ro1">
          <table:table-cell/>
          <table:table-cell table:formula="of:=IF([.A2066]&gt;0;[.B2065]+[.A2066];0)" office:value-type="float" office:value="0" calcext:value-type="float">
            <text:p>0</text:p>
          </table:table-cell>
          <table:table-cell table:formula="of:=IF([.B2067]=0; [.B20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formula="of:=IF([.A2067]&gt;0;[.B2066]+[.A2067];0)" office:value-type="float" office:value="5912" calcext:value-type="float">
            <text:p>5912</text:p>
          </table:table-cell>
          <table:table-cell table:formula="of:=IF([.B2068]=0; [.B20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formula="of:=IF([.A2068]&gt;0;[.B2067]+[.A2068];0)" office:value-type="float" office:value="11693" calcext:value-type="float">
            <text:p>11693</text:p>
          </table:table-cell>
          <table:table-cell table:formula="of:=IF([.B2069]=0; [.B20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IF([.A2069]&gt;0;[.B2068]+[.A2069];0)" office:value-type="float" office:value="16055" calcext:value-type="float">
            <text:p>16055</text:p>
          </table:table-cell>
          <table:table-cell table:formula="of:=IF([.B2070]=0; [.B206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IF([.A2070]&gt;0;[.B2069]+[.A2070];0)" office:value-type="float" office:value="20664" calcext:value-type="float">
            <text:p>20664</text:p>
          </table:table-cell>
          <table:table-cell table:formula="of:=IF([.B2071]=0; [.B20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formula="of:=IF([.A2071]&gt;0;[.B2070]+[.A2071];0)" office:value-type="float" office:value="27167" calcext:value-type="float">
            <text:p>27167</text:p>
          </table:table-cell>
          <table:table-cell table:formula="of:=IF([.B2072]=0; [.B20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formula="of:=IF([.A2072]&gt;0;[.B2071]+[.A2072];0)" office:value-type="float" office:value="34054" calcext:value-type="float">
            <text:p>34054</text:p>
          </table:table-cell>
          <table:table-cell table:formula="of:=IF([.B2073]=0; [.B20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IF([.A2073]&gt;0;[.B2072]+[.A2073];0)" office:value-type="float" office:value="40244" calcext:value-type="float">
            <text:p>40244</text:p>
          </table:table-cell>
          <table:table-cell table:formula="of:=IF([.B2074]=0; [.B20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IF([.A2074]&gt;0;[.B2073]+[.A2074];0)" office:value-type="float" office:value="47119" calcext:value-type="float">
            <text:p>47119</text:p>
          </table:table-cell>
          <table:table-cell table:formula="of:=IF([.B2075]=0; [.B20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IF([.A2075]&gt;0;[.B2074]+[.A2075];0)" office:value-type="float" office:value="52848" calcext:value-type="float">
            <text:p>52848</text:p>
          </table:table-cell>
          <table:table-cell table:formula="of:=IF([.B2076]=0; [.B20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IF([.A2076]&gt;0;[.B2075]+[.A2076];0)" office:value-type="float" office:value="55134" calcext:value-type="float">
            <text:p>55134</text:p>
          </table:table-cell>
          <table:table-cell table:formula="of:=IF([.B2077]=0; [.B20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formula="of:=IF([.A2077]&gt;0;[.B2076]+[.A2077];0)" office:value-type="float" office:value="61403" calcext:value-type="float">
            <text:p>61403</text:p>
          </table:table-cell>
          <table:table-cell table:formula="of:=IF([.B2078]=0; [.B20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2078]&gt;0;[.B2077]+[.A2078];0)" office:value-type="float" office:value="65100" calcext:value-type="float">
            <text:p>65100</text:p>
          </table:table-cell>
          <table:table-cell table:formula="of:=IF([.B2079]=0; [.B20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formula="of:=IF([.A2079]&gt;0;[.B2078]+[.A2079];0)" office:value-type="float" office:value="72017" calcext:value-type="float">
            <text:p>72017</text:p>
          </table:table-cell>
          <table:table-cell table:formula="of:=IF([.B2080]=0; [.B2079]; &quot;&quot;)" office:value-type="float" office:value="72017" calcext:value-type="float">
            <text:p>72017</text:p>
          </table:table-cell>
          <table:table-cell table:number-columns-repeated="2"/>
        </table:table-row>
        <table:table-row table:style-name="ro1">
          <table:table-cell/>
          <table:table-cell table:formula="of:=IF([.A2080]&gt;0;[.B2079]+[.A2080];0)" office:value-type="float" office:value="0" calcext:value-type="float">
            <text:p>0</text:p>
          </table:table-cell>
          <table:table-cell table:formula="of:=IF([.B2081]=0; [.B208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3964" calcext:value-type="float">
            <text:p>13964</text:p>
          </table:table-cell>
          <table:table-cell table:formula="of:=IF([.A2081]&gt;0;[.B2080]+[.A2081];0)" office:value-type="float" office:value="13964" calcext:value-type="float">
            <text:p>13964</text:p>
          </table:table-cell>
          <table:table-cell table:formula="of:=IF([.B2082]=0; [.B20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073" calcext:value-type="float">
            <text:p>18073</text:p>
          </table:table-cell>
          <table:table-cell table:formula="of:=IF([.A2082]&gt;0;[.B2081]+[.A2082];0)" office:value-type="float" office:value="32037" calcext:value-type="float">
            <text:p>32037</text:p>
          </table:table-cell>
          <table:table-cell table:formula="of:=IF([.B2083]=0; [.B20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IF([.A2083]&gt;0;[.B2082]+[.A2083];0)" office:value-type="float" office:value="33656" calcext:value-type="float">
            <text:p>33656</text:p>
          </table:table-cell>
          <table:table-cell table:formula="of:=IF([.B2084]=0; [.B2083]; &quot;&quot;)" office:value-type="float" office:value="33656" calcext:value-type="float">
            <text:p>33656</text:p>
          </table:table-cell>
          <table:table-cell table:number-columns-repeated="2"/>
        </table:table-row>
        <table:table-row table:style-name="ro1">
          <table:table-cell/>
          <table:table-cell table:formula="of:=IF([.A2084]&gt;0;[.B2083]+[.A2084];0)" office:value-type="float" office:value="0" calcext:value-type="float">
            <text:p>0</text:p>
          </table:table-cell>
          <table:table-cell table:formula="of:=IF([.B2085]=0; [.B20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IF([.A2085]&gt;0;[.B2084]+[.A2085];0)" office:value-type="float" office:value="5598" calcext:value-type="float">
            <text:p>5598</text:p>
          </table:table-cell>
          <table:table-cell table:formula="of:=IF([.B2086]=0; [.B20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formula="of:=IF([.A2086]&gt;0;[.B2085]+[.A2086];0)" office:value-type="float" office:value="10393" calcext:value-type="float">
            <text:p>10393</text:p>
          </table:table-cell>
          <table:table-cell table:formula="of:=IF([.B2087]=0; [.B20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2087]&gt;0;[.B2086]+[.A2087];0)" office:value-type="float" office:value="13502" calcext:value-type="float">
            <text:p>13502</text:p>
          </table:table-cell>
          <table:table-cell table:formula="of:=IF([.B2088]=0; [.B20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IF([.A2088]&gt;0;[.B2087]+[.A2088];0)" office:value-type="float" office:value="15035" calcext:value-type="float">
            <text:p>15035</text:p>
          </table:table-cell>
          <table:table-cell table:formula="of:=IF([.B2089]=0; [.B20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formula="of:=IF([.A2089]&gt;0;[.B2088]+[.A2089];0)" office:value-type="float" office:value="19097" calcext:value-type="float">
            <text:p>19097</text:p>
          </table:table-cell>
          <table:table-cell table:formula="of:=IF([.B2090]=0; [.B20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IF([.A2090]&gt;0;[.B2089]+[.A2090];0)" office:value-type="float" office:value="20167" calcext:value-type="float">
            <text:p>20167</text:p>
          </table:table-cell>
          <table:table-cell table:formula="of:=IF([.B2091]=0; [.B20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formula="of:=IF([.A2091]&gt;0;[.B2090]+[.A2091];0)" office:value-type="float" office:value="25634" calcext:value-type="float">
            <text:p>25634</text:p>
          </table:table-cell>
          <table:table-cell table:formula="of:=IF([.B2092]=0; [.B209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IF([.A2092]&gt;0;[.B2091]+[.A2092];0)" office:value-type="float" office:value="27425" calcext:value-type="float">
            <text:p>27425</text:p>
          </table:table-cell>
          <table:table-cell table:formula="of:=IF([.B2093]=0; [.B20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IF([.A2093]&gt;0;[.B2092]+[.A2093];0)" office:value-type="float" office:value="29211" calcext:value-type="float">
            <text:p>29211</text:p>
          </table:table-cell>
          <table:table-cell table:formula="of:=IF([.B2094]=0; [.B209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IF([.A2094]&gt;0;[.B2093]+[.A2094];0)" office:value-type="float" office:value="30901" calcext:value-type="float">
            <text:p>30901</text:p>
          </table:table-cell>
          <table:table-cell table:formula="of:=IF([.B2095]=0; [.B20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IF([.A2095]&gt;0;[.B2094]+[.A2095];0)" office:value-type="float" office:value="36564" calcext:value-type="float">
            <text:p>36564</text:p>
          </table:table-cell>
          <table:table-cell table:formula="of:=IF([.B2096]=0; [.B20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formula="of:=IF([.A2096]&gt;0;[.B2095]+[.A2096];0)" office:value-type="float" office:value="42006" calcext:value-type="float">
            <text:p>42006</text:p>
          </table:table-cell>
          <table:table-cell table:formula="of:=IF([.B2097]=0; [.B20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IF([.A2097]&gt;0;[.B2096]+[.A2097];0)" office:value-type="float" office:value="46013" calcext:value-type="float">
            <text:p>46013</text:p>
          </table:table-cell>
          <table:table-cell table:formula="of:=IF([.B2098]=0; [.B20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IF([.A2098]&gt;0;[.B2097]+[.A2098];0)" office:value-type="float" office:value="51536" calcext:value-type="float">
            <text:p>51536</text:p>
          </table:table-cell>
          <table:table-cell table:formula="of:=IF([.B2099]=0; [.B20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IF([.A2099]&gt;0;[.B2098]+[.A2099];0)" office:value-type="float" office:value="55156" calcext:value-type="float">
            <text:p>55156</text:p>
          </table:table-cell>
          <table:table-cell table:formula="of:=IF([.B2100]=0; [.B2099]; &quot;&quot;)" office:value-type="float" office:value="55156" calcext:value-type="float">
            <text:p>55156</text:p>
          </table:table-cell>
          <table:table-cell table:number-columns-repeated="2"/>
        </table:table-row>
        <table:table-row table:style-name="ro1">
          <table:table-cell/>
          <table:table-cell table:formula="of:=IF([.A2100]&gt;0;[.B2099]+[.A2100];0)" office:value-type="float" office:value="0" calcext:value-type="float">
            <text:p>0</text:p>
          </table:table-cell>
          <table:table-cell table:formula="of:=IF([.B2101]=0; [.B21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formula="of:=IF([.A2101]&gt;0;[.B2100]+[.A2101];0)" office:value-type="float" office:value="5587" calcext:value-type="float">
            <text:p>5587</text:p>
          </table:table-cell>
          <table:table-cell table:formula="of:=IF([.B2102]=0; [.B21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IF([.A2102]&gt;0;[.B2101]+[.A2102];0)" office:value-type="float" office:value="9365" calcext:value-type="float">
            <text:p>9365</text:p>
          </table:table-cell>
          <table:table-cell table:formula="of:=IF([.B2103]=0; [.B210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IF([.A2103]&gt;0;[.B2102]+[.A2103];0)" office:value-type="float" office:value="12707" calcext:value-type="float">
            <text:p>12707</text:p>
          </table:table-cell>
          <table:table-cell table:formula="of:=IF([.B2104]=0; [.B21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formula="of:=IF([.A2104]&gt;0;[.B2103]+[.A2104];0)" office:value-type="float" office:value="21657" calcext:value-type="float">
            <text:p>21657</text:p>
          </table:table-cell>
          <table:table-cell table:formula="of:=IF([.B2105]=0; [.B21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IF([.A2105]&gt;0;[.B2104]+[.A2105];0)" office:value-type="float" office:value="22718" calcext:value-type="float">
            <text:p>22718</text:p>
          </table:table-cell>
          <table:table-cell table:formula="of:=IF([.B2106]=0; [.B21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IF([.A2106]&gt;0;[.B2105]+[.A2106];0)" office:value-type="float" office:value="24280" calcext:value-type="float">
            <text:p>24280</text:p>
          </table:table-cell>
          <table:table-cell table:formula="of:=IF([.B2107]=0; [.B21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formula="of:=IF([.A2107]&gt;0;[.B2106]+[.A2107];0)" office:value-type="float" office:value="29176" calcext:value-type="float">
            <text:p>29176</text:p>
          </table:table-cell>
          <table:table-cell table:formula="of:=IF([.B2108]=0; [.B2107]; &quot;&quot;)" office:value-type="float" office:value="29176" calcext:value-type="float">
            <text:p>29176</text:p>
          </table:table-cell>
          <table:table-cell table:number-columns-repeated="2"/>
        </table:table-row>
        <table:table-row table:style-name="ro1">
          <table:table-cell/>
          <table:table-cell table:formula="of:=IF([.A2108]&gt;0;[.B2107]+[.A2108];0)" office:value-type="float" office:value="0" calcext:value-type="float">
            <text:p>0</text:p>
          </table:table-cell>
          <table:table-cell table:formula="of:=IF([.B2109]=0; [.B21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883" calcext:value-type="float">
            <text:p>22883</text:p>
          </table:table-cell>
          <table:table-cell table:formula="of:=IF([.A2109]&gt;0;[.B2108]+[.A2109];0)" office:value-type="float" office:value="22883" calcext:value-type="float">
            <text:p>22883</text:p>
          </table:table-cell>
          <table:table-cell table:formula="of:=IF([.B2110]=0; [.B2109]; &quot;&quot;)" office:value-type="float" office:value="22883" calcext:value-type="float">
            <text:p>22883</text:p>
          </table:table-cell>
          <table:table-cell table:number-columns-repeated="2"/>
        </table:table-row>
        <table:table-row table:style-name="ro1">
          <table:table-cell/>
          <table:table-cell table:formula="of:=IF([.A2110]&gt;0;[.B2109]+[.A2110];0)" office:value-type="float" office:value="0" calcext:value-type="float">
            <text:p>0</text:p>
          </table:table-cell>
          <table:table-cell table:formula="of:=IF([.B2111]=0; [.B211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IF([.A2111]&gt;0;[.B2110]+[.A2111];0)" office:value-type="float" office:value="3218" calcext:value-type="float">
            <text:p>3218</text:p>
          </table:table-cell>
          <table:table-cell table:formula="of:=IF([.B2112]=0; [.B21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IF([.A2112]&gt;0;[.B2111]+[.A2112];0)" office:value-type="float" office:value="6672" calcext:value-type="float">
            <text:p>6672</text:p>
          </table:table-cell>
          <table:table-cell table:formula="of:=IF([.B2113]=0; [.B21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formula="of:=IF([.A2113]&gt;0;[.B2112]+[.A2113];0)" office:value-type="float" office:value="9443" calcext:value-type="float">
            <text:p>9443</text:p>
          </table:table-cell>
          <table:table-cell table:formula="of:=IF([.B2114]=0; [.B21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formula="of:=IF([.A2114]&gt;0;[.B2113]+[.A2114];0)" office:value-type="float" office:value="12298" calcext:value-type="float">
            <text:p>12298</text:p>
          </table:table-cell>
          <table:table-cell table:formula="of:=IF([.B2115]=0; [.B21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IF([.A2115]&gt;0;[.B2114]+[.A2115];0)" office:value-type="float" office:value="15247" calcext:value-type="float">
            <text:p>15247</text:p>
          </table:table-cell>
          <table:table-cell table:formula="of:=IF([.B2116]=0; [.B21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IF([.A2116]&gt;0;[.B2115]+[.A2116];0)" office:value-type="float" office:value="19930" calcext:value-type="float">
            <text:p>19930</text:p>
          </table:table-cell>
          <table:table-cell table:formula="of:=IF([.B2117]=0; [.B21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formula="of:=IF([.A2117]&gt;0;[.B2116]+[.A2117];0)" office:value-type="float" office:value="26409" calcext:value-type="float">
            <text:p>26409</text:p>
          </table:table-cell>
          <table:table-cell table:formula="of:=IF([.B2118]=0; [.B21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formula="of:=IF([.A2118]&gt;0;[.B2117]+[.A2118];0)" office:value-type="float" office:value="34176" calcext:value-type="float">
            <text:p>34176</text:p>
          </table:table-cell>
          <table:table-cell table:formula="of:=IF([.B2119]=0; [.B211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IF([.A2119]&gt;0;[.B2118]+[.A2119];0)" office:value-type="float" office:value="36814" calcext:value-type="float">
            <text:p>36814</text:p>
          </table:table-cell>
          <table:table-cell table:formula="of:=IF([.B2120]=0; [.B21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formula="of:=IF([.A2120]&gt;0;[.B2119]+[.A2120];0)" office:value-type="float" office:value="42660" calcext:value-type="float">
            <text:p>42660</text:p>
          </table:table-cell>
          <table:table-cell table:formula="of:=IF([.B2121]=0; [.B21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formula="of:=IF([.A2121]&gt;0;[.B2120]+[.A2121];0)" office:value-type="float" office:value="49749" calcext:value-type="float">
            <text:p>49749</text:p>
          </table:table-cell>
          <table:table-cell table:formula="of:=IF([.B2122]=0; [.B2121]; &quot;&quot;)" office:value-type="float" office:value="49749" calcext:value-type="float">
            <text:p>49749</text:p>
          </table:table-cell>
          <table:table-cell table:number-columns-repeated="2"/>
        </table:table-row>
        <table:table-row table:style-name="ro1">
          <table:table-cell/>
          <table:table-cell table:formula="of:=IF([.A2122]&gt;0;[.B2121]+[.A2122];0)" office:value-type="float" office:value="0" calcext:value-type="float">
            <text:p>0</text:p>
          </table:table-cell>
          <table:table-cell table:formula="of:=IF([.B2123]=0; [.B21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formula="of:=IF([.A2123]&gt;0;[.B2122]+[.A2123];0)" office:value-type="float" office:value="9225" calcext:value-type="float">
            <text:p>9225</text:p>
          </table:table-cell>
          <table:table-cell table:formula="of:=IF([.B2124]=0; [.B21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IF([.A2124]&gt;0;[.B2123]+[.A2124];0)" office:value-type="float" office:value="15246" calcext:value-type="float">
            <text:p>15246</text:p>
          </table:table-cell>
          <table:table-cell table:formula="of:=IF([.B2125]=0; [.B21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formula="of:=IF([.A2125]&gt;0;[.B2124]+[.A2125];0)" office:value-type="float" office:value="22905" calcext:value-type="float">
            <text:p>22905</text:p>
          </table:table-cell>
          <table:table-cell table:formula="of:=IF([.B2126]=0; [.B21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formula="of:=IF([.A2126]&gt;0;[.B2125]+[.A2126];0)" office:value-type="float" office:value="32763" calcext:value-type="float">
            <text:p>32763</text:p>
          </table:table-cell>
          <table:table-cell table:formula="of:=IF([.B2127]=0; [.B21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formula="of:=IF([.A2127]&gt;0;[.B2126]+[.A2127];0)" office:value-type="float" office:value="41818" calcext:value-type="float">
            <text:p>41818</text:p>
          </table:table-cell>
          <table:table-cell table:formula="of:=IF([.B2128]=0; [.B21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IF([.A2128]&gt;0;[.B2127]+[.A2128];0)" office:value-type="float" office:value="43580" calcext:value-type="float">
            <text:p>43580</text:p>
          </table:table-cell>
          <table:table-cell table:formula="of:=IF([.B2129]=0; [.B21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125" calcext:value-type="float">
            <text:p>10125</text:p>
          </table:table-cell>
          <table:table-cell table:formula="of:=IF([.A2129]&gt;0;[.B2128]+[.A2129];0)" office:value-type="float" office:value="53705" calcext:value-type="float">
            <text:p>53705</text:p>
          </table:table-cell>
          <table:table-cell table:formula="of:=IF([.B2130]=0; [.B2129]; &quot;&quot;)" office:value-type="float" office:value="53705" calcext:value-type="float">
            <text:p>53705</text:p>
          </table:table-cell>
          <table:table-cell table:number-columns-repeated="2"/>
        </table:table-row>
        <table:table-row table:style-name="ro1">
          <table:table-cell/>
          <table:table-cell table:formula="of:=IF([.A2130]&gt;0;[.B2129]+[.A2130];0)" office:value-type="float" office:value="0" calcext:value-type="float">
            <text:p>0</text:p>
          </table:table-cell>
          <table:table-cell table:formula="of:=IF([.B2131]=0; [.B21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693" calcext:value-type="float">
            <text:p>12693</text:p>
          </table:table-cell>
          <table:table-cell table:formula="of:=IF([.A2131]&gt;0;[.B2130]+[.A2131];0)" office:value-type="float" office:value="12693" calcext:value-type="float">
            <text:p>12693</text:p>
          </table:table-cell>
          <table:table-cell table:formula="of:=IF([.B2132]=0; [.B213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IF([.A2132]&gt;0;[.B2131]+[.A2132];0)" office:value-type="float" office:value="17378" calcext:value-type="float">
            <text:p>17378</text:p>
          </table:table-cell>
          <table:table-cell table:formula="of:=IF([.B2133]=0; [.B21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9506" calcext:value-type="float">
            <text:p>19506</text:p>
          </table:table-cell>
          <table:table-cell table:formula="of:=IF([.A2133]&gt;0;[.B2132]+[.A2133];0)" office:value-type="float" office:value="36884" calcext:value-type="float">
            <text:p>36884</text:p>
          </table:table-cell>
          <table:table-cell table:formula="of:=IF([.B2134]=0; [.B21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078" calcext:value-type="float">
            <text:p>12078</text:p>
          </table:table-cell>
          <table:table-cell table:formula="of:=IF([.A2134]&gt;0;[.B2133]+[.A2134];0)" office:value-type="float" office:value="48962" calcext:value-type="float">
            <text:p>48962</text:p>
          </table:table-cell>
          <table:table-cell table:formula="of:=IF([.B2135]=0; [.B2134]; &quot;&quot;)" office:value-type="float" office:value="48962" calcext:value-type="float">
            <text:p>48962</text:p>
          </table:table-cell>
          <table:table-cell table:number-columns-repeated="2"/>
        </table:table-row>
        <table:table-row table:style-name="ro1">
          <table:table-cell/>
          <table:table-cell table:formula="of:=IF([.A2135]&gt;0;[.B2134]+[.A2135];0)" office:value-type="float" office:value="0" calcext:value-type="float">
            <text:p>0</text:p>
          </table:table-cell>
          <table:table-cell table:formula="of:=IF([.B2136]=0; [.B21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formula="of:=IF([.A2136]&gt;0;[.B2135]+[.A2136];0)" office:value-type="float" office:value="6854" calcext:value-type="float">
            <text:p>6854</text:p>
          </table:table-cell>
          <table:table-cell table:formula="of:=IF([.B2137]=0; [.B21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formula="of:=IF([.A2137]&gt;0;[.B2136]+[.A2137];0)" office:value-type="float" office:value="12842" calcext:value-type="float">
            <text:p>12842</text:p>
          </table:table-cell>
          <table:table-cell table:formula="of:=IF([.B2138]=0; [.B21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IF([.A2138]&gt;0;[.B2137]+[.A2138];0)" office:value-type="float" office:value="18531" calcext:value-type="float">
            <text:p>18531</text:p>
          </table:table-cell>
          <table:table-cell table:formula="of:=IF([.B2139]=0; [.B21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IF([.A2139]&gt;0;[.B2138]+[.A2139];0)" office:value-type="float" office:value="22308" calcext:value-type="float">
            <text:p>22308</text:p>
          </table:table-cell>
          <table:table-cell table:formula="of:=IF([.B2140]=0; [.B213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IF([.A2140]&gt;0;[.B2139]+[.A2140];0)" office:value-type="float" office:value="23455" calcext:value-type="float">
            <text:p>23455</text:p>
          </table:table-cell>
          <table:table-cell table:formula="of:=IF([.B2141]=0; [.B214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IF([.A2141]&gt;0;[.B2140]+[.A2141];0)" office:value-type="float" office:value="30741" calcext:value-type="float">
            <text:p>30741</text:p>
          </table:table-cell>
          <table:table-cell table:formula="of:=IF([.B2142]=0; [.B214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formula="of:=IF([.A2142]&gt;0;[.B2141]+[.A2142];0)" office:value-type="float" office:value="37479" calcext:value-type="float">
            <text:p>37479</text:p>
          </table:table-cell>
          <table:table-cell table:formula="of:=IF([.B2143]=0; [.B214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IF([.A2143]&gt;0;[.B2142]+[.A2143];0)" office:value-type="float" office:value="38681" calcext:value-type="float">
            <text:p>38681</text:p>
          </table:table-cell>
          <table:table-cell table:formula="of:=IF([.B2144]=0; [.B214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formula="of:=IF([.A2144]&gt;0;[.B2143]+[.A2144];0)" office:value-type="float" office:value="43536" calcext:value-type="float">
            <text:p>43536</text:p>
          </table:table-cell>
          <table:table-cell table:formula="of:=IF([.B2145]=0; [.B214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formula="of:=IF([.A2145]&gt;0;[.B2144]+[.A2145];0)" office:value-type="float" office:value="48554" calcext:value-type="float">
            <text:p>48554</text:p>
          </table:table-cell>
          <table:table-cell table:formula="of:=IF([.B2146]=0; [.B214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formula="of:=IF([.A2146]&gt;0;[.B2145]+[.A2146];0)" office:value-type="float" office:value="55440" calcext:value-type="float">
            <text:p>55440</text:p>
          </table:table-cell>
          <table:table-cell table:formula="of:=IF([.B2147]=0; [.B214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formula="of:=IF([.A2147]&gt;0;[.B2146]+[.A2147];0)" office:value-type="float" office:value="61832" calcext:value-type="float">
            <text:p>61832</text:p>
          </table:table-cell>
          <table:table-cell table:formula="of:=IF([.B2148]=0; [.B2147]; &quot;&quot;)" office:value-type="float" office:value="61832" calcext:value-type="float">
            <text:p>61832</text:p>
          </table:table-cell>
          <table:table-cell table:number-columns-repeated="2"/>
        </table:table-row>
        <table:table-row table:style-name="ro1">
          <table:table-cell/>
          <table:table-cell table:formula="of:=IF([.A2148]&gt;0;[.B2147]+[.A2148];0)" office:value-type="float" office:value="0" calcext:value-type="float">
            <text:p>0</text:p>
          </table:table-cell>
          <table:table-cell table:formula="of:=IF([.B2149]=0; [.B214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IF([.A2149]&gt;0;[.B2148]+[.A2149];0)" office:value-type="float" office:value="7804" calcext:value-type="float">
            <text:p>7804</text:p>
          </table:table-cell>
          <table:table-cell table:formula="of:=IF([.B2150]=0; [.B214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IF([.A2150]&gt;0;[.B2149]+[.A2150];0)" office:value-type="float" office:value="9533" calcext:value-type="float">
            <text:p>9533</text:p>
          </table:table-cell>
          <table:table-cell table:formula="of:=IF([.B2151]=0; [.B215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formula="of:=IF([.A2151]&gt;0;[.B2150]+[.A2151];0)" office:value-type="float" office:value="19295" calcext:value-type="float">
            <text:p>19295</text:p>
          </table:table-cell>
          <table:table-cell table:formula="of:=IF([.B2152]=0; [.B2151]; &quot;&quot;)" office:value-type="float" office:value="19295" calcext:value-type="float">
            <text:p>19295</text:p>
          </table:table-cell>
          <table:table-cell table:number-columns-repeated="2"/>
        </table:table-row>
        <table:table-row table:style-name="ro1">
          <table:table-cell/>
          <table:table-cell table:formula="of:=IF([.A2152]&gt;0;[.B2151]+[.A2152];0)" office:value-type="float" office:value="0" calcext:value-type="float">
            <text:p>0</text:p>
          </table:table-cell>
          <table:table-cell table:formula="of:=IF([.B2153]=0; [.B215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IF([.A2153]&gt;0;[.B2152]+[.A2153];0)" office:value-type="float" office:value="1753" calcext:value-type="float">
            <text:p>1753</text:p>
          </table:table-cell>
          <table:table-cell table:formula="of:=IF([.B2154]=0; [.B215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IF([.A2154]&gt;0;[.B2153]+[.A2154];0)" office:value-type="float" office:value="3877" calcext:value-type="float">
            <text:p>3877</text:p>
          </table:table-cell>
          <table:table-cell table:formula="of:=IF([.B2155]=0; [.B215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IF([.A2155]&gt;0;[.B2154]+[.A2155];0)" office:value-type="float" office:value="5281" calcext:value-type="float">
            <text:p>5281</text:p>
          </table:table-cell>
          <table:table-cell table:formula="of:=IF([.B2156]=0; [.B215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formula="of:=IF([.A2156]&gt;0;[.B2155]+[.A2156];0)" office:value-type="float" office:value="12255" calcext:value-type="float">
            <text:p>12255</text:p>
          </table:table-cell>
          <table:table-cell table:formula="of:=IF([.B2157]=0; [.B215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formula="of:=IF([.A2157]&gt;0;[.B2156]+[.A2157];0)" office:value-type="float" office:value="17636" calcext:value-type="float">
            <text:p>17636</text:p>
          </table:table-cell>
          <table:table-cell table:formula="of:=IF([.B2158]=0; [.B215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formula="of:=IF([.A2158]&gt;0;[.B2157]+[.A2158];0)" office:value-type="float" office:value="24848" calcext:value-type="float">
            <text:p>24848</text:p>
          </table:table-cell>
          <table:table-cell table:formula="of:=IF([.B2159]=0; [.B215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IF([.A2159]&gt;0;[.B2158]+[.A2159];0)" office:value-type="float" office:value="27956" calcext:value-type="float">
            <text:p>27956</text:p>
          </table:table-cell>
          <table:table-cell table:formula="of:=IF([.B2160]=0; [.B215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formula="of:=IF([.A2160]&gt;0;[.B2159]+[.A2160];0)" office:value-type="float" office:value="35966" calcext:value-type="float">
            <text:p>35966</text:p>
          </table:table-cell>
          <table:table-cell table:formula="of:=IF([.B2161]=0; [.B216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IF([.A2161]&gt;0;[.B2160]+[.A2161];0)" office:value-type="float" office:value="39256" calcext:value-type="float">
            <text:p>39256</text:p>
          </table:table-cell>
          <table:table-cell table:formula="of:=IF([.B2162]=0; [.B216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formula="of:=IF([.A2162]&gt;0;[.B2161]+[.A2162];0)" office:value-type="float" office:value="43408" calcext:value-type="float">
            <text:p>43408</text:p>
          </table:table-cell>
          <table:table-cell table:formula="of:=IF([.B2163]=0; [.B216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formula="of:=IF([.A2163]&gt;0;[.B2162]+[.A2163];0)" office:value-type="float" office:value="50124" calcext:value-type="float">
            <text:p>50124</text:p>
          </table:table-cell>
          <table:table-cell table:formula="of:=IF([.B2164]=0; [.B2163]; &quot;&quot;)" office:value-type="float" office:value="50124" calcext:value-type="float">
            <text:p>50124</text:p>
          </table:table-cell>
          <table:table-cell table:number-columns-repeated="2"/>
        </table:table-row>
        <table:table-row table:style-name="ro1">
          <table:table-cell/>
          <table:table-cell table:formula="of:=IF([.A2164]&gt;0;[.B2163]+[.A2164];0)" office:value-type="float" office:value="0" calcext:value-type="float">
            <text:p>0</text:p>
          </table:table-cell>
          <table:table-cell table:formula="of:=IF([.B2165]=0; [.B216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IF([.A2165]&gt;0;[.B2164]+[.A2165];0)" office:value-type="float" office:value="6101" calcext:value-type="float">
            <text:p>6101</text:p>
          </table:table-cell>
          <table:table-cell table:formula="of:=IF([.B2166]=0; [.B216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IF([.A2166]&gt;0;[.B2165]+[.A2166];0)" office:value-type="float" office:value="7947" calcext:value-type="float">
            <text:p>7947</text:p>
          </table:table-cell>
          <table:table-cell table:formula="of:=IF([.B2167]=0; [.B216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812" calcext:value-type="float">
            <text:p>15812</text:p>
          </table:table-cell>
          <table:table-cell table:formula="of:=IF([.A2167]&gt;0;[.B2166]+[.A2167];0)" office:value-type="float" office:value="23759" calcext:value-type="float">
            <text:p>23759</text:p>
          </table:table-cell>
          <table:table-cell table:formula="of:=IF([.B2168]=0; [.B216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339" calcext:value-type="float">
            <text:p>14339</text:p>
          </table:table-cell>
          <table:table-cell table:formula="of:=IF([.A2168]&gt;0;[.B2167]+[.A2168];0)" office:value-type="float" office:value="38098" calcext:value-type="float">
            <text:p>38098</text:p>
          </table:table-cell>
          <table:table-cell table:formula="of:=IF([.B2169]=0; [.B216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IF([.A2169]&gt;0;[.B2168]+[.A2169];0)" office:value-type="float" office:value="40530" calcext:value-type="float">
            <text:p>40530</text:p>
          </table:table-cell>
          <table:table-cell table:formula="of:=IF([.B2170]=0; [.B2169]; &quot;&quot;)" office:value-type="float" office:value="40530" calcext:value-type="float">
            <text:p>40530</text:p>
          </table:table-cell>
          <table:table-cell table:number-columns-repeated="2"/>
        </table:table-row>
        <table:table-row table:style-name="ro1">
          <table:table-cell/>
          <table:table-cell table:formula="of:=IF([.A2170]&gt;0;[.B2169]+[.A2170];0)" office:value-type="float" office:value="0" calcext:value-type="float">
            <text:p>0</text:p>
          </table:table-cell>
          <table:table-cell table:formula="of:=IF([.B2171]=0; [.B217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IF([.A2171]&gt;0;[.B2170]+[.A2171];0)" office:value-type="float" office:value="2278" calcext:value-type="float">
            <text:p>2278</text:p>
          </table:table-cell>
          <table:table-cell table:formula="of:=IF([.B2172]=0; [.B217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IF([.A2172]&gt;0;[.B2171]+[.A2172];0)" office:value-type="float" office:value="7777" calcext:value-type="float">
            <text:p>7777</text:p>
          </table:table-cell>
          <table:table-cell table:formula="of:=IF([.B2173]=0; [.B217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IF([.A2173]&gt;0;[.B2172]+[.A2173];0)" office:value-type="float" office:value="12391" calcext:value-type="float">
            <text:p>12391</text:p>
          </table:table-cell>
          <table:table-cell table:formula="of:=IF([.B2174]=0; [.B217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IF([.A2174]&gt;0;[.B2173]+[.A2174];0)" office:value-type="float" office:value="16820" calcext:value-type="float">
            <text:p>16820</text:p>
          </table:table-cell>
          <table:table-cell table:formula="of:=IF([.B2175]=0; [.B217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2175]&gt;0;[.B2174]+[.A2175];0)" office:value-type="float" office:value="20687" calcext:value-type="float">
            <text:p>20687</text:p>
          </table:table-cell>
          <table:table-cell table:formula="of:=IF([.B2176]=0; [.B217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2176]&gt;0;[.B2175]+[.A2176];0)" office:value-type="float" office:value="23643" calcext:value-type="float">
            <text:p>23643</text:p>
          </table:table-cell>
          <table:table-cell table:formula="of:=IF([.B2177]=0; [.B217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formula="of:=IF([.A2177]&gt;0;[.B2176]+[.A2177];0)" office:value-type="float" office:value="27131" calcext:value-type="float">
            <text:p>27131</text:p>
          </table:table-cell>
          <table:table-cell table:formula="of:=IF([.B2178]=0; [.B217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formula="of:=IF([.A2178]&gt;0;[.B2177]+[.A2178];0)" office:value-type="float" office:value="33948" calcext:value-type="float">
            <text:p>33948</text:p>
          </table:table-cell>
          <table:table-cell table:formula="of:=IF([.B2179]=0; [.B217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IF([.A2179]&gt;0;[.B2178]+[.A2179];0)" office:value-type="float" office:value="35524" calcext:value-type="float">
            <text:p>35524</text:p>
          </table:table-cell>
          <table:table-cell table:formula="of:=IF([.B2180]=0; [.B217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formula="of:=IF([.A2180]&gt;0;[.B2179]+[.A2180];0)" office:value-type="float" office:value="41653" calcext:value-type="float">
            <text:p>41653</text:p>
          </table:table-cell>
          <table:table-cell table:formula="of:=IF([.B2181]=0; [.B2180]; &quot;&quot;)" office:value-type="float" office:value="41653" calcext:value-type="float">
            <text:p>41653</text:p>
          </table:table-cell>
          <table:table-cell table:number-columns-repeated="2"/>
        </table:table-row>
        <table:table-row table:style-name="ro1">
          <table:table-cell/>
          <table:table-cell table:formula="of:=IF([.A2181]&gt;0;[.B2180]+[.A2181];0)" office:value-type="float" office:value="0" calcext:value-type="float">
            <text:p>0</text:p>
          </table:table-cell>
          <table:table-cell table:formula="of:=IF([.B2182]=0; [.B218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IF([.A2182]&gt;0;[.B2181]+[.A2182];0)" office:value-type="float" office:value="3185" calcext:value-type="float">
            <text:p>3185</text:p>
          </table:table-cell>
          <table:table-cell table:formula="of:=IF([.B2183]=0; [.B218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formula="of:=IF([.A2183]&gt;0;[.B2182]+[.A2183];0)" office:value-type="float" office:value="7852" calcext:value-type="float">
            <text:p>7852</text:p>
          </table:table-cell>
          <table:table-cell table:formula="of:=IF([.B2184]=0; [.B218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formula="of:=IF([.A2184]&gt;0;[.B2183]+[.A2184];0)" office:value-type="float" office:value="16156" calcext:value-type="float">
            <text:p>16156</text:p>
          </table:table-cell>
          <table:table-cell table:formula="of:=IF([.B2185]=0; [.B218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IF([.A2185]&gt;0;[.B2184]+[.A2185];0)" office:value-type="float" office:value="18293" calcext:value-type="float">
            <text:p>18293</text:p>
          </table:table-cell>
          <table:table-cell table:formula="of:=IF([.B2186]=0; [.B218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IF([.A2186]&gt;0;[.B2185]+[.A2186];0)" office:value-type="float" office:value="21296" calcext:value-type="float">
            <text:p>21296</text:p>
          </table:table-cell>
          <table:table-cell table:formula="of:=IF([.B2187]=0; [.B218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formula="of:=IF([.A2187]&gt;0;[.B2186]+[.A2187];0)" office:value-type="float" office:value="26083" calcext:value-type="float">
            <text:p>26083</text:p>
          </table:table-cell>
          <table:table-cell table:formula="of:=IF([.B2188]=0; [.B218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formula="of:=IF([.A2188]&gt;0;[.B2187]+[.A2188];0)" office:value-type="float" office:value="33534" calcext:value-type="float">
            <text:p>33534</text:p>
          </table:table-cell>
          <table:table-cell table:formula="of:=IF([.B2189]=0; [.B218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IF([.A2189]&gt;0;[.B2188]+[.A2189];0)" office:value-type="float" office:value="39571" calcext:value-type="float">
            <text:p>39571</text:p>
          </table:table-cell>
          <table:table-cell table:formula="of:=IF([.B2190]=0; [.B218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IF([.A2190]&gt;0;[.B2189]+[.A2190];0)" office:value-type="float" office:value="45509" calcext:value-type="float">
            <text:p>45509</text:p>
          </table:table-cell>
          <table:table-cell table:formula="of:=IF([.B2191]=0; [.B219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formula="of:=IF([.A2191]&gt;0;[.B2190]+[.A2191];0)" office:value-type="float" office:value="54050" calcext:value-type="float">
            <text:p>54050</text:p>
          </table:table-cell>
          <table:table-cell table:formula="of:=IF([.B2192]=0; [.B2191]; &quot;&quot;)" office:value-type="float" office:value="54050" calcext:value-type="float">
            <text:p>54050</text:p>
          </table:table-cell>
          <table:table-cell table:number-columns-repeated="2"/>
        </table:table-row>
        <table:table-row table:style-name="ro1">
          <table:table-cell/>
          <table:table-cell table:formula="of:=IF([.A2192]&gt;0;[.B2191]+[.A2192];0)" office:value-type="float" office:value="0" calcext:value-type="float">
            <text:p>0</text:p>
          </table:table-cell>
          <table:table-cell table:formula="of:=IF([.B2193]=0; [.B219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634" calcext:value-type="float">
            <text:p>58634</text:p>
          </table:table-cell>
          <table:table-cell table:formula="of:=IF([.A2193]&gt;0;[.B2192]+[.A2193];0)" office:value-type="float" office:value="58634" calcext:value-type="float">
            <text:p>58634</text:p>
          </table:table-cell>
          <table:table-cell table:formula="of:=IF([.B2194]=0; [.B2193]; &quot;&quot;)" office:value-type="float" office:value="58634" calcext:value-type="float">
            <text:p>58634</text:p>
          </table:table-cell>
          <table:table-cell table:number-columns-repeated="2"/>
        </table:table-row>
        <table:table-row table:style-name="ro1">
          <table:table-cell/>
          <table:table-cell table:formula="of:=IF([.A2194]&gt;0;[.B2193]+[.A2194];0)" office:value-type="float" office:value="0" calcext:value-type="float">
            <text:p>0</text:p>
          </table:table-cell>
          <table:table-cell table:formula="of:=IF([.B2195]=0; [.B219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formula="of:=IF([.A2195]&gt;0;[.B2194]+[.A2195];0)" office:value-type="float" office:value="5507" calcext:value-type="float">
            <text:p>5507</text:p>
          </table:table-cell>
          <table:table-cell table:formula="of:=IF([.B2196]=0; [.B219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formula="of:=IF([.A2196]&gt;0;[.B2195]+[.A2196];0)" office:value-type="float" office:value="10854" calcext:value-type="float">
            <text:p>10854</text:p>
          </table:table-cell>
          <table:table-cell table:formula="of:=IF([.B2197]=0; [.B219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formula="of:=IF([.A2197]&gt;0;[.B2196]+[.A2197];0)" office:value-type="float" office:value="18742" calcext:value-type="float">
            <text:p>18742</text:p>
          </table:table-cell>
          <table:table-cell table:formula="of:=IF([.B2198]=0; [.B219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formula="of:=IF([.A2198]&gt;0;[.B2197]+[.A2198];0)" office:value-type="float" office:value="27510" calcext:value-type="float">
            <text:p>27510</text:p>
          </table:table-cell>
          <table:table-cell table:formula="of:=IF([.B2199]=0; [.B219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formula="of:=IF([.A2199]&gt;0;[.B2198]+[.A2199];0)" office:value-type="float" office:value="35669" calcext:value-type="float">
            <text:p>35669</text:p>
          </table:table-cell>
          <table:table-cell table:formula="of:=IF([.B2200]=0; [.B219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formula="of:=IF([.A2200]&gt;0;[.B2199]+[.A2200];0)" office:value-type="float" office:value="39118" calcext:value-type="float">
            <text:p>39118</text:p>
          </table:table-cell>
          <table:table-cell table:formula="of:=IF([.B2201]=0; [.B220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formula="of:=IF([.A2201]&gt;0;[.B2200]+[.A2201];0)" office:value-type="float" office:value="47406" calcext:value-type="float">
            <text:p>47406</text:p>
          </table:table-cell>
          <table:table-cell table:formula="of:=IF([.B2202]=0; [.B220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formula="of:=IF([.A2202]&gt;0;[.B2201]+[.A2202];0)" office:value-type="float" office:value="52652" calcext:value-type="float">
            <text:p>52652</text:p>
          </table:table-cell>
          <table:table-cell table:formula="of:=IF([.B2203]=0; [.B2202]; &quot;&quot;)" office:value-type="float" office:value="52652" calcext:value-type="float">
            <text:p>52652</text:p>
          </table:table-cell>
          <table:table-cell table:number-columns-repeated="2"/>
        </table:table-row>
        <table:table-row table:style-name="ro1">
          <table:table-cell/>
          <table:table-cell table:formula="of:=IF([.A2203]&gt;0;[.B2202]+[.A2203];0)" office:value-type="float" office:value="0" calcext:value-type="float">
            <text:p>0</text:p>
          </table:table-cell>
          <table:table-cell table:formula="of:=IF([.B2204]=0; [.B220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IF([.A2204]&gt;0;[.B2203]+[.A2204];0)" office:value-type="float" office:value="1701" calcext:value-type="float">
            <text:p>1701</text:p>
          </table:table-cell>
          <table:table-cell table:formula="of:=IF([.B2205]=0; [.B220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IF([.A2205]&gt;0;[.B2204]+[.A2205];0)" office:value-type="float" office:value="3383" calcext:value-type="float">
            <text:p>3383</text:p>
          </table:table-cell>
          <table:table-cell table:formula="of:=IF([.B2206]=0; [.B220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formula="of:=IF([.A2206]&gt;0;[.B2205]+[.A2206];0)" office:value-type="float" office:value="7998" calcext:value-type="float">
            <text:p>7998</text:p>
          </table:table-cell>
          <table:table-cell table:formula="of:=IF([.B2207]=0; [.B220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IF([.A2207]&gt;0;[.B2206]+[.A2207];0)" office:value-type="float" office:value="10659" calcext:value-type="float">
            <text:p>10659</text:p>
          </table:table-cell>
          <table:table-cell table:formula="of:=IF([.B2208]=0; [.B220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IF([.A2208]&gt;0;[.B2207]+[.A2208];0)" office:value-type="float" office:value="14249" calcext:value-type="float">
            <text:p>14249</text:p>
          </table:table-cell>
          <table:table-cell table:formula="of:=IF([.B2209]=0; [.B220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formula="of:=IF([.A2209]&gt;0;[.B2208]+[.A2209];0)" office:value-type="float" office:value="23161" calcext:value-type="float">
            <text:p>23161</text:p>
          </table:table-cell>
          <table:table-cell table:formula="of:=IF([.B2210]=0; [.B220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306" calcext:value-type="float">
            <text:p>10306</text:p>
          </table:table-cell>
          <table:table-cell table:formula="of:=IF([.A2210]&gt;0;[.B2209]+[.A2210];0)" office:value-type="float" office:value="33467" calcext:value-type="float">
            <text:p>33467</text:p>
          </table:table-cell>
          <table:table-cell table:formula="of:=IF([.B2211]=0; [.B2210]; &quot;&quot;)" office:value-type="float" office:value="33467" calcext:value-type="float">
            <text:p>33467</text:p>
          </table:table-cell>
          <table:table-cell table:number-columns-repeated="2"/>
        </table:table-row>
        <table:table-row table:style-name="ro1">
          <table:table-cell/>
          <table:table-cell table:formula="of:=IF([.A2211]&gt;0;[.B2210]+[.A2211];0)" office:value-type="float" office:value="0" calcext:value-type="float">
            <text:p>0</text:p>
          </table:table-cell>
          <table:table-cell table:formula="of:=IF([.B2212]=0; [.B221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formula="of:=IF([.A2212]&gt;0;[.B2211]+[.A2212];0)" office:value-type="float" office:value="8832" calcext:value-type="float">
            <text:p>8832</text:p>
          </table:table-cell>
          <table:table-cell table:formula="of:=IF([.B2213]=0; [.B221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IF([.A2213]&gt;0;[.B2212]+[.A2213];0)" office:value-type="float" office:value="11714" calcext:value-type="float">
            <text:p>11714</text:p>
          </table:table-cell>
          <table:table-cell table:formula="of:=IF([.B2214]=0; [.B221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016" calcext:value-type="float">
            <text:p>10016</text:p>
          </table:table-cell>
          <table:table-cell table:formula="of:=IF([.A2214]&gt;0;[.B2213]+[.A2214];0)" office:value-type="float" office:value="21730" calcext:value-type="float">
            <text:p>21730</text:p>
          </table:table-cell>
          <table:table-cell table:formula="of:=IF([.B2215]=0; [.B221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formula="of:=IF([.A2215]&gt;0;[.B2214]+[.A2215];0)" office:value-type="float" office:value="26511" calcext:value-type="float">
            <text:p>26511</text:p>
          </table:table-cell>
          <table:table-cell table:formula="of:=IF([.B2216]=0; [.B221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formula="of:=IF([.A2216]&gt;0;[.B2215]+[.A2216];0)" office:value-type="float" office:value="30412" calcext:value-type="float">
            <text:p>30412</text:p>
          </table:table-cell>
          <table:table-cell table:formula="of:=IF([.B2217]=0; [.B221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formula="of:=IF([.A2217]&gt;0;[.B2216]+[.A2217];0)" office:value-type="float" office:value="35878" calcext:value-type="float">
            <text:p>35878</text:p>
          </table:table-cell>
          <table:table-cell table:formula="of:=IF([.B2218]=0; [.B221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formula="of:=IF([.A2218]&gt;0;[.B2217]+[.A2218];0)" office:value-type="float" office:value="44359" calcext:value-type="float">
            <text:p>44359</text:p>
          </table:table-cell>
          <table:table-cell table:formula="of:=IF([.B2219]=0; [.B2218]; &quot;&quot;)" office:value-type="float" office:value="44359" calcext:value-type="float">
            <text:p>44359</text:p>
          </table:table-cell>
          <table:table-cell table:number-columns-repeated="2"/>
        </table:table-row>
        <table:table-row table:style-name="ro1">
          <table:table-cell/>
          <table:table-cell table:formula="of:=IF([.A2219]&gt;0;[.B2218]+[.A2219];0)" office:value-type="float" office:value="0" calcext:value-type="float">
            <text:p>0</text:p>
          </table:table-cell>
          <table:table-cell table:formula="of:=IF([.B2220]=0; [.B221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formula="of:=IF([.A2220]&gt;0;[.B2219]+[.A2220];0)" office:value-type="float" office:value="6374" calcext:value-type="float">
            <text:p>6374</text:p>
          </table:table-cell>
          <table:table-cell table:formula="of:=IF([.B2221]=0; [.B222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IF([.A2221]&gt;0;[.B2220]+[.A2221];0)" office:value-type="float" office:value="9461" calcext:value-type="float">
            <text:p>9461</text:p>
          </table:table-cell>
          <table:table-cell table:formula="of:=IF([.B2222]=0; [.B2221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IF([.A2222]&gt;0;[.B2221]+[.A2222];0)" office:value-type="float" office:value="16923" calcext:value-type="float">
            <text:p>16923</text:p>
          </table:table-cell>
          <table:table-cell table:formula="of:=IF([.B2223]=0; [.B222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IF([.A2223]&gt;0;[.B2222]+[.A2223];0)" office:value-type="float" office:value="19666" calcext:value-type="float">
            <text:p>19666</text:p>
          </table:table-cell>
          <table:table-cell table:formula="of:=IF([.B2224]=0; [.B222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formula="of:=IF([.A2224]&gt;0;[.B2223]+[.A2224];0)" office:value-type="float" office:value="26713" calcext:value-type="float">
            <text:p>26713</text:p>
          </table:table-cell>
          <table:table-cell table:formula="of:=IF([.B2225]=0; [.B222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IF([.A2225]&gt;0;[.B2224]+[.A2225];0)" office:value-type="float" office:value="34113" calcext:value-type="float">
            <text:p>34113</text:p>
          </table:table-cell>
          <table:table-cell table:formula="of:=IF([.B2226]=0; [.B222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formula="of:=IF([.A2226]&gt;0;[.B2225]+[.A2226];0)" office:value-type="float" office:value="39915" calcext:value-type="float">
            <text:p>39915</text:p>
          </table:table-cell>
          <table:table-cell table:formula="of:=IF([.B2227]=0; [.B222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IF([.A2227]&gt;0;[.B2226]+[.A2227];0)" office:value-type="float" office:value="44446" calcext:value-type="float">
            <text:p>44446</text:p>
          </table:table-cell>
          <table:table-cell table:formula="of:=IF([.B2228]=0; [.B222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IF([.A2228]&gt;0;[.B2227]+[.A2228];0)" office:value-type="float" office:value="49745" calcext:value-type="float">
            <text:p>49745</text:p>
          </table:table-cell>
          <table:table-cell table:formula="of:=IF([.B2229]=0; [.B222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IF([.A2229]&gt;0;[.B2228]+[.A2229];0)" office:value-type="float" office:value="50770" calcext:value-type="float">
            <text:p>50770</text:p>
          </table:table-cell>
          <table:table-cell table:formula="of:=IF([.B2230]=0; [.B2229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[.A2230]&gt;0;[.B2229]+[.A2230];0)" office:value-type="float" office:value="52207" calcext:value-type="float">
            <text:p>52207</text:p>
          </table:table-cell>
          <table:table-cell table:formula="of:=IF([.B2231]=0; [.B2230]; &quot;&quot;)">
            <text:p/>
          </table:table-cell>
          <table:table-cell table:number-columns-repeated="2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formula="of:=IF([.A2231]&gt;0;[.B2230]+[.A2231];0)" office:value-type="float" office:value="57434" calcext:value-type="float">
            <text:p>57434</text:p>
          </table:table-cell>
          <table:table-cell table:formula="of:=IF([.B2232]=0; [.B2231]; &quot;&quot;)" office:value-type="float" office:value="57434" calcext:value-type="float">
            <text:p>57434</text:p>
          </table:table-cell>
          <table:table-cell table:number-columns-repeated="2"/>
        </table:table-row>
        <table:table-row table:style-name="ro1">
          <table:table-cell/>
          <table:table-cell table:formula="of:=IF([.A2232]&gt;0;[.B2231]+[.A2232];0)" office:value-type="float" office:value="0" calcext:value-type="float">
            <text:p>0</text:p>
          </table:table-cell>
          <table:table-cell table:formula="of:=IF([.B2233]=0; [.B2232]; &quot;&quot;)">
            <text:p/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IF([.A2233]&gt;0;[.B2232]+[.A2233];0)" office:value-type="float" office:value="6500" calcext:value-type="float">
            <text:p>6500</text:p>
          </table:table-cell>
          <table:table-cell table:formula="of:=IF([.B2234]=0; [.B2233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IF([.A2234]&gt;0;[.B2233]+[.A2234];0)" office:value-type="float" office:value="8859" calcext:value-type="float">
            <text:p>8859</text:p>
          </table:table-cell>
          <table:table-cell table:formula="of:=IF([.B2235]=0; [.B2234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1048" calcext:value-type="float">
            <text:p>11048</text:p>
          </table:table-cell>
          <table:table-cell table:formula="of:=IF([.A2235]&gt;0;[.B2234]+[.A2235];0)" office:value-type="float" office:value="19907" calcext:value-type="float">
            <text:p>19907</text:p>
          </table:table-cell>
          <table:table-cell table:formula="of:=IF([.B2236]=0; [.B2235]; &quot;&quot;)">
            <text:p/>
          </table:table-cell>
          <table:table-cell table:number-columns-repeated="2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IF([.A2236]&gt;0;[.B2235]+[.A2236];0)" office:value-type="float" office:value="22713" calcext:value-type="float">
            <text:p>22713</text:p>
          </table:table-cell>
          <table:table-cell table:formula="of:=IF([.B2237]=0; [.B2236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formula="of:=IF([.A2237]&gt;0;[.B2236]+[.A2237];0)" office:value-type="float" office:value="32006" calcext:value-type="float">
            <text:p>32006</text:p>
          </table:table-cell>
          <table:table-cell table:formula="of:=IF([.B2238]=0; [.B2237]; &quot;&quot;)">
            <text:p/>
          </table:table-cell>
          <table:table-cell table:number-columns-repeated="2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formula="of:=IF([.A2238]&gt;0;[.B2237]+[.A2238];0)" office:value-type="float" office:value="41686" calcext:value-type="float">
            <text:p>41686</text:p>
          </table:table-cell>
          <table:table-cell table:formula="of:=IF([.B2239]=0; [.B2238]; &quot;&quot;)">
            <text:p/>
          </table:table-cell>
          <table:table-cell table:number-columns-repeated="2"/>
        </table:table-row>
        <table:table-row table:style-name="ro1">
          <table:table-cell office:value-type="float" office:value="10283" calcext:value-type="float">
            <text:p>10283</text:p>
          </table:table-cell>
          <table:table-cell table:formula="of:=IF([.A2239]&gt;0;[.B2238]+[.A2239];0)" office:value-type="float" office:value="51969" calcext:value-type="float">
            <text:p>51969</text:p>
          </table:table-cell>
          <table:table-cell table:formula="of:=IF([.B2240]=0; [.B2239]; &quot;&quot;)" office:value-type="float" office:value="51969" calcext:value-type="float">
            <text:p>5196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D2:Sheet1.D2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1:34:30.411000000</meta:creation-date>
    <dc:date>2022-12-01T11:51:50.156000000</dc:date>
    <meta:editing-duration>PT2M9S</meta:editing-duration>
    <meta:editing-cycles>1</meta:editing-cycles>
    <meta:document-statistic meta:table-count="1" meta:cell-count="6716" meta:object-count="0"/>
    <meta:generator>LibreOffice/7.2.1.2$Windows_X86_64 LibreOffice_project/87b77fad49947c1441b67c559c339af8f3517e22</meta:generator>
  </office:meta>
</office:document-meta>
</file>